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5/settings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56/settings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85/settings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205/settings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496/Configurations2/accelerator/current.xml" manifest:media-type="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2" manifest:media-type="application/vnd.oasis.opendocument.formula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492/Configurations2/accelerator/current.xml" manifest:media-type="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493/Configurations2/accelerator/current.xml" manifest:media-type="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95/content.xml" manifest:media-type="text/xml"/>
  <manifest:file-entry manifest:full-path="Object 495/Configurations2/accelerator/current.xml" manifest:media-type="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491/Configurations2/accelerator/current.xml" manifest:media-type="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304/content.xml" manifest:media-type="text/xml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6/settings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41/content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372/content.xml" manifest:media-type="text/xml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379/content.xml" manifest:media-type="text/xml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381/content.xml" manifest:media-type="text/xml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settings.xml" manifest:media-type="text/xml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meta.xml" manifest:media-type="text/xml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" manifest:version="1.2" manifest:media-type="application/vnd.oasis.opendocument.formula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87/content.xml" manifest:media-type="text/xml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2" manifest:media-type="application/vnd.oasis.opendocument.formula"/>
  <manifest:file-entry manifest:full-path="Object 360/settings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2" manifest:media-type="application/vnd.oasis.opendocument.formula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2" manifest:media-type="application/vnd.oasis.opendocument.formula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51/content.xml" manifest:media-type="text/xml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2" manifest:media-type="application/vnd.oasis.opendocument.formula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2" manifest:media-type="application/vnd.oasis.opendocument.formula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464/content.xml" manifest:media-type="text/xml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466/settings.xml" manifest:media-type="text/xml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468/content.xml" manifest:media-type="text/xml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" manifest:version="1.2" manifest:media-type="application/vnd.oasis.opendocument.formula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2" manifest:media-type="application/vnd.oasis.opendocument.formula"/>
  <manifest:file-entry manifest:full-path="Object 470/settings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2" manifest:media-type="application/vnd.oasis.opendocument.formula"/>
  <manifest:file-entry manifest:full-path="Object 471/settings.xml" manifest:media-type="text/xml"/>
  <manifest:file-entry manifest:full-path="Object 471/Configurations2/accelerator/current.xml" manifest:media-type="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2" manifest:media-type="application/vnd.oasis.opendocument.formula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2" manifest:media-type="application/vnd.oasis.opendocument.formula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2" manifest:media-type="application/vnd.oasis.opendocument.formula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  <manifest:file-entry manifest:full-path="Object 479/content.xml" manifest:media-type="text/xml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2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Configurations2/accelerator/current.xml" manifest:media-type=""/>
  <manifest:file-entry manifest:full-path="Object 481/Configurations2/" manifest:media-type="application/vnd.sun.xml.ui.configuration"/>
  <manifest:file-entry manifest:full-path="Object 481/" manifest:version="1.2" manifest:media-type="application/vnd.oasis.opendocument.formula"/>
  <manifest:file-entry manifest:full-path="Object 482/Configurations2/accelerator/current.xml" manifest:media-type="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483/Configurations2/accelerator/current.xml" manifest:media-type="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2" manifest:media-type="application/vnd.oasis.opendocument.formula"/>
  <manifest:file-entry manifest:full-path="Object 484/Configurations2/accelerator/current.xml" manifest:media-type="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2" manifest:media-type="application/vnd.oasis.opendocument.formula"/>
  <manifest:file-entry manifest:full-path="Object 486/Configurations2/accelerator/current.xml" manifest:media-type="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2" manifest:media-type="application/vnd.oasis.opendocument.formula"/>
  <manifest:file-entry manifest:full-path="Object 485/Configurations2/accelerator/current.xml" manifest:media-type="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2" manifest:media-type="application/vnd.oasis.opendocument.formula"/>
  <manifest:file-entry manifest:full-path="Object 487/content.xml" manifest:media-type="text/xml"/>
  <manifest:file-entry manifest:full-path="Object 487/Configurations2/accelerator/current.xml" manifest:media-type="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" manifest:version="1.2" manifest:media-type="application/vnd.oasis.opendocument.formula"/>
  <manifest:file-entry manifest:full-path="Object 488/Configurations2/accelerator/current.xml" manifest:media-type="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489/Configurations2/accelerator/current.xml" manifest:media-type="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2" manifest:media-type="application/vnd.oasis.opendocument.formula"/>
  <manifest:file-entry manifest:full-path="Object 490/Configurations2/accelerator/current.xml" manifest:media-type="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2" manifest:media-type="application/vnd.oasis.opendocument.formula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layout-cache" manifest:media-type="application/binary"/>
  <manifest:file-entry manifest:full-path="Object 424/content.xml" manifest:media-type="text/xml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" manifest:version="1.2" manifest:media-type="application/vnd.oasis.opendocument.formula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2" manifest:media-type="application/vnd.oasis.opendocument.formula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2" manifest:media-type="application/vnd.oasis.opendocument.formula"/>
  <manifest:file-entry manifest:full-path="Object 430/content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6.9271in" fo:margin-left="-0.0021in" table:align="left"/>
    </style:style>
    <style:style style:name="Table15.A" style:family="table-column">
      <style:table-column-properties style:column-width="1.5625in"/>
    </style:style>
    <style:style style:name="Table15.B" style:family="table-column">
      <style:table-column-properties style:column-width="0.809in"/>
    </style:style>
    <style:style style:name="Table15.C" style:family="table-column">
      <style:table-column-properties style:column-width="0.5694in"/>
    </style:style>
    <style:style style:name="Table15.D" style:family="table-column">
      <style:table-column-properties style:column-width="1.1215in"/>
    </style:style>
    <style:style style:name="Table15.E" style:family="table-column">
      <style:table-column-properties style:column-width="1.3354in"/>
    </style:style>
    <style:style style:name="Table15.F" style:family="table-column">
      <style:table-column-properties style:column-width="1.5292in"/>
    </style:style>
    <style:style style:name="Table1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5.F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5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1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5.F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15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A26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15.B26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15.C26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15.F26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c7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5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a7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0d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9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0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f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77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ea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d6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7f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b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0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cc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56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ad5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e4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fa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6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59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d6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0d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c4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a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7f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e45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ec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2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55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e2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2d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420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1f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83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f9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0d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51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46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c9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14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21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b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37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0a4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e3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7c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10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b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89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d4c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4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1d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38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2c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0b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b8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01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d1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89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ff5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19e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222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eb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27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f7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b7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c5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af6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c20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e1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ff1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049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2f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7d3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c0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c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9a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1b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5a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bdf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dc4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ff1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1e4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554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851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d2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e4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57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d8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38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44b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5bc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b4d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b2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dad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63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f3f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16c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2c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fc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7b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928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a2c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c4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923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469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5d9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69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7d6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88f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957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f4a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4f5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80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1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e3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5e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ac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055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b5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777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293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f4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504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791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c6b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47b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f45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168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23e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36a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4f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7f9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86d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31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d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aec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291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9a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0d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2aa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3c2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8d1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d73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107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6b0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8e1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3bb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568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0d4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a3a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1a2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a0c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af4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d11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e3bf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f09c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044c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4469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98b98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8" style:family="paragraph" style:parent-style-name="Standard">
      <style:paragraph-properties fo:text-align="center" style:justify-single-word="false"/>
      <style:text-properties officeooo:paragraph-rsid="0098b98b"/>
    </style:style>
    <style:style style:name="P19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3d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37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676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a51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168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4f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86d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0d7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8d1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8e1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d30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5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233bb28" officeooo:paragraph-rsid="0233bb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8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9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ac5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b67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c2b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d6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05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a2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92c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1d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f0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5a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638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7" style:family="paragraph" style:parent-style-name="Table_20_Contents">
      <style:paragraph-properties fo:text-align="center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48" style:family="paragraph" style:parent-style-name="Table_20_Contents">
      <style:paragraph-properties fo:text-align="start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49" style:family="paragraph" style:parent-style-name="Table_20_Contents">
      <style:paragraph-properties fo:text-align="start" style:justify-single-word="false"/>
      <style:text-properties style:font-name="Times New Roman" fo:font-size="12pt" officeooo:paragraph-rsid="00aaf40f" style:font-name-asian="Courier New" style:font-size-asian="10.5pt" style:font-name-complex="Courier New" style:font-size-complex="10.5pt"/>
    </style:style>
    <style:style style:name="P2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3bb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74a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568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d6e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e53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60662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61f4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65b41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83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5b41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6f3b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745e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ce6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e941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316b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49e9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5953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6b0c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7e9a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7ae6d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0342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2134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290e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7bde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a4da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af2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c093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d6f9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03d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177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1efc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855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9123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d33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de4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e4b2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9f4cd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acab3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030a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2fe7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4ee0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9491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a3d8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bd9a1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2d45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3001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b999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d69f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daf1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e7cb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cf338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d348e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d7836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7754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a1b0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a397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eb80e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1907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2fd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6e9a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786c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fb0cd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0af19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0cbf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323203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65b41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280342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83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ca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7f9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dba5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e38c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e6f3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f786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fb0c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fca3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42c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533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af1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cbf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0eb8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1009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1113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31cbc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d032d" style:font-name-asian="Courier New" style:font-name-complex="Courier New"/>
    </style:style>
    <style:style style:name="T3" style:family="text">
      <style:text-properties style:font-name="Times New Roman" officeooo:rsid="001355b3" style:font-name-asian="Courier New" style:font-name-complex="Courier New"/>
    </style:style>
    <style:style style:name="T4" style:family="text">
      <style:text-properties style:font-name="Times New Roman" officeooo:rsid="003072da" style:font-name-asian="Courier New" style:font-name-complex="Courier New"/>
    </style:style>
    <style:style style:name="T5" style:family="text">
      <style:text-properties style:font-name="Times New Roman" officeooo:rsid="00461fed" style:font-name-asian="Courier New" style:font-name-complex="Courier New"/>
    </style:style>
    <style:style style:name="T6" style:family="text">
      <style:text-properties style:font-name="Times New Roman" officeooo:rsid="004eb6f1" style:font-name-asian="Courier New" style:font-name-complex="Courier New"/>
    </style:style>
    <style:style style:name="T7" style:family="text">
      <style:text-properties style:font-name="Times New Roman" officeooo:rsid="0055e697" style:font-name-asian="Courier New" style:font-name-complex="Courier New"/>
    </style:style>
    <style:style style:name="T8" style:family="text">
      <style:text-properties style:font-name="Times New Roman" officeooo:rsid="0057c3b0" style:font-name-asian="Courier New" style:font-name-complex="Courier New"/>
    </style:style>
    <style:style style:name="T9" style:family="text">
      <style:text-properties style:font-name="Times New Roman" officeooo:rsid="00581084" style:font-name-asian="Courier New" style:font-name-complex="Courier New"/>
    </style:style>
    <style:style style:name="T10" style:family="text">
      <style:text-properties style:font-name="Times New Roman" officeooo:rsid="00624520" style:font-name-asian="Courier New" style:font-name-complex="Courier New"/>
    </style:style>
    <style:style style:name="T11" style:family="text">
      <style:text-properties style:font-name="Times New Roman" officeooo:rsid="00672c70" style:font-name-asian="Courier New" style:font-name-complex="Courier New"/>
    </style:style>
    <style:style style:name="T12" style:family="text">
      <style:text-properties style:font-name="Times New Roman" officeooo:rsid="00690b83" style:font-name-asian="Courier New" style:font-name-complex="Courier New"/>
    </style:style>
    <style:style style:name="T13" style:family="text">
      <style:text-properties style:font-name="Times New Roman" officeooo:rsid="006ab8b6" style:font-name-asian="Courier New" style:font-name-complex="Courier New"/>
    </style:style>
    <style:style style:name="T14" style:family="text">
      <style:text-properties style:font-name="Times New Roman" officeooo:rsid="003bee55" style:font-name-asian="Courier New" style:font-name-complex="Courier New"/>
    </style:style>
    <style:style style:name="T15" style:family="text">
      <style:text-properties style:font-name="Times New Roman" officeooo:rsid="00e399e2" style:font-name-asian="Courier New" style:font-name-complex="Courier New"/>
    </style:style>
    <style:style style:name="T16" style:family="text">
      <style:text-properties style:font-name="Times New Roman" officeooo:rsid="002e468a" style:font-name-asian="Courier New" style:font-name-complex="Courier New"/>
    </style:style>
    <style:style style:name="T17" style:family="text">
      <style:text-properties style:font-name="Times New Roman" officeooo:rsid="01bc3e45" style:font-name-asian="Courier New" style:font-name-complex="Courier New"/>
    </style:style>
    <style:style style:name="T18" style:family="text">
      <style:text-properties style:font-name="Times New Roman" officeooo:rsid="00ccb22f" style:font-name-asian="Courier New" style:font-name-complex="Courier New"/>
    </style:style>
    <style:style style:name="T19" style:family="text">
      <style:text-properties style:font-name="Times New Roman" officeooo:rsid="00cdad59" style:font-name-asian="Courier New" style:font-name-complex="Courier New"/>
    </style:style>
    <style:style style:name="T20" style:family="text">
      <style:text-properties style:font-name="Times New Roman" officeooo:rsid="00cf3f68" style:font-name-asian="Courier New" style:font-name-complex="Courier New"/>
    </style:style>
    <style:style style:name="T21" style:family="text">
      <style:text-properties style:font-name="Times New Roman" officeooo:rsid="00d16c19" style:font-name-asian="Courier New" style:font-name-complex="Courier New"/>
    </style:style>
    <style:style style:name="T22" style:family="text">
      <style:text-properties style:font-name="Times New Roman" officeooo:rsid="00dcf03c" style:font-name-asian="Courier New" style:font-name-complex="Courier New"/>
    </style:style>
    <style:style style:name="T23" style:family="text">
      <style:text-properties style:font-name="Times New Roman" officeooo:rsid="00deca90" style:font-name-asian="Courier New" style:font-name-complex="Courier New"/>
    </style:style>
    <style:style style:name="T24" style:family="text">
      <style:text-properties style:font-name="Times New Roman" officeooo:rsid="00e0b559" style:font-name-asian="Courier New" style:font-name-complex="Courier New"/>
    </style:style>
    <style:style style:name="T25" style:family="text">
      <style:text-properties style:font-name="Times New Roman" officeooo:rsid="00e676cc" style:font-name-asian="Courier New" style:font-name-complex="Courier New"/>
    </style:style>
    <style:style style:name="T26" style:family="text">
      <style:text-properties style:font-name="Times New Roman" officeooo:rsid="00ed60fb" style:font-name-asian="Courier New" style:font-name-complex="Courier New"/>
    </style:style>
    <style:style style:name="T27" style:family="text">
      <style:text-properties style:font-name="Times New Roman" officeooo:rsid="01f03c6b" style:font-name-asian="Courier New" style:font-name-complex="Courier New"/>
    </style:style>
    <style:style style:name="T28" style:family="text">
      <style:text-properties style:font-name="Times New Roman" officeooo:rsid="01f29386" style:font-name-asian="Courier New" style:font-name-complex="Courier New"/>
    </style:style>
    <style:style style:name="T29" style:family="text">
      <style:text-properties style:font-name="Times New Roman" officeooo:rsid="01f79154" style:font-name-asian="Courier New" style:font-name-complex="Courier New"/>
    </style:style>
    <style:style style:name="T30" style:family="text">
      <style:text-properties style:font-name="Times New Roman" officeooo:rsid="01fa3363" style:font-name-asian="Courier New" style:font-name-complex="Courier New"/>
    </style:style>
    <style:style style:name="T31" style:family="text">
      <style:text-properties style:font-name="Times New Roman" officeooo:rsid="01fc6b9d" style:font-name-asian="Courier New" style:font-name-complex="Courier New"/>
    </style:style>
    <style:style style:name="T32" style:family="text">
      <style:text-properties style:font-name="Times New Roman" officeooo:rsid="02016871" style:font-name-asian="Courier New" style:font-name-complex="Courier New"/>
    </style:style>
    <style:style style:name="T33" style:family="text">
      <style:text-properties style:font-name="Times New Roman" officeooo:rsid="0233bb28" style:font-name-asian="Courier New" style:font-name-complex="Courier New"/>
    </style:style>
    <style:style style:name="T34" style:family="text">
      <style:text-properties style:font-name="Times New Roman" officeooo:rsid="023568dd" style:font-name-asian="Courier New" style:font-name-complex="Courier New"/>
    </style:style>
    <style:style style:name="T35" style:family="text">
      <style:text-properties style:font-name="Times New Roman" officeooo:rsid="0240d465" style:font-name-asian="Courier New" style:font-name-complex="Courier New"/>
    </style:style>
    <style:style style:name="T36" style:family="text">
      <style:text-properties style:font-name="Times New Roman" officeooo:rsid="024a3a66" style:font-name-asian="Courier New" style:font-name-complex="Courier New"/>
    </style:style>
    <style:style style:name="T37" style:family="text">
      <style:text-properties style:font-name="Times New Roman" officeooo:rsid="0251a2a3" style:font-name-asian="Courier New" style:font-name-complex="Courier New"/>
    </style:style>
    <style:style style:name="T38" style:family="text">
      <style:text-properties style:font-name="Times New Roman" officeooo:rsid="02574a3b" style:font-name-asian="Courier New" style:font-name-complex="Courier New"/>
    </style:style>
    <style:style style:name="T39" style:family="text">
      <style:text-properties style:font-name="Times New Roman" officeooo:rsid="025e5346" style:font-name-asian="Courier New" style:font-name-complex="Courier New"/>
    </style:style>
    <style:style style:name="T40" style:family="text">
      <style:text-properties style:font-name="Times New Roman" officeooo:rsid="0260662e" style:font-name-asian="Courier New" style:font-name-complex="Courier New"/>
    </style:style>
    <style:style style:name="T41" style:family="text">
      <style:text-properties style:font-name="Times New Roman" officeooo:rsid="0261f403" style:font-name-asian="Courier New" style:font-name-complex="Courier New"/>
    </style:style>
    <style:style style:name="T42" style:family="text">
      <style:text-properties style:font-name="Times New Roman" officeooo:rsid="0265b41f" style:font-name-asian="Courier New" style:font-name-complex="Courier New"/>
    </style:style>
    <style:style style:name="T43" style:family="text">
      <style:text-properties style:font-name="Times New Roman" officeooo:rsid="027316b5" style:font-name-asian="Courier New" style:font-name-complex="Courier New"/>
    </style:style>
    <style:style style:name="T44" style:family="text">
      <style:text-properties style:font-name="Times New Roman" officeooo:rsid="02759530" style:font-name-asian="Courier New" style:font-name-complex="Courier New"/>
    </style:style>
    <style:style style:name="T45" style:family="text">
      <style:text-properties style:font-name="Times New Roman" officeooo:rsid="02821345" style:font-name-asian="Courier New" style:font-name-complex="Courier New"/>
    </style:style>
    <style:style style:name="T46" style:family="text">
      <style:text-properties style:font-name="Times New Roman" officeooo:rsid="028290ed" style:font-name-asian="Courier New" style:font-name-complex="Courier New"/>
    </style:style>
    <style:style style:name="T47" style:family="text">
      <style:text-properties style:font-name="Times New Roman" officeooo:rsid="028a4da2" style:font-name-asian="Courier New" style:font-name-complex="Courier New"/>
    </style:style>
    <style:style style:name="T48" style:family="text">
      <style:text-properties style:font-name="Times New Roman" officeooo:rsid="028af2ea" style:font-name-asian="Courier New" style:font-name-complex="Courier New"/>
    </style:style>
    <style:style style:name="T49" style:family="text">
      <style:text-properties style:font-name="Times New Roman" officeooo:rsid="028c093b" style:font-name-asian="Courier New" style:font-name-complex="Courier New"/>
    </style:style>
    <style:style style:name="T50" style:family="text">
      <style:text-properties style:font-name="Times New Roman" officeooo:rsid="028d6f9e" style:font-name-asian="Courier New" style:font-name-complex="Courier New"/>
    </style:style>
    <style:style style:name="T51" style:family="text">
      <style:text-properties style:font-name="Times New Roman" officeooo:rsid="02917736" style:font-name-asian="Courier New" style:font-name-complex="Courier New"/>
    </style:style>
    <style:style style:name="T52" style:family="text">
      <style:text-properties style:font-name="Times New Roman" officeooo:rsid="02985508" style:font-name-asian="Courier New" style:font-name-complex="Courier New"/>
    </style:style>
    <style:style style:name="T53" style:family="text">
      <style:text-properties style:font-name="Times New Roman" officeooo:rsid="02991238" style:font-name-asian="Courier New" style:font-name-complex="Courier New"/>
    </style:style>
    <style:style style:name="T54" style:family="text">
      <style:text-properties style:font-name="Times New Roman" officeooo:rsid="029ae6c3" style:font-name-asian="Courier New" style:font-name-complex="Courier New"/>
    </style:style>
    <style:style style:name="T55" style:family="text">
      <style:text-properties style:font-name="Times New Roman" officeooo:rsid="029b1e9c" style:font-name-asian="Courier New" style:font-name-complex="Courier New"/>
    </style:style>
    <style:style style:name="T56" style:family="text">
      <style:text-properties style:font-name="Times New Roman" officeooo:rsid="029e4b23" style:font-name-asian="Courier New" style:font-name-complex="Courier New"/>
    </style:style>
    <style:style style:name="T57" style:family="text">
      <style:text-properties style:font-name="Times New Roman" officeooo:rsid="02acab3e" style:font-name-asian="Courier New" style:font-name-complex="Courier New"/>
    </style:style>
    <style:style style:name="T58" style:family="text">
      <style:text-properties style:font-name="Times New Roman" officeooo:rsid="02b030ac" style:font-name-asian="Courier New" style:font-name-complex="Courier New"/>
    </style:style>
    <style:style style:name="T59" style:family="text">
      <style:text-properties style:font-name="Times New Roman" officeooo:rsid="02b2fe77" style:font-name-asian="Courier New" style:font-name-complex="Courier New"/>
    </style:style>
    <style:style style:name="T60" style:family="text">
      <style:text-properties style:font-name="Times New Roman" officeooo:rsid="02b4ee06" style:font-name-asian="Courier New" style:font-name-complex="Courier New"/>
    </style:style>
    <style:style style:name="T61" style:family="text">
      <style:text-properties style:font-name="Times New Roman" officeooo:rsid="02b5d659" style:font-name-asian="Courier New" style:font-name-complex="Courier New"/>
    </style:style>
    <style:style style:name="T62" style:family="text">
      <style:text-properties style:font-name="Times New Roman" officeooo:rsid="02e7754d" style:font-name-asian="Courier New" style:font-name-complex="Courier New"/>
    </style:style>
    <style:style style:name="T63" style:family="text">
      <style:text-properties style:font-name="Times New Roman" officeooo:rsid="02f786c3" style:font-name-asian="Courier New" style:font-name-complex="Courier New"/>
    </style:style>
    <style:style style:name="T64" style:family="text">
      <style:text-properties style:font-name="Times New Roman" officeooo:rsid="02ff48a3" style:font-name-asian="Courier New" style:font-name-complex="Courier New"/>
    </style:style>
    <style:style style:name="T65" style:family="text">
      <style:text-properties style:font-name="Times New Roman" officeooo:rsid="03256928" style:font-name-asian="Courier New" style:font-name-complex="Courier New"/>
    </style:style>
    <style:style style:name="T66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67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68" style:family="text">
      <style:text-properties style:font-name="Times New Roman" fo:font-size="10pt" officeooo:rsid="0097de03" style:font-name-asian="Courier New" style:font-size-asian="10pt" style:font-name-complex="Courier New" style:font-size-complex="10pt"/>
    </style:style>
    <style:style style:name="T69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70" style:family="text">
      <style:text-properties style:font-name="Times New Roman" fo:font-size="10pt" officeooo:rsid="010f5ea6" style:font-name-asian="Courier New" style:font-size-asian="10pt" style:font-name-complex="Courier New" style:font-size-complex="10pt"/>
    </style:style>
    <style:style style:name="T71" style:family="text">
      <style:text-properties style:font-name="Times New Roman" fo:font-size="10pt" officeooo:rsid="0115b5e5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119449f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11ae527" style:font-name-asian="Courier New" style:font-size-asian="10pt" style:font-name-complex="Courier New" style:font-size-complex="10pt"/>
    </style:style>
    <style:style style:name="T74" style:family="text">
      <style:text-properties style:font-name="Times New Roman" fo:font-size="10pt" officeooo:rsid="011c3e29" style:font-name-asian="Courier New" style:font-size-asian="10pt" style:font-name-complex="Courier New" style:font-size-complex="10pt"/>
    </style:style>
    <style:style style:name="T75" style:family="text">
      <style:text-properties style:font-name="Times New Roman" fo:font-size="10pt" officeooo:rsid="0144691e" style:font-name-asian="Courier New" style:font-size-asian="10pt" style:font-name-complex="Courier New" style:font-size-complex="10pt"/>
    </style:style>
    <style:style style:name="T76" style:family="text">
      <style:text-properties style:font-name="Times New Roman" fo:font-size="10pt" officeooo:rsid="0008348a" style:font-name-asian="Courier New" style:font-size-asian="10pt" style:font-name-complex="Courier New" style:font-size-complex="10pt"/>
    </style:style>
    <style:style style:name="T77" style:family="text">
      <style:text-properties style:font-name="Times New Roman" fo:font-size="10pt" officeooo:rsid="02b2fe77" style:font-name-asian="Courier New" style:font-size-asian="10pt" style:font-name-complex="Courier New" style:font-size-complex="10pt"/>
    </style:style>
    <style:style style:name="T78" style:family="text">
      <style:text-properties style:font-name="Times New Roman" fo:font-size="10pt" officeooo:rsid="0265b41f" style:font-name-asian="Courier New" style:font-size-asian="10pt" style:font-name-complex="Courier New" style:font-size-complex="10pt"/>
    </style:style>
    <style:style style:name="T79" style:family="text">
      <style:text-properties style:font-name="Times New Roman" fo:font-size="10pt" officeooo:rsid="02759530" style:font-name-asian="Courier New" style:font-size-asian="10pt" style:font-name-complex="Courier New" style:font-size-complex="10pt"/>
    </style:style>
    <style:style style:name="T80" style:family="text">
      <style:text-properties style:font-name="Times New Roman" fo:font-size="10pt" officeooo:rsid="02821345" style:font-name-asian="Courier New" style:font-size-asian="10pt" style:font-name-complex="Courier New" style:font-size-complex="10pt"/>
    </style:style>
    <style:style style:name="T81" style:family="text">
      <style:text-properties style:font-name="Times New Roman" fo:font-size="10pt" officeooo:rsid="028290ed" style:font-name-asian="Courier New" style:font-size-asian="10pt" style:font-name-complex="Courier New" style:font-size-complex="10pt"/>
    </style:style>
    <style:style style:name="T82" style:family="text">
      <style:text-properties style:font-name="Times New Roman" fo:font-size="10pt" officeooo:rsid="0287bde1" style:font-name-asian="Courier New" style:font-size-asian="10pt" style:font-name-complex="Courier New" style:font-size-complex="10pt"/>
    </style:style>
    <style:style style:name="T83" style:family="text">
      <style:text-properties style:font-name="Times New Roman" fo:font-size="10pt" officeooo:rsid="028a4da2" style:font-name-asian="Courier New" style:font-size-asian="10pt" style:font-name-complex="Courier New" style:font-size-complex="10pt"/>
    </style:style>
    <style:style style:name="T84" style:family="text">
      <style:text-properties style:font-name="Times New Roman" fo:font-size="10pt" officeooo:rsid="028af2ea" style:font-name-asian="Courier New" style:font-size-asian="10pt" style:font-name-complex="Courier New" style:font-size-complex="10pt"/>
    </style:style>
    <style:style style:name="T85" style:family="text">
      <style:text-properties style:font-name="Times New Roman" fo:font-size="10pt" officeooo:rsid="028d6f9e" style:font-name-asian="Courier New" style:font-size-asian="10pt" style:font-name-complex="Courier New" style:font-size-complex="10pt"/>
    </style:style>
    <style:style style:name="T86" style:family="text">
      <style:text-properties style:font-name="Times New Roman" fo:font-size="10pt" officeooo:rsid="02917736" style:font-name-asian="Courier New" style:font-size-asian="10pt" style:font-name-complex="Courier New" style:font-size-complex="10pt"/>
    </style:style>
    <style:style style:name="T87" style:family="text">
      <style:text-properties style:font-name="Times New Roman" fo:font-size="10pt" officeooo:rsid="02985508" style:font-name-asian="Courier New" style:font-size-asian="10pt" style:font-name-complex="Courier New" style:font-size-complex="10pt"/>
    </style:style>
    <style:style style:name="T88" style:family="text">
      <style:text-properties style:font-name="Times New Roman" fo:font-size="10pt" officeooo:rsid="029ae6c3" style:font-name-asian="Courier New" style:font-size-asian="10pt" style:font-name-complex="Courier New" style:font-size-complex="10pt"/>
    </style:style>
    <style:style style:name="T89" style:family="text">
      <style:text-properties style:font-name="Times New Roman" fo:font-size="10pt" officeooo:rsid="029b1e9c" style:font-name-asian="Courier New" style:font-size-asian="10pt" style:font-name-complex="Courier New" style:font-size-complex="10pt"/>
    </style:style>
    <style:style style:name="T90" style:family="text">
      <style:text-properties style:font-name="Times New Roman" fo:font-size="10pt" officeooo:rsid="02acab3e" style:font-name-asian="Courier New" style:font-size-asian="10pt" style:font-name-complex="Courier New" style:font-size-complex="10pt"/>
    </style:style>
    <style:style style:name="T91" style:family="text">
      <style:text-properties style:font-name="Times New Roman" fo:font-size="10pt" officeooo:rsid="02b030ac" style:font-name-asian="Courier New" style:font-size-asian="10pt" style:font-name-complex="Courier New" style:font-size-complex="10pt"/>
    </style:style>
    <style:style style:name="T92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93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94" style:family="text">
      <style:text-properties style:font-name="Times New Roman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95" style:family="text">
      <style:text-properties style:font-name="Times New Roman" fo:font-size="10pt" fo:font-style="italic" officeooo:rsid="005a182b" style:font-name-asian="Courier New" style:font-size-asian="10pt" style:font-style-asian="italic" style:font-name-complex="Courier New" style:font-size-complex="10pt" style:font-style-complex="italic"/>
    </style:style>
    <style:style style:name="T96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T97" style:family="text">
      <style:text-properties style:font-name="Times New Roman" fo:font-size="10pt" officeooo:rsid="02b4ee06" fo:background-color="#ffffff" loext:char-shading-value="0" style:font-name-asian="Courier New" style:font-size-asian="10pt" style:font-name-complex="Courier New" style:font-size-complex="10pt"/>
    </style:style>
    <style:style style:name="T98" style:family="text">
      <style:text-properties style:font-name="Times New Roman" fo:font-size="10pt" officeooo:rsid="02ba3d8e" fo:background-color="#ffffff" loext:char-shading-value="0" style:font-name-asian="Courier New" style:font-size-asian="10pt" style:font-name-complex="Courier New" style:font-size-complex="10pt"/>
    </style:style>
    <style:style style:name="T99" style:family="text">
      <style:text-properties style:font-name="Times New Roman" fo:font-size="10pt" officeooo:rsid="02d78366" fo:background-color="#ffffff" loext:char-shading-value="0" style:font-name-asian="Courier New" style:font-size-asian="10pt" style:font-name-complex="Courier New" style:font-size-complex="10pt"/>
    </style:style>
    <style:style style:name="T100" style:family="text">
      <style:text-properties style:font-name="Times New Roman" fo:font-size="10pt" officeooo:rsid="003bee55" fo:background-color="#ffffff" loext:char-shading-value="0" style:font-name-asian="Courier New" style:font-size-asian="10pt" style:font-name-complex="Courier New" style:font-size-complex="10pt"/>
    </style:style>
    <style:style style:name="T101" style:family="text">
      <style:text-properties style:font-name="Times New Roman" fo:font-size="10pt" officeooo:rsid="02d7ca53" fo:background-color="#ffffff" loext:char-shading-value="0" style:font-name-asian="Courier New" style:font-size-asian="10pt" style:font-name-complex="Courier New" style:font-size-complex="10pt"/>
    </style:style>
    <style:style style:name="T102" style:family="text">
      <style:text-properties style:font-name="Times New Roman" fo:font-size="10pt" officeooo:rsid="02d7f94d" fo:background-color="#ffffff" loext:char-shading-value="0" style:font-name-asian="Courier New" style:font-size-asian="10pt" style:font-name-complex="Courier New" style:font-size-complex="10pt"/>
    </style:style>
    <style:style style:name="T103" style:family="text">
      <style:text-properties style:font-name="Times New Roman" fo:font-size="10pt" officeooo:rsid="0008348a" fo:background-color="#ffffff" loext:char-shading-value="0" style:font-name-asian="Courier New" style:font-size-asian="10pt" style:font-name-complex="Courier New" style:font-size-complex="10pt"/>
    </style:style>
    <style:style style:name="T104" style:family="text">
      <style:text-properties style:font-name="Times New Roman" fo:font-size="10pt" officeooo:rsid="02cd69f8" fo:background-color="#ffffff" loext:char-shading-value="0" style:font-name-asian="Courier New" style:font-size-asian="10pt" style:font-name-complex="Courier New" style:font-size-complex="10pt"/>
    </style:style>
    <style:style style:name="T105" style:family="text">
      <style:text-properties style:font-name="Times New Roman" fo:font-size="10pt" officeooo:rsid="02cdaf1e" fo:background-color="#ffffff" loext:char-shading-value="0" style:font-name-asian="Courier New" style:font-size-asian="10pt" style:font-name-complex="Courier New" style:font-size-complex="10pt"/>
    </style:style>
    <style:style style:name="T106" style:family="text">
      <style:text-properties style:font-name="Times New Roman" fo:font-size="10pt" officeooo:rsid="02ce7cbf" fo:background-color="#ffffff" loext:char-shading-value="0" style:font-name-asian="Courier New" style:font-size-asian="10pt" style:font-name-complex="Courier New" style:font-size-complex="10pt"/>
    </style:style>
    <style:style style:name="T107" style:family="text">
      <style:text-properties style:font-name="Times New Roman" fo:font-size="10pt" officeooo:rsid="02d348e9" fo:background-color="#ffffff" loext:char-shading-value="0" style:font-name-asian="Courier New" style:font-size-asian="10pt" style:font-name-complex="Courier New" style:font-size-complex="10pt"/>
    </style:style>
    <style:style style:name="T108" style:family="text">
      <style:text-properties style:font-name="Times New Roman" fo:font-size="10pt" officeooo:rsid="02dba51c" fo:background-color="#ffffff" loext:char-shading-value="0" style:font-name-asian="Courier New" style:font-size-asian="10pt" style:font-name-complex="Courier New" style:font-size-complex="10pt"/>
    </style:style>
    <style:style style:name="T109" style:family="text">
      <style:text-properties style:font-name="Times New Roman" fo:font-size="10pt" officeooo:rsid="02e2058f" fo:background-color="#ffffff" loext:char-shading-value="0" style:font-name-asian="Courier New" style:font-size-asian="10pt" style:font-name-complex="Courier New" style:font-size-complex="10pt"/>
    </style:style>
    <style:style style:name="T110" style:family="text">
      <style:text-properties style:font-name="Times New Roman" fo:font-size="10pt" officeooo:rsid="02e38c35" fo:background-color="#ffffff" loext:char-shading-value="0" style:font-name-asian="Courier New" style:font-size-asian="10pt" style:font-name-complex="Courier New" style:font-size-complex="10pt"/>
    </style:style>
    <style:style style:name="T111" style:family="text">
      <style:text-properties style:font-name="Times New Roman" fo:font-size="10pt" officeooo:rsid="02e6f3d6" fo:background-color="#ffffff" loext:char-shading-value="0" style:font-name-asian="Courier New" style:font-size-asian="10pt" style:font-name-complex="Courier New" style:font-size-complex="10pt"/>
    </style:style>
    <style:style style:name="T112" style:family="text">
      <style:text-properties style:font-name="Times New Roman" fo:font-size="10pt" officeooo:rsid="02f786c3" fo:background-color="#ffffff" loext:char-shading-value="0" style:font-name-asian="Courier New" style:font-size-asian="10pt" style:font-name-complex="Courier New" style:font-size-complex="10pt"/>
    </style:style>
    <style:style style:name="T113" style:family="text">
      <style:text-properties style:font-name="Times New Roman" fo:font-size="10pt" officeooo:rsid="02eb80e1" fo:background-color="#ffffff" loext:char-shading-value="0" style:font-name-asian="Courier New" style:font-size-asian="10pt" style:font-name-complex="Courier New" style:font-size-complex="10pt"/>
    </style:style>
    <style:style style:name="T114" style:family="text">
      <style:text-properties style:font-name="Times New Roman" fo:font-size="10pt" officeooo:rsid="02f19073" fo:background-color="#ffffff" loext:char-shading-value="0" style:font-name-asian="Courier New" style:font-size-asian="10pt" style:font-name-complex="Courier New" style:font-size-complex="10pt"/>
    </style:style>
    <style:style style:name="T115" style:family="text">
      <style:text-properties style:font-name="Times New Roman" fo:font-size="10pt" officeooo:rsid="02bd9a1e" fo:background-color="#ffffff" loext:char-shading-value="0" style:font-name-asian="Courier New" style:font-size-asian="10pt" style:font-name-complex="Courier New" style:font-size-complex="10pt"/>
    </style:style>
    <style:style style:name="T116" style:family="text">
      <style:text-properties style:font-name="Times New Roman" fo:font-size="10pt" officeooo:rsid="02f2fde8" fo:background-color="#ffffff" loext:char-shading-value="0" style:font-name-asian="Courier New" style:font-size-asian="10pt" style:font-name-complex="Courier New" style:font-size-complex="10pt"/>
    </style:style>
    <style:style style:name="T117" style:family="text">
      <style:text-properties style:font-name="Times New Roman" fo:font-size="10pt" officeooo:rsid="02fb0cdd" fo:background-color="#ffffff" loext:char-shading-value="0" style:font-name-asian="Courier New" style:font-size-asian="10pt" style:font-name-complex="Courier New" style:font-size-complex="10pt"/>
    </style:style>
    <style:style style:name="T118" style:family="text">
      <style:text-properties style:font-name="Times New Roman" fo:font-size="10pt" officeooo:rsid="03042cf5" fo:background-color="#ffffff" loext:char-shading-value="0" style:font-name-asian="Courier New" style:font-size-asian="10pt" style:font-name-complex="Courier New" style:font-size-complex="10pt"/>
    </style:style>
    <style:style style:name="T119" style:family="text">
      <style:text-properties style:font-name="Times New Roman" fo:font-size="10pt" officeooo:rsid="030af193" fo:background-color="#ffffff" loext:char-shading-value="0" style:font-name-asian="Courier New" style:font-size-asian="10pt" style:font-name-complex="Courier New" style:font-size-complex="10pt"/>
    </style:style>
    <style:style style:name="T120" style:family="text">
      <style:text-properties style:font-name="Times New Roman" fo:font-size="10pt" officeooo:rsid="030cbf28" fo:background-color="#ffffff" loext:char-shading-value="0" style:font-name-asian="Courier New" style:font-size-asian="10pt" style:font-name-complex="Courier New" style:font-size-complex="10pt"/>
    </style:style>
    <style:style style:name="T121" style:family="text">
      <style:text-properties style:font-name="Times New Roman" fo:font-size="10pt" officeooo:rsid="031009e5" fo:background-color="#ffffff" loext:char-shading-value="0" style:font-name-asian="Courier New" style:font-size-asian="10pt" style:font-name-complex="Courier New" style:font-size-complex="10pt"/>
    </style:style>
    <style:style style:name="T122" style:family="text">
      <style:text-properties style:font-name="Times New Roman" fo:font-size="10pt" officeooo:rsid="031113fd" fo:background-color="#ffffff" loext:char-shading-value="0" style:font-name-asian="Courier New" style:font-size-asian="10pt" style:font-name-complex="Courier New" style:font-size-complex="10pt"/>
    </style:style>
    <style:style style:name="T123" style:family="text">
      <style:text-properties style:font-name="Times New Roman" fo:font-size="10pt" officeooo:rsid="031cbc07" fo:background-color="#ffffff" loext:char-shading-value="0" style:font-name-asian="Courier New" style:font-size-asian="10pt" style:font-name-complex="Courier New" style:font-size-complex="10pt"/>
    </style:style>
    <style:style style:name="T124" style:family="text">
      <style:text-properties style:font-name="Times New Roman" fo:font-style="normal" style:font-name-asian="Courier New" style:font-style-asian="normal" style:font-name-complex="Courier New" style:font-style-complex="normal"/>
    </style:style>
    <style:style style:name="T125" style:family="text">
      <style:text-properties style:font-name="Times New Roman" fo:font-style="italic" officeooo:rsid="02917736" style:font-name-asian="Courier New" style:font-style-asian="italic" style:font-name-complex="Courier New" style:font-style-complex="italic"/>
    </style:style>
    <style:style style:name="T126" style:family="text">
      <style:text-properties style:font-name="Times New Roman" fo:font-style="italic" officeooo:rsid="03256928" style:font-name-asian="Courier New" style:font-style-asian="italic" style:font-name-complex="Courier New" style:font-style-complex="italic"/>
    </style:style>
    <style:style style:name="T127" style:family="text">
      <style:text-properties style:font-name="Times New Roman" fo:background-color="#ffffff" loext:char-shading-value="0" style:font-name-asian="Courier New" style:font-name-complex="Courier New"/>
    </style:style>
    <style:style style:name="T128" style:family="text">
      <style:text-properties style:font-name="Times New Roman" officeooo:rsid="02b4ee06" fo:background-color="#ffffff" loext:char-shading-value="0" style:font-name-asian="Courier New" style:font-name-complex="Courier New"/>
    </style:style>
    <style:style style:name="T129" style:family="text">
      <style:text-properties style:font-name="Times New Roman" officeooo:rsid="02b94912" fo:background-color="#ffffff" loext:char-shading-value="0" style:font-name-asian="Courier New" style:font-name-complex="Courier New"/>
    </style:style>
    <style:style style:name="T130" style:family="text">
      <style:text-properties style:font-name="Times New Roman" officeooo:rsid="02ba3d8e" fo:background-color="#ffffff" loext:char-shading-value="0" style:font-name-asian="Courier New" style:font-name-complex="Courier New"/>
    </style:style>
    <style:style style:name="T131" style:family="text">
      <style:text-properties style:font-name="Times New Roman" officeooo:rsid="003bee55" fo:background-color="#ffffff" loext:char-shading-value="0" style:font-name-asian="Courier New" style:font-name-complex="Courier New"/>
    </style:style>
    <style:style style:name="T132" style:family="text">
      <style:text-properties style:font-name="Times New Roman" officeooo:rsid="02ba42ed" fo:background-color="#ffffff" loext:char-shading-value="0" style:font-name-asian="Courier New" style:font-name-complex="Courier New"/>
    </style:style>
    <style:style style:name="T133" style:family="text">
      <style:text-properties style:font-name="Times New Roman" officeooo:rsid="02cd69f8" fo:background-color="#ffffff" loext:char-shading-value="0" style:font-name-asian="Courier New" style:font-name-complex="Courier New"/>
    </style:style>
    <style:style style:name="T134" style:family="text">
      <style:text-properties style:font-name="Times New Roman" officeooo:rsid="02cdaf1e" fo:background-color="#ffffff" loext:char-shading-value="0" style:font-name-asian="Courier New" style:font-name-complex="Courier New"/>
    </style:style>
    <style:style style:name="T135" style:family="text">
      <style:text-properties style:font-name="Times New Roman" officeooo:rsid="02ce7cbf" fo:background-color="#ffffff" loext:char-shading-value="0" style:font-name-asian="Courier New" style:font-name-complex="Courier New"/>
    </style:style>
    <style:style style:name="T136" style:family="text">
      <style:text-properties style:font-name="Times New Roman" officeooo:rsid="02cf3386" fo:background-color="#ffffff" loext:char-shading-value="0" style:font-name-asian="Courier New" style:font-name-complex="Courier New"/>
    </style:style>
    <style:style style:name="T137" style:family="text">
      <style:text-properties style:font-name="Times New Roman" officeooo:rsid="02d348e9" fo:background-color="#ffffff" loext:char-shading-value="0" style:font-name-asian="Courier New" style:font-name-complex="Courier New"/>
    </style:style>
    <style:style style:name="T138" style:family="text">
      <style:text-properties style:font-name="Times New Roman" officeooo:rsid="02d78366" fo:background-color="#ffffff" loext:char-shading-value="0" style:font-name-asian="Courier New" style:font-name-complex="Courier New"/>
    </style:style>
    <style:style style:name="T139" style:family="text">
      <style:text-properties style:font-name="Times New Roman" officeooo:rsid="02eb80e1" fo:background-color="#ffffff" loext:char-shading-value="0" style:font-name-asian="Courier New" style:font-name-complex="Courier New"/>
    </style:style>
    <style:style style:name="T140" style:family="text">
      <style:text-properties style:font-name="Times New Roman" officeooo:rsid="02f19073" fo:background-color="#ffffff" loext:char-shading-value="0" style:font-name-asian="Courier New" style:font-name-complex="Courier New"/>
    </style:style>
    <style:style style:name="T141" style:family="text">
      <style:text-properties style:font-name="Times New Roman" officeooo:rsid="02f2fde8" fo:background-color="#ffffff" loext:char-shading-value="0" style:font-name-asian="Courier New" style:font-name-complex="Courier New"/>
    </style:style>
    <style:style style:name="T142" style:family="text">
      <style:text-properties style:font-name="Times New Roman" officeooo:rsid="02f786c3" fo:background-color="#ffffff" loext:char-shading-value="0" style:font-name-asian="Courier New" style:font-name-complex="Courier New"/>
    </style:style>
    <style:style style:name="T143" style:family="text">
      <style:text-properties style:font-name="Times New Roman" officeooo:rsid="02fb0cdd" fo:background-color="#ffffff" loext:char-shading-value="0" style:font-name-asian="Courier New" style:font-name-complex="Courier New"/>
    </style:style>
    <style:style style:name="T144" style:family="text">
      <style:text-properties style:font-name="Times New Roman" officeooo:rsid="030af193" fo:background-color="#ffffff" loext:char-shading-value="0" style:font-name-asian="Courier New" style:font-name-complex="Courier New"/>
    </style:style>
    <style:style style:name="T145" style:family="text">
      <style:text-properties style:font-name="Times New Roman" officeooo:rsid="030cbf28" fo:background-color="#ffffff" loext:char-shading-value="0" style:font-name-asian="Courier New" style:font-name-complex="Courier New"/>
    </style:style>
    <style:style style:name="T146" style:family="text">
      <style:text-properties style:font-name="Times New Roman" officeooo:rsid="030eb897" fo:background-color="#ffffff" loext:char-shading-value="0" style:font-name-asian="Courier New" style:font-name-complex="Courier New"/>
    </style:style>
    <style:style style:name="T147" style:family="text">
      <style:text-properties style:font-name="Times New Roman" officeooo:rsid="031cbc07" fo:background-color="#ffffff" loext:char-shading-value="0" style:font-name-asian="Courier New" style:font-name-complex="Courier New"/>
    </style:style>
    <style:style style:name="T148" style:family="text">
      <style:text-properties style:font-name="Courier New" fo:font-size="10pt" officeooo:rsid="00ba0c26" style:font-name-asian="Courier New" style:font-size-asian="10pt" style:font-name-complex="Courier New" style:font-size-complex="10pt"/>
    </style:style>
    <style:style style:name="T149" style:family="text">
      <style:text-properties fo:font-size="10pt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MathematicaFormatStandardForm"><text:span text:style-name="T1"><draw:frame draw:style-name="fr1" draw:name="Object119" text:anchor-type="as-char" svg:y="-0.2339in" svg:width="1.6445in" svg:height="0.3752in" draw:z-index="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1" text:anchor-type="as-char" svg:y="-0.2339in" svg:width="2.1291in" svg:height="0.389in" draw:z-index="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122" text:anchor-type="as-char" svg:y="-0.2339in" svg:width="1.6437in" svg:height="0.3752in" draw:z-index="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2" text:anchor-type="as-char" svg:y="-0.2339in" svg:width="2.0681in" svg:height="0.389in" draw:z-index="8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20" text:anchor-type="as-char" svg:y="-0.2339in" svg:width="2.0862in" svg:height="0.5327in" draw:z-index="9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1"><text:span text:style-name="MathematicaFormatStandardForm"><text:span text:style-name="T1"><draw:frame draw:style-name="fr1" draw:name="Object136" text:anchor-type="as-char" svg:y="-0.3972in" svg:width="2.4181in" svg:height="0.6957in" draw:z-index="10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39" text:anchor-type="as-char" svg:y="-0.2339in" svg:width="1.9827in" svg:height="0.5327in" draw:z-index="11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21" text:anchor-type="as-char" svg:y="-0.2339in" svg:width="1.8898in" svg:height="0.5327in" draw:z-index="12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40" text:anchor-type="as-char" svg:y="-0.3972in" svg:width="2.1035in" svg:height="0.6957in" draw:z-index="14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71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137" text:anchor-type="as-char" svg:y="-0.3972in" svg:width="2.0535in" svg:height="0.6957in" draw:z-index="15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170"/>
      <text:p text:style-name="P73"><text:span text:style-name="MathematicaFormatStandardForm"><text:span text:style-name="T1"><draw:frame draw:style-name="fr1" draw:name="Object123" text:anchor-type="as-char" svg:y="-0.2339in" svg:width="3.1181in" svg:height="0.5327in" draw:z-index="1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83"><text:span text:style-name="MathematicaFormatStandardForm"><text:span text:style-name="T1"><draw:frame draw:style-name="fr1" draw:name="Object138" text:anchor-type="as-char" svg:y="-0.3972in" svg:width="3.2839in" svg:height="0.6957in" draw:z-index="17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17"><text:span text:style-name="MathematicaFormatStandardForm"><text:span text:style-name="T1"><draw:frame draw:style-name="fr1" draw:name="Object143" text:anchor-type="as-char" svg:y="-0.1437in" svg:width="0.9138in" svg:height="0.3102in" draw:z-index="18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1" draw:name="Object144" text:anchor-type="as-char" svg:y="-0.1555in" svg:width="1.5437in" svg:height="0.2937in" draw:z-index="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//…?</text:span></text:span></text:p>
      <text:p text:style-name="P86"><text:span text:style-name="MathematicaFormatStandardForm"><text:span text:style-name="T1"/></text:span></text:p>
      <text:p text:style-name="P151"><text:span text:style-name="MathematicaFormatStandardForm"><text:span text:style-name="T1"><draw:frame draw:style-name="fr1" draw:name="Object145" text:anchor-type="as-char" svg:y="-0.1555in" svg:width="1.8583in" svg:height="0.2937in" draw:z-index="2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51"><text:span text:style-name="MathematicaFormatStandardForm"><text:span text:style-name="T1"/></text:span></text:p>
      <text:p text:style-name="P152"><text:span text:style-name="MathematicaFormatStandardForm"><text:span text:style-name="T1"><draw:frame draw:style-name="fr1" draw:name="Object47" text:anchor-type="as-char" svg:y="-0.2043in" svg:width="1.1091in" svg:height="0.3425in" draw:z-index="2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52"><text:span text:style-name="MathematicaFormatStandardForm"><text:span text:style-name="T1"/></text:span></text:p>
      <text:p text:style-name="P152"><text:span text:style-name="MathematicaFormatStandardForm"><text:span text:style-name="T1"><draw:frame draw:style-name="fr1" draw:name="Object292" text:anchor-type="as-char" svg:y="-0.2043in" svg:width="1.4236in" svg:height="0.3425in" draw:z-index="33"><draw:object xlink:href="./Object 294" xlink:type="simple" xlink:show="embed" xlink:actuate="onLoad"/><draw:image xlink:href="./ObjectReplacements/Object 294" xlink:type="simple" xlink:show="embed" xlink:actuate="onLoad"/><svg:desc>formula</svg:desc></draw:frame></text:span></text:span></text:p>
      <text:p text:style-name="P209"><text:span text:style-name="MathematicaFormatStandardForm"><text:span text:style-name="T1"><draw:frame draw:style-name="fr1" draw:name="Object2" text:anchor-type="as-char" svg:y="-0.2228in" svg:width="1.1917in" svg:height="0.348in" draw:z-index="3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0" text:anchor-type="as-char" svg:y="-0.228in" svg:width="1.2661in" svg:height="0.352in" draw:z-index="4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4"><text:span text:style-name="MathematicaFormatStandardForm"><text:span text:style-name="T1"><draw:frame draw:style-name="fr1" draw:name="Object70" text:anchor-type="as-char" svg:y="-0.2339in" svg:width="1.0917in" svg:height="0.3752in" draw:z-index="5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5"><text:span text:style-name="MathematicaFormatStandardForm"><text:span text:style-name="T1"><draw:frame draw:style-name="fr1" draw:name="Object71" text:anchor-type="as-char" svg:y="-0.2339in" svg:width="1.6457in" svg:height="0.3752in" draw:z-index="6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64" text:anchor-type="as-char" svg:y="-0.2339in" svg:width="2.7283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1555in" svg:width="1.6602in" svg:height="0.2063in" draw:z-index="61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043in" svg:width="1.2335in" svg:height="0.32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1555in" svg:width="1.1075in" svg:height="0.2063in" draw:z-index="6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1555in" svg:width="2.9547in" svg:height="0.29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2" text:anchor-type="as-char" svg:y="-0.1555in" svg:width="3.0535in" svg:height="0.2957in" draw:z-index="6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6" text:anchor-type="as-char" svg:y="-0.1555in" svg:width="2.7693in" svg:height="0.2957in" draw:z-index="7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1555in" svg:width="2.4835in" svg:height="0.2957in" draw:z-index="7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2"/></text:span></text:p>
      <text:p text:style-name="P199"><text:span text:style-name="MathematicaFormatStandardForm"><text:span text:style-name="T1"><draw:frame draw:style-name="fr1" draw:name="Object7" text:anchor-type="as-char" svg:y="-0.228in" svg:width="2.4492in" svg:height="0.360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3382in" svg:width="3.7957in" svg:height="0.4783in" draw:z-index="7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…. </text:span></text:span><text:span text:style-name="MathematicaFormatStandardForm"><text:span text:style-name="T3">MEH.</text:span></text:span></text:p>
      <text:p text:style-name="P4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8" text:anchor-type="as-char" svg:y="-0.228in" svg:width="1.1016in" svg:height="0.35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08"><text:span text:style-name="MathematicaFormatStandardForm"><text:span text:style-name="T1"><draw:frame draw:style-name="fr1" draw:name="Object14" text:anchor-type="as-char" svg:y="-0.2228in" svg:width="2.3417in" svg:height="0.3827in" draw:z-index="7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135" text:anchor-type="as-char" svg:y="-0.2043in" svg:width="2.3563in" svg:height="0.3583in" draw:z-index="80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5" text:anchor-type="as-char" svg:y="-0.1244in" svg:width="0.8957in" svg:height="0.2791in" draw:z-index="8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6" text:anchor-type="as-char" svg:y="-0.1244in" svg:width="0.9575in" svg:height="0.2791in" draw:z-index="8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7" text:anchor-type="as-char" svg:y="-0.1244in" svg:width="0.7811in" svg:height="0.2465in" draw:z-index="8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8" text:anchor-type="as-char" svg:y="-0.1244in" svg:width="0.9429in" svg:height="0.2465in" draw:z-index="8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19" text:anchor-type="as-char" svg:y="-0.1244in" svg:width="0.7764in" svg:height="0.1752in" draw:z-index="9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3" text:anchor-type="as-char" svg:y="-0.2252in" svg:width="1.1098in" svg:height="0.349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20" text:anchor-type="as-char" svg:y="-0.2228in" svg:width="1.2465in" svg:height="0.36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1" text:anchor-type="as-char" svg:y="-0.1437in" svg:width="1.9575in" svg:height="0.2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2" text:anchor-type="as-char" svg:y="-0.1437in" svg:width="1.8161in" svg:height="0.2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...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3" text:anchor-type="as-char" svg:y="-0.1437in" svg:width="2.4272in" svg:height="0.2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5" text:anchor-type="as-char" svg:y="-0.1437in" svg:width="2.5638in" svg:height="0.2839in" draw:z-index="9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6" text:anchor-type="as-char" svg:y="-0.1437in" svg:width="2.6929in" svg:height="0.2839in" draw:z-index="9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4" text:anchor-type="as-char" svg:y="-0.1437in" svg:width="2.1319in" svg:height="0.2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200"><text:span text:style-name="MathematicaFormatStandardForm"><text:span text:style-name="T1"><draw:frame draw:style-name="fr1" draw:name="Object27" text:anchor-type="as-char" svg:y="-0.2339in" svg:width="1.4929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28" text:anchor-type="as-char" svg:y="-0.1437in" svg:width="1.4173in" svg:height="0.197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7" text:anchor-type="as-char" svg:y="-0.2339in" svg:width="1.2063in" svg:height="0.3752in" draw:z-index="9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4" text:anchor-type="as-char" svg:y="-0.1437in" svg:width="1.8839in" svg:height="0.1972in" draw:z-index="10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29" text:anchor-type="as-char" svg:y="-0.2366in" svg:width="1.1102in" svg:height="0.37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30" text:anchor-type="as-char" svg:y="-0.1437in" svg:width="1.6634in" svg:height="0.2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31" text:anchor-type="as-char" svg:y="-0.2366in" svg:width="1.2264in" svg:height="0.37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32" text:anchor-type="as-char" svg:y="-0.1437in" svg:width="1.0866in" svg:height="0.2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201"><text:span text:style-name="MathematicaFormatStandardForm"><text:span text:style-name="T1"><draw:frame draw:style-name="fr1" draw:name="Object33" text:anchor-type="as-char" svg:y="-0.1244in" svg:width="1.3244in" svg:height="0.1591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5" text:anchor-type="as-char" svg:y="-0.2083in" svg:width="0.9189in" svg:height="0.337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6" text:anchor-type="as-char" svg:y="-0.2043in" svg:width="1.2472in" svg:height="0.3283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8" text:anchor-type="as-char" svg:y="-0.2043in" svg:width="0.8783in" svg:height="0.34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4">NOW EXPRESS</text:span></text:span><text:span text:style-name="MathematicaFormatStandardForm"><text:span text:style-name="T1"><draw:frame draw:style-name="fr1" draw:name="Object39" text:anchor-type="as-char" svg:y="-0.1437in" svg:width="0.3638in" svg:height="0.194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4">IN TERMS OF</text:span></text:span><text:span text:style-name="MathematicaFormatStandardForm"><text:span text:style-name="T1"><draw:frame draw:style-name="fr1" draw:name="Object40" text:anchor-type="as-char" svg:y="-0.1437in" svg:width="0.3339in" svg:height="0.194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">WITH THIS!!!</text:span></text:span></text:p>
      <text:p text:style-name="P23"><text:span text:style-name="MathematicaFormatStandardForm"><text:span text:style-name="T1"/></text:span></text:p>
      <text:p text:style-name="P149"><text:span text:style-name="MathematicaFormatStandardForm"><text:span text:style-name="T1"><draw:frame draw:style-name="fr1" draw:name="Object41" text:anchor-type="as-char" svg:y="-0.2437in" svg:width="0.802in" svg:height="0.4417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9">vs </text:span></text:span><text:span text:style-name="MathematicaFormatStandardForm"><text:span text:style-name="T1"><draw:frame draw:style-name="fr1" draw:name="Object290" text:anchor-type="as-char" svg:y="-0.2228in" svg:width="0.9744in" svg:height="0.5217in" draw:z-index="101"><draw:object xlink:href="./Object 292" xlink:type="simple" xlink:show="embed" xlink:actuate="onLoad"/><draw:image xlink:href="./ObjectReplacements/Object 292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149"><text:span text:style-name="MathematicaFormatStandardForm"><text:span text:style-name="T1"><draw:frame draw:style-name="fr1" draw:name="Object50" text:anchor-type="as-char" svg:y="-0.2437in" svg:width="0.8035in" svg:height="0.4417in" draw:z-index="102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9">vs </text:span></text:span><text:span text:style-name="MathematicaFormatStandardForm"><text:span text:style-name="T1"><draw:frame draw:style-name="fr1" draw:name="Object291" text:anchor-type="as-char" svg:y="-0.2228in" svg:width="0.9752in" svg:height="0.5217in" draw:z-index="113"><draw:object xlink:href="./Object 293" xlink:type="simple" xlink:show="embed" xlink:actuate="onLoad"/><draw:image xlink:href="./ObjectReplacements/Object 293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75"><text:span text:style-name="MathematicaFormatStandardForm"><text:span text:style-name="T1"><draw:frame draw:style-name="fr1" draw:name="Object116" text:anchor-type="as-char" svg:y="-0.2228in" svg:width="1.322in" svg:height="0.3634in" draw:z-index="114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24" text:anchor-type="as-char" svg:y="-0.2228in" svg:width="2.6252in" svg:height="0.3827in" draw:z-index="115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MathematicaFormatStandardForm"><text:span text:style-name="T30">(a different syntax experiment)</text:span></text:span></text:p>
      <text:p text:style-name="P23"><text:span text:style-name="MathematicaFormatStandardForm"><text:span text:style-name="T1"/></text:span></text:p>
      <text:p text:style-name="P24"><text:span text:style-name="MathematicaFormatStandardForm"><text:span text:style-name="T1"><draw:frame draw:style-name="fr1" draw:name="Object42" text:anchor-type="as-char" svg:y="-0.1437in" svg:width="0.9138in" svg:height="0.310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3" text:anchor-type="as-char" svg:y="-0.1437in" svg:width="2.5689in" svg:height="0.2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4" text:anchor-type="as-char" svg:y="-0.1437in" svg:width="2.6571in" svg:height="0.283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5" text:anchor-type="as-char" svg:y="-0.1437in" svg:width="1.7701in" svg:height="0.2839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6" text:anchor-type="as-char" svg:y="-0.1437in" svg:width="1.7693in" svg:height="0.2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8" text:anchor-type="as-char" svg:y="-0.1425in" svg:width="1.2091in" svg:height="0.3083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9" text:anchor-type="as-char" svg:y="-0.1425in" svg:width="1.2102in" svg:height="0.3083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68" text:anchor-type="as-char" svg:y="-0.1244in" svg:width="1.5299in" svg:height="0.1752in" draw:z-index="11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1" text:anchor-type="as-char" svg:y="-0.1244in" svg:width="1.4626in" svg:height="0.2791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2" text:anchor-type="as-char" svg:y="-0.1244in" svg:width="1.4638in" svg:height="0.2791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9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3" text:anchor-type="as-char" svg:y="-0.1425in" svg:width="2.0236in" svg:height="0.3083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53"><text:soft-page-break/><text:span text:style-name="MathematicaFormatStandardForm"><text:span text:style-name="T1"><draw:frame draw:style-name="fr1" draw:name="Object85" text:anchor-type="as-char" svg:y="-0.1425in" svg:width="1.7654in" svg:height="0.3083in" draw:z-index="117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81" text:anchor-type="as-char" svg:y="-0.1425in" svg:width="2.1827in" svg:height="0.3083in" draw:z-index="118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6">OR<text:tab/></text:span></text:span><text:span text:style-name="MathematicaFormatStandardForm"><text:span text:style-name="T1"><draw:frame draw:style-name="fr1" draw:name="Object82" text:anchor-type="as-char" svg:y="-0.35in" svg:width="1.9035in" svg:height="0.6063in" draw:z-index="11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51"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83" text:anchor-type="as-char" svg:y="-0.1425in" svg:width="1.9945in" svg:height="0.3083in" draw:z-index="120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84" text:anchor-type="as-char" svg:y="-0.1425in" svg:width="1.8638in" svg:height="0.3083in" draw:z-index="12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4" text:anchor-type="as-char" svg:y="-0.1244in" svg:width="1.3744in" svg:height="0.2791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55" text:anchor-type="as-char" svg:y="-0.1244in" svg:width="1.9098in" svg:height="0.2791in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61" text:anchor-type="as-char" svg:y="-0.1244in" svg:width="1.3772in" svg:height="0.2791in" draw:z-index="12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56" text:anchor-type="as-char" svg:y="-0.1437in" svg:width="1.6429in" svg:height="0.2839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8" text:anchor-type="as-char" svg:y="-0.1453in" svg:width="2.152in" svg:height="0.2862in" draw:z-index="56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8"><text:span text:style-name="MathematicaFormatStandardForm"><text:span text:style-name="T1"><draw:frame draw:style-name="fr1" draw:name="Object62" text:anchor-type="as-char" svg:y="-0.1437in" svg:width="1.6429in" svg:height="0.2839in" draw:z-index="12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9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7" text:anchor-type="as-char" svg:y="-0.1437in" svg:width="1.5043in" svg:height="0.3102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60" text:anchor-type="as-char" svg:y="-0.1555in" svg:width="1.3138in" svg:height="0.2937in" draw:z-index="127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31">(um)</text:span></text:span></text:p>
      <text:p text:style-name="P34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59" text:anchor-type="as-char" svg:y="-0.1437in" svg:width="2.9728in" svg:height="0.2839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7"><text:span text:style-name="MathematicaFormatStandardForm"><text:span text:style-name="T1"/></text:span></text:p>
      <text:p text:style-name="P39"><text:span text:style-name="MathematicaFormatStandardForm"><text:span text:style-name="T1"><draw:frame draw:style-name="fr1" draw:name="Object63" text:anchor-type="as-char" svg:y="-0.1437in" svg:width="2.0071in" svg:height="0.2839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39"><text:span text:style-name="MathematicaFormatStandardForm"><text:span text:style-name="T1"/></text:span></text:p>
      <text:p text:style-name="P150"><text:span text:style-name="MathematicaFormatStandardForm"><text:span text:style-name="T1"><draw:frame draw:style-name="fr1" draw:name="Object64" text:anchor-type="as-char" svg:y="-0.1437in" svg:width="1.8209in" svg:height="0.2839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39"><text:span text:style-name="MathematicaFormatStandardForm"><text:span text:style-name="T1"/></text:span></text:p>
      <text:p text:style-name="P40"><text:span text:style-name="MathematicaFormatStandardForm"><text:span text:style-name="T5">(is this fine for m as a non-integer?)</text:span></text:span></text:p>
      <text:p text:style-name="P40"><text:span text:style-name="MathematicaFormatStandardForm"><text:span text:style-name="T5"/></text:span></text:p>
      <text:p text:style-name="P40"><text:span text:style-name="MathematicaFormatStandardForm"><text:span text:style-name="T5">...</text:span></text:span></text:p>
      <text:p text:style-name="P202"><text:span text:style-name="MathematicaFormatStandardForm"><text:span text:style-name="T1"><draw:frame draw:style-name="fr1" draw:name="Object65" text:anchor-type="as-char" svg:y="-0.1437in" svg:width="1.9701in" svg:height="0.2839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41"><text:span text:style-name="MathematicaFormatStandardForm"><text:span text:style-name="T1"><draw:frame draw:style-name="fr1" draw:name="Object66" text:anchor-type="as-char" svg:y="-0.3382in" svg:width="1.9453in" svg:height="0.4783in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1"><text:span text:style-name="MathematicaFormatStandardForm"><text:span text:style-name="T1"/></text:span></text:p>
      <text:p text:style-name="P90"><text:span text:style-name="MathematicaFormatStandardForm"><text:span text:style-name="T1"><draw:frame draw:style-name="fr1" draw:name="Object67" text:anchor-type="as-char" svg:y="-0.3382in" svg:width="2.3437in" svg:height="0.4783in" draw:z-index="66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2" text:anchor-type="as-char" svg:y="-0.2228in" svg:width="0.8453in" svg:height="0.348in" draw:z-index="134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51" text:anchor-type="as-char" svg:y="-0.228in" svg:width="0.9634in" svg:height="0.352in" draw:z-index="135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0" text:anchor-type="as-char" svg:y="-0.3382in" svg:width="2.2311in" svg:height="0.4783in" draw:z-index="136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53" text:anchor-type="as-char" svg:y="-0.3382in" svg:width="2.2311in" svg:height="0.4783in" draw:z-index="137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154" text:anchor-type="as-char" svg:y="-0.3382in" svg:width="4.6701in" svg:height="0.4783in" draw:z-index="138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MathematicaFormatStandardForm"><text:span text:style-name="T1">…?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7" text:anchor-type="as-char" svg:y="-0.3382in" svg:width="2.1984in" svg:height="0.4783in" draw:z-index="139"><draw:object xlink:href="./Object 289" xlink:type="simple" xlink:show="embed" xlink:actuate="onLoad"/><draw:image xlink:href="./ObjectReplacements/Object 289" xlink:type="simple" xlink:show="embed" xlink:actuate="onLoad"/><svg:desc>formula</svg:desc></draw:frame>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8" text:anchor-type="as-char" svg:y="-0.3382in" svg:width="1.5508in" svg:height="0.4783in" draw:z-index="140"><draw:object xlink:href="./Object 290" xlink:type="simple" xlink:show="embed" xlink:actuate="onLoad"/><draw:image xlink:href="./ObjectReplacements/Object 290" xlink:type="simple" xlink:show="embed" xlink:actuate="onLoad"/><svg:desc>formula</svg:desc></draw:frame></text:span></text:span></text:p>
      <text:p text:style-name="P148"><text:span text:style-name="MathematicaFormatStandardForm"><text:span text:style-name="T1"/></text:span></text:p>
      <text:p text:style-name="P148"><text:span text:style-name="MathematicaFormatStandardForm"><text:span text:style-name="T1"><draw:frame draw:style-name="fr1" draw:name="Object289" text:anchor-type="as-char" svg:y="-0.3382in" svg:width="1.8165in" svg:height="0.4783in" draw:z-index="141"><draw:object xlink:href="./Object 291" xlink:type="simple" xlink:show="embed" xlink:actuate="onLoad"/><draw:image xlink:href="./ObjectReplacements/Object 291" xlink:type="simple" xlink:show="embed" xlink:actuate="onLoad"/><svg:desc>formula</svg:desc></draw:frame></text:span></text:span></text:p>
      <text:p text:style-name="P203"><text:span text:style-name="MathematicaFormatStandardForm"><text:span text:style-name="T1"><draw:frame draw:style-name="fr1" draw:name="Object69" text:anchor-type="as-char" svg:y="-0.1244in" svg:width="1.1244in" svg:height="0.1752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3"><text:span text:style-name="MathematicaFormatStandardForm"><text:span text:style-name="T1"/></text:span></text:p>
      <text:p text:style-name="P43"><text:span text:style-name="MathematicaFormatStandardForm"><text:span text:style-name="T1">…</text:span></text:span></text:p>
      <text:p text:style-name="P43"><text:span text:style-name="MathematicaFormatStandardForm"><text:span text:style-name="T1"/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73" text:anchor-type="as-char" svg:y="-0.3382in" svg:width="1.6591in" svg:height="0.4783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6"><text:span text:style-name="MathematicaFormatStandardForm"><text:span text:style-name="T1"/></text:span></text:p>
      <text:p text:style-name="P47"><text:span text:style-name="MathematicaFormatStandardForm"><text:span text:style-name="T1">…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2" text:anchor-type="as-char" svg:y="-0.2339in" svg:width="1.0307in" svg:height="0.3752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4" text:anchor-type="as-char" svg:y="-0.2339in" svg:width="1.2535in" svg:height="0.3752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9" text:anchor-type="as-char" svg:y="-0.3382in" svg:width="1.8063in" svg:height="0.4783in" draw:z-index="142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75" text:anchor-type="as-char" svg:y="-0.3382in" svg:width="1.6063in" svg:height="0.4783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8" text:anchor-type="as-char" svg:y="-0.3382in" svg:width="1.7173in" svg:height="0.4783in" draw:z-index="143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80" text:anchor-type="as-char" svg:y="-0.3382in" svg:width="1.861in" svg:height="0.4783in" draw:z-index="144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7" text:anchor-type="as-char" svg:y="-0.3382in" svg:width="1.8591in" svg:height="0.4783in" draw:z-index="75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6" text:anchor-type="as-char" svg:y="-0.3382in" svg:width="1.8484in" svg:height="0.4783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204"><text:span text:style-name="MathematicaFormatStandardForm"><text:span text:style-name="T1"><draw:frame draw:style-name="fr1" draw:name="Object86" text:anchor-type="as-char" svg:y="-0.2339in" svg:width="1.6791in" svg:height="0.3752in" draw:z-index="85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2" text:anchor-type="as-char" svg:y="-0.2339in" svg:width="1.852in" svg:height="0.389in" draw:z-index="145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87" text:anchor-type="as-char" svg:y="-0.1437in" svg:width="1.3425in" svg:height="0.2819in" draw:z-index="8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4"><text:span text:style-name="MathematicaFormatStandardForm"><text:span text:style-name="T1"><draw:frame draw:style-name="fr1" draw:name="Object88" text:anchor-type="as-char" svg:y="-0.1437in" svg:width="1.1925in" svg:height="0.2819in" draw:z-index="8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54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89" text:anchor-type="as-char" svg:y="-0.2043in" svg:width="1.9909in" svg:height="0.3283in" draw:z-index="8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0" text:anchor-type="as-char" svg:y="-0.2043in" svg:width="2.398in" svg:height="0.3283in" draw:z-index="89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91" text:anchor-type="as-char" svg:y="-0.2043in" svg:width="2.8256in" svg:height="0.3283in" draw:z-index="90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205"><text:span text:style-name="MathematicaFormatStandardForm"><text:span text:style-name="T7">Investigate relationship between additive and multiplicative identities. <text:s/>For example,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1"><draw:frame draw:style-name="fr1" draw:name="Object93" text:anchor-type="as-char" svg:y="-0.2339in" svg:width="1.6791in" svg:height="0.3752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7">vs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1"><draw:frame draw:style-name="fr1" draw:name="Object94" text:anchor-type="as-char" svg:y="-0.2339in" svg:width="1.8201in" svg:height="0.3752in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56"><text:span text:style-name="MathematicaFormatStandardForm"><text:span text:style-name="T7"/></text:span></text:p>
      <text:p text:style-name="P56"><text:span text:style-name="MathematicaFormatStandardForm"><text:span text:style-name="T7">ALSO. <text:s/>Is there an additive equivalence to the s parameter in </text:span></text:span><text:span text:style-name="MathematicaFormatStandardForm"><text:span text:style-name="T1"><draw:frame draw:style-name="fr1" draw:name="Object95" text:anchor-type="as-char" svg:y="-0.1244in" svg:width="0.3354in" svg:height="0.1591in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7">Probably a multiplication by s instead, </text:span></text:span><text:span text:style-name="MathematicaFormatStandardForm"><text:span text:style-name="T8">with s=-1 disappearing the way s=0 does in the multiplicative case</text:span></text:span><text:span text:style-name="MathematicaFormatStandardForm"><text:span text:style-name="T7">? <text:s/></text:span></text:span><text:span text:style-name="MathematicaFormatStandardForm"><text:span text:style-name="T8">And with s=0 being a weird nullity the way s=1 is in the multiplicative case?<text:line-break/><text:line-break/></text:span></text:span><text:span text:style-name="MathematicaFormatStandardForm"><text:span text:style-name="T9">YEP</text:span></text:span></text:p>
      <text:p text:style-name="P56"><text:span text:style-name="MathematicaFormatStandardForm"><text:span text:style-name="T9"/></text:span></text:p>
      <text:p text:style-name="P61"><text:span text:style-name="MathematicaFormatStandardForm"><text:span text:style-name="T1">...</text:span></text:span></text:p>
      <text:p text:style-name="P56"><text:span text:style-name="MathematicaFormatStandardForm"><text:span text:style-name="T9"/></text:span></text:p>
      <text:p text:style-name="P59"><text:span text:style-name="MathematicaFormatStandardForm"><text:span text:style-name="T1"><draw:frame draw:style-name="fr1" draw:name="Object102" text:anchor-type="as-char" svg:y="-0.228in" svg:width="1.5417in" svg:height="0.352in" draw:z-index="146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3" text:anchor-type="as-char" svg:y="-0.1244in" svg:width="0.9354in" svg:height="0.1752in" draw:z-index="147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0" text:anchor-type="as-char" svg:y="-0.2228in" svg:width="0.989in" svg:height="0.348in" draw:z-index="148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59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101" text:anchor-type="as-char" svg:y="-0.2339in" svg:width="1.7189in" svg:height="0.3752in" draw:z-index="149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...</text:span></text:span></text:p>
      <text:p text:style-name="P57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97" text:anchor-type="as-char" svg:y="-0.1244in" svg:width="0.9256in" svg:height="0.1752in" draw:z-index="150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98" text:anchor-type="as-char" svg:y="-0.1244in" svg:width="0.9035in" svg:height="0.1752in" draw:z-index="151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1"><draw:frame draw:style-name="fr1" draw:name="Object96" text:anchor-type="as-char" svg:y="-0.228in" svg:width="1.5417in" svg:height="0.352in" draw:z-index="95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99" text:anchor-type="as-char" svg:y="-0.1437in" svg:width="3.0209in" svg:height="0.1945in" draw:z-index="96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5"><text:span text:style-name="MathematicaFormatStandardForm"><text:span text:style-name="T11">Lerch transcendental here.</text:span></text:span></text:p>
      <text:p text:style-name="P206"><text:span text:style-name="MathematicaFormatStandardForm"><text:span text:style-name="T1"><draw:frame draw:style-name="fr1" draw:name="Object113" text:anchor-type="as-char" svg:y="-0.2339in" svg:width="1.7839in" svg:height="0.3752in" draw:z-index="10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...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14" text:anchor-type="as-char" svg:y="-0.2339in" svg:width="1.248in" svg:height="0.375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15" text:anchor-type="as-char" svg:y="-0.1437in" svg:width="1.8228in" svg:height="0.2839in" draw:z-index="105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…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04" text:anchor-type="as-char" svg:y="-0.1244in" svg:width="1.111in" svg:height="0.1752in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"><draw:frame draw:style-name="fr1" draw:name="Object105" text:anchor-type="as-char" svg:y="-0.228in" svg:width="2.2366in" svg:height="0.3571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06" text:anchor-type="as-char" svg:y="-0.1437in" svg:width="2.348in" svg:height="0.1945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2"><text:span text:style-name="MathematicaFormatStandardForm"><text:span text:style-name="T1"/></text:span></text:p>
      <text:p text:style-name="P62"><text:span text:style-name="MathematicaFormatStandardForm"><text:span text:style-name="T10">Good.</text:span></text:span></text:p>
      <text:p text:style-name="P62"><text:span text:style-name="MathematicaFormatStandardForm"><text:span text:style-name="T10"/></text:span></text:p>
      <text:p text:style-name="P64"><text:span text:style-name="MathematicaFormatStandardForm"><text:span text:style-name="T1"><draw:frame draw:style-name="fr1" draw:name="Object108" text:anchor-type="as-char" svg:y="-0.228in" svg:width="1.5283in" svg:height="0.352in" draw:z-index="109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117" text:anchor-type="as-char" svg:y="-0.228in" svg:width="1.8366in" svg:height="0.3689in" draw:z-index="152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118" text:anchor-type="as-char" svg:y="-0.228in" svg:width="1.6484in" svg:height="0.3689in" draw:z-index="153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107" text:anchor-type="as-char" svg:y="-0.1437in" svg:width="1.7681in" svg:height="0.1945in" draw:z-index="110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7"><text:span text:style-name="MathematicaFormatStandardForm"><text:span text:style-name="T13">(Remember, </text:span></text:span><text:span text:style-name="MathematicaFormatStandardForm"><text:span text:style-name="T1"><draw:frame draw:style-name="fr1" draw:name="Object111" text:anchor-type="as-char" svg:y="-0.228in" svg:width="0.9634in" svg:height="0.352in" draw:z-index="170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MathematicaFormatStandardForm"><text:span text:style-name="T13">)</text:span></text:span></text:p>
      <text:p text:style-name="P64"><text:span text:style-name="MathematicaFormatStandardForm"><text:span text:style-name="T1"/></text:span></text:p>
      <text:p text:style-name="P68"><text:span text:style-name="MathematicaFormatStandardForm"><text:span text:style-name="T1"><draw:frame draw:style-name="fr1" draw:name="Object112" text:anchor-type="as-char" svg:y="-0.1437in" svg:width="1.1272in" svg:height="0.1945in" draw:z-index="171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64"><text:span text:style-name="MathematicaFormatStandardForm"><text:span text:style-name="T1"/></text:span></text:p>
      <text:p text:style-name="P66"><text:span text:style-name="MathematicaFormatStandardForm"><text:span text:style-name="T1">…</text:span></text:span></text:p>
      <text:p text:style-name="P66"><text:span text:style-name="MathematicaFormatStandardForm"><text:span text:style-name="T1"/></text:span></text:p>
      <text:p text:style-name="P66"><text:span text:style-name="MathematicaFormatStandardForm"><text:span text:style-name="T12">What happens for </text:span></text:span><text:span text:style-name="MathematicaFormatStandardForm"><text:span text:style-name="T1"><draw:frame draw:style-name="fr1" draw:name="Object109" text:anchor-type="as-char" svg:y="-0.1437in" svg:width="0.5098in" svg:height="0.1945in" draw:z-index="111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12">For</text:span></text:span><text:span text:style-name="MathematicaFormatStandardForm"><text:span text:style-name="T1"><draw:frame draw:style-name="fr1" draw:name="Object110" text:anchor-type="as-char" svg:y="-0.1437in" svg:width="0.552in" svg:height="0.1945in" draw:z-index="112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210"><text:span text:style-name="MathematicaFormatStandardForm"><text:span text:style-name="T1"><draw:frame draw:style-name="fr1" draw:name="Object146" text:anchor-type="as-char" svg:y="-0.2043in" svg:width="1.2799in" svg:height="0.3437in" draw:z-index="172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<draw:frame draw:style-name="fr1" draw:name="Object147" text:anchor-type="as-char" svg:y="-0.2228in" svg:width="1.4598in" svg:height="0.3634in" draw:z-index="173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1" draw:name="Object148" text:anchor-type="as-char" svg:y="-0.2228in" svg:width="1.9366in" svg:height="0.3634in" draw:z-index="174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89"><text:span text:style-name="MathematicaFormatStandardForm"><text:span text:style-name="T1"><draw:frame draw:style-name="fr1" draw:name="Object149" text:anchor-type="as-char" svg:y="-0.2043in" svg:width="1.7717in" svg:height="0.3437in" draw:z-index="196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207"><text:span text:style-name="MathematicaFormatStandardForm"><text:span text:style-name="T1"><draw:frame draw:style-name="fr1" draw:name="Object125" text:anchor-type="as-char" svg:y="-0.2228in" svg:width="1.322in" svg:height="0.3634in" draw:z-index="124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128" text:anchor-type="as-char" svg:y="-0.1437in" svg:width="2.0945in" svg:height="0.2839in" draw:z-index="197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26" text:anchor-type="as-char" svg:y="-0.2228in" svg:width="2.3362in" svg:height="0.3638in" draw:z-index="125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27" text:anchor-type="as-char" svg:y="-0.2228in" svg:width="2.5752in" svg:height="0.3827in" draw:z-index="126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/></text:span></text:p>
      <text:p text:style-name="P76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29" text:anchor-type="as-char" svg:y="-0.1244in" svg:width="1.5492in" svg:height="0.1752in" draw:z-index="128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0" text:anchor-type="as-char" svg:y="-0.1437in" svg:width="1.7681in" svg:height="0.1945in" draw:z-index="129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1" text:anchor-type="as-char" svg:y="-0.2043in" svg:width="1.598in" svg:height="0.3437in" draw:z-index="130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32" text:anchor-type="as-char" svg:y="-0.2043in" svg:width="1.7465in" svg:height="0.3634in" draw:z-index="131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78"><text:span text:style-name="MathematicaFormatStandardForm"><text:span text:style-name="T1"/></text:span></text:p>
      <text:p text:style-name="P78"><text:span text:style-name="MathematicaFormatStandardForm"><text:span text:style-name="T1">… ?</text:span></text:span></text:p>
      <text:p text:style-name="P78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3" text:anchor-type="as-char" svg:y="-0.1244in" svg:width="1.6866in" svg:height="0.1752in" draw:z-index="1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4" text:anchor-type="as-char" svg:y="-0.2043in" svg:width="1.9256in" svg:height="0.3437in" draw:z-index="1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225"><text:span text:style-name="MathematicaFormatStandardForm"><text:span text:style-name="T68">Questions:</text:span></text:span></text:p>
      <text:p text:style-name="P177"><text:span text:style-name="MathematicaFormatStandardForm"><text:span text:style-name="T68"/></text:span></text:p>
      <text:p text:style-name="P177"><text:span text:style-name="MathematicaFormatStandardForm"><text:span text:style-name="T68">d_z(n) and pochhammer(z,n)/n! are, respectively, the multiplicative and additive convolutions of the sequence 1,1,1,1,1,1….</text:span></text:span></text:p>
      <text:p text:style-name="P177"><text:span text:style-name="MathematicaFormatStandardForm"><text:span text:style-name="T68"/></text:span></text:p>
      <text:p text:style-name="P177"><text:span text:style-name="MathematicaFormatStandardForm"><text:span text:style-name="T68">What other similar mappings are there? <text:s/>And what are their relationships?</text:span></text:span></text:p>
      <text:p text:style-name="P177"><text:span text:style-name="MathematicaFormatStandardForm"><text:span text:style-name="T68"/></text:span></text:p>
      <text:p text:style-name="P18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183"><text:span text:style-name="MathematicaFormatStandardForm"><text:span text:style-name="T92">Variant of</text:span></text:span></text:p>
          </table:table-cell>
          <table:table-cell table:style-name="Table15.A1" office:value-type="string">
            <text:p text:style-name="P184"><text:span text:style-name="MathematicaFormatStandardForm"><text:span text:style-name="T93"/></text:span></text:p>
          </table:table-cell>
          <table:table-cell table:style-name="Table15.A1" office:value-type="string">
            <text:p text:style-name="P184"><text:span text:style-name="MathematicaFormatStandardForm"><text:span text:style-name="T15"/></text:span></text:p>
          </table:table-cell>
          <table:table-cell table:style-name="Table15.A1" office:value-type="string">
            <text:p text:style-name="P184"/>
          </table:table-cell>
          <table:table-cell table:style-name="Table15.A1" office:value-type="string">
            <text:p text:style-name="P230"><text:span text:style-name="MathematicaFormatStandardForm"><text:span text:style-name="T94"/></text:span></text:p>
          </table:table-cell>
          <table:table-cell table:style-name="Table15.F1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178"><text:span text:style-name="MathematicaFormatStandardForm"><text:span text:style-name="T14"><draw:frame draw:style-name="fr1" draw:name="Object155" text:anchor-type="as-char" svg:y="-0.1244in" svg:width="1.052in" svg:height="0.1543in" draw:z-index="154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    </table:table-cell>
          <table:table-cell table:style-name="Table15.B2" office:value-type="string">
            <text:p text:style-name="P92"><text:span text:style-name="MathematicaFormatStandardForm"><text:span text:style-name="T1"><draw:frame draw:style-name="fr1" draw:name="Object156" text:anchor-type="as-char" svg:y="-0.1437in" svg:width="0.4661in" svg:height="0.1783in" draw:z-index="155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2"><text:span text:style-name="MathematicaFormatStandardForm"><text:span text:style-name="T14"><draw:frame draw:style-name="fr1" draw:name="Object167" text:anchor-type="as-char" svg:y="-0.1827in" svg:width="0.2591in" svg:height="0.3154in" draw:z-index="156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1" text:anchor-type="as-char" svg:y="-0.228in" svg:width="0.5154in" svg:height="0.352in" draw:z-index="199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/></text:span></text:p>
          </table:table-cell>
          <table:table-cell table:style-name="Table15.F2" office:value-type="string">
            <text:p text:style-name="P94"><text:span text:style-name="MathematicaFormatStandardForm"><text:span text:style-name="T1"><draw:frame draw:style-name="fr1" draw:name="Object176" text:anchor-type="as-char" svg:y="-0.228in" svg:width="1.0701in" svg:height="0.352in" draw:z-index="200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48"><draw:frame draw:style-name="fr1" draw:name="Object157" text:anchor-type="as-char" svg:y="-0.1244in" svg:width="1.052in" svg:height="0.1543in" draw:z-index="157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15.B3" office:value-type="string">
            <text:p text:style-name="P247"><draw:frame draw:style-name="fr1" draw:name="Object162" text:anchor-type="as-char" svg:y="-0.1437in" svg:width="0.6839in" svg:height="0.1783in" draw:z-index="158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  <table:table-cell table:style-name="Table15.C2" office:value-type="string">
            <text:p text:style-name="P93"><text:span text:style-name="MathematicaFormatStandardForm"><text:span text:style-name="T1"><draw:frame draw:style-name="fr1" draw:name="Object170" text:anchor-type="as-char" svg:y="-0.1827in" svg:width="0.2984in" svg:height="0.3311in" draw:z-index="159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2" text:anchor-type="as-char" svg:y="-0.2252in" svg:width="0.3827in" svg:height="0.3492in" draw:z-index="201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198"/>
          </table:table-cell>
          <table:table-cell table:style-name="Table15.F2" office:value-type="string">
            <text:p text:style-name="P198"/>
          </table:table-cell>
        </table:table-row>
        <table:table-row>
          <table:table-cell table:style-name="Table15.A2" office:value-type="string">
            <text:p text:style-name="P248"><draw:frame draw:style-name="fr1" draw:name="Object158" text:anchor-type="as-char" svg:y="-0.1244in" svg:width="1.052in" svg:height="0.1543in" draw:z-index="16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  <table:table-cell table:style-name="Table15.B4" office:value-type="string">
            <text:p text:style-name="P247"><draw:frame draw:style-name="fr1" draw:name="Object163" text:anchor-type="as-char" svg:y="-0.2228in" svg:width="0.5146in" svg:height="0.348in" draw:z-index="161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table-cell table:style-name="Table15.C2" office:value-type="string">
            <text:p text:style-name="P92"><text:span text:style-name="MathematicaFormatStandardForm"><text:span text:style-name="T1"><draw:frame draw:style-name="fr1" draw:name="Object168" text:anchor-type="as-char" svg:y="-0.2228in" svg:width="0.2807in" svg:height="0.348in" draw:z-index="162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73" text:anchor-type="as-char" svg:y="-0.2043in" svg:width="0.1819in" svg:height="0.3283in" draw:z-index="202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2"><text:span text:style-name="MathematicaFormatStandardForm"><text:span text:style-name="T1"><draw:frame draw:style-name="fr1" draw:name="Object169" text:anchor-type="as-char" svg:y="-0.1244in" svg:width="0.402in" svg:height="0.1752in" draw:z-index="163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    </table:table-cell>
          <table:table-cell table:style-name="Table15.F2" office:value-type="string">
            <text:p text:style-name="P94"><text:span text:style-name="MathematicaFormatStandardForm"><text:span text:style-name="T1"><draw:frame draw:style-name="fr1" draw:name="Object174" text:anchor-type="as-char" svg:y="-0.2083in" svg:width="0.3728in" svg:height="0.3335in" draw:z-index="203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48"><draw:frame draw:style-name="fr1" draw:name="Object159" text:anchor-type="as-char" svg:y="-0.1244in" svg:width="1.1571in" svg:height="0.1543in" draw:z-index="164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  <table:table-cell table:style-name="Table15.B5" office:value-type="string">
            <text:p text:style-name="P247"><draw:frame draw:style-name="fr1" draw:name="Object164" text:anchor-type="as-char" svg:y="-0.2228in" svg:width="0.5591in" svg:height="0.3665in" draw:z-index="165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15.C2" office:value-type="string">
            <text:p text:style-name="P180"><text:span text:style-name="MathematicaFormatStandardForm"><text:span text:style-name="T16"/></text:span></text:p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98"/>
          </table:table-cell>
          <table:table-cell table:style-name="Table15.F2" office:value-type="string">
            <text:p text:style-name="P198"/>
          </table:table-cell>
        </table:table-row>
        <table:table-row>
          <table:table-cell table:style-name="Table15.A2" office:value-type="string">
            <text:p text:style-name="P248"><draw:frame draw:style-name="fr1" draw:name="Object160" text:anchor-type="as-char" svg:y="-0.1244in" svg:width="1.1689in" svg:height="0.1543in" draw:z-index="166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15.B6" office:value-type="string">
            <text:p text:style-name="P180"><draw:frame draw:style-name="fr1" draw:name="Object165" text:anchor-type="as-char" svg:y="-0.1437in" svg:width="0.4866in" svg:height="0.1783in" draw:z-index="167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><draw:frame draw:style-name="fr1" draw:name="Object161" text:anchor-type="as-char" svg:y="-0.1244in" svg:width="1.4016in" svg:height="0.1543in" draw:z-index="168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15.B7" office:value-type="string">
            <text:p text:style-name="P180"><draw:frame draw:style-name="fr1" draw:name="Object166" text:anchor-type="as-char" svg:y="-0.2228in" svg:width="0.4929in" svg:height="0.348in" draw:z-index="169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><draw:frame draw:style-name="fr1" draw:name="Object212" text:anchor-type="as-char" svg:y="-0.228in" svg:width="0.9602in" svg:height="0.352in" draw:z-index="175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9"><draw:frame draw:style-name="fr1" draw:name="Object178" text:anchor-type="as-char" svg:y="-0.2043in" svg:width="1.048in" svg:height="0.3283in" draw:z-index="176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5.B8" office:value-type="string">
            <text:p text:style-name="P181"><draw:frame draw:style-name="fr1" draw:name="Object184" text:anchor-type="as-char" svg:y="-0.1437in" svg:width="0.1917in" svg:height="0.1736in" draw:z-index="177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15.C2" office:value-type="string">
            <text:p text:style-name="P180"><draw:frame draw:style-name="fr1" draw:name="Object185" text:anchor-type="as-char" svg:y="-0.2228in" svg:width="0.2465in" svg:height="0.348in" draw:z-index="178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15.C2" office:value-type="string">
            <text:p text:style-name="P180"><draw:frame draw:style-name="fr1" draw:name="Object183" text:anchor-type="as-char" svg:y="-0.1244in" svg:width="0.648in" svg:height="0.1543in" draw:z-index="179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95"><text:span text:style-name="MathematicaFormatStandardForm"><text:span text:style-name="T1"><draw:frame draw:style-name="fr1" draw:name="Object186" text:anchor-type="as-char" svg:y="-0.1244in" svg:width="0.672in" svg:height="0.1543in" draw:z-index="180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9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0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1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3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4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5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6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7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8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19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20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21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2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23" office:value-type="string">
            <text:p text:style-name="P180"><text:span text:style-name="MathematicaFormatStandardForm"><text:span text:style-name="T1"/></text:span></text:p>
          </table:table-cell>
          <table:table-cell table:style-name="Table15.C2" office:value-type="string">
            <text:p text:style-name="P180"><text:span text:style-name="MathematicaFormatStandardForm"><text:span text:style-name="T16"/></text:span></text:p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><text:span text:style-name="MathematicaFormatStandardForm"><text:span text:style-name="T1"/></text:span></text:p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24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" office:value-type="string">
            <text:p text:style-name="P248"/>
          </table:table-cell>
          <table:table-cell table:style-name="Table15.B25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180"/>
          </table:table-cell>
          <table:table-cell table:style-name="Table15.C2" office:value-type="string">
            <text:p text:style-name="P230"/>
          </table:table-cell>
          <table:table-cell table:style-name="Table15.F2" office:value-type="string">
            <text:p text:style-name="P230"/>
          </table:table-cell>
        </table:table-row>
        <table:table-row>
          <table:table-cell table:style-name="Table15.A26" office:value-type="string">
            <text:p text:style-name="P248"/>
          </table:table-cell>
          <table:table-cell table:style-name="Table15.B26" office:value-type="string">
            <text:p text:style-name="P197"><text:span text:style-name="MathematicaFormatStandardForm"><text:span text:style-name="T17"/></text:span></text:p>
          </table:table-cell>
          <table:table-cell table:style-name="Table15.C26" office:value-type="string">
            <text:p text:style-name="P180"><text:span text:style-name="MathematicaFormatStandardForm"><text:span text:style-name="T16"/></text:span></text:p>
          </table:table-cell>
          <table:table-cell table:style-name="Table15.C26" office:value-type="string">
            <text:p text:style-name="P180"/>
          </table:table-cell>
          <table:table-cell table:style-name="Table15.C26" office:value-type="string">
            <text:p text:style-name="P180"><text:span text:style-name="MathematicaFormatStandardForm"><text:span text:style-name="T69"/></text:span></text:p>
          </table:table-cell>
          <table:table-cell table:style-name="Table15.F26" office:value-type="string">
            <text:p text:style-name="P180"/>
          </table:table-cell>
        </table:table-row>
      </table:table>
      <text:p text:style-name="P222"><text:span text:style-name="MathematicaFormatStandardForm"><text:span text:style-name="T1"><draw:frame draw:style-name="fr2" draw:name="Object331" text:anchor-type="as-char" svg:y="-0.2547in" svg:width="1.0929in" svg:height="0.4165in" draw:z-index="204"><draw:object xlink:href="./Object 333" xlink:type="simple" xlink:show="embed" xlink:actuate="onLoad"/><draw:image xlink:href="./ObjectReplacements/Object 333" xlink:type="simple" xlink:show="embed" xlink:actuate="onLoad"/><svg:desc>formula</svg:desc></draw:frame></text:span></text:span></text:p>
      <text:p text:style-name="P167"><text:span text:style-name="MathematicaFormatStandardForm"><text:span text:style-name="T1"/></text:span></text:p>
      <text:p text:style-name="P167"><text:span text:style-name="MathematicaFormatStandardForm"><text:span text:style-name="T1"><draw:frame draw:style-name="fr1" draw:name="Object198" text:anchor-type="as-char" svg:y="-0.2043in" svg:width="1.6457in" svg:height="0.348in" draw:z-index="206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9"><text:span text:style-name="MathematicaFormatStandardForm"><text:span text:style-name="T1"><draw:frame draw:style-name="fr2" draw:name="Object204" text:anchor-type="as-char" svg:y="-0.2547in" svg:width="1.448in" svg:height="0.4307in" draw:z-index="181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7"><text:span text:style-name="MathematicaFormatStandardForm"><text:span text:style-name="T1"><draw:frame draw:style-name="fr1" draw:name="Object200" text:anchor-type="as-char" svg:y="-0.2339in" svg:width="1.2209in" svg:height="0.3752in" draw:z-index="182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97"><text:span text:style-name="MathematicaFormatStandardForm"><text:span text:style-name="T1"/></text:span></text:p>
      <text:p text:style-name="P101"><text:span text:style-name="MathematicaFormatStandardForm"><text:span text:style-name="T1"><draw:frame draw:style-name="fr1" draw:name="Object201" text:anchor-type="as-char" svg:y="-0.2362in" svg:width="1.1673in" svg:height="0.3744in" draw:z-index="183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97"><text:span text:style-name="MathematicaFormatStandardForm"><text:span text:style-name="T1"/></text:span></text:p>
      <text:p text:style-name="P98"><text:span text:style-name="MathematicaFormatStandardForm"><text:span text:style-name="T1"><draw:frame draw:style-name="fr1" draw:name="Object202" text:anchor-type="as-char" svg:y="-0.2339in" svg:width="1.4307in" svg:height="0.3752in" draw:z-index="184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><draw:frame draw:style-name="fr1" draw:name="Object203" text:anchor-type="as-char" svg:y="-0.2402in" svg:width="1.2173in" svg:height="0.3791in" draw:z-index="185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98"><text:span text:style-name="MathematicaFormatStandardForm"><text:span text:style-name="T1"/></text:span></text:p>
      <text:p text:style-name="P114"><text:span text:style-name="MathematicaFormatStandardForm"><text:span text:style-name="T20">I've connected e to 1/(1-x). <text:s/>Now connect it to (1+x) – which is to say, connect 2^z to e^z. <text:s/>Then generalize it to m^z.</text:span></text:span></text:p>
      <text:p text:style-name="P114"><text:span text:style-name="MathematicaFormatStandardForm"><text:span text:style-name="T20"/></text:span></text:p>
      <text:p text:style-name="P115"><text:span text:style-name="MathematicaFormatStandardForm"><text:span text:style-name="T21">And why not trig functions, while I'm at it? <text:s/>For fun.</text:span></text:span></text:p>
      <text:p text:style-name="P115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7" text:anchor-type="as-char" svg:y="-0.2228in" svg:width="1.6126in" svg:height="0.3634in" draw:z-index="186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9" text:anchor-type="as-char" svg:y="-0.2043in" svg:width="1.4311in" svg:height="0.3437in" draw:z-index="187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90" text:anchor-type="as-char" svg:y="-0.2228in" svg:width="1.0339in" svg:height="0.3618in" draw:z-index="188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91" text:anchor-type="as-char" svg:y="-0.2417in" svg:width="1.4118in" svg:height="0.3807in" draw:z-index="189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6"><text:span text:style-name="MathematicaFormatStandardForm"><text:span text:style-name="T1"><draw:frame draw:style-name="fr1" draw:name="Object188" text:anchor-type="as-char" svg:y="-0.2228in" svg:width="1.1472in" svg:height="0.3618in" draw:z-index="207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116"><text:span text:style-name="MathematicaFormatStandardForm"><text:span text:style-name="T1"/></text:span></text:p>
      <text:p text:style-name="P117"><text:span text:style-name="MathematicaFormatStandardForm"><text:span text:style-name="T1"><draw:frame draw:style-name="fr1" draw:name="Object192" text:anchor-type="as-char" svg:y="-0.2228in" svg:width="4.5917in" svg:height="0.3638in" draw:z-index="208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117"><text:span text:style-name="MathematicaFormatStandardForm"><text:span text:style-name="T1"/></text:span></text:p>
      <text:p text:style-name="P117"><text:span text:style-name="MathematicaFormatStandardForm"><text:span text:style-name="T1"><draw:frame draw:style-name="fr1" draw:name="Object193" text:anchor-type="as-char" svg:y="-0.2228in" svg:width="3.0626in" svg:height="0.3638in" draw:z-index="209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211"><text:span text:style-name="MathematicaFormatStandardForm"><text:span text:style-name="T1"><draw:frame draw:style-name="fr1" draw:name="Object205" text:anchor-type="as-char" svg:y="-0.2374in" svg:width="3.4583in" svg:height="0.378in" draw:z-index="190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94" text:anchor-type="as-char" svg:y="-0.2374in" svg:width="3.672in" svg:height="0.3764in" draw:z-index="210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1" draw:name="Object206" text:anchor-type="as-char" svg:y="-0.2228in" svg:width="4.5917in" svg:height="0.3634in" draw:z-index="191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2"><text:span text:style-name="MathematicaFormatStandardForm"><text:span text:style-name="T1"><draw:frame draw:style-name="fr1" draw:name="Object207" text:anchor-type="as-char" svg:y="-0.2228in" svg:width="2.322in" svg:height="0.3756in" draw:z-index="192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3"><text:span text:style-name="MathematicaFormatStandardForm"><text:span text:style-name="T1"><draw:frame draw:style-name="fr1" draw:name="Object208" text:anchor-type="as-char" svg:y="-0.2374in" svg:width="2.1346in" svg:height="0.3902in" draw:z-index="193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103"><text:span text:style-name="MathematicaFormatStandardForm"><text:span text:style-name="T1"/></text:span></text:p>
      <text:p text:style-name="P106"><text:span text:style-name="MathematicaFormatStandardForm"><text:span text:style-name="T1"><draw:frame draw:style-name="fr1" draw:name="Object215" text:anchor-type="as-char" svg:y="-0.228in" svg:width="2.1252in" svg:height="0.3807in" draw:z-index="211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106"><text:span text:style-name="MathematicaFormatStandardForm"><text:span text:style-name="T1"><draw:frame draw:style-name="fr1" draw:name="Object214" text:anchor-type="as-char" svg:y="-0.228in" svg:width="2.1346in" svg:height="0.3902in" draw:z-index="214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6"><text:span text:style-name="MathematicaFormatStandardForm"><text:span text:style-name="T1"/></text:span></text:p>
      <text:p text:style-name="P100"><text:span text:style-name="MathematicaFormatStandardForm"><text:span text:style-name="T1"/></text:span></text:p>
      <text:p text:style-name="P179"><text:span text:style-name="MathematicaFormatStandardForm"><text:span text:style-name="T148">r1[n_,z_,k_]:=If[k&gt;n,1,Sum[ (z/k)^j/j! r1[n-k j,z,k+1],{j,0,n/k}]]</text:span></text:span></text:p>
      <text:p text:style-name="P179"><text:span text:style-name="MathematicaFormatStandardForm"><text:span text:style-name="T148">r2[n_,z_,k_]:=If[k&gt;n,1,Sum[ Pochhammer[z MoebiusMu[k]/k,j]/j! r2[n-k j,z,k+1],{j,0,n/k}]]</text:span></text:span></text:p>
      <text:p text:style-name="P179"><text:span text:style-name="MathematicaFormatStandardForm"><text:span text:style-name="T148"/></text:span></text:p>
      <text:p text:style-name="P179"><text:span text:style-name="MathematicaFormatStandardForm"><text:span text:style-name="T148">(call with k=1)</text:span></text:span></text:p>
      <text:p text:style-name="P179"><text:span text:style-name="MathematicaFormatStandardForm"><text:span text:style-name="T148"/></text:span></text:p>
      <text:p text:style-name="P108"><text:span text:style-name="MathematicaFormatStandardForm"><text:span text:style-name="T1"><draw:frame draw:style-name="fr1" draw:name="Object220" text:anchor-type="as-char" svg:y="-0.2339in" svg:width="1.8398in" svg:height="0.3752in" draw:z-index="218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9"><text:span text:style-name="MathematicaFormatStandardForm"><text:span text:style-name="T1"><draw:frame draw:style-name="fr1" draw:name="Object221" text:anchor-type="as-char" svg:y="-0.2339in" svg:width="1.6654in" svg:height="0.3752in" draw:z-index="219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79"><text:span text:style-name="MathematicaFormatStandardForm"><text:span text:style-name="T148"/></text:span></text:p>
      <text:p text:style-name="P104"><text:span text:style-name="MathematicaFormatStandardForm"><text:span text:style-name="T1"><draw:frame draw:style-name="fr1" draw:name="Object209" text:anchor-type="as-char" svg:y="-0.3382in" svg:width="3.7083in" svg:height="0.4783in" draw:z-index="194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1"><draw:frame draw:style-name="fr1" draw:name="Object210" text:anchor-type="as-char" svg:y="-0.3382in" svg:width="3.7992in" svg:height="0.4783in" draw:z-index="195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11"><text:span text:style-name="MathematicaFormatStandardForm"><text:span text:style-name="T18">SO. <text:s/>From a certain, perhaps most natural, perspective, there is a way to interpret </text:span></text:span><text:span text:style-name="MathematicaFormatStandardForm"><text:span text:style-name="T19">all of the following</text:span></text:span></text:p>
      <text:p text:style-name="P105"><text:span text:style-name="MathematicaFormatStandardForm"><text:span text:style-name="T1"/></text:span></text:p>
      <text:p text:style-name="P110"><text:span text:style-name="MathematicaFormatStandardForm"><text:span text:style-name="T1"><draw:frame draw:style-name="fr1" draw:name="Object222" text:anchor-type="as-char" svg:y="-0.2228in" svg:width="1.3835in" svg:height="0.3618in" draw:z-index="220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95" text:anchor-type="as-char" svg:y="-0.2402in" svg:width="1.4161in" svg:height="0.3791in" draw:z-index="221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3">(but something like this is already known. <text:s/></text:span></text:span><text:span text:style-name="MathematicaFormatStandardForm"><text:span text:style-name="T24">Boo.</text:span></text:span><text:span text:style-name="MathematicaFormatStandardForm"><text:span text:style-name="T23">)</text:span></text:span></text:p>
      <text:p text:style-name="P110"><text:span text:style-name="MathematicaFormatStandardForm"><text:span text:style-name="T1"/></text:span></text:p>
      <text:p text:style-name="P112"><text:soft-page-break/><text:span text:style-name="MathematicaFormatStandardForm"><text:span text:style-name="T1"><draw:frame draw:style-name="fr1" draw:name="Object223" text:anchor-type="as-char" svg:y="-0.2374in" svg:width="1.2008in" svg:height="0.3764in" draw:z-index="222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224" text:anchor-type="as-char" svg:y="-0.2228in" svg:width="1.2693in" svg:height="0.3618in" draw:z-index="223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3"><text:span text:style-name="MathematicaFormatStandardForm"><text:span text:style-name="T1"><draw:frame draw:style-name="fr1" draw:name="Object225" text:anchor-type="as-char" svg:y="-0.2374in" svg:width="1.1618in" svg:height="0.3764in" draw:z-index="224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20"><text:span text:style-name="MathematicaFormatStandardForm"><text:span text:style-name="T1"><draw:frame draw:style-name="fr1" draw:name="Object196" text:anchor-type="as-char" svg:y="-0.2228in" svg:width="1.0311in" svg:height="0.348in" draw:z-index="225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1"><text:span text:style-name="MathematicaFormatStandardForm"><text:span text:style-name="T19">to mean that they are true</text:span></text:span><text:span text:style-name="MathematicaFormatStandardForm"><text:span text:style-name="T18"> </text:span></text:span><text:span text:style-name="MathematicaFormatStandardForm"><text:span text:style-name="T22">(if the limit is taken as the equations above).</text:span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5"><text:span text:style-name="MathematicaFormatStandardForm"><text:span text:style-name="T1"/></text:span></text:p>
      <text:p text:style-name="P107"><text:span text:style-name="MathematicaFormatStandardForm"><text:span text:style-name="T67"><draw:frame draw:style-name="fr1" draw:name="Object218" text:anchor-type="as-char" svg:y="-0.3382in" svg:width="4.3689in" svg:height="0.4783in" draw:z-index="198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186"><text:span text:style-name="MathematicaFormatStandardForm"><text:span text:style-name="T95"/></text:span></text:p>
      <text:p text:style-name="P185"><text:span text:style-name="MathematicaFormatStandardForm"><text:span text:style-name="T67"><draw:frame draw:style-name="fr1" draw:name="Object219" text:anchor-type="as-char" svg:y="-0.3591in" svg:width="5.4409in" svg:height="0.4783in" draw:z-index="205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185"><text:span text:style-name="MathematicaFormatStandardForm"><text:span text:style-name="T67"/></text:span></text:p>
      <text:p text:style-name="P187"><text:span text:style-name="MathematicaFormatStandardForm"><text:span text:style-name="T67"><draw:frame draw:style-name="fr1" draw:name="Object211" text:anchor-type="as-char" svg:y="-0.3382in" svg:width="5.0402in" svg:height="0.4783in" draw:z-index="226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185"><text:span text:style-name="MathematicaFormatStandardForm"><text:span text:style-name="T67"/></text:span></text:p>
      <text:p text:style-name="P121"><text:span text:style-name="MathematicaFormatStandardForm"><text:span text:style-name="T14"><draw:frame draw:style-name="fr1" draw:name="Object199" text:anchor-type="as-char" svg:y="-0.3382in" svg:width="3.7083in" svg:height="0.4783in" draw:z-index="212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185"><text:span text:style-name="MathematicaFormatStandardForm"><text:span text:style-name="T67"/></text:span></text:p>
      <text:p text:style-name="P125"><text:span text:style-name="MathematicaFormatStandardForm"><text:span text:style-name="T1"><draw:frame draw:style-name="fr1" draw:name="Object197" text:anchor-type="as-char" svg:y="-0.3382in" svg:width="3.7992in" svg:height="0.4783in" draw:z-index="213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25"><text:span text:style-name="MathematicaFormatStandardForm"><text:span text:style-name="T14"/></text:span></text:p>
      <text:p text:style-name="P125"><text:span text:style-name="MathematicaFormatStandardForm"><text:span text:style-name="T1">…</text:span></text:span></text:p>
      <text:p text:style-name="P125"><text:span text:style-name="MathematicaFormatStandardForm"><text:span text:style-name="T1"/></text:span></text:p>
      <text:p text:style-name="P126"><text:span text:style-name="MathematicaFormatStandardForm"><text:span text:style-name="T1"><draw:frame draw:style-name="fr1" draw:name="Object226" text:anchor-type="as-char" svg:y="-0.1437in" svg:width="2.8311in" svg:height="0.2984in" draw:z-index="231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7"><text:span text:style-name="MathematicaFormatStandardForm"><text:span text:style-name="T1"><draw:frame draw:style-name="fr1" draw:name="Object227" text:anchor-type="as-char" svg:y="-0.2374in" svg:width="3.1228in" svg:height="0.3902in" draw:z-index="232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8"><text:span text:style-name="MathematicaFormatStandardForm"><text:span text:style-name="T1"><draw:frame draw:style-name="fr1" draw:name="Object228" text:anchor-type="as-char" svg:y="-0.2402in" svg:width="1.289in" svg:height="0.3791in" draw:z-index="233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8"><text:span text:style-name="MathematicaFormatStandardForm"><text:span text:style-name="T1"/></text:span></text:p>
      <text:p text:style-name="P231"><text:span text:style-name="MathematicaFormatStandardForm"><text:span text:style-name="T1"><draw:frame draw:style-name="fr1" draw:name="Object677" text:anchor-type="as-char" svg:y="-0.2402in" svg:width="1.7835in" svg:height="0.3791in" draw:z-index="234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231"><text:span text:style-name="MathematicaFormatStandardForm"><text:span text:style-name="T1"/></text:span></text:p>
      <text:p text:style-name="P232"><text:soft-page-break/><text:span text:style-name="MathematicaFormatStandardForm"><text:span text:style-name="T1"><draw:frame draw:style-name="fr1" draw:name="Object229" text:anchor-type="as-char" svg:y="-0.2374in" svg:width="1.6272in" svg:height="0.3764in" draw:z-index="251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232"><text:span text:style-name="MathematicaFormatStandardForm"><text:span text:style-name="T1"/></text:span></text:p>
      <text:p text:style-name="P232"><text:span text:style-name="MathematicaFormatStandardForm"><text:span text:style-name="T1"><draw:frame draw:style-name="fr1" draw:name="Object230" text:anchor-type="as-char" svg:y="-0.2374in" svg:width="1.1417in" svg:height="0.3764in" draw:z-index="261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232"><text:span text:style-name="MathematicaFormatStandardForm"><text:span text:style-name="T1"/></text:span></text:p>
      <text:p text:style-name="P233"><text:span text:style-name="MathematicaFormatStandardForm"><text:span text:style-name="T1"><draw:frame draw:style-name="fr1" draw:name="Object231" text:anchor-type="as-char" svg:y="-0.2402in" svg:width="1.2547in" svg:height="0.3791in" draw:z-index="263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233"><text:span text:style-name="MathematicaFormatStandardForm"><text:span text:style-name="T1"/></text:span></text:p>
      <text:p text:style-name="P233"><text:span text:style-name="MathematicaFormatStandardForm"><text:span text:style-name="T1">…</text:span></text:span></text:p>
      <text:p text:style-name="P233"><text:span text:style-name="MathematicaFormatStandardForm"><text:span text:style-name="T1"/></text:span></text:p>
      <text:p text:style-name="P234"><text:span text:style-name="MathematicaFormatStandardForm"><text:span text:style-name="T26">Okay. <text:s/>So here is the BIG question. <text:s/>How many properties does </text:span></text:span><text:span text:style-name="MathematicaFormatStandardForm"><text:span text:style-name="T1"><draw:frame draw:style-name="fr1" draw:name="Object232" text:anchor-type="as-char" svg:y="-0.1437in" svg:width="0.5437in" svg:height="0.1783in" draw:z-index="264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text:span text:style-name="MathematicaFormatStandardForm"><text:span text:style-name="T26">share with </text:span></text:span><text:span text:style-name="MathematicaFormatStandardForm"><text:span text:style-name="T1"><draw:frame draw:style-name="fr1" draw:name="Object233" text:anchor-type="as-char" svg:y="-0.1437in" svg:width="0.1917in" svg:height="0.1736in" draw:z-index="265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22"><text:span text:style-name="MathematicaFormatStandardForm"><text:span text:style-name="T1"/></text:span></text:p>
      <text:p text:style-name="P212"><text:span text:style-name="MathematicaFormatStandardForm"><text:span text:style-name="T25">This is the right way to add the s back in to make it line up with euler products.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1" draw:name="Object213" text:anchor-type="as-char" svg:y="-0.2228in" svg:width="1.4744in" svg:height="0.3665in" draw:z-index="215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1"><draw:frame draw:style-name="fr1" draw:name="Object216" text:anchor-type="as-char" svg:y="-0.1839in" svg:width="1.3744in" svg:height="0.3252in" draw:z-index="216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4"><text:span text:style-name="MathematicaFormatStandardForm"><text:span text:style-name="T1"><draw:frame draw:style-name="fr1" draw:name="Object217" text:anchor-type="as-char" svg:y="-0.2228in" svg:width="1.1362in" svg:height="0.3638in" draw:z-index="217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1">…</text:span></text:span></text:p>
      <text:p text:style-name="P124"><text:span text:style-name="MathematicaFormatStandardForm"><text:span text:style-name="T1"/></text:span></text:p>
      <text:p text:style-name="P188"><text:span text:style-name="MathematicaFormatStandardForm"><text:span text:style-name="T67"><draw:frame draw:style-name="fr1" draw:name="Object179" text:anchor-type="as-char" svg:y="-0.3382in" svg:width="5.0402in" svg:height="0.4783in" draw:z-index="227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188"><text:span text:style-name="MathematicaFormatStandardForm"><text:span text:style-name="T67"/></text:span></text:p>
      <text:p text:style-name="P189"><text:span text:style-name="MathematicaFormatStandardForm"><text:span text:style-name="T67"/></text:span></text:p>
      <text:p text:style-name="P188"><text:span text:style-name="MathematicaFormatStandardForm"><text:span text:style-name="T67"/></text:span></text:p>
      <text:p text:style-name="P235"><text:span text:style-name="MathematicaFormatStandardForm"><text:span text:style-name="T1"><draw:frame draw:style-name="fr1" draw:name="Object180" text:anchor-type="as-char" svg:y="-0.2402in" svg:width="1.2492in" svg:height="0.3791in" draw:z-index="228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235"><text:span text:style-name="MathematicaFormatStandardForm"><text:span text:style-name="T14"/></text:span></text:p>
      <text:p text:style-name="P236"><text:span text:style-name="MathematicaFormatStandardForm"><text:span text:style-name="T1"><draw:frame draw:style-name="fr1" draw:name="Object181" text:anchor-type="as-char" svg:y="-0.2228in" svg:width="1.6929in" svg:height="0.3764in" draw:z-index="229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236"><text:span text:style-name="MathematicaFormatStandardForm"><text:span text:style-name="T1"/></text:span></text:p>
      <text:p text:style-name="P238"><text:span text:style-name="MathematicaFormatStandardForm"><text:span text:style-name="T1"><draw:frame draw:style-name="fr1" draw:name="Object234" text:anchor-type="as-char" svg:y="-0.2228in" svg:width="1.8063in" svg:height="0.3764in" draw:z-index="266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236"><text:span text:style-name="MathematicaFormatStandardForm"><text:span text:style-name="T1"/></text:span></text:p>
      <text:p text:style-name="P236"><text:span text:style-name="MathematicaFormatStandardForm"><text:span text:style-name="T1">...</text:span></text:span></text:p>
      <text:p text:style-name="P236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38" text:anchor-type="as-char" svg:y="-0.2228in" svg:width="1.2693in" svg:height="0.3618in" draw:z-index="268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37" text:anchor-type="as-char" svg:y="-0.2374in" svg:width="1.1618in" svg:height="0.3764in" draw:z-index="269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/text:p>
      <text:p text:style-name="P236"><text:span text:style-name="MathematicaFormatStandardForm"><text:span text:style-name="T1"/></text:span></text:p>
      <text:p text:style-name="P239"><text:span text:style-name="MathematicaFormatStandardForm"><text:span text:style-name="T1"><draw:frame draw:style-name="fr1" draw:name="Object236" text:anchor-type="as-char" svg:y="-0.2374in" svg:width="1.1417in" svg:height="0.3764in" draw:z-index="273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236"><text:span text:style-name="MathematicaFormatStandardForm"><text:span text:style-name="T1"/></text:span></text:p>
      <text:p text:style-name="P237"><text:span text:style-name="MathematicaFormatStandardForm"><text:span text:style-name="T1"><draw:frame draw:style-name="fr1" draw:name="Object182" text:anchor-type="as-char" svg:y="-0.2043in" svg:width="5.5126in" svg:height="0.348in" draw:z-index="230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239"><text:span text:style-name="MathematicaFormatStandardForm"><text:span text:style-name="T1"/></text:span></text:p>
      <text:p text:style-name="P239"><text:span text:style-name="MathematicaFormatStandardForm"><text:span text:style-name="T1"/></text:span></text:p>
      <text:p text:style-name="P228"><text:span text:style-name="MathematicaFormatStandardForm"><text:span text:style-name="T1"><draw:frame draw:style-name="fr1" draw:name="Object239" text:anchor-type="as-char" svg:y="-0.1555in" svg:width="1.6654in" svg:height="0.1854in" draw:z-index="235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240"><text:span text:style-name="MathematicaFormatStandardForm"><text:span text:style-name="T1"/></text:span></text:p>
      <text:p text:style-name="P240"><text:span text:style-name="MathematicaFormatStandardForm"><text:span text:style-name="T1"><draw:frame draw:style-name="fr1" draw:name="Object240" text:anchor-type="as-char" svg:y="-0.1555in" svg:width="1.3154in" svg:height="0.1854in" draw:z-index="236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240"><text:span text:style-name="MathematicaFormatStandardForm"><text:span text:style-name="T1"/></text:span></text:p>
      <text:p text:style-name="P240"><text:span text:style-name="MathematicaFormatStandardForm"><text:span text:style-name="T1"><draw:frame draw:style-name="fr1" draw:name="Object241" text:anchor-type="as-char" svg:y="-0.1555in" svg:width="1.3327in" svg:height="0.1854in" draw:z-index="237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240"><text:span text:style-name="MathematicaFormatStandardForm"><text:span text:style-name="T1"/></text:span></text:p>
      <text:p text:style-name="P240"><text:span text:style-name="MathematicaFormatStandardForm"><text:span text:style-name="T1"><draw:frame draw:style-name="fr1" draw:name="Object242" text:anchor-type="as-char" svg:y="-0.2374in" svg:width="1.2335in" svg:height="0.2681in" draw:z-index="238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240"><text:span text:style-name="MathematicaFormatStandardForm"><text:span text:style-name="T1"/></text:span></text:p>
      <text:p text:style-name="P240"><text:span text:style-name="MathematicaFormatStandardForm"><text:span text:style-name="T1"><draw:frame draw:style-name="fr1" draw:name="Object243" text:anchor-type="as-char" svg:y="-0.2228in" svg:width="1.5035in" svg:height="0.348in" draw:z-index="239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240"><text:span text:style-name="MathematicaFormatStandardForm"><text:span text:style-name="T1"/></text:span></text:p>
      <text:p text:style-name="P130"><text:span text:style-name="MathematicaFormatStandardForm"><text:span text:style-name="T1">…</text:span></text:span></text:p>
      <text:p text:style-name="P130"><text:span text:style-name="MathematicaFormatStandardForm"><text:span text:style-name="T1"/></text:span></text:p>
      <text:p text:style-name="P241"><text:span text:style-name="MathematicaFormatStandardForm"><text:span text:style-name="T1"><draw:frame draw:style-name="fr1" draw:name="Object175" text:anchor-type="as-char" svg:y="-0.2228in" svg:width="3.4547in" svg:height="0.3665in" draw:z-index="240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241"><text:span text:style-name="MathematicaFormatStandardForm"><text:span text:style-name="T1"/></text:span></text:p>
      <text:p text:style-name="P242"><text:span text:style-name="MathematicaFormatStandardForm"><text:span text:style-name="T1"><draw:frame draw:style-name="fr1" draw:name="Object177" text:anchor-type="as-char" svg:y="-0.2228in" svg:width="2.5339in" svg:height="0.348in" draw:z-index="241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242"><text:span text:style-name="MathematicaFormatStandardForm"><text:span text:style-name="T1"/></text:span></text:p>
      <text:p text:style-name="P242"><text:span text:style-name="MathematicaFormatStandardForm"><text:span text:style-name="T1">…</text:span></text:span></text:p>
      <text:p text:style-name="P242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35" text:anchor-type="as-char" svg:y="-0.2339in" svg:width="1.0484in" svg:height="0.3752in" draw:z-index="242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44" text:anchor-type="as-char" svg:y="-0.2339in" svg:width="1.4366in" svg:height="0.3752in" draw:z-index="243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45" text:anchor-type="as-char" svg:y="-0.2437in" svg:width="0.8972in" svg:height="0.3929in" draw:z-index="244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/></text:span></text:p>
      <text:p text:style-name="P213"><text:span text:style-name="MathematicaFormatStandardForm"><text:span text:style-name="T67"><draw:frame draw:style-name="fr1" draw:name="Object246" text:anchor-type="as-char" svg:y="-0.3402in" svg:width="5.0898in" svg:height="0.4811in" draw:z-index="245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132"><text:span text:style-name="MathematicaFormatStandardForm"><text:span text:style-name="T67"/></text:span></text:p>
      <text:p text:style-name="P132"><text:span text:style-name="MathematicaFormatStandardForm"><text:span text:style-name="T67"><draw:frame draw:style-name="fr1" draw:name="Object247" text:anchor-type="as-char" svg:y="-0.3402in" svg:width="5.0626in" svg:height="0.4811in" draw:z-index="246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33"><text:span text:style-name="MathematicaFormatStandardForm"><text:span text:style-name="T67"/></text:span></text:p>
      <text:p text:style-name="P133"><text:span text:style-name="MathematicaFormatStandardForm"><text:span text:style-name="T67">...</text:span></text:span></text:p>
      <text:p text:style-name="P133"><text:span text:style-name="MathematicaFormatStandardForm"><text:span text:style-name="T67"/></text:span></text:p>
      <text:p text:style-name="P133"><text:span text:style-name="MathematicaFormatStandardForm"><text:span text:style-name="T67"><draw:frame draw:style-name="fr1" draw:name="Object248" text:anchor-type="as-char" svg:y="-0.2366in" svg:width="1.5228in" svg:height="0.378in" draw:z-index="247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133"><text:span text:style-name="MathematicaFormatStandardForm"><text:span text:style-name="T67"/></text:span></text:p>
      <text:p text:style-name="P133"><text:span text:style-name="MathematicaFormatStandardForm"><text:span text:style-name="T67"><draw:frame draw:style-name="fr1" draw:name="Object249" text:anchor-type="as-char" svg:y="-0.3382in" svg:width="2.2638in" svg:height="0.4819in" draw:z-index="248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133"><text:span text:style-name="MathematicaFormatStandardForm"><text:span text:style-name="T67"/></text:span></text:p>
      <text:p text:style-name="P133"><text:span text:style-name="MathematicaFormatStandardForm"><text:span text:style-name="T67"><draw:frame draw:style-name="fr1" draw:name="Object250" text:anchor-type="as-char" svg:y="-0.3382in" svg:width="2.2366in" svg:height="0.4819in" draw:z-index="249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133"><text:span text:style-name="MathematicaFormatStandardForm"><text:span text:style-name="T67"/></text:span></text:p>
      <text:p text:style-name="P133"><text:span text:style-name="MathematicaFormatStandardForm"><text:span text:style-name="T67">…</text:span></text:span></text:p>
      <text:p text:style-name="P133"><text:span text:style-name="MathematicaFormatStandardForm"><text:span text:style-name="T67"/></text:span></text:p>
      <text:p text:style-name="P134"><text:span text:style-name="MathematicaFormatStandardForm"><text:span text:style-name="T70">OKAY.</text:span></text:span></text:p>
      <text:p text:style-name="P134"><text:span text:style-name="MathematicaFormatStandardForm"><text:span text:style-name="T70"/></text:span></text:p>
      <text:p text:style-name="P134"><text:span text:style-name="MathematicaFormatStandardForm"><text:span text:style-name="T67"><draw:frame draw:style-name="fr1" draw:name="Object252" text:anchor-type="as-char" svg:y="-0.2366in" svg:width="1.5228in" svg:height="0.378in" draw:z-index="274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134"><text:span text:style-name="MathematicaFormatStandardForm"><text:span text:style-name="T70"/></text:span></text:p>
      <text:p text:style-name="P134"><text:span text:style-name="MathematicaFormatStandardForm"><text:span text:style-name="T67"><draw:frame draw:style-name="fr1" draw:name="Object251" text:anchor-type="as-char" svg:y="-0.2043in" svg:width="1.5543in" svg:height="0.3283in" draw:z-index="250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134"><text:span text:style-name="MathematicaFormatStandardForm"><text:span text:style-name="T67"/></text:span></text:p>
      <text:p text:style-name="P134"><text:span text:style-name="MathematicaFormatStandardForm"><text:span text:style-name="T67"><draw:frame draw:style-name="fr1" draw:name="Object253" text:anchor-type="as-char" svg:y="-0.2043in" svg:width="1.5555in" svg:height="0.3283in" draw:z-index="252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134"><text:span text:style-name="MathematicaFormatStandardForm"><text:span text:style-name="T67"/></text:span></text:p>
      <text:p text:style-name="P134"><text:span text:style-name="MathematicaFormatStandardForm"><text:span text:style-name="T67">...</text:span></text:span></text:p>
      <text:p text:style-name="P134"><text:span text:style-name="MathematicaFormatStandardForm"><text:span text:style-name="T67"/></text:span></text:p>
      <text:p text:style-name="P135"><text:span text:style-name="MathematicaFormatStandardForm"><text:span text:style-name="T67"><draw:frame draw:style-name="fr1" draw:name="Object254" text:anchor-type="as-char" svg:y="-0.3409in" svg:width="2.3835in" svg:height="0.4811in" draw:z-index="253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135"><text:span text:style-name="MathematicaFormatStandardForm"><text:span text:style-name="T67"/></text:span></text:p>
      <text:p text:style-name="P135"><text:span text:style-name="MathematicaFormatStandardForm"><text:span text:style-name="T67"><draw:frame draw:style-name="fr1" draw:name="Object255" text:anchor-type="as-char" svg:y="-0.3409in" svg:width="2.3535in" svg:height="0.4811in" draw:z-index="254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35"><text:span text:style-name="MathematicaFormatStandardForm"><text:span text:style-name="T67"/></text:span></text:p>
      <text:p text:style-name="P136"><text:span text:style-name="MathematicaFormatStandardForm"><text:span text:style-name="T67"><draw:frame draw:style-name="fr1" draw:name="Object256" text:anchor-type="as-char" svg:y="-0.3409in" svg:width="2.2098in" svg:height="0.4811in" draw:z-index="255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/text:p>
      <text:p text:style-name="P136"><text:span text:style-name="MathematicaFormatStandardForm"><text:span text:style-name="T67"/></text:span></text:p>
      <text:p text:style-name="P137"><text:span text:style-name="MathematicaFormatStandardForm"><text:span text:style-name="T67"/></text:span></text:p>
      <text:p text:style-name="P214"><text:span text:style-name="MathematicaFormatStandardForm"><text:span text:style-name="T67">…</text:span></text:span></text:p>
      <text:p text:style-name="P137"><text:span text:style-name="MathematicaFormatStandardForm"><text:span text:style-name="T67"/></text:span></text:p>
      <text:p text:style-name="P138"><text:span text:style-name="MathematicaFormatStandardForm"><text:span text:style-name="T67"><draw:frame draw:style-name="fr1" draw:name="Object257" text:anchor-type="as-char" svg:y="-0.3382in" svg:width="2.2638in" svg:height="0.4819in" draw:z-index="256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/text:p>
      <text:p text:style-name="P138"><text:span text:style-name="MathematicaFormatStandardForm"><text:span text:style-name="T67"/></text:span></text:p>
      <text:p text:style-name="P138"><text:span text:style-name="MathematicaFormatStandardForm"><text:span text:style-name="T67">// ? </text:span></text:span><text:span text:style-name="MathematicaFormatStandardForm"><text:span text:style-name="T71">Is this valid? <text:s/>Not sure about </text:span></text:span><text:span text:style-name="MathematicaFormatStandardForm"><text:span text:style-name="T72">splitting this sum. <text:s/>Worth checking out.</text:span></text:span></text:p>
      <text:p text:style-name="P138"><text:span text:style-name="MathematicaFormatStandardForm"><text:span text:style-name="T71"/></text:span></text:p>
      <text:p text:style-name="P138"><text:span text:style-name="MathematicaFormatStandardForm"><text:span text:style-name="T67"><draw:frame draw:style-name="fr1" draw:name="Object258" text:anchor-type="as-char" svg:y="-0.3382in" svg:width="3.9102in" svg:height="0.5827in" draw:z-index="257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38"><text:span text:style-name="MathematicaFormatStandardForm"><text:span text:style-name="T67"/></text:span></text:p>
      <text:p text:style-name="P139"><text:span text:style-name="MathematicaFormatStandardForm"><text:span text:style-name="T67"><draw:frame draw:style-name="fr1" draw:name="Object259" text:anchor-type="as-char" svg:y="-0.3382in" svg:width="3.6492in" svg:height="0.5827in" draw:z-index="258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38"><text:span text:style-name="MathematicaFormatStandardForm"><text:span text:style-name="T67"/></text:span></text:p>
      <text:p text:style-name="P139"><text:span text:style-name="MathematicaFormatStandardForm"><text:span text:style-name="T67"><draw:frame draw:style-name="fr1" draw:name="Object260" text:anchor-type="as-char" svg:y="-0.3382in" svg:width="3.6283in" svg:height="0.5827in" draw:z-index="259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38"><text:span text:style-name="MathematicaFormatStandardForm"><text:span text:style-name="T67"/></text:span></text:p>
      <text:p text:style-name="P138"><text:span text:style-name="MathematicaFormatStandardForm"><text:span text:style-name="T67">…</text:span></text:span></text:p>
      <text:p text:style-name="P138"><text:span text:style-name="MathematicaFormatStandardForm"><text:span text:style-name="T73"/></text:span></text:p>
      <text:p text:style-name="P215"><text:span text:style-name="MathematicaFormatStandardForm"><text:span text:style-name="T74">Okay. <text:s/>Here is where I'm trying to go.</text:span></text:span></text:p>
      <text:p text:style-name="P140"><text:span text:style-name="MathematicaFormatStandardForm"><text:span text:style-name="T67"/></text:span></text:p>
      <text:p text:style-name="P140"><text:span text:style-name="MathematicaFormatStandardForm"><text:span text:style-name="T67"/></text:span></text:p>
      <text:p text:style-name="P140"><text:span text:style-name="MathematicaFormatStandardForm"><text:span text:style-name="T67">...</text:span></text:span></text:p>
      <text:p text:style-name="P190"><text:span text:style-name="MathematicaFormatStandardForm"><text:span text:style-name="T67"/></text:span></text:p>
      <text:p text:style-name="P190"><text:span text:style-name="MathematicaFormatStandardForm"><text:span text:style-name="T67"/></text:span></text:p>
      <text:p text:style-name="P191"><text:span text:style-name="MathematicaFormatStandardForm"><text:span text:style-name="T67"><draw:frame draw:style-name="fr1" draw:name="Object263" text:anchor-type="as-char" svg:y="-0.3402in" svg:width="4.6154in" svg:height="0.4811in" draw:z-index="275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190"><text:span text:style-name="MathematicaFormatStandardForm"><text:span text:style-name="T67"/></text:span></text:p>
      <text:p text:style-name="P191"><text:span text:style-name="MathematicaFormatStandardForm"><text:span text:style-name="T67"><draw:frame draw:style-name="fr1" draw:name="Object261" text:anchor-type="as-char" svg:y="-0.3382in" svg:width="4.5543in" svg:height="0.4783in" draw:z-index="260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191"><text:span text:style-name="MathematicaFormatStandardForm"><text:span text:style-name="T67"/></text:span></text:p>
      <text:p text:style-name="P141"><text:span text:style-name="MathematicaFormatStandardForm"><text:span text:style-name="T67">…</text:span></text:span></text:p>
      <text:p text:style-name="P141"><text:span text:style-name="MathematicaFormatStandardForm"><text:span text:style-name="T67"/></text:span></text:p>
      <text:p text:style-name="P142"><text:span text:style-name="MathematicaFormatStandardForm"><text:span text:style-name="T1"><draw:frame draw:style-name="fr1" draw:name="Object264" text:anchor-type="as-char" svg:y="-0.2043in" svg:width="1.0098in" svg:height="0.348in" draw:z-index="279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6" text:anchor-type="as-char" svg:y="-0.2228in" svg:width="0.8209in" svg:height="0.3638in" draw:z-index="280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7" text:anchor-type="as-char" svg:y="-0.2492in" svg:width="1.2543in" svg:height="0.4091in" draw:z-index="286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<draw:frame draw:style-name="fr1" draw:name="Object262" text:anchor-type="as-char" svg:y="-0.2228in" svg:width="1.5661in" svg:height="0.3827in" draw:z-index="287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142"><text:span text:style-name="MathematicaFormatStandardForm"><text:span text:style-name="T1"/></text:span></text:p>
      <text:p text:style-name="P142"><text:span text:style-name="MathematicaFormatStandardForm"><text:span text:style-name="T1">…</text:span></text:span></text:p>
      <text:p text:style-name="P142"><text:span text:style-name="MathematicaFormatStandardForm"><text:span text:style-name="T1"/></text:span></text:p>
      <text:p text:style-name="P243"><text:span text:style-name="MathematicaFormatStandardForm"><text:span text:style-name="T1"><draw:frame draw:style-name="fr1" draw:name="Object269" text:anchor-type="as-char" svg:y="-0.2043in" svg:width="1.8134in" svg:height="0.3571in" draw:z-index="288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243"><text:span text:style-name="MathematicaFormatStandardForm"><text:span text:style-name="T1"/></text:span></text:p>
      <text:p text:style-name="P243"><text:span text:style-name="MathematicaFormatStandardForm"><text:span text:style-name="T1"><draw:frame draw:style-name="fr1" draw:name="Object270" text:anchor-type="as-char" svg:y="-0.2228in" svg:width="1.6516in" svg:height="0.3764in" draw:z-index="289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192"><text:span text:style-name="MathematicaFormatStandardForm"><text:span text:style-name="T67"/></text:span></text:p>
      <text:p text:style-name="P243"><text:span text:style-name="MathematicaFormatStandardForm"><text:span text:style-name="T1"><draw:frame draw:style-name="fr1" draw:name="Object268" text:anchor-type="as-char" svg:y="-0.2402in" svg:width="1.2075in" svg:height="0.3791in" draw:z-index="262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243"><text:span text:style-name="MathematicaFormatStandardForm"><text:span text:style-name="T1"/></text:span></text:p>
      <text:p text:style-name="P243"><text:span text:style-name="MathematicaFormatStandardForm"><text:span text:style-name="T1"><draw:frame draw:style-name="fr1" draw:name="Object265" text:anchor-type="as-char" svg:y="-0.2374in" svg:width="1.1in" svg:height="0.3764in" draw:z-index="267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243"><text:span text:style-name="MathematicaFormatStandardForm"><text:span text:style-name="T1"/></text:span></text:p>
      <text:p text:style-name="P243"><text:span text:style-name="MathematicaFormatStandardForm"><text:span text:style-name="T1">...</text:span></text:span></text:p>
      <text:p text:style-name="P243"><text:span text:style-name="MathematicaFormatStandardForm"><text:span text:style-name="T1"/></text:span></text:p>
      <text:p text:style-name="P142"><text:span text:style-name="MathematicaFormatStandardForm"><text:span text:style-name="T1"/></text:span></text:p>
      <text:p text:style-name="P243"><text:span text:style-name="MathematicaFormatStandardForm"><text:span text:style-name="T1"/></text:span></text:p>
      <text:p text:style-name="P243"><text:span text:style-name="MathematicaFormatStandardForm"><text:span text:style-name="T1"/></text:span></text:p>
      <text:p text:style-name="P226"><text:span text:style-name="MathematicaFormatStandardForm"><text:span text:style-name="T67"><draw:frame draw:style-name="fr1" draw:name="Object271" text:anchor-type="as-char" svg:y="-0.3402in" svg:width="5.0898in" svg:height="0.4811in" draw:z-index="270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93"><text:span text:style-name="MathematicaFormatStandardForm"><text:span text:style-name="T67"/></text:span></text:p>
      <text:p text:style-name="P194"><text:span text:style-name="MathematicaFormatStandardForm"><text:span text:style-name="T67"><draw:frame draw:style-name="fr1" draw:name="Object273" text:anchor-type="as-char" svg:y="-0.3382in" svg:width="4.9189in" svg:height="0.4783in" draw:z-index="271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193"><text:span text:style-name="MathematicaFormatStandardForm"><text:span text:style-name="T67"/></text:span></text:p>
      <text:p text:style-name="P196"><text:span text:style-name="MathematicaFormatStandardForm"><text:span text:style-name="T75"/></text:span></text:p>
      <text:p text:style-name="P196"><text:span text:style-name="MathematicaFormatStandardForm"><text:span text:style-name="T75"/></text:span></text:p>
      <text:p text:style-name="P143"><text:span text:style-name="MathematicaFormatStandardForm"><text:span text:style-name="T67">…</text:span></text:span></text:p>
      <text:p text:style-name="P143"><text:span text:style-name="MathematicaFormatStandardForm"><text:span text:style-name="T67"/></text:span></text:p>
      <text:p text:style-name="P143"><text:span text:style-name="MathematicaFormatStandardForm"><text:span text:style-name="T67"/></text:span></text:p>
      <text:p text:style-name="P244"><text:span text:style-name="MathematicaFormatStandardForm"><text:span text:style-name="T1"><draw:frame draw:style-name="fr1" draw:name="Object277" text:anchor-type="as-char" svg:y="-0.2043in" svg:width="1.5835in" svg:height="0.348in" draw:z-index="290"><draw:object xlink:href="./Object 279" xlink:type="simple" xlink:show="embed" xlink:actuate="onLoad"/><draw:image xlink:href="./ObjectReplacements/Object 279" xlink:type="simple" xlink:show="embed" xlink:actuate="onLoad"/><svg:desc>formula</svg:desc></draw:frame></text:span></text:span></text:p>
      <text:p text:style-name="P244"><text:span text:style-name="MathematicaFormatStandardForm"><text:span text:style-name="T1"/></text:span></text:p>
      <text:p text:style-name="P244"><text:span text:style-name="MathematicaFormatStandardForm"><text:span text:style-name="T1"><draw:frame draw:style-name="fr1" draw:name="Object278" text:anchor-type="as-char" svg:y="-0.1555in" svg:width="2.0465in" svg:height="0.2937in" draw:z-index="291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<text:p text:style-name="P195"><text:span text:style-name="MathematicaFormatStandardForm"><text:span text:style-name="T67"/></text:span></text:p>
      <text:p text:style-name="P244"><text:span text:style-name="MathematicaFormatStandardForm"><text:span text:style-name="T1"><draw:frame draw:style-name="fr1" draw:name="Object279" text:anchor-type="as-char" svg:y="-0.2402in" svg:width="1.222in" svg:height="0.3791in" draw:z-index="292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<text:p text:style-name="P244"><text:span text:style-name="MathematicaFormatStandardForm"><text:span text:style-name="T1"/></text:span></text:p>
      <text:p text:style-name="P244"><text:span text:style-name="MathematicaFormatStandardForm"><text:span text:style-name="T1"><draw:frame draw:style-name="fr1" draw:name="Object276" text:anchor-type="as-char" svg:y="-0.2374in" svg:width="1.1091in" svg:height="0.3764in" draw:z-index="272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  <text:p text:style-name="P244"><text:span text:style-name="MathematicaFormatStandardForm"><text:span text:style-name="T1"/></text:span></text:p>
      <text:p text:style-name="P245"><text:span text:style-name="MathematicaFormatStandardForm"><text:span text:style-name="T1"><draw:frame draw:style-name="fr1" draw:name="Object272" text:anchor-type="as-char" svg:y="-0.2402in" svg:width="1.4925in" svg:height="0.3791in" draw:z-index="276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229"><text:span text:style-name="MathematicaFormatStandardForm"><text:span text:style-name="T1">….</text:span></text:span></text:p>
      <text:p text:style-name="P245"><text:span text:style-name="MathematicaFormatStandardForm"><text:span text:style-name="T1"/></text:span></text:p>
      <text:p text:style-name="P246"><text:span text:style-name="MathematicaFormatStandardForm"><text:span text:style-name="T27">Ahem.</text:span></text:span></text:p>
      <text:p text:style-name="P246"><text:span text:style-name="MathematicaFormatStandardForm"><text:span text:style-name="T27"/></text:span></text:p>
      <text:p text:style-name="P144"><text:span text:style-name="MathematicaFormatStandardForm"><text:span text:style-name="T1"><draw:frame draw:style-name="fr1" draw:name="Object280" text:anchor-type="as-char" svg:y="-0.228in" svg:width="0.9634in" svg:height="0.352in" draw:z-index="296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1" text:anchor-type="as-char" svg:y="-0.2228in" svg:width="0.8453in" svg:height="0.348in" draw:z-index="297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<text:p text:style-name="P246"><text:span text:style-name="MathematicaFormatStandardForm"><text:span text:style-name="T27"/></text:span></text:p>
      <text:p text:style-name="P144"><text:span text:style-name="MathematicaFormatStandardForm"><text:span text:style-name="T1"><draw:frame draw:style-name="fr1" draw:name="Object274" text:anchor-type="as-char" svg:y="-0.3382in" svg:width="1.9453in" svg:height="0.4783in" draw:z-index="277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75" text:anchor-type="as-char" svg:y="-0.1437in" svg:width="1.9453in" svg:height="0.2839in" draw:z-index="278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2" text:anchor-type="as-char" svg:y="-0.1437in" svg:width="1.9492in" svg:height="0.2839in" draw:z-index="281"><draw:object xlink:href="./Object 284" xlink:type="simple" xlink:show="embed" xlink:actuate="onLoad"/><draw:image xlink:href="./ObjectReplacements/Object 284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3" text:anchor-type="as-char" svg:y="-0.1437in" svg:width="1.8929in" svg:height="0.2839in" draw:z-index="282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85" text:anchor-type="as-char" svg:y="-0.228in" svg:width="1.6035in" svg:height="0.3689in" draw:z-index="283"><draw:object xlink:href="./Object 287" xlink:type="simple" xlink:show="embed" xlink:actuate="onLoad"/><draw:image xlink:href="./ObjectReplacements/Object 287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84" text:anchor-type="as-char" svg:y="-0.228in" svg:width="1.9602in" svg:height="0.3689in" draw:z-index="284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<text:p text:style-name="P145"><text:span text:style-name="MathematicaFormatStandardForm"><text:span text:style-name="T1"/></text:span></text:p>
      <text:p text:style-name="P145"><text:span text:style-name="MathematicaFormatStandardForm"><text:span text:style-name="T1"><draw:frame draw:style-name="fr1" draw:name="Object286" text:anchor-type="as-char" svg:y="-0.228in" svg:width="1.9602in" svg:height="0.3689in" draw:z-index="285"><draw:object xlink:href="./Object 288" xlink:type="simple" xlink:show="embed" xlink:actuate="onLoad"/><draw:image xlink:href="./ObjectReplacements/Object 288" xlink:type="simple" xlink:show="embed" xlink:actuate="onLoad"/><svg:desc>formula</svg:desc></draw:frame></text:span></text:span></text:p>
      <text:p text:style-name="P216"><text:span text:style-name="MathematicaFormatStandardForm"><text:span text:style-name="T1">…</text:span></text:span></text:p>
      <text:p text:style-name="P145"><text:span text:style-name="MathematicaFormatStandardForm"><text:span text:style-name="T1"/></text:span></text:p>
      <text:p text:style-name="P146"><text:span text:style-name="MathematicaFormatStandardForm"><text:span text:style-name="T28">The trig stuff:</text:span></text:span></text:p>
      <text:p text:style-name="P146"><text:span text:style-name="MathematicaFormatStandardForm"><text:span text:style-name="T28"/></text:span></text:p>
      <text:p text:style-name="P146"><text:span text:style-name="MathematicaFormatStandardForm"><text:span text:style-name="T28"/></text:span></text:p>
      <text:p text:style-name="P218"><text:span text:style-name="MathematicaFormatStandardForm"><text:span text:style-name="T32">QUESTION!</text:span></text:span></text:p>
      <text:p text:style-name="P153"><text:span text:style-name="MathematicaFormatStandardForm"><text:span text:style-name="T32"/></text:span></text:p>
      <text:p text:style-name="P153"><text:span text:style-name="MathematicaFormatStandardForm"><text:span text:style-name="T32">Is there a reasonable way to interpret the factorial for all of this stuff?</text:span></text:span></text:p>
      <text:p text:style-name="P153"><text:span text:style-name="MathematicaFormatStandardForm"><text:span text:style-name="T32"/></text:span></text:p>
      <text:p text:style-name="P153"><text:span text:style-name="MathematicaFormatStandardForm"><text:span text:style-name="T32"/></text:span></text:p>
      <text:p text:style-name="P154"><text:span text:style-name="MathematicaFormatStandardForm"><text:span text:style-name="T1"><draw:frame draw:style-name="fr1" draw:name="Object293" text:anchor-type="as-char" svg:y="-0.2339in" svg:width="1.2236in" svg:height="0.3752in" draw:z-index="293"><draw:object xlink:href="./Object 295" xlink:type="simple" xlink:show="embed" xlink:actuate="onLoad"/><draw:image xlink:href="./ObjectReplacements/Object 295" xlink:type="simple" xlink:show="embed" xlink:actuate="onLoad"/><svg:desc>formula</svg:desc></draw:frame></text:span></text:span></text:p>
      <text:p text:style-name="P154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7" text:anchor-type="as-char" svg:y="-0.1425in" svg:width="2.2591in" svg:height="0.2827in" draw:z-index="306"><draw:object xlink:href="./Object 299" xlink:type="simple" xlink:show="embed" xlink:actuate="onLoad"/><draw:image xlink:href="./ObjectReplacements/Object 299" xlink:type="simple" xlink:show="embed" xlink:actuate="onLoad"/><svg:desc>formula</svg:desc></draw:frame></text:span></text:span></text:p>
      <text:p text:style-name="P154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5" text:anchor-type="as-char" svg:y="-0.1437in" svg:width="0.9138in" svg:height="0.3102in" draw:z-index="294"><draw:object xlink:href="./Object 297" xlink:type="simple" xlink:show="embed" xlink:actuate="onLoad"/><draw:image xlink:href="./ObjectReplacements/Object 297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4" text:anchor-type="as-char" svg:y="-0.1425in" svg:width="1.2091in" svg:height="0.3083in" draw:z-index="330"><draw:object xlink:href="./Object 296" xlink:type="simple" xlink:show="embed" xlink:actuate="onLoad"/><draw:image xlink:href="./ObjectReplacements/Object 296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><draw:frame draw:style-name="fr1" draw:name="Object296" text:anchor-type="as-char" svg:y="-0.1437in" svg:width="2.4228in" svg:height="0.2839in" draw:z-index="295"><draw:object xlink:href="./Object 298" xlink:type="simple" xlink:show="embed" xlink:actuate="onLoad"/><draw:image xlink:href="./ObjectReplacements/Object 298" xlink:type="simple" xlink:show="embed" xlink:actuate="onLoad"/><svg:desc>formula</svg:desc></draw:frame></text:span></text:span></text:p>
      <text:p text:style-name="P155"><text:span text:style-name="MathematicaFormatStandardForm"><text:span text:style-name="T1"/></text:span></text:p>
      <text:p text:style-name="P155"><text:span text:style-name="MathematicaFormatStandardForm"><text:span text:style-name="T1"/></text:span></text:p>
      <text:p text:style-name="P219"><text:span text:style-name="MathematicaFormatStandardForm"><text:span text:style-name="T1"><draw:frame draw:style-name="fr1" draw:name="Object298" text:anchor-type="as-char" svg:y="-0.2228in" svg:width="0.9744in" svg:height="0.5217in" draw:z-index="298"><draw:object xlink:href="./Object 300" xlink:type="simple" xlink:show="embed" xlink:actuate="onLoad"/><draw:image xlink:href="./ObjectReplacements/Object 300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299" text:anchor-type="as-char" svg:y="-0.3382in" svg:width="1.998in" svg:height="0.4783in" draw:z-index="299"><draw:object xlink:href="./Object 301" xlink:type="simple" xlink:show="embed" xlink:actuate="onLoad"/><draw:image xlink:href="./ObjectReplacements/Object 301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0" text:anchor-type="as-char" svg:y="-0.3382in" svg:width="2.0402in" svg:height="0.4783in" draw:z-index="300"><draw:object xlink:href="./Object 302" xlink:type="simple" xlink:show="embed" xlink:actuate="onLoad"/><draw:image xlink:href="./ObjectReplacements/Object 302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1" text:anchor-type="as-char" svg:y="-0.1437in" svg:width="1.978in" svg:height="0.2839in" draw:z-index="301"><draw:object xlink:href="./Object 303" xlink:type="simple" xlink:show="embed" xlink:actuate="onLoad"/><draw:image xlink:href="./ObjectReplacements/Object 303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2" text:anchor-type="as-char" svg:y="-0.1437in" svg:width="3.8043in" svg:height="0.2839in" draw:z-index="302"><draw:object xlink:href="./Object 304" xlink:type="simple" xlink:show="embed" xlink:actuate="onLoad"/><draw:image xlink:href="./ObjectReplacements/Object 304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6"><text:span text:style-name="MathematicaFormatStandardForm"><text:span text:style-name="T1"><draw:frame draw:style-name="fr1" draw:name="Object303" text:anchor-type="as-char" svg:y="-0.3382in" svg:width="4.5035in" svg:height="0.4783in" draw:z-index="303"><draw:object xlink:href="./Object 305" xlink:type="simple" xlink:show="embed" xlink:actuate="onLoad"/><draw:image xlink:href="./ObjectReplacements/Object 305" xlink:type="simple" xlink:show="embed" xlink:actuate="onLoad"/><svg:desc>formula</svg:desc></draw:frame></text:span></text:span></text:p>
      <text:p text:style-name="P156"><text:span text:style-name="MathematicaFormatStandardForm"><text:span text:style-name="T1"/></text:span></text:p>
      <text:p text:style-name="P157"><text:span text:style-name="MathematicaFormatStandardForm"><text:span text:style-name="T1"><draw:frame draw:style-name="fr1" draw:name="Object304" text:anchor-type="as-char" svg:y="-0.3382in" svg:width="3.3575in" svg:height="0.4783in" draw:z-index="304"><draw:object xlink:href="./Object 306" xlink:type="simple" xlink:show="embed" xlink:actuate="onLoad"/><draw:image xlink:href="./ObjectReplacements/Object 306" xlink:type="simple" xlink:show="embed" xlink:actuate="onLoad"/><svg:desc>formula</svg:desc></draw:frame></text:span></text:span></text:p>
      <text:p text:style-name="P220"><text:span text:style-name="MathematicaFormatStandardForm"><text:span text:style-name="T1"><draw:frame draw:style-name="fr1" draw:name="Object306" text:anchor-type="as-char" svg:y="-0.1244in" svg:width="1.3744in" svg:height="0.2791in" draw:z-index="331"><draw:object xlink:href="./Object 308" xlink:type="simple" xlink:show="embed" xlink:actuate="onLoad"/><draw:image xlink:href="./ObjectReplacements/Object 308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5" text:anchor-type="as-char" svg:y="-0.1244in" svg:width="1.9098in" svg:height="0.2791in" draw:z-index="305"><draw:object xlink:href="./Object 307" xlink:type="simple" xlink:show="embed" xlink:actuate="onLoad"/><draw:image xlink:href="./ObjectReplacements/Object 307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7" text:anchor-type="as-char" svg:y="-0.378in" svg:width="2.3098in" svg:height="0.6764in" draw:z-index="307"><draw:object xlink:href="./Object 309" xlink:type="simple" xlink:show="embed" xlink:actuate="onLoad"/><draw:image xlink:href="./ObjectReplacements/Object 309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8"><text:span text:style-name="MathematicaFormatStandardForm"><text:span text:style-name="T1"><draw:frame draw:style-name="fr1" draw:name="Object308" text:anchor-type="as-char" svg:y="-0.378in" svg:width="3.078in" svg:height="0.6764in" draw:z-index="308"><draw:object xlink:href="./Object 310" xlink:type="simple" xlink:show="embed" xlink:actuate="onLoad"/><draw:image xlink:href="./ObjectReplacements/Object 310" xlink:type="simple" xlink:show="embed" xlink:actuate="onLoad"/><svg:desc>formula</svg:desc></draw:frame></text:span></text:span></text:p>
      <text:p text:style-name="P158"><text:span text:style-name="MathematicaFormatStandardForm"><text:span text:style-name="T1"/></text:span></text:p>
      <text:p text:style-name="P159"><text:span text:style-name="MathematicaFormatStandardForm"><text:span text:style-name="T1"><draw:frame draw:style-name="fr1" draw:name="Object309" text:anchor-type="as-char" svg:y="-0.1244in" svg:width="0.7575in" svg:height="0.1752in" draw:z-index="309"><draw:object xlink:href="./Object 311" xlink:type="simple" xlink:show="embed" xlink:actuate="onLoad"/><draw:image xlink:href="./ObjectReplacements/Object 311" xlink:type="simple" xlink:show="embed" xlink:actuate="onLoad"/><svg:desc>formula</svg:desc></draw:frame></text:span></text:span></text:p>
      <text:p text:style-name="P159"><text:span text:style-name="MathematicaFormatStandardForm"><text:span text:style-name="T1"/></text:span></text:p>
      <text:p text:style-name="P160"><text:span text:style-name="MathematicaFormatStandardForm"><text:span text:style-name="T1"><draw:frame draw:style-name="fr1" draw:name="Object310" text:anchor-type="as-char" svg:y="-0.1425in" svg:width="2.0236in" svg:height="0.3083in" draw:z-index="310"><draw:object xlink:href="./Object 312" xlink:type="simple" xlink:show="embed" xlink:actuate="onLoad"/><draw:image xlink:href="./ObjectReplacements/Object 312" xlink:type="simple" xlink:show="embed" xlink:actuate="onLoad"/><svg:desc>formula</svg:desc></draw:frame></text:span></text:span></text:p>
      <text:p text:style-name="P160"><text:span text:style-name="MathematicaFormatStandardForm"><text:span text:style-name="T1"/></text:span></text:p>
      <text:p text:style-name="P160"><text:span text:style-name="MathematicaFormatStandardForm"><text:span text:style-name="T1"><draw:frame draw:style-name="fr1" draw:name="Object311" text:anchor-type="as-char" svg:y="-0.3972in" svg:width="2.9382in" svg:height="0.7154in" draw:z-index="311"><draw:object xlink:href="./Object 313" xlink:type="simple" xlink:show="embed" xlink:actuate="onLoad"/><draw:image xlink:href="./ObjectReplacements/Object 313" xlink:type="simple" xlink:show="embed" xlink:actuate="onLoad"/><svg:desc>formula</svg:desc></draw:frame></text:span></text:span></text:p>
      <text:p text:style-name="P160"><text:span text:style-name="MathematicaFormatStandardForm"><text:span text:style-name="T1"/></text:span></text:p>
      <text:p text:style-name="P161"><text:span text:style-name="MathematicaFormatStandardForm"><text:span text:style-name="T1"><draw:frame draw:style-name="fr1" draw:name="Object312" text:anchor-type="as-char" svg:y="-0.1437in" svg:width="1.5043in" svg:height="0.3102in" draw:z-index="312"><draw:object xlink:href="./Object 314" xlink:type="simple" xlink:show="embed" xlink:actuate="onLoad"/><draw:image xlink:href="./ObjectReplacements/Object 314" xlink:type="simple" xlink:show="embed" xlink:actuate="onLoad"/><svg:desc>formula</svg:desc></draw:frame></text:span></text:span></text:p>
      <text:p text:style-name="P161"><text:span text:style-name="MathematicaFormatStandardForm"><text:span text:style-name="T1"/></text:span></text:p>
      <text:p text:style-name="P161"><text:span text:style-name="MathematicaFormatStandardForm"><text:span text:style-name="T1"><draw:frame draw:style-name="fr1" draw:name="Object313" text:anchor-type="as-char" svg:y="-0.3972in" svg:width="2.3264in" svg:height="0.7154in" draw:z-index="313"><draw:object xlink:href="./Object 315" xlink:type="simple" xlink:show="embed" xlink:actuate="onLoad"/><draw:image xlink:href="./ObjectReplacements/Object 315" xlink:type="simple" xlink:show="embed" xlink:actuate="onLoad"/><svg:desc>formula</svg:desc></draw:frame></text:span></text:span></text:p>
      <text:p text:style-name="P161"><text:span text:style-name="MathematicaFormatStandardForm"><text:span text:style-name="T1"/></text:span></text:p>
      <text:p text:style-name="P162"><text:span text:style-name="MathematicaFormatStandardForm"><text:span text:style-name="T1"><draw:frame draw:style-name="fr1" draw:name="Object314" text:anchor-type="as-char" svg:y="-0.1437in" svg:width="0.9138in" svg:height="0.3102in" draw:z-index="314"><draw:object xlink:href="./Object 316" xlink:type="simple" xlink:show="embed" xlink:actuate="onLoad"/><draw:image xlink:href="./ObjectReplacements/Object 316" xlink:type="simple" xlink:show="embed" xlink:actuate="onLoad"/><svg:desc>formula</svg:desc></draw:frame></text:span></text:span></text:p>
      <text:p text:style-name="P162"><text:span text:style-name="MathematicaFormatStandardForm"><text:span text:style-name="T1"/></text:span></text:p>
      <text:p text:style-name="P162"><text:span text:style-name="MathematicaFormatStandardForm"><text:span text:style-name="T1"><draw:frame draw:style-name="fr1" draw:name="Object315" text:anchor-type="as-char" svg:y="-0.3972in" svg:width="1.652in" svg:height="0.7154in" draw:z-index="315"><draw:object xlink:href="./Object 317" xlink:type="simple" xlink:show="embed" xlink:actuate="onLoad"/><draw:image xlink:href="./ObjectReplacements/Object 317" xlink:type="simple" xlink:show="embed" xlink:actuate="onLoad"/><svg:desc>formula</svg:desc></draw:frame></text:span></text:span></text:p>
      <text:p text:style-name="P162"><text:span text:style-name="MathematicaFormatStandardForm"><text:span text:style-name="T1"/></text:span></text:p>
      <text:p text:style-name="P163"><text:span text:style-name="MathematicaFormatStandardForm"><text:span text:style-name="T1"><draw:frame draw:style-name="fr1" draw:name="Object316" text:anchor-type="as-char" svg:y="-0.1425in" svg:width="1.2102in" svg:height="0.3083in" draw:z-index="316"><draw:object xlink:href="./Object 318" xlink:type="simple" xlink:show="embed" xlink:actuate="onLoad"/><draw:image xlink:href="./ObjectReplacements/Object 318" xlink:type="simple" xlink:show="embed" xlink:actuate="onLoad"/><svg:desc>formula</svg:desc></draw:frame></text:span></text:span></text:p>
      <text:p text:style-name="P163"><text:span text:style-name="MathematicaFormatStandardForm"><text:span text:style-name="T1"/></text:span></text:p>
      <text:p text:style-name="P163"><text:span text:style-name="MathematicaFormatStandardForm"><text:span text:style-name="T1"><draw:frame draw:style-name="fr1" draw:name="Object317" text:anchor-type="as-char" svg:y="-0.3972in" svg:width="1.6535in" svg:height="0.7154in" draw:z-index="317"><draw:object xlink:href="./Object 319" xlink:type="simple" xlink:show="embed" xlink:actuate="onLoad"/><draw:image xlink:href="./ObjectReplacements/Object 319" xlink:type="simple" xlink:show="embed" xlink:actuate="onLoad"/><svg:desc>formula</svg:desc></draw:frame></text:span></text:span></text:p>
      <text:p text:style-name="P221"><text:span text:style-name="MathematicaFormatStandardForm"><text:span text:style-name="T1"><draw:frame draw:style-name="fr2" draw:name="Object318" text:anchor-type="as-char" svg:y="-0.2547in" svg:width="1.0929in" svg:height="0.4165in" draw:z-index="318"><draw:object xlink:href="./Object 320" xlink:type="simple" xlink:show="embed" xlink:actuate="onLoad"/><draw:image xlink:href="./ObjectReplacements/Object 320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6"><text:span text:style-name="MathematicaFormatStandardForm"><text:span text:style-name="T124"><draw:frame draw:style-name="fr1" draw:name="Object330" text:anchor-type="as-char" svg:y="-0.2043in" svg:width="1.6457in" svg:height="0.348in" draw:z-index="332"><draw:object xlink:href="./Object 332" xlink:type="simple" xlink:show="embed" xlink:actuate="onLoad"/><draw:image xlink:href="./ObjectReplacements/Object 332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19" text:anchor-type="as-char" svg:y="-0.1244in" svg:width="0.4362in" svg:height="0.1752in" draw:z-index="319"><draw:object xlink:href="./Object 321" xlink:type="simple" xlink:show="embed" xlink:actuate="onLoad"/><draw:image xlink:href="./ObjectReplacements/Object 321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0" text:anchor-type="as-char" svg:y="-0.2043in" svg:width="0.6362in" svg:height="0.3283in" draw:z-index="320"><draw:object xlink:href="./Object 322" xlink:type="simple" xlink:show="embed" xlink:actuate="onLoad"/><draw:image xlink:href="./ObjectReplacements/Object 322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21" text:anchor-type="as-char" svg:y="-0.2043in" svg:width="0.8429in" svg:height="0.3283in" draw:z-index="321"><draw:object xlink:href="./Object 323" xlink:type="simple" xlink:show="embed" xlink:actuate="onLoad"/><draw:image xlink:href="./ObjectReplacements/Object 323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2" text:anchor-type="as-char" svg:y="-0.2043in" svg:width="0.828in" svg:height="0.3283in" draw:z-index="322"><draw:object xlink:href="./Object 324" xlink:type="simple" xlink:show="embed" xlink:actuate="onLoad"/><draw:image xlink:href="./ObjectReplacements/Object 324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3" text:anchor-type="as-char" svg:y="-0.2043in" svg:width="1.5362in" svg:height="0.3283in" draw:z-index="323"><draw:object xlink:href="./Object 325" xlink:type="simple" xlink:show="embed" xlink:actuate="onLoad"/><draw:image xlink:href="./ObjectReplacements/Object 325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4" text:anchor-type="as-char" svg:y="-0.2043in" svg:width="1.7429in" svg:height="0.3283in" draw:z-index="324"><draw:object xlink:href="./Object 326" xlink:type="simple" xlink:show="embed" xlink:actuate="onLoad"/><draw:image xlink:href="./ObjectReplacements/Object 326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*</text:span></text:span><text:span text:style-name="MathematicaFormatStandardForm"><text:span text:style-name="T1"><draw:frame draw:style-name="fr1" draw:name="Object325" text:anchor-type="as-char" svg:y="-0.2043in" svg:width="1.3134in" svg:height="0.3283in" draw:z-index="325"><draw:object xlink:href="./Object 327" xlink:type="simple" xlink:show="embed" xlink:actuate="onLoad"/><draw:image xlink:href="./ObjectReplacements/Object 327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6" text:anchor-type="as-char" svg:y="-0.2043in" svg:width="1.0291in" svg:height="0.3283in" draw:z-index="326"><draw:object xlink:href="./Object 328" xlink:type="simple" xlink:show="embed" xlink:actuate="onLoad"/><draw:image xlink:href="./ObjectReplacements/Object 328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4"><text:span text:style-name="MathematicaFormatStandardForm"><text:span text:style-name="T1"><draw:frame draw:style-name="fr1" draw:name="Object327" text:anchor-type="as-char" svg:y="-0.2043in" svg:width="3.1236in" svg:height="0.3283in" draw:z-index="327"><draw:object xlink:href="./Object 329" xlink:type="simple" xlink:show="embed" xlink:actuate="onLoad"/><draw:image xlink:href="./ObjectReplacements/Object 329" xlink:type="simple" xlink:show="embed" xlink:actuate="onLoad"/><svg:desc>formula</svg:desc></draw:frame></text:span></text:span></text:p>
      <text:p text:style-name="P164"><text:span text:style-name="MathematicaFormatStandardForm"><text:span text:style-name="T1"/></text:span></text:p>
      <text:p text:style-name="P165"><text:span text:style-name="MathematicaFormatStandardForm"><text:span text:style-name="T1"><draw:frame draw:style-name="fr1" draw:name="Object328" text:anchor-type="as-char" svg:y="-0.2043in" svg:width="4.0563in" svg:height="0.3283in" draw:z-index="328"><draw:object xlink:href="./Object 330" xlink:type="simple" xlink:show="embed" xlink:actuate="onLoad"/><draw:image xlink:href="./ObjectReplacements/Object 330" xlink:type="simple" xlink:show="embed" xlink:actuate="onLoad"/><svg:desc>formula</svg:desc></draw:frame></text:span></text:span></text:p>
      <text:p text:style-name="P165"><text:span text:style-name="MathematicaFormatStandardForm"><text:span text:style-name="T1"/></text:span></text:p>
      <text:p text:style-name="P165"><text:span text:style-name="MathematicaFormatStandardForm"><text:span text:style-name="T1"><draw:frame draw:style-name="fr1" draw:name="Object329" text:anchor-type="as-char" svg:y="-0.2043in" svg:width="1.7917in" svg:height="0.3283in" draw:z-index="329"><draw:object xlink:href="./Object 331" xlink:type="simple" xlink:show="embed" xlink:actuate="onLoad"/><draw:image xlink:href="./ObjectReplacements/Object 331" xlink:type="simple" xlink:show="embed" xlink:actuate="onLoad"/><svg:desc>formula</svg:desc></draw:frame></text:span></text:span></text:p>
      <text:p text:style-name="P168"><text:span text:style-name="MathematicaFormatStandardForm"><text:span text:style-name="T1"/></text:span></text:p>
      <text:p text:style-name="P168"><text:span text:style-name="MathematicaFormatStandardForm"><text:span text:style-name="T1"><draw:frame draw:style-name="fr2" draw:name="Object332" text:anchor-type="as-char" svg:y="-0.2547in" svg:width="1.0945in" svg:height="0.4165in" draw:z-index="333"><draw:object xlink:href="./Object 334" xlink:type="simple" xlink:show="embed" xlink:actuate="onLoad"/><draw:image xlink:href="./ObjectReplacements/Object 334" xlink:type="simple" xlink:show="embed" xlink:actuate="onLoad"/><svg:desc>formula</svg:desc></draw:frame></text:span></text:span></text:p>
      <text:p text:style-name="P168"><text:span text:style-name="MathematicaFormatStandardForm"><text:span text:style-name="T1"/></text:span></text:p>
      <text:p text:style-name="P168"><text:span text:style-name="MathematicaFormatStandardForm"><text:span text:style-name="T1"><draw:frame draw:style-name="fr2" draw:name="Object333" text:anchor-type="as-char" svg:y="-0.2547in" svg:width="1.0945in" svg:height="0.4165in" draw:z-index="334"><draw:object xlink:href="./Object 335" xlink:type="simple" xlink:show="embed" xlink:actuate="onLoad"/><draw:image xlink:href="./ObjectReplacements/Object 335" xlink:type="simple" xlink:show="embed" xlink:actuate="onLoad"/><svg:desc>formula</svg:desc></draw:frame></text:span></text:span></text:p>
      <text:p text:style-name="P169"><text:span text:style-name="MathematicaFormatStandardForm"><text:span text:style-name="T1"/></text:span></text:p>
      <text:p text:style-name="P169"><text:span text:style-name="MathematicaFormatStandardForm"><text:span text:style-name="T1"><draw:frame draw:style-name="fr2" draw:name="Object334" text:anchor-type="as-char" svg:y="-0.2547in" svg:width="1.45in" svg:height="0.4165in" draw:z-index="335"><draw:object xlink:href="./Object 336" xlink:type="simple" xlink:show="embed" xlink:actuate="onLoad"/><draw:image xlink:href="./ObjectReplacements/Object 336" xlink:type="simple" xlink:show="embed" xlink:actuate="onLoad"/><svg:desc>formula</svg:desc></draw:frame></text:span></text:span></text:p>
      <text:p text:style-name="P169"><text:span text:style-name="MathematicaFormatStandardForm"><text:span text:style-name="T1"/></text:span></text:p>
      <text:p text:style-name="P169"><text:span text:style-name="MathematicaFormatStandardForm"><text:span text:style-name="T1"><draw:frame draw:style-name="fr2" draw:name="Object335" text:anchor-type="as-char" svg:y="-0.2547in" svg:width="1.4598in" svg:height="0.4165in" draw:z-index="336"><draw:object xlink:href="./Object 337" xlink:type="simple" xlink:show="embed" xlink:actuate="onLoad"/><draw:image xlink:href="./ObjectReplacements/Object 337" xlink:type="simple" xlink:show="embed" xlink:actuate="onLoad"/><svg:desc>formula</svg:desc></draw:frame></text:span></text:span></text:p>
      <text:p text:style-name="P223"><text:span text:style-name="MathematicaFormatStandardForm"><text:span text:style-name="T1"><draw:frame draw:style-name="fr1" draw:name="Object337" text:anchor-type="as-char" svg:y="-0.2228in" svg:width="1.9091in" svg:height="0.3665in" draw:z-index="338"><draw:object xlink:href="./Object 339" xlink:type="simple" xlink:show="embed" xlink:actuate="onLoad"/><draw:image xlink:href="./ObjectReplacements/Object 339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38" text:anchor-type="as-char" svg:y="-0.2228in" svg:width="2.1661in" svg:height="0.3665in" draw:z-index="339"><draw:object xlink:href="./Object 340" xlink:type="simple" xlink:show="embed" xlink:actuate="onLoad"/><draw:image xlink:href="./ObjectReplacements/Object 340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39" text:anchor-type="as-char" svg:y="-0.2043in" svg:width="1.9417in" svg:height="0.348in" draw:z-index="340"><draw:object xlink:href="./Object 341" xlink:type="simple" xlink:show="embed" xlink:actuate="onLoad"/><draw:image xlink:href="./ObjectReplacements/Object 341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0" text:anchor-type="as-char" svg:y="-0.2228in" svg:width="2.139in" svg:height="0.3665in" draw:z-index="341"><draw:object xlink:href="./Object 342" xlink:type="simple" xlink:show="embed" xlink:actuate="onLoad"/><draw:image xlink:href="./ObjectReplacements/Object 342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1" text:anchor-type="as-char" svg:y="-0.2228in" svg:width="2.2398in" svg:height="0.5217in" draw:z-index="342"><draw:object xlink:href="./Object 343" xlink:type="simple" xlink:show="embed" xlink:actuate="onLoad"/><draw:image xlink:href="./ObjectReplacements/Object 343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2" text:anchor-type="as-char" svg:y="-0.3972in" svg:width="2.4457in" svg:height="0.6957in" draw:z-index="343"><draw:object xlink:href="./Object 344" xlink:type="simple" xlink:show="embed" xlink:actuate="onLoad"/><draw:image xlink:href="./ObjectReplacements/Object 344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3" text:anchor-type="as-char" svg:y="-0.2228in" svg:width="2.1783in" svg:height="0.5217in" draw:z-index="344"><draw:object xlink:href="./Object 345" xlink:type="simple" xlink:show="embed" xlink:actuate="onLoad"/><draw:image xlink:href="./ObjectReplacements/Object 345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4" text:anchor-type="as-char" svg:y="-0.2228in" svg:width="2.0854in" svg:height="0.5217in" draw:z-index="345"><draw:object xlink:href="./Object 346" xlink:type="simple" xlink:show="embed" xlink:actuate="onLoad"/><draw:image xlink:href="./ObjectReplacements/Object 346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5" text:anchor-type="as-char" svg:y="-0.3972in" svg:width="2.1811in" svg:height="0.6957in" draw:z-index="346"><draw:object xlink:href="./Object 347" xlink:type="simple" xlink:show="embed" xlink:actuate="onLoad"/><draw:image xlink:href="./ObjectReplacements/Object 347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46" text:anchor-type="as-char" svg:y="-0.3972in" svg:width="2.1311in" svg:height="0.6957in" draw:z-index="347"><draw:object xlink:href="./Object 348" xlink:type="simple" xlink:show="embed" xlink:actuate="onLoad"/><draw:image xlink:href="./ObjectReplacements/Object 348" xlink:type="simple" xlink:show="embed" xlink:actuate="onLoad"/><svg:desc>formula</svg:desc></draw:frame></text:span></text:span></text:p>
      <text:p text:style-name="P171"/>
      <text:p text:style-name="P171"><text:span text:style-name="MathematicaFormatStandardForm"><text:span text:style-name="T1"><draw:frame draw:style-name="fr1" draw:name="Object347" text:anchor-type="as-char" svg:y="-0.2228in" svg:width="3.6in" svg:height="0.5217in" draw:z-index="348"><draw:object xlink:href="./Object 349" xlink:type="simple" xlink:show="embed" xlink:actuate="onLoad"/><draw:image xlink:href="./ObjectReplacements/Object 349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171"><text:span text:style-name="MathematicaFormatStandardForm"><text:span text:style-name="T1"><draw:frame draw:style-name="fr1" draw:name="Object336" text:anchor-type="as-char" svg:y="-0.3972in" svg:width="3.648in" svg:height="0.6957in" draw:z-index="337"><draw:object xlink:href="./Object 338" xlink:type="simple" xlink:show="embed" xlink:actuate="onLoad"/><draw:image xlink:href="./ObjectReplacements/Object 338" xlink:type="simple" xlink:show="embed" xlink:actuate="onLoad"/><svg:desc>formula</svg:desc></draw:frame></text:span></text:span></text:p>
      <text:p text:style-name="P171"><text:span text:style-name="MathematicaFormatStandardForm"><text:span text:style-name="T1"/></text:span></text:p>
      <text:p text:style-name="P224"><text:span text:style-name="MathematicaFormatStandardForm"><text:span text:style-name="T1"><draw:frame draw:style-name="fr1" draw:name="Object348" text:anchor-type="as-char" svg:y="-0.2043in" svg:width="2.2244in" svg:height="0.348in" draw:z-index="349"><draw:object xlink:href="./Object 350" xlink:type="simple" xlink:show="embed" xlink:actuate="onLoad"/><draw:image xlink:href="./ObjectReplacements/Object 350" xlink:type="simple" xlink:show="embed" xlink:actuate="onLoad"/><svg:desc>formula</svg:desc></draw:frame></text:span></text:span></text:p>
      <text:p text:style-name="P227">Okay. <text:s/>Still thinking about the connection between generating function coefficients and the additive convolution stuff I’m exploring here. <text:s/>Current question – all this stuff works for my version of 1+x – but what about other stuff? <text:s/>So, for example,</text:p>
      <text:p text:style-name="P172"><text:span text:style-name="MathematicaFormatStandardForm"><text:span text:style-name="T1"/></text:span></text:p>
      <text:p text:style-name="P172"><text:span text:style-name="MathematicaFormatStandardForm"><text:span text:style-name="T1"><draw:frame draw:style-name="fr1" draw:name="Object349" text:anchor-type="as-char" svg:y="-0.2228in" svg:width="1.9091in" svg:height="0.3665in" draw:z-index="350"><draw:object xlink:href="./Object 351" xlink:type="simple" xlink:show="embed" xlink:actuate="onLoad"/><draw:image xlink:href="./ObjectReplacements/Object 351" xlink:type="simple" xlink:show="embed" xlink:actuate="onLoad"/><svg:desc>formula</svg:desc></draw:frame></text:span></text:span></text:p>
      <text:p text:style-name="P172"><text:span text:style-name="MathematicaFormatStandardForm"><text:span text:style-name="T1"/></text:span></text:p>
      <text:p text:style-name="P172"><text:span text:style-name="MathematicaFormatStandardForm"><text:span text:style-name="T35">Instead it is</text:span></text:span></text:p>
      <text:p text:style-name="P172"><text:span text:style-name="MathematicaFormatStandardForm"><text:span text:style-name="T35"/></text:span></text:p>
      <text:p text:style-name="P174"><text:span text:style-name="MathematicaFormatStandardForm"><text:span text:style-name="T1"><draw:frame draw:style-name="fr1" draw:name="Object367" text:anchor-type="as-char" svg:y="-0.2228in" svg:width="2.2126in" svg:height="0.3665in" draw:z-index="353"><draw:object xlink:href="./Object 369" xlink:type="simple" xlink:show="embed" xlink:actuate="onLoad"/><draw:image xlink:href="./ObjectReplacements/Object 369" xlink:type="simple" xlink:show="embed" xlink:actuate="onLoad"/><svg:desc>formula</svg:desc></draw:frame></text:span></text:span></text:p>
      <text:p text:style-name="P174"><text:span text:style-name="MathematicaFormatStandardForm"><text:span text:style-name="T1"/></text:span></text:p>
      <text:p text:style-name="P175"><text:span text:style-name="MathematicaFormatStandardForm"><text:span text:style-name="T36">and more generally</text:span></text:span></text:p>
      <text:p text:style-name="P175"><text:span text:style-name="MathematicaFormatStandardForm"><text:span text:style-name="T36"/></text:span></text:p>
      <text:p text:style-name="P175"><text:span text:style-name="MathematicaFormatStandardForm"><text:span text:style-name="T1"><draw:frame draw:style-name="fr1" draw:name="Object368" text:anchor-type="as-char" svg:y="-0.2228in" svg:width="2.1937in" svg:height="0.3665in" draw:z-index="354"><draw:object xlink:href="./Object 370" xlink:type="simple" xlink:show="embed" xlink:actuate="onLoad"/><draw:image xlink:href="./ObjectReplacements/Object 370" xlink:type="simple" xlink:show="embed" xlink:actuate="onLoad"/><svg:desc>formula</svg:desc></draw:frame></text:span></text:span></text:p>
      <text:p text:style-name="P175"><text:span text:style-name="MathematicaFormatStandardForm"><text:span text:style-name="T1"/></text:span></text:p>
      <text:p text:style-name="P176"><text:span text:style-name="MathematicaFormatStandardForm"><text:span text:style-name="T37">or</text:span></text:span></text:p>
      <text:p text:style-name="P176"><text:span text:style-name="MathematicaFormatStandardForm"><text:span text:style-name="T37"/></text:span></text:p>
      <text:p text:style-name="P176"><text:span text:style-name="MathematicaFormatStandardForm"><text:span text:style-name="T1"><draw:frame draw:style-name="fr1" draw:name="Object362" text:anchor-type="as-char" svg:y="-0.2228in" svg:width="2.5638in" svg:height="0.3665in" draw:z-index="355"><draw:object xlink:href="./Object 364" xlink:type="simple" xlink:show="embed" xlink:actuate="onLoad"/><draw:image xlink:href="./ObjectReplacements/Object 364" xlink:type="simple" xlink:show="embed" xlink:actuate="onLoad"/><svg:desc>formula</svg:desc></draw:frame></text:span></text:span></text:p>
      <text:p text:style-name="P172"><text:span text:style-name="MathematicaFormatStandardForm"><text:span text:style-name="T33"/></text:span></text:p>
      <text:p text:style-name="P172"><text:span text:style-name="MathematicaFormatStandardForm"><text:span text:style-name="T35">T</text:span></text:span><text:span text:style-name="MathematicaFormatStandardForm"><text:span text:style-name="T33">he generalization works like so. <text:s/>So we generalize the multi-set coefficient as</text:span></text:span></text:p>
      <text:p text:style-name="P172"><text:span text:style-name="MathematicaFormatStandardForm"><text:span text:style-name="T33"/></text:span></text:p>
      <text:p text:style-name="P172"><text:span text:style-name="MathematicaFormatStandardForm"><text:span text:style-name="T1"><draw:frame draw:style-name="fr1" draw:name="Object350" text:anchor-type="as-char" svg:y="-0.2083in" svg:width="2.2339in" svg:height="0.3571in" draw:z-index="351"><draw:object xlink:href="./Object 352" xlink:type="simple" xlink:show="embed" xlink:actuate="onLoad"/><draw:image xlink:href="./ObjectReplacements/Object 352" xlink:type="simple" xlink:show="embed" xlink:actuate="onLoad"/><svg:desc>formula</svg:desc></draw:frame></text:span></text:span></text:p>
      <text:p text:style-name="P172"><text:span text:style-name="MathematicaFormatStandardForm"><text:span text:style-name="T1"/></text:span></text:p>
      <text:p text:style-name="P251"><text:span text:style-name="MathematicaFormatStandardForm"><text:span text:style-name="T38">But we are using this</text:span></text:span></text:p>
      <text:p text:style-name="P172"><text:span text:style-name="MathematicaFormatStandardForm"><text:span text:style-name="T1"/></text:span></text:p>
      <text:p text:style-name="P251"><text:span text:style-name="MathematicaFormatStandardForm"><text:span text:style-name="T1"><draw:frame draw:style-name="fr1" draw:name="Object359" text:anchor-type="as-char" svg:y="-0.2083in" svg:width="4.6508in" svg:height="0.3571in" draw:z-index="356"><draw:object xlink:href="./Object 361" xlink:type="simple" xlink:show="embed" xlink:actuate="onLoad"/><draw:image xlink:href="./ObjectReplacements/Object 361" xlink:type="simple" xlink:show="embed" xlink:actuate="onLoad"/><svg:desc>formula</svg:desc></draw:frame></text:span></text:span></text:p>
      <text:p text:style-name="P172"><text:span text:style-name="MathematicaFormatStandardForm"><text:span text:style-name="T33"/></text:span></text:p>
      <text:p text:style-name="P173"><text:span text:style-name="MathematicaFormatStandardForm"><text:span text:style-name="T34">The new generalization is</text:span></text:span></text:p>
      <text:p text:style-name="P173"><text:span text:style-name="MathematicaFormatStandardForm"><text:span text:style-name="T34"/></text:span></text:p>
      <text:p text:style-name="P173"><text:span text:style-name="MathematicaFormatStandardForm"><text:span text:style-name="T1"><draw:frame draw:style-name="fr1" draw:name="Object354" text:anchor-type="as-char" svg:y="-0.2228in" svg:width="3.4835in" svg:height="0.3717in" draw:z-index="352"><draw:object xlink:href="./Object 356" xlink:type="simple" xlink:show="embed" xlink:actuate="onLoad"/><draw:image xlink:href="./ObjectReplacements/Object 356" xlink:type="simple" xlink:show="embed" xlink:actuate="onLoad"/><svg:desc>formula</svg:desc></draw:frame></text:span></text:span></text:p>
      <text:p text:style-name="P173"><text:span text:style-name="MathematicaFormatStandardForm"><text:span text:style-name="T1"/></text:span></text:p>
      <text:p text:style-name="P173"><text:span text:style-name="MathematicaFormatStandardForm"><text:span text:style-name="T1"><draw:frame draw:style-name="fr1" draw:name="Object351" text:anchor-type="as-char" svg:y="-0.2339in" svg:width="3.8839in" svg:height="0.3752in" draw:z-index="357"><draw:object xlink:href="./Object 353" xlink:type="simple" xlink:show="embed" xlink:actuate="onLoad"/><draw:image xlink:href="./ObjectReplacements/Object 353" xlink:type="simple" xlink:show="embed" xlink:actuate="onLoad"/><svg:desc>formula</svg:desc></draw:frame></text:span></text:span></text:p>
      <text:p text:style-name="P173"><text:span text:style-name="MathematicaFormatStandardForm"><text:span text:style-name="T1"/></text:span></text:p>
      <text:p text:style-name="P255"><text:span text:style-name="MathematicaFormatStandardForm"><text:span text:style-name="T40">(when d = 1 this reduces, of course, to</text:span></text:span></text:p>
      <text:p text:style-name="P255"><text:span text:style-name="MathematicaFormatStandardForm"><text:span text:style-name="T40"/></text:span></text:p>
      <text:p text:style-name="P255"><text:span text:style-name="MathematicaFormatStandardForm"><text:span text:style-name="T1"><draw:frame draw:style-name="fr1" draw:name="Object364" text:anchor-type="as-char" svg:y="-0.2339in" svg:width="1.5547in" svg:height="0.3752in" draw:z-index="363"><draw:object xlink:href="./Object 366" xlink:type="simple" xlink:show="embed" xlink:actuate="onLoad"/><draw:image xlink:href="./ObjectReplacements/Object 366" xlink:type="simple" xlink:show="embed" xlink:actuate="onLoad"/><svg:desc>formula</svg:desc></draw:frame></text:span></text:span></text:p>
      <text:p text:style-name="P255"><text:span text:style-name="MathematicaFormatStandardForm"><text:span text:style-name="T40"/></text:span></text:p>
      <text:p text:style-name="P255"><text:span text:style-name="MathematicaFormatStandardForm"><text:span text:style-name="T40">)</text:span></text:span></text:p>
      <text:p text:style-name="P173"><text:span text:style-name="MathematicaFormatStandardForm"><text:span text:style-name="T1"/></text:span></text:p>
      <text:p text:style-name="P254"><text:span text:style-name="MathematicaFormatStandardForm"><text:span text:style-name="T39">Here are noteworthy special cases:</text:span></text:span></text:p>
      <text:p text:style-name="P173"><text:span text:style-name="MathematicaFormatStandardForm"><text:span text:style-name="T1"/></text:span></text:p>
      <text:p text:style-name="P253"><text:soft-page-break/><text:span text:style-name="MathematicaFormatStandardForm"><text:span text:style-name="T1"><draw:frame draw:style-name="fr1" draw:name="Object352" text:anchor-type="as-char" svg:y="-0.2339in" svg:width="1.5484in" svg:height="0.3752in" draw:z-index="358"><draw:object xlink:href="./Object 354" xlink:type="simple" xlink:show="embed" xlink:actuate="onLoad"/><draw:image xlink:href="./ObjectReplacements/Object 354" xlink:type="simple" xlink:show="embed" xlink:actuate="onLoad"/><svg:desc>formula</svg:desc></draw:frame></text:span></text:span></text:p>
      <text:p text:style-name="P253"><text:span text:style-name="MathematicaFormatStandardForm"><text:span text:style-name="T1"/></text:span></text:p>
      <text:p text:style-name="P255"><text:span text:style-name="MathematicaFormatStandardForm"><text:span text:style-name="T40">(when d is 1, this reduces to n+1, as expected)</text:span></text:span></text:p>
      <text:p text:style-name="P253"><text:span text:style-name="MathematicaFormatStandardForm"><text:span text:style-name="T1"/></text:span></text:p>
      <text:p text:style-name="P254"><text:span text:style-name="MathematicaFormatStandardForm"><text:span text:style-name="T1"><draw:frame draw:style-name="fr1" draw:name="Object353" text:anchor-type="as-char" svg:y="-0.2339in" svg:width="1.4799in" svg:height="0.3752in" draw:z-index="359"><draw:object xlink:href="./Object 355" xlink:type="simple" xlink:show="embed" xlink:actuate="onLoad"/><draw:image xlink:href="./ObjectReplacements/Object 355" xlink:type="simple" xlink:show="embed" xlink:actuate="onLoad"/><svg:desc>formula</svg:desc></draw:frame></text:span></text:span></text:p>
      <text:p text:style-name="P254"><text:span text:style-name="MathematicaFormatStandardForm"><text:span text:style-name="T1"/></text:span></text:p>
      <text:p text:style-name="P254"><text:span text:style-name="MathematicaFormatStandardForm"><text:span text:style-name="T1"><draw:frame draw:style-name="fr1" draw:name="Object360" text:anchor-type="as-char" svg:y="-0.2339in" svg:width="1.622in" svg:height="0.3752in" draw:z-index="360"><draw:object xlink:href="./Object 362" xlink:type="simple" xlink:show="embed" xlink:actuate="onLoad"/><draw:image xlink:href="./ObjectReplacements/Object 362" xlink:type="simple" xlink:show="embed" xlink:actuate="onLoad"/><svg:desc>formula</svg:desc></draw:frame></text:span></text:span></text:p>
      <text:p text:style-name="P254"><text:span text:style-name="MathematicaFormatStandardForm"><text:span text:style-name="T1"/></text:span></text:p>
      <text:p text:style-name="P254"><text:span text:style-name="MathematicaFormatStandardForm"><text:span text:style-name="T1"><draw:frame draw:style-name="fr1" draw:name="Object361" text:anchor-type="as-char" svg:y="-0.2339in" svg:width="1.6181in" svg:height="0.3752in" draw:z-index="361"><draw:object xlink:href="./Object 363" xlink:type="simple" xlink:show="embed" xlink:actuate="onLoad"/><draw:image xlink:href="./ObjectReplacements/Object 363" xlink:type="simple" xlink:show="embed" xlink:actuate="onLoad"/><svg:desc>formula</svg:desc></draw:frame></text:span></text:span></text:p>
      <text:p text:style-name="P254"><text:span text:style-name="MathematicaFormatStandardForm"><text:span text:style-name="T1"/></text:span></text:p>
      <text:p text:style-name="P254"><text:span text:style-name="MathematicaFormatStandardForm"><text:span text:style-name="T1"><draw:frame draw:style-name="fr1" draw:name="Object363" text:anchor-type="as-char" svg:y="-0.2339in" svg:width="1.6244in" svg:height="0.3752in" draw:z-index="362"><draw:object xlink:href="./Object 365" xlink:type="simple" xlink:show="embed" xlink:actuate="onLoad"/><draw:image xlink:href="./ObjectReplacements/Object 365" xlink:type="simple" xlink:show="embed" xlink:actuate="onLoad"/><svg:desc>formula</svg:desc></draw:frame></text:span></text:span></text:p>
      <text:p text:style-name="P254"><text:span text:style-name="MathematicaFormatStandardForm"><text:span text:style-name="T1"/></text:span></text:p>
      <text:p text:style-name="P255"><text:span text:style-name="MathematicaFormatStandardForm"><text:span text:style-name="T40">(when d is 1, these reduce to 0, as expected)</text:span></text:span></text:p>
      <text:p text:style-name="P255"><text:span text:style-name="MathematicaFormatStandardForm"><text:span text:style-name="T40"/></text:span></text:p>
      <text:p text:style-name="P256"><text:span text:style-name="MathematicaFormatStandardForm"><text:span text:style-name="T41">Because these are so much nicer, is there some way to invert z to use them?</text:span></text:span></text:p>
      <text:p text:style-name="P256"><text:span text:style-name="MathematicaFormatStandardForm"><text:span text:style-name="T41"/></text:span></text:p>
      <text:p text:style-name="P257"><text:span text:style-name="MathematicaFormatStandardForm"><text:span text:style-name="T42">What this is saying is that, given</text:span></text:span></text:p>
      <text:p text:style-name="P257"><text:span text:style-name="MathematicaFormatStandardForm"><text:span text:style-name="T42"/></text:span></text:p>
      <text:p text:style-name="P259"><text:span text:style-name="MathematicaFormatStandardForm"><text:span text:style-name="T1"><draw:frame draw:style-name="fr3" draw:name="Object365" text:anchor-type="as-char" svg:y="-0.2339in" svg:width="3.2256in" svg:height="0.3752in" draw:z-index="364"><draw:object xlink:href="./Object 367" xlink:type="simple" xlink:show="embed" xlink:actuate="onLoad"/><draw:image xlink:href="./ObjectReplacements/Object 367" xlink:type="simple" xlink:show="embed" xlink:actuate="onLoad"/><svg:desc>formula</svg:desc></draw:frame></text:span></text:span></text:p>
      <text:p text:style-name="P259"><text:span text:style-name="MathematicaFormatStandardForm"><text:span text:style-name="T76"/></text:span></text:p>
      <text:p text:style-name="P259"><text:span text:style-name="MathematicaFormatStandardForm"><text:span text:style-name="T42">special cases of d give</text:span></text:span></text:p>
      <text:p text:style-name="P259"><text:span text:style-name="MathematicaFormatStandardForm"><text:span text:style-name="T42"/></text:span></text:p>
      <text:p text:style-name="P259"><text:span text:style-name="MathematicaFormatStandardForm"><text:span text:style-name="T1"><draw:frame draw:style-name="fr3" draw:name="Object366" text:anchor-type="as-char" svg:y="-0.2339in" svg:width="3.9102in" svg:height="0.3752in" draw:z-index="365"><draw:object xlink:href="./Object 368" xlink:type="simple" xlink:show="embed" xlink:actuate="onLoad"/><draw:image xlink:href="./ObjectReplacements/Object 368" xlink:type="simple" xlink:show="embed" xlink:actuate="onLoad"/><svg:desc>formula</svg:desc></draw:frame></text:span></text:span></text:p>
      <text:p text:style-name="P259"><text:span text:style-name="MathematicaFormatStandardForm"><text:span text:style-name="T76"/></text:span></text:p>
      <text:p text:style-name="P259"><text:span text:style-name="MathematicaFormatStandardForm"><text:span text:style-name="T42">blah blah blah. <text:s/>START OVER</text:span></text:span></text:p>
      <text:p text:style-name="P315"><text:span text:style-name="MathematicaFormatStandardForm"><text:span text:style-name="T42">Here. <text:s/></text:span></text:span><text:span text:style-name="MathematicaFormatStandardForm"><text:span text:style-name="T64">Starting from here.</text:span></text:span></text:p>
      <text:p text:style-name="P259"><text:span text:style-name="MathematicaFormatStandardForm"><text:span text:style-name="T78"/></text:span></text:p>
      <text:p text:style-name="P259"><text:span text:style-name="MathematicaFormatStandardForm"><text:span text:style-name="T1"><draw:frame draw:style-name="fr3" draw:name="Object369" text:anchor-type="as-char" svg:y="-0.2339in" svg:width="1.5902in" svg:height="0.3752in" draw:z-index="366"><draw:object xlink:href="./Object 371" xlink:type="simple" xlink:show="embed" xlink:actuate="onLoad"/><draw:image xlink:href="./ObjectReplacements/Object 371" xlink:type="simple" xlink:show="embed" xlink:actuate="onLoad"/><svg:desc>formula</svg:desc></draw:frame></text:span></text:span></text:p>
      <text:p text:style-name="P259"><text:span text:style-name="MathematicaFormatStandardForm"><text:span text:style-name="T1"><draw:frame draw:style-name="fr3" draw:name="Object370" text:anchor-type="as-char" svg:y="-0.2339in" svg:width="1.8874in" svg:height="0.3752in" draw:z-index="367"><draw:object xlink:href="./Object 372" xlink:type="simple" xlink:show="embed" xlink:actuate="onLoad"/><draw:image xlink:href="./ObjectReplacements/Object 372" xlink:type="simple" xlink:show="embed" xlink:actuate="onLoad"/><svg:desc>formula</svg:desc></draw:frame></text:span></text:span></text:p>
      <text:p text:style-name="P259"><text:span text:style-name="MathematicaFormatStandardForm"><text:span text:style-name="T1"><draw:frame draw:style-name="fr3" draw:name="Object371" text:anchor-type="as-char" svg:y="-0.2339in" svg:width="2.2665in" svg:height="0.3752in" draw:z-index="368"><draw:object xlink:href="./Object 373" xlink:type="simple" xlink:show="embed" xlink:actuate="onLoad"/><draw:image xlink:href="./ObjectReplacements/Object 373" xlink:type="simple" xlink:show="embed" xlink:actuate="onLoad"/><svg:desc>formula</svg:desc></draw:frame></text:span></text:span></text:p>
      <text:p text:style-name="P259"><text:span text:style-name="MathematicaFormatStandardForm"><text:span text:style-name="T66"/></text:span></text:p>
      <text:p text:style-name="P264"><text:span text:style-name="MathematicaFormatStandardForm"><text:span text:style-name="T1"><draw:frame draw:style-name="fr3" draw:name="Object372" text:anchor-type="as-char" svg:y="-0.2339in" svg:width="1.572in" svg:height="0.3752in" draw:z-index="372"><draw:object xlink:href="./Object 374" xlink:type="simple" xlink:show="embed" xlink:actuate="onLoad"/><draw:image xlink:href="./ObjectReplacements/Object 374" xlink:type="simple" xlink:show="embed" xlink:actuate="onLoad"/><svg:desc>formula</svg:desc></draw:frame></text:span></text:span></text:p>
      <text:p text:style-name="P259"><text:span text:style-name="MathematicaFormatStandardForm"><text:span text:style-name="T66"/></text:span></text:p>
      <text:p text:style-name="P264"><text:span text:style-name="MathematicaFormatStandardForm"><text:span text:style-name="T1"><draw:frame draw:style-name="fr3" draw:name="Object373" text:anchor-type="as-char" svg:y="-0.2252in" svg:width="3.9429in" svg:height="0.3575in" draw:z-index="376"><draw:object xlink:href="./Object 375" xlink:type="simple" xlink:show="embed" xlink:actuate="onLoad"/><draw:image xlink:href="./ObjectReplacements/Object 375" xlink:type="simple" xlink:show="embed" xlink:actuate="onLoad"/><svg:desc>formula</svg:desc></draw:frame></text:span></text:span></text:p>
      <text:p text:style-name="P259"><text:span text:style-name="MathematicaFormatStandardForm"><text:span text:style-name="T66"/></text:span></text:p>
      <text:p text:style-name="P264"><text:span text:style-name="MathematicaFormatStandardForm"><text:span text:style-name="T43">rewrite as</text:span></text:span></text:p>
      <text:p text:style-name="P260"><text:span text:style-name="MathematicaFormatStandardForm"><text:span text:style-name="T66"/></text:span></text:p>
      <text:p text:style-name="P264"><text:span text:style-name="MathematicaFormatStandardForm"><text:span text:style-name="T1"><draw:frame draw:style-name="fr3" draw:name="Object378" text:anchor-type="as-char" svg:y="-0.2339in" svg:width="1.228in" svg:height="0.3752in" draw:z-index="374"><draw:object xlink:href="./Object 380" xlink:type="simple" xlink:show="embed" xlink:actuate="onLoad"/><draw:image xlink:href="./ObjectReplacements/Object 380" xlink:type="simple" xlink:show="embed" xlink:actuate="onLoad"/><svg:desc>formula</svg:desc></draw:frame></text:span></text:span></text:p>
      <text:p text:style-name="P264"><text:span text:style-name="MathematicaFormatStandardForm"><text:span text:style-name="T66"/></text:span></text:p>
      <text:p text:style-name="P264"><text:span text:style-name="MathematicaFormatStandardForm"><text:span text:style-name="T1"><draw:frame draw:style-name="fr3" draw:name="Object379" text:anchor-type="as-char" svg:y="-0.2339in" svg:width="1.5138in" svg:height="0.3752in" draw:z-index="375"><draw:object xlink:href="./Object 381" xlink:type="simple" xlink:show="embed" xlink:actuate="onLoad"/><draw:image xlink:href="./ObjectReplacements/Object 381" xlink:type="simple" xlink:show="embed" xlink:actuate="onLoad"/><svg:desc>formula</svg:desc></draw:frame></text:span></text:span></text:p>
      <text:p text:style-name="P264"><text:span text:style-name="MathematicaFormatStandardForm"><text:span text:style-name="T66"/></text:span></text:p>
      <text:p text:style-name="P264"><text:span text:style-name="MathematicaFormatStandardForm"><text:span text:style-name="T1"><draw:frame draw:style-name="fr3" draw:name="Object377" text:anchor-type="as-char" svg:y="-0.2339in" svg:width="1.9016in" svg:height="0.3752in" draw:z-index="373"><draw:object xlink:href="./Object 379" xlink:type="simple" xlink:show="embed" xlink:actuate="onLoad"/><draw:image xlink:href="./ObjectReplacements/Object 379" xlink:type="simple" xlink:show="embed" xlink:actuate="onLoad"/><svg:desc>formula</svg:desc></draw:frame></text:span></text:span></text:p>
      <text:p text:style-name="P260"><text:span text:style-name="MathematicaFormatStandardForm"><text:span text:style-name="T66"/></text:span></text:p>
      <text:p text:style-name="P264"><text:span text:style-name="MathematicaFormatStandardForm"><text:span text:style-name="T1"><draw:frame draw:style-name="fr3" draw:name="Object381" text:anchor-type="as-char" svg:y="-0.2339in" svg:width="1.1555in" svg:height="0.3752in" draw:z-index="378"><draw:object xlink:href="./Object 383" xlink:type="simple" xlink:show="embed" xlink:actuate="onLoad"/><draw:image xlink:href="./ObjectReplacements/Object 383" xlink:type="simple" xlink:show="embed" xlink:actuate="onLoad"/><svg:desc>formula</svg:desc></draw:frame></text:span></text:span></text:p>
      <text:p text:style-name="P264"><text:span text:style-name="MathematicaFormatStandardForm"><text:span text:style-name="T66"/></text:span></text:p>
      <text:p text:style-name="P264"><text:span text:style-name="MathematicaFormatStandardForm"><text:span text:style-name="T1"><draw:frame draw:style-name="fr3" draw:name="Object380" text:anchor-type="as-char" svg:y="-0.1827in" svg:width="3.9492in" svg:height="0.3154in" draw:z-index="377"><draw:object xlink:href="./Object 382" xlink:type="simple" xlink:show="embed" xlink:actuate="onLoad"/><draw:image xlink:href="./ObjectReplacements/Object 382" xlink:type="simple" xlink:show="embed" xlink:actuate="onLoad"/><svg:desc>formula</svg:desc></draw:frame></text:span></text:span></text:p>
      <text:p text:style-name="P268"><text:span text:style-name="MathematicaFormatStandardForm"><text:span text:style-name="T44">(other one seems better, though)</text:span></text:span></text:p>
      <text:p text:style-name="P266"><text:span text:style-name="MathematicaFormatStandardForm"><text:span text:style-name="T79"/></text:span></text:p>
      <text:p text:style-name="P265"><text:span text:style-name="MathematicaFormatStandardForm"><text:span text:style-name="T1"><draw:frame draw:style-name="fr3" draw:name="Object382" text:anchor-type="as-char" svg:y="-0.1827in" svg:width="1.198in" svg:height="0.3154in" draw:z-index="379"><draw:object xlink:href="./Object 384" xlink:type="simple" xlink:show="embed" xlink:actuate="onLoad"/><draw:image xlink:href="./ObjectReplacements/Object 384" xlink:type="simple" xlink:show="embed" xlink:actuate="onLoad"/><svg:desc>formula</svg:desc></draw:frame></text:span></text:span></text:p>
      <text:p text:style-name="P269"><text:span text:style-name="MathematicaFormatStandardForm"><text:span text:style-name="T66"/></text:span></text:p>
      <text:p text:style-name="P269"><text:span text:style-name="MathematicaFormatStandardForm"><text:span text:style-name="T1"><draw:frame draw:style-name="fr3" draw:name="Object384" text:anchor-type="as-char" svg:y="-0.1437in" svg:width="1.1661in" svg:height="0.1945in" draw:z-index="381"><draw:object xlink:href="./Object 386" xlink:type="simple" xlink:show="embed" xlink:actuate="onLoad"/><draw:image xlink:href="./ObjectReplacements/Object 386" xlink:type="simple" xlink:show="embed" xlink:actuate="onLoad"/><svg:desc>formula</svg:desc></draw:frame></text:span></text:span></text:p>
      <text:p text:style-name="P260"><text:span text:style-name="MathematicaFormatStandardForm"><text:span text:style-name="T66"/></text:span></text:p>
      <text:p text:style-name="P260"><text:span text:style-name="MathematicaFormatStandardForm"><text:span text:style-name="T1">...</text:span></text:span></text:p>
      <text:p text:style-name="P260"><text:span text:style-name="MathematicaFormatStandardForm"><text:span text:style-name="T66"/></text:span></text:p>
      <text:p text:style-name="P261"><text:span text:style-name="MathematicaFormatStandardForm"><text:span text:style-name="T1"><draw:frame draw:style-name="fr3" draw:name="Object374" text:anchor-type="as-char" svg:y="-0.2339in" svg:width="2.0154in" svg:height="0.3752in" draw:z-index="369"><draw:object xlink:href="./Object 376" xlink:type="simple" xlink:show="embed" xlink:actuate="onLoad"/><draw:image xlink:href="./ObjectReplacements/Object 376" xlink:type="simple" xlink:show="embed" xlink:actuate="onLoad"/><svg:desc>formula</svg:desc></draw:frame></text:span></text:span></text:p>
      <text:p text:style-name="P261"><text:span text:style-name="MathematicaFormatStandardForm"><text:span text:style-name="T66"/></text:span></text:p>
      <text:p text:style-name="P262"><text:span text:style-name="MathematicaFormatStandardForm"><text:span text:style-name="T1"><draw:frame draw:style-name="fr3" draw:name="Object375" text:anchor-type="as-char" svg:y="-0.2339in" svg:width="1.5984in" svg:height="0.3752in" draw:z-index="370"><draw:object xlink:href="./Object 377" xlink:type="simple" xlink:show="embed" xlink:actuate="onLoad"/><draw:image xlink:href="./ObjectReplacements/Object 377" xlink:type="simple" xlink:show="embed" xlink:actuate="onLoad"/><svg:desc>formula</svg:desc></draw:frame></text:span></text:span></text:p>
      <text:p text:style-name="P262"><text:span text:style-name="MathematicaFormatStandardForm"><text:span text:style-name="T66"/></text:span></text:p>
      <text:p text:style-name="P263"><text:span text:style-name="MathematicaFormatStandardForm"><text:span text:style-name="T1"><draw:frame draw:style-name="fr3" draw:name="Object376" text:anchor-type="as-char" svg:y="-0.2228in" svg:width="2.7862in" svg:height="0.3563in" draw:z-index="371"><draw:object xlink:href="./Object 378" xlink:type="simple" xlink:show="embed" xlink:actuate="onLoad"/><draw:image xlink:href="./ObjectReplacements/Object 378" xlink:type="simple" xlink:show="embed" xlink:actuate="onLoad"/><svg:desc>formula</svg:desc></draw:frame></text:span></text:span></text:p>
      <text:p text:style-name="P263"><text:span text:style-name="MathematicaFormatStandardForm"><text:span text:style-name="T66"/></text:span></text:p>
      <text:p text:style-name="P267"><text:span text:style-name="MathematicaFormatStandardForm"><text:span text:style-name="T1"><draw:frame draw:style-name="fr3" draw:name="Object383" text:anchor-type="as-char" svg:y="-0.1827in" svg:width="1.3591in" svg:height="0.3154in" draw:z-index="380"><draw:object xlink:href="./Object 385" xlink:type="simple" xlink:show="embed" xlink:actuate="onLoad"/><draw:image xlink:href="./ObjectReplacements/Object 385" xlink:type="simple" xlink:show="embed" xlink:actuate="onLoad"/><svg:desc>formula</svg:desc></draw:frame></text:span></text:span></text:p>
      <text:p text:style-name="P267"><text:span text:style-name="MathematicaFormatStandardForm"><text:span text:style-name="T66"/></text:span></text:p>
      <text:p text:style-name="P269"><text:span text:style-name="MathematicaFormatStandardForm"><text:span text:style-name="T1"><draw:frame draw:style-name="fr3" draw:name="Object385" text:anchor-type="as-char" svg:y="-0.1437in" svg:width="1.6717in" svg:height="0.1945in" draw:z-index="382"><draw:object xlink:href="./Object 387" xlink:type="simple" xlink:show="embed" xlink:actuate="onLoad"/><draw:image xlink:href="./ObjectReplacements/Object 387" xlink:type="simple" xlink:show="embed" xlink:actuate="onLoad"/><svg:desc>formula</svg:desc></draw:frame></text:span></text:span></text:p>
      <text:p text:style-name="P316"><text:span text:style-name="MathematicaFormatStandardForm"><text:span text:style-name="T1"><draw:frame draw:style-name="fr3" draw:name="Object355" text:anchor-type="as-char" svg:y="-0.2043in" svg:width="1.3465in" svg:height="0.3283in" draw:z-index="383"><draw:object xlink:href="./Object 357" xlink:type="simple" xlink:show="embed" xlink:actuate="onLoad"/><draw:image xlink:href="./ObjectReplacements/Object 357" xlink:type="simple" xlink:show="embed" xlink:actuate="onLoad"/><svg:desc>formula</svg:desc></draw:frame></text:span></text:span></text:p>
      <text:p text:style-name="P270"><text:span text:style-name="MathematicaFormatStandardForm"><text:span text:style-name="T76"/></text:span></text:p>
      <text:p text:style-name="P270"><text:span text:style-name="MathematicaFormatStandardForm"><text:span text:style-name="T1"><draw:frame draw:style-name="fr3" draw:name="Object356" text:anchor-type="as-char" svg:y="-0.2339in" svg:width="1.3417in" svg:height="0.3752in" draw:z-index="384"><draw:object xlink:href="./Object 358" xlink:type="simple" xlink:show="embed" xlink:actuate="onLoad"/><draw:image xlink:href="./ObjectReplacements/Object 358" xlink:type="simple" xlink:show="embed" xlink:actuate="onLoad"/><svg:desc>formula</svg:desc></draw:frame></text:span></text:span></text:p>
      <text:p text:style-name="P270"><text:span text:style-name="MathematicaFormatStandardForm"><text:span text:style-name="T66"/></text:span></text:p>
      <text:p text:style-name="P271"><text:span text:style-name="MathematicaFormatStandardForm"><text:span text:style-name="T1"><draw:frame draw:style-name="fr3" draw:name="Object357" text:anchor-type="as-char" svg:y="-0.2043in" svg:width="2.4807in" svg:height="0.3283in" draw:z-index="385"><draw:object xlink:href="./Object 359" xlink:type="simple" xlink:show="embed" xlink:actuate="onLoad"/><draw:image xlink:href="./ObjectReplacements/Object 359" xlink:type="simple" xlink:show="embed" xlink:actuate="onLoad"/><svg:desc>formula</svg:desc></draw:frame></text:span></text:span></text:p>
      <text:p text:style-name="P271"><text:span text:style-name="MathematicaFormatStandardForm"><text:span text:style-name="T66"/></text:span></text:p>
      <text:p text:style-name="P271"><text:span text:style-name="MathematicaFormatStandardForm"><text:span text:style-name="T45">(here</text:span></text:span><text:span text:style-name="MathematicaFormatStandardForm"><text:span text:style-name="T1"><draw:frame draw:style-name="fr3" draw:name="Object358" text:anchor-type="as-char" svg:y="-0.1244in" svg:width="0.7709in" svg:height="0.1591in" draw:z-index="386"><draw:object xlink:href="./Object 360" xlink:type="simple" xlink:show="embed" xlink:actuate="onLoad"/><draw:image xlink:href="./ObjectReplacements/Object 360" xlink:type="simple" xlink:show="embed" xlink:actuate="onLoad"/><svg:desc>formula</svg:desc></draw:frame></text:span></text:span><text:span text:style-name="MathematicaFormatStandardForm"><text:span text:style-name="T45">is the lerch transcendent)</text:span></text:span></text:p>
      <text:p text:style-name="P271"><text:span text:style-name="MathematicaFormatStandardForm"><text:span text:style-name="T80"/></text:span></text:p>
      <text:p text:style-name="P272"><text:span text:style-name="MathematicaFormatStandardForm"><text:span text:style-name="T46">and of course, if <text:s/>-1 &lt; </text:span></text:span><text:span text:style-name="MathematicaFormatStandardForm"><text:span text:style-name="T65">t</text:span></text:span><text:span text:style-name="MathematicaFormatStandardForm"><text:span text:style-name="T46"> &lt; 1</text:span></text:span></text:p>
      <text:p text:style-name="P272"><text:span text:style-name="MathematicaFormatStandardForm"><text:span text:style-name="T81"/></text:span></text:p>
      <text:p text:style-name="P272"><text:span text:style-name="MathematicaFormatStandardForm"><text:span text:style-name="T1"><draw:frame draw:style-name="fr3" draw:name="Object386" text:anchor-type="as-char" svg:y="-0.2228in" svg:width="1.1402in" svg:height="0.348in" draw:z-index="387"><draw:object xlink:href="./Object 388" xlink:type="simple" xlink:show="embed" xlink:actuate="onLoad"/><draw:image xlink:href="./ObjectReplacements/Object 388" xlink:type="simple" xlink:show="embed" xlink:actuate="onLoad"/><svg:desc>formula</svg:desc></draw:frame></text:span></text:span></text:p>
      <text:p text:style-name="P272"><text:span text:style-name="MathematicaFormatStandardForm"><text:span text:style-name="T66"/></text:span></text:p>
      <text:p text:style-name="P272"><text:span text:style-name="MathematicaFormatStandardForm"><text:span text:style-name="T1"><draw:frame draw:style-name="fr3" draw:name="Object387" text:anchor-type="as-char" svg:y="-0.2228in" svg:width="1.389in" svg:height="0.348in" draw:z-index="388"><draw:object xlink:href="./Object 389" xlink:type="simple" xlink:show="embed" xlink:actuate="onLoad"/><draw:image xlink:href="./ObjectReplacements/Object 389" xlink:type="simple" xlink:show="embed" xlink:actuate="onLoad"/><svg:desc>formula</svg:desc></draw:frame></text:span></text:span></text:p>
      <text:p text:style-name="P272"><text:span text:style-name="MathematicaFormatStandardForm"><text:span text:style-name="T66"/></text:span></text:p>
      <text:p text:style-name="P314"><text:span text:style-name="MathematicaFormatStandardForm"><text:span text:style-name="T1"><draw:frame draw:style-name="fr3" draw:name="Object417" text:anchor-type="as-char" svg:y="-0.2228in" svg:width="1.6957in" svg:height="0.3665in" draw:z-index="474"><draw:object xlink:href="./Object 419" xlink:type="simple" xlink:show="embed" xlink:actuate="onLoad"/><draw:image xlink:href="./ObjectReplacements/Object 419" xlink:type="simple" xlink:show="embed" xlink:actuate="onLoad"/><svg:desc>formula</svg:desc></draw:frame></text:span></text:span></text:p>
      <text:p text:style-name="P272"><text:span text:style-name="MathematicaFormatStandardForm"><text:span text:style-name="T66"/></text:span></text:p>
      <text:p text:style-name="P272"><text:span text:style-name="MathematicaFormatStandardForm"><text:span text:style-name="T1"><draw:frame draw:style-name="fr3" draw:name="Object388" text:anchor-type="as-char" svg:y="-0.2043in" svg:width="1.7035in" svg:height="0.3283in" draw:z-index="389"><draw:object xlink:href="./Object 390" xlink:type="simple" xlink:show="embed" xlink:actuate="onLoad"/><draw:image xlink:href="./ObjectReplacements/Object 390" xlink:type="simple" xlink:show="embed" xlink:actuate="onLoad"/><svg:desc>formula</svg:desc></draw:frame></text:span></text:span></text:p>
      <text:p text:style-name="P272"><text:span text:style-name="MathematicaFormatStandardForm"><text:span text:style-name="T1"/></text:span></text:p>
      <text:p text:style-name="P314"><text:span text:style-name="MathematicaFormatStandardForm"><text:span text:style-name="T1"><draw:frame draw:style-name="fr3" draw:name="Object416" text:anchor-type="as-char" svg:y="-0.2043in" svg:width="2.011in" svg:height="0.348in" draw:z-index="473"><draw:object xlink:href="./Object 418" xlink:type="simple" xlink:show="embed" xlink:actuate="onLoad"/><draw:image xlink:href="./ObjectReplacements/Object 418" xlink:type="simple" xlink:show="embed" xlink:actuate="onLoad"/><svg:desc>formula</svg:desc></draw:frame></text:span></text:span></text:p>
      <text:p text:style-name="P272"><text:span text:style-name="MathematicaFormatStandardForm"><text:span text:style-name="T66"/></text:span></text:p>
      <text:p text:style-name="P273"><text:span text:style-name="MathematicaFormatStandardForm"><text:span text:style-name="T1"><draw:frame draw:style-name="fr3" draw:name="Object389" text:anchor-type="as-char" svg:y="-0.2339in" svg:width="3.5181in" svg:height="0.378in" draw:z-index="390"><draw:object xlink:href="./Object 391" xlink:type="simple" xlink:show="embed" xlink:actuate="onLoad"/><draw:image xlink:href="./ObjectReplacements/Object 391" xlink:type="simple" xlink:show="embed" xlink:actuate="onLoad"/><svg:desc>formula</svg:desc></draw:frame></text:span></text:span></text:p>
      <text:p text:style-name="P273"><text:span text:style-name="MathematicaFormatStandardForm"><text:span text:style-name="T82"/></text:span></text:p>
      <text:p text:style-name="P273"><text:span text:style-name="MathematicaFormatStandardForm"><text:span text:style-name="T1"><draw:frame draw:style-name="fr3" draw:name="Object390" text:anchor-type="as-char" svg:y="-0.2228in" svg:width="1.9244in" svg:height="0.3638in" draw:z-index="391"><draw:object xlink:href="./Object 392" xlink:type="simple" xlink:show="embed" xlink:actuate="onLoad"/><draw:image xlink:href="./ObjectReplacements/Object 392" xlink:type="simple" xlink:show="embed" xlink:actuate="onLoad"/><svg:desc>formula</svg:desc></draw:frame></text:span></text:span></text:p>
      <text:p text:style-name="P273"><text:span text:style-name="MathematicaFormatStandardForm"><text:span text:style-name="T66"/></text:span></text:p>
      <text:p text:style-name="P274"><text:span text:style-name="MathematicaFormatStandardForm"><text:span text:style-name="T47">HMMMMMM….</text:span></text:span></text:p>
      <text:p text:style-name="P274"><text:span text:style-name="MathematicaFormatStandardForm"><text:span text:style-name="T83"/></text:span></text:p>
      <text:p text:style-name="P274"><text:span text:style-name="MathematicaFormatStandardForm"><text:span text:style-name="T47">Suppose that</text:span></text:span></text:p>
      <text:p text:style-name="P274"><text:span text:style-name="MathematicaFormatStandardForm"><text:span text:style-name="T83"/></text:span></text:p>
      <text:p text:style-name="P274"><text:span text:style-name="MathematicaFormatStandardForm"><text:span text:style-name="T1"><draw:frame draw:style-name="fr3" draw:name="Object392" text:anchor-type="as-char" svg:y="-0.2339in" svg:width="3.2008in" svg:height="0.3874in" draw:z-index="393"><draw:object xlink:href="./Object 394" xlink:type="simple" xlink:show="embed" xlink:actuate="onLoad"/><draw:image xlink:href="./ObjectReplacements/Object 394" xlink:type="simple" xlink:show="embed" xlink:actuate="onLoad"/><svg:desc>formula</svg:desc></draw:frame></text:span></text:span></text:p>
      <text:p text:style-name="P274"><text:span text:style-name="MathematicaFormatStandardForm"><text:span text:style-name="T83"/></text:span></text:p>
      <text:p text:style-name="P274"><text:span text:style-name="MathematicaFormatStandardForm"><text:span text:style-name="T47">and so</text:span></text:span></text:p>
      <text:p text:style-name="P274"><text:span text:style-name="MathematicaFormatStandardForm"><text:span text:style-name="T83"/></text:span></text:p>
      <text:p text:style-name="P274"><text:span text:style-name="MathematicaFormatStandardForm"><text:span text:style-name="T1"><draw:frame draw:style-name="fr3" draw:name="Object391" text:anchor-type="as-char" svg:y="-0.2339in" svg:width="2.7752in" svg:height="0.3874in" draw:z-index="392"><draw:object xlink:href="./Object 393" xlink:type="simple" xlink:show="embed" xlink:actuate="onLoad"/><draw:image xlink:href="./ObjectReplacements/Object 393" xlink:type="simple" xlink:show="embed" xlink:actuate="onLoad"/><svg:desc>formula</svg:desc></draw:frame></text:span></text:span></text:p>
      <text:p text:style-name="P274"><text:span text:style-name="MathematicaFormatStandardForm"><text:span text:style-name="T66"/></text:span></text:p>
      <text:p text:style-name="P274"><text:span text:style-name="MathematicaFormatStandardForm"><text:span text:style-name="T47">(which is a straightforward generalization of the normal case when </text:span></text:span><text:span text:style-name="MathematicaFormatStandardForm"><text:span text:style-name="T65">t</text:span></text:span><text:span text:style-name="MathematicaFormatStandardForm"><text:span text:style-name="T47">=1). <text:s/></text:span></text:span><text:span text:style-name="MathematicaFormatStandardForm"><text:span text:style-name="T48">If so, then</text:span></text:span></text:p>
      <text:p text:style-name="P274"><text:span text:style-name="MathematicaFormatStandardForm"><text:span text:style-name="T84"/></text:span></text:p>
      <text:p text:style-name="P275"><text:span text:style-name="MathematicaFormatStandardForm"><text:span text:style-name="T1"><draw:frame draw:style-name="fr3" draw:name="Object393" text:anchor-type="as-char" svg:y="-0.1626in" svg:width="1.5953in" svg:height="0.2866in" draw:z-index="394"><draw:object xlink:href="./Object 395" xlink:type="simple" xlink:show="embed" xlink:actuate="onLoad"/><draw:image xlink:href="./ObjectReplacements/Object 395" xlink:type="simple" xlink:show="embed" xlink:actuate="onLoad"/><svg:desc>formula</svg:desc></draw:frame></text:span></text:span></text:p>
      <text:p text:style-name="P278"><text:span text:style-name="MathematicaFormatStandardForm"><text:span text:style-name="T1"><draw:frame draw:style-name="fr3" draw:name="Object396" text:anchor-type="as-char" svg:y="-0.1626in" svg:width="1.7547in" svg:height="0.2866in" draw:z-index="397"><draw:object xlink:href="./Object 398" xlink:type="simple" xlink:show="embed" xlink:actuate="onLoad"/><draw:image xlink:href="./ObjectReplacements/Object 398" xlink:type="simple" xlink:show="embed" xlink:actuate="onLoad"/><svg:desc>formula</svg:desc></draw:frame></text:span></text:span></text:p>
      <text:p text:style-name="P275"><text:span text:style-name="MathematicaFormatStandardForm"><text:span text:style-name="T66"/></text:span></text:p>
      <text:p text:style-name="P275"><text:span text:style-name="MathematicaFormatStandardForm"><text:span text:style-name="T48">Is that right?</text:span></text:span></text:p>
      <text:p text:style-name="P275"><text:span text:style-name="MathematicaFormatStandardForm"><text:span text:style-name="T84"/></text:span></text:p>
      <text:p text:style-name="P276"><text:span text:style-name="MathematicaFormatStandardForm"><text:span text:style-name="T49">If so, what is</text:span></text:span><text:span text:style-name="MathematicaFormatStandardForm"><text:span text:style-name="T1"><draw:frame draw:style-name="fr3" draw:name="Object394" text:anchor-type="as-char" svg:y="-0.1555in" svg:width="0.789in" svg:height="0.1902in" draw:z-index="395"><draw:object xlink:href="./Object 396" xlink:type="simple" xlink:show="embed" xlink:actuate="onLoad"/><draw:image xlink:href="./ObjectReplacements/Object 396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276"><text:soft-page-break/><text:span text:style-name="MathematicaFormatStandardForm"><text:span text:style-name="T66"/></text:span></text:p>
      <text:p text:style-name="P277"><text:span text:style-name="MathematicaFormatStandardForm"><text:span text:style-name="T50">Hmm hmm hmm.</text:span></text:span></text:p>
      <text:p text:style-name="P277"><text:span text:style-name="MathematicaFormatStandardForm"><text:span text:style-name="T85"/></text:span></text:p>
      <text:p text:style-name="P277"><text:span text:style-name="MathematicaFormatStandardForm"><text:span text:style-name="T50">Example:</text:span></text:span></text:p>
      <text:p text:style-name="P277"><text:span text:style-name="MathematicaFormatStandardForm"><text:span text:style-name="T85"/></text:span></text:p>
      <text:p text:style-name="P277"><text:span text:style-name="MathematicaFormatStandardForm"><text:span text:style-name="T1"><draw:frame draw:style-name="fr3" draw:name="Object395" text:anchor-type="as-char" svg:y="-0.1555in" svg:width="2.9846in" svg:height="0.1902in" draw:z-index="396"><draw:object xlink:href="./Object 397" xlink:type="simple" xlink:show="embed" xlink:actuate="onLoad"/><draw:image xlink:href="./ObjectReplacements/Object 397" xlink:type="simple" xlink:show="embed" xlink:actuate="onLoad"/><svg:desc>formula</svg:desc></draw:frame></text:span></text:span></text:p>
      <text:p text:style-name="P277"><text:span text:style-name="MathematicaFormatStandardForm"><text:span text:style-name="T66"/></text:span></text:p>
      <text:p text:style-name="P277"><text:span text:style-name="MathematicaFormatStandardForm"><text:span text:style-name="T50">Coefficients all add up to 100.</text:span></text:span></text:p>
      <text:p text:style-name="P277"><text:span text:style-name="MathematicaFormatStandardForm"><text:span text:style-name="T85"/></text:span></text:p>
      <text:p text:style-name="P279"><text:span text:style-name="MathematicaFormatStandardForm"><text:span text:style-name="T51">Actually, it appears that for</text:span></text:span></text:p>
      <text:p text:style-name="P279"><text:span text:style-name="MathematicaFormatStandardForm"><text:span text:style-name="T86"/></text:span></text:p>
      <text:p text:style-name="P279"><text:span text:style-name="MathematicaFormatStandardForm"><text:span text:style-name="T1"><draw:frame draw:style-name="fr3" draw:name="Object397" text:anchor-type="as-char" svg:y="-0.1555in" svg:width="0.8319in" svg:height="0.1902in" draw:z-index="398"><draw:object xlink:href="./Object 399" xlink:type="simple" xlink:show="embed" xlink:actuate="onLoad"/><draw:image xlink:href="./ObjectReplacements/Object 399" xlink:type="simple" xlink:show="embed" xlink:actuate="onLoad"/><svg:desc>formula</svg:desc></draw:frame></text:span></text:span></text:p>
      <text:p text:style-name="P279"><text:span text:style-name="MathematicaFormatStandardForm"><text:span text:style-name="T86"/></text:span></text:p>
      <text:p text:style-name="P279"><text:span text:style-name="MathematicaFormatStandardForm"><text:span text:style-name="T51">the coefficients in </text:span></text:span><text:span text:style-name="MathematicaFormatStandardForm"><text:span text:style-name="T126">t</text:span></text:span><text:span text:style-name="MathematicaFormatStandardForm"><text:span text:style-name="T51"> add up to</text:span></text:span></text:p>
      <text:p text:style-name="P279"><text:span text:style-name="MathematicaFormatStandardForm"><text:span text:style-name="T86"/></text:span></text:p>
      <text:p text:style-name="P279"><text:span text:style-name="MathematicaFormatStandardForm"><text:span text:style-name="T1"><draw:frame draw:style-name="fr3" draw:name="Object398" text:anchor-type="as-char" svg:y="-0.1555in" svg:width="0.6701in" svg:height="0.1902in" draw:z-index="399"><draw:object xlink:href="./Object 400" xlink:type="simple" xlink:show="embed" xlink:actuate="onLoad"/><draw:image xlink:href="./ObjectReplacements/Object 400" xlink:type="simple" xlink:show="embed" xlink:actuate="onLoad"/><svg:desc>formula</svg:desc></draw:frame></text:span></text:span></text:p>
      <text:p text:style-name="P279"><text:span text:style-name="MathematicaFormatStandardForm"><text:span text:style-name="T66"/></text:span></text:p>
      <text:p text:style-name="P280"><text:span text:style-name="MathematicaFormatStandardForm"><text:span text:style-name="T51">as they must, I guess.</text:span></text:span></text:p>
      <text:p text:style-name="P280"><text:span text:style-name="MathematicaFormatStandardForm"><text:span text:style-name="T66"/></text:span></text:p>
      <text:p text:style-name="P281"><text:span text:style-name="MathematicaFormatStandardForm"><text:span text:style-name="T52">This should be the convolution equivalent of the euler product</text:span></text:span></text:p>
      <text:p text:style-name="P281"><text:span text:style-name="MathematicaFormatStandardForm"><text:span text:style-name="T87"/></text:span></text:p>
      <text:p text:style-name="P281"><text:span text:style-name="MathematicaFormatStandardForm"><text:span text:style-name="T1"><draw:frame draw:style-name="fr3" draw:name="Object399" text:anchor-type="as-char" svg:y="-0.2043in" svg:width="0.7854in" svg:height="0.348in" draw:z-index="400"><draw:object xlink:href="./Object 401" xlink:type="simple" xlink:show="embed" xlink:actuate="onLoad"/><draw:image xlink:href="./ObjectReplacements/Object 401" xlink:type="simple" xlink:show="embed" xlink:actuate="onLoad"/><svg:desc>formula</svg:desc></draw:frame></text:span></text:span></text:p>
      <text:p text:style-name="P281"><text:span text:style-name="MathematicaFormatStandardForm"><text:span text:style-name="T66"/></text:span></text:p>
      <text:p text:style-name="P282"><text:span text:style-name="MathematicaFormatStandardForm"><text:span text:style-name="T53">with s=0… </text:span></text:span><text:span text:style-name="MathematicaFormatStandardForm"><text:span text:style-name="T54">right?</text:span></text:span></text:p>
      <text:p text:style-name="P282"><text:span text:style-name="MathematicaFormatStandardForm"><text:span text:style-name="T88"/></text:span></text:p>
      <text:p text:style-name="P309"><text:span text:style-name="MathematicaFormatStandardForm"><text:span text:style-name="T55">But that just upsets and confuses mathematica.</text:span></text:span></text:p>
      <text:p text:style-name="P309"><text:span text:style-name="MathematicaFormatStandardForm"><text:span text:style-name="T89"/></text:span></text:p>
      <text:p text:style-name="P309"><text:span text:style-name="MathematicaFormatStandardForm"><text:span text:style-name="T55">….</text:span></text:span></text:p>
      <text:p text:style-name="P309"><text:span text:style-name="MathematicaFormatStandardForm"><text:span text:style-name="T89"/></text:span></text:p>
      <text:p text:style-name="P309"><text:span text:style-name="MathematicaFormatStandardForm"><text:span text:style-name="T1"><draw:frame draw:style-name="fr3" draw:name="Object401" text:anchor-type="as-char" svg:y="-0.1827in" svg:width="1.3591in" svg:height="0.3154in" draw:z-index="456"><draw:object xlink:href="./Object 403" xlink:type="simple" xlink:show="embed" xlink:actuate="onLoad"/><draw:image xlink:href="./ObjectReplacements/Object 403" xlink:type="simple" xlink:show="embed" xlink:actuate="onLoad"/><svg:desc>formula</svg:desc></draw:frame></text:span></text:span></text:p>
      <text:p text:style-name="P283"><text:span text:style-name="MathematicaFormatStandardForm"><text:span text:style-name="T66"/></text:span></text:p>
      <text:p text:style-name="P283"><text:span text:style-name="MathematicaFormatStandardForm"><text:span text:style-name="T1"><draw:frame draw:style-name="fr3" draw:name="Object400" text:anchor-type="as-char" svg:y="-0.1437in" svg:width="1.6717in" svg:height="0.1945in" draw:z-index="401"><draw:object xlink:href="./Object 402" xlink:type="simple" xlink:show="embed" xlink:actuate="onLoad"/><draw:image xlink:href="./ObjectReplacements/Object 402" xlink:type="simple" xlink:show="embed" xlink:actuate="onLoad"/><svg:desc>formula</svg:desc></draw:frame></text:span></text:span></text:p>
      <text:p text:style-name="P283"><text:span text:style-name="MathematicaFormatStandardForm"><text:span text:style-name="T66"/></text:span></text:p>
      <text:p text:style-name="P283"><text:span text:style-name="MathematicaFormatStandardForm"><text:span text:style-name="T1"><draw:frame draw:style-name="fr3" draw:name="Object402" text:anchor-type="as-char" svg:y="-0.1437in" svg:width="1.5898in" svg:height="0.1945in" draw:z-index="402"><draw:object xlink:href="./Object 404" xlink:type="simple" xlink:show="embed" xlink:actuate="onLoad"/><draw:image xlink:href="./ObjectReplacements/Object 404" xlink:type="simple" xlink:show="embed" xlink:actuate="onLoad"/><svg:desc>formula</svg:desc></draw:frame></text:span></text:span></text:p>
      <text:p text:style-name="P283"><text:span text:style-name="MathematicaFormatStandardForm"><text:span text:style-name="T66"/></text:span></text:p>
      <text:p text:style-name="P283"><text:span text:style-name="MathematicaFormatStandardForm"><text:span text:style-name="T1"><draw:frame draw:style-name="fr3" draw:name="Object403" text:anchor-type="as-char" svg:y="-0.1244in" svg:width="0.8075in" svg:height="0.1752in" draw:z-index="403"><draw:object xlink:href="./Object 405" xlink:type="simple" xlink:show="embed" xlink:actuate="onLoad"/><draw:image xlink:href="./ObjectReplacements/Object 405" xlink:type="simple" xlink:show="embed" xlink:actuate="onLoad"/><svg:desc>formula</svg:desc></draw:frame></text:span></text:span></text:p>
      <text:p text:style-name="P283"><text:span text:style-name="MathematicaFormatStandardForm"><text:span text:style-name="T66"/></text:span></text:p>
      <text:p text:style-name="P283"><text:span text:style-name="MathematicaFormatStandardForm"><text:span text:style-name="T1">…</text:span></text:span></text:p>
      <text:p text:style-name="P284"><text:span text:style-name="MathematicaFormatStandardForm"><text:span text:style-name="T66"/></text:span></text:p>
      <text:p text:style-name="P284"><text:span text:style-name="MathematicaFormatStandardForm"><text:span text:style-name="T1"><draw:frame draw:style-name="fr3" draw:name="Object405" text:anchor-type="as-char" svg:y="-0.2043in" svg:width="1.3465in" svg:height="0.3283in" draw:z-index="405"><draw:object xlink:href="./Object 407" xlink:type="simple" xlink:show="embed" xlink:actuate="onLoad"/><draw:image xlink:href="./ObjectReplacements/Object 407" xlink:type="simple" xlink:show="embed" xlink:actuate="onLoad"/><svg:desc>formula</svg:desc></draw:frame></text:span></text:span></text:p>
      <text:p text:style-name="P284"><text:span text:style-name="MathematicaFormatStandardForm"><text:span text:style-name="T76"/></text:span></text:p>
      <text:p text:style-name="P284"><text:span text:style-name="MathematicaFormatStandardForm"><text:span text:style-name="T1"><draw:frame draw:style-name="fr3" draw:name="Object404" text:anchor-type="as-char" svg:y="-0.2339in" svg:width="1.3417in" svg:height="0.3752in" draw:z-index="404"><draw:object xlink:href="./Object 406" xlink:type="simple" xlink:show="embed" xlink:actuate="onLoad"/><draw:image xlink:href="./ObjectReplacements/Object 406" xlink:type="simple" xlink:show="embed" xlink:actuate="onLoad"/><svg:desc>formula</svg:desc></draw:frame></text:span></text:span></text:p>
      <text:p text:style-name="P284"><text:span text:style-name="MathematicaFormatStandardForm"><text:span text:style-name="T66"/></text:span></text:p>
      <text:p text:style-name="P284"><text:span text:style-name="MathematicaFormatStandardForm"><text:span text:style-name="T1"><draw:frame draw:style-name="fr3" draw:name="Object406" text:anchor-type="as-char" svg:y="-0.2339in" svg:width="1.0374in" svg:height="0.3752in" draw:z-index="406"><draw:object xlink:href="./Object 408" xlink:type="simple" xlink:show="embed" xlink:actuate="onLoad"/><draw:image xlink:href="./ObjectReplacements/Object 408" xlink:type="simple" xlink:show="embed" xlink:actuate="onLoad"/><svg:desc>formula</svg:desc></draw:frame></text:span></text:span></text:p>
      <text:p text:style-name="P284"><text:span text:style-name="MathematicaFormatStandardForm"><text:span text:style-name="T66"/></text:span></text:p>
      <text:p text:style-name="P284"><text:span text:style-name="MathematicaFormatStandardForm"><text:span text:style-name="T1"><draw:frame draw:style-name="fr3" draw:name="Object407" text:anchor-type="as-char" svg:y="-0.2339in" svg:width="1.6752in" svg:height="0.3752in" draw:z-index="407"><draw:object xlink:href="./Object 409" xlink:type="simple" xlink:show="embed" xlink:actuate="onLoad"/><draw:image xlink:href="./ObjectReplacements/Object 409" xlink:type="simple" xlink:show="embed" xlink:actuate="onLoad"/><svg:desc>formula</svg:desc></draw:frame></text:span></text:span></text:p>
      <text:p text:style-name="P285"><text:span text:style-name="MathematicaFormatStandardForm"><text:span text:style-name="T56">so</text:span></text:span></text:p>
      <text:p text:style-name="P309"><text:span text:style-name="MathematicaFormatStandardForm"><text:span text:style-name="T1"><draw:frame draw:style-name="fr3" draw:name="Object408" text:anchor-type="as-char" svg:y="-0.2043in" svg:width="2.4402in" svg:height="0.3283in" draw:z-index="455"><draw:object xlink:href="./Object 410" xlink:type="simple" xlink:show="embed" xlink:actuate="onLoad"/><draw:image xlink:href="./ObjectReplacements/Object 410" xlink:type="simple" xlink:show="embed" xlink:actuate="onLoad"/><svg:desc>formula</svg:desc></draw:frame></text:span></text:span></text:p>
      <text:p text:style-name="P309"><text:span text:style-name="MathematicaFormatStandardForm"><text:span text:style-name="T66"/></text:span></text:p>
      <text:p text:style-name="P309"><text:soft-page-break/><text:span text:style-name="MathematicaFormatStandardForm"><text:span text:style-name="T1">...</text:span></text:span></text:p>
      <text:p text:style-name="P286"><text:span text:style-name="MathematicaFormatStandardForm"><text:span text:style-name="T66"/></text:span></text:p>
      <text:p text:style-name="P287"><text:span text:style-name="MathematicaFormatStandardForm"><text:span text:style-name="T57">So, to generalize, if</text:span></text:span></text:p>
      <text:p text:style-name="P287"><text:span text:style-name="MathematicaFormatStandardForm"><text:span text:style-name="T90"/></text:span></text:p>
      <text:p text:style-name="P287"><text:span text:style-name="MathematicaFormatStandardForm"><text:span text:style-name="T1"><draw:frame draw:style-name="fr4" draw:name="Object449" text:anchor-type="as-char" svg:y="-0.2252in" svg:width="1.2646in" svg:height="0.389in" draw:z-index="409"><draw:object xlink:href="./Object 451" xlink:type="simple" xlink:show="embed" xlink:actuate="onLoad"/><draw:image xlink:href="./ObjectReplacements/Object 451" xlink:type="simple" xlink:show="embed" xlink:actuate="onLoad"/><svg:desc>formula</svg:desc></draw:frame></text:span></text:span></text:p>
      <text:p text:style-name="P287"><text:span text:style-name="MathematicaFormatStandardForm"><text:span text:style-name="T66"/></text:span></text:p>
      <text:p text:style-name="P287"><text:span text:style-name="MathematicaFormatStandardForm"><text:span text:style-name="T57">then</text:span></text:span></text:p>
      <text:p text:style-name="P287"><text:span text:style-name="MathematicaFormatStandardForm"><text:span text:style-name="T66"/></text:span></text:p>
      <text:p text:style-name="P287"><text:span text:style-name="MathematicaFormatStandardForm"><text:span text:style-name="T1"><draw:frame draw:style-name="fr4" draw:name="Object448" text:anchor-type="as-char" svg:y="-0.2547in" svg:width="1.322in" svg:height="0.4307in" draw:z-index="408"><draw:object xlink:href="./Object 450" xlink:type="simple" xlink:show="embed" xlink:actuate="onLoad"/><draw:image xlink:href="./ObjectReplacements/Object 450" xlink:type="simple" xlink:show="embed" xlink:actuate="onLoad"/><svg:desc>formula</svg:desc></draw:frame></text:span></text:span></text:p>
      <text:p text:style-name="P287"><text:span text:style-name="MathematicaFormatStandardForm"><text:span text:style-name="T66"/></text:span></text:p>
      <text:p text:style-name="P288"><text:span text:style-name="MathematicaFormatStandardForm"><text:span text:style-name="T58">which is to say,</text:span></text:span></text:p>
      <text:p text:style-name="P288"><text:span text:style-name="MathematicaFormatStandardForm"><text:span text:style-name="T91"/></text:span></text:p>
      <text:p text:style-name="P288"><text:span text:style-name="MathematicaFormatStandardForm"><text:span text:style-name="T1"><draw:frame draw:style-name="fr4" draw:name="Object450" text:anchor-type="as-char" svg:y="-0.2547in" svg:width="2.2382in" svg:height="0.4165in" draw:z-index="410"><draw:object xlink:href="./Object 452" xlink:type="simple" xlink:show="embed" xlink:actuate="onLoad"/><draw:image xlink:href="./ObjectReplacements/Object 452" xlink:type="simple" xlink:show="embed" xlink:actuate="onLoad"/><svg:desc>formula</svg:desc></draw:frame></text:span></text:span></text:p>
      <text:p text:style-name="P288"><text:span text:style-name="MathematicaFormatStandardForm"><text:span text:style-name="T66"/></text:span></text:p>
      <text:p text:style-name="P289"><text:span text:style-name="MathematicaFormatStandardForm"><text:span text:style-name="T59">and</text:span></text:span></text:p>
      <text:p text:style-name="P289"><text:span text:style-name="MathematicaFormatStandardForm"><text:span text:style-name="T77"/></text:span></text:p>
      <text:p text:style-name="P289"><text:span text:style-name="MathematicaFormatStandardForm"><text:span text:style-name="T1"><draw:frame draw:style-name="fr4" draw:name="Object451" text:anchor-type="as-char" svg:y="-0.2571in" svg:width="1.8134in" svg:height="0.4161in" draw:z-index="411"><draw:object xlink:href="./Object 453" xlink:type="simple" xlink:show="embed" xlink:actuate="onLoad"/><draw:image xlink:href="./ObjectReplacements/Object 453" xlink:type="simple" xlink:show="embed" xlink:actuate="onLoad"/><svg:desc>formula</svg:desc></draw:frame></text:span></text:span></text:p>
      <text:p text:style-name="P289"><text:span text:style-name="MathematicaFormatStandardForm"><text:span text:style-name="T66"/></text:span></text:p>
      <text:p text:style-name="P290"><text:span text:style-name="MathematicaFormatStandardForm"><text:span text:style-name="T60">at[n_, t_] := 1/n Sum[ MoebiusMu[n/d] t^d, {d, Divisors[n]}]</text:span></text:span></text:p>
      <text:p text:style-name="P289"><text:span text:style-name="MathematicaFormatStandardForm"><text:span text:style-name="T66"/></text:span></text:p>
      <text:p text:style-name="P291"><text:span text:style-name="MathematicaFormatStandardForm"><text:span text:style-name="T60">(compare to </text:span></text:span><text:span text:style-name="MathematicaFormatStandardForm"><text:span text:style-name="T60"><draw:frame draw:style-name="fr1" draw:name="Object1092" text:anchor-type="as-char" svg:y="-0.2083in" svg:width="1.8744in" svg:height="0.3492in" draw:z-index="413"><draw:object xlink:href="./Object 455" xlink:type="simple" xlink:show="embed" xlink:actuate="onLoad"/><draw:image xlink:href="./ObjectReplacements/Object 455" xlink:type="simple" xlink:show="embed" xlink:actuate="onLoad"/><svg:desc>formula</svg:desc></draw:frame></text:span></text:span><text:span text:style-name="MathematicaFormatStandardForm"><text:span text:style-name="T60"> </text:span></text:span><text:span text:style-name="MathematicaFormatStandardForm"><text:span text:style-name="T61">and</text:span></text:span><text:span text:style-name="MathematicaFormatStandardForm"><text:span text:style-name="T131"><draw:frame draw:style-name="fr1" draw:name="Object1085" text:anchor-type="as-char" svg:y="-0.2228in" svg:width="1.3752in" svg:height="0.3618in" draw:z-index="412"><draw:object xlink:href="./Object 454" xlink:type="simple" xlink:show="embed" xlink:actuate="onLoad"/><draw:image xlink:href="./ObjectReplacements/Object 454" xlink:type="simple" xlink:show="embed" xlink:actuate="onLoad"/><svg:desc>formula</svg:desc></draw:frame></text:span></text:span><text:span text:style-name="MathematicaFormatStandardForm"><text:span text:style-name="T131"> </text:span></text:span><text:span text:style-name="MathematicaFormatStandardForm"><text:span text:style-name="T129">and </text:span></text:span><text:span text:style-name="MathematicaFormatStandardForm"><text:span text:style-name="T131"><draw:frame draw:style-name="fr1" draw:name="Object452" text:anchor-type="as-char" svg:y="-0.2402in" svg:width="1.2075in" svg:height="0.3791in" draw:z-index="414"><draw:object xlink:href="./Object 456" xlink:type="simple" xlink:show="embed" xlink:actuate="onLoad"/><draw:image xlink:href="./ObjectReplacements/Object 456" xlink:type="simple" xlink:show="embed" xlink:actuate="onLoad"/><svg:desc>formula</svg:desc></draw:frame></text:span></text:span><text:span text:style-name="MathematicaFormatStandardForm"><text:span text:style-name="T128">)</text:span></text:span></text:p>
      <text:p text:style-name="P291"><text:span text:style-name="MathematicaFormatStandardForm"><text:span text:style-name="T97"/></text:span></text:p>
      <text:p text:style-name="P292"><text:span text:style-name="MathematicaFormatStandardForm"><text:span text:style-name="T130">so, in theory,</text:span></text:span></text:p>
      <text:p text:style-name="P292"><text:span text:style-name="MathematicaFormatStandardForm"><text:span text:style-name="T98"/></text:span></text:p>
      <text:p text:style-name="P292"><text:span text:style-name="MathematicaFormatStandardForm"><text:span text:style-name="T131"><draw:frame draw:style-name="fr1" draw:name="Object453" text:anchor-type="as-char" svg:y="-0.2043in" svg:width="1.6035in" svg:height="0.348in" draw:z-index="415"><draw:object xlink:href="./Object 457" xlink:type="simple" xlink:show="embed" xlink:actuate="onLoad"/><draw:image xlink:href="./ObjectReplacements/Object 457" xlink:type="simple" xlink:show="embed" xlink:actuate="onLoad"/><svg:desc>formula</svg:desc></draw:frame></text:span></text:span></text:p>
      <text:p text:style-name="P292"><text:span text:style-name="MathematicaFormatStandardForm"><text:span text:style-name="T98"/></text:span></text:p>
      <text:p text:style-name="P292"><text:span text:style-name="MathematicaFormatStandardForm"><text:span text:style-name="T130">right? <text:s/></text:span></text:span><text:span text:style-name="MathematicaFormatStandardForm"><text:span text:style-name="T132">Yep!!!</text:span></text:span></text:p>
      <text:p text:style-name="P292"><text:span text:style-name="MathematicaFormatStandardForm"><text:span text:style-name="T115"/></text:span></text:p>
      <text:p text:style-name="P293">…</text:p>
      <text:p text:style-name="P293"/>
      <text:p text:style-name="P294"><text:span text:style-name="MathematicaFormatStandardForm"><text:span text:style-name="T1"><draw:frame draw:style-name="fr5" draw:name="Object456" text:anchor-type="as-char" svg:y="-0.2362in" svg:width="1.5575in" svg:height="0.3744in" draw:z-index="416"><draw:object xlink:href="./Object 460" xlink:type="simple" xlink:show="embed" xlink:actuate="onLoad"/><draw:image xlink:href="./ObjectReplacements/Object 460" xlink:type="simple" xlink:show="embed" xlink:actuate="onLoad"/><svg:desc>formula</svg:desc></draw:frame></text:span></text:span></text:p>
      <text:p text:style-name="P294"><text:span text:style-name="MathematicaFormatStandardForm"><text:span text:style-name="T66"/></text:span></text:p>
      <text:p text:style-name="P295"><text:span text:style-name="MathematicaFormatStandardForm"><text:span text:style-name="T1">…</text:span></text:span></text:p>
      <text:p text:style-name="P295"><text:span text:style-name="MathematicaFormatStandardForm"><text:span text:style-name="T66"/></text:span></text:p>
      <text:p text:style-name="P296"><text:span text:style-name="MathematicaFormatStandardForm"><text:span text:style-name="T1"><draw:frame draw:style-name="fr5" draw:name="Object457" text:anchor-type="as-char" svg:y="-0.2547in" svg:width="1.2807in" svg:height="0.389in" draw:z-index="417"><draw:object xlink:href="./Object 461" xlink:type="simple" xlink:show="embed" xlink:actuate="onLoad"/><draw:image xlink:href="./ObjectReplacements/Object 461" xlink:type="simple" xlink:show="embed" xlink:actuate="onLoad"/><svg:desc>formula</svg:desc></draw:frame></text:span></text:span></text:p>
      <text:p text:style-name="P296"><text:span text:style-name="MathematicaFormatStandardForm"><text:span text:style-name="T66"/></text:span></text:p>
      <text:p text:style-name="P296"><text:span text:style-name="MathematicaFormatStandardForm"><text:span text:style-name="T1"><draw:frame draw:style-name="fr5" draw:name="Object458" text:anchor-type="as-char" svg:y="-0.3382in" svg:width="1.3193in" svg:height="0.4783in" draw:z-index="418"><draw:object xlink:href="./Object 462" xlink:type="simple" xlink:show="embed" xlink:actuate="onLoad"/><draw:image xlink:href="./ObjectReplacements/Object 462" xlink:type="simple" xlink:show="embed" xlink:actuate="onLoad"/><svg:desc>formula</svg:desc></draw:frame></text:span></text:span></text:p>
      <text:p text:style-name="P296"><text:span text:style-name="MathematicaFormatStandardForm"><text:span text:style-name="T66"/></text:span></text:p>
      <text:p text:style-name="P296"><text:span text:style-name="MathematicaFormatStandardForm"><text:span text:style-name="T1"><draw:frame draw:style-name="fr5" draw:name="Object459" text:anchor-type="as-char" svg:y="-0.2339in" svg:width="1.2118in" svg:height="0.3752in" draw:z-index="419"><draw:object xlink:href="./Object 463" xlink:type="simple" xlink:show="embed" xlink:actuate="onLoad"/><draw:image xlink:href="./ObjectReplacements/Object 463" xlink:type="simple" xlink:show="embed" xlink:actuate="onLoad"/><svg:desc>formula</svg:desc></draw:frame></text:span></text:span></text:p>
      <text:p text:style-name="P296"><text:span text:style-name="MathematicaFormatStandardForm"><text:span text:style-name="T66"/></text:span></text:p>
      <text:p text:style-name="P296"><text:span text:style-name="MathematicaFormatStandardForm"><text:span text:style-name="T1"><draw:frame draw:style-name="fr5" draw:name="Object460" text:anchor-type="as-char" svg:y="-0.2252in" svg:width="1.2228in" svg:height="0.3472in" draw:z-index="420"><draw:object xlink:href="./Object 464" xlink:type="simple" xlink:show="embed" xlink:actuate="onLoad"/><draw:image xlink:href="./ObjectReplacements/Object 464" xlink:type="simple" xlink:show="embed" xlink:actuate="onLoad"/><svg:desc>formula</svg:desc></draw:frame></text:span></text:span></text:p>
      <text:p text:style-name="P296"><text:span text:style-name="MathematicaFormatStandardForm"><text:span text:style-name="T66"/></text:span></text:p>
      <text:p text:style-name="P296"><text:soft-page-break/><text:span text:style-name="MathematicaFormatStandardForm"><text:span text:style-name="T1"><draw:frame draw:style-name="fr5" draw:name="Object461" text:anchor-type="as-char" svg:y="-0.228in" svg:width="1.1898in" svg:height="0.3689in" draw:z-index="421"><draw:object xlink:href="./Object 465" xlink:type="simple" xlink:show="embed" xlink:actuate="onLoad"/><draw:image xlink:href="./ObjectReplacements/Object 465" xlink:type="simple" xlink:show="embed" xlink:actuate="onLoad"/><svg:desc>formula</svg:desc></draw:frame></text:span></text:span></text:p>
      <text:p text:style-name="P296"><text:span text:style-name="MathematicaFormatStandardForm"><text:span text:style-name="T66"/></text:span></text:p>
      <text:p text:style-name="P296"><text:span text:style-name="MathematicaFormatStandardForm"><text:span text:style-name="T1"><draw:frame draw:style-name="fr5" draw:name="Object462" text:anchor-type="as-char" svg:y="-0.2339in" svg:width="1.611in" svg:height="0.3752in" draw:z-index="422"><draw:object xlink:href="./Object 466" xlink:type="simple" xlink:show="embed" xlink:actuate="onLoad"/><draw:image xlink:href="./ObjectReplacements/Object 466" xlink:type="simple" xlink:show="embed" xlink:actuate="onLoad"/><svg:desc>formula</svg:desc></draw:frame></text:span></text:span></text:p>
      <text:p text:style-name="P296"><text:span text:style-name="MathematicaFormatStandardForm"><text:span text:style-name="T66"/></text:span></text:p>
      <text:p text:style-name="P296"><text:span text:style-name="MathematicaFormatStandardForm"><text:span text:style-name="T1">…</text:span></text:span></text:p>
      <text:p text:style-name="P296"><text:span text:style-name="MathematicaFormatStandardForm"><text:span text:style-name="T66"/></text:span></text:p>
      <text:p text:style-name="P297"><text:span text:style-name="MathematicaFormatStandardForm"><text:span text:style-name="T131"><draw:frame draw:style-name="fr1" draw:name="Object463" text:anchor-type="as-char" svg:y="-0.2043in" svg:width="1.6035in" svg:height="0.348in" draw:z-index="423"><draw:object xlink:href="./Object 467" xlink:type="simple" xlink:show="embed" xlink:actuate="onLoad"/><draw:image xlink:href="./ObjectReplacements/Object 467" xlink:type="simple" xlink:show="embed" xlink:actuate="onLoad"/><svg:desc>formula</svg:desc></draw:frame></text:span></text:span></text:p>
      <text:p text:style-name="P297"><text:span text:style-name="MathematicaFormatStandardForm"><text:span text:style-name="T100"/></text:span></text:p>
      <text:p text:style-name="P297"><text:span text:style-name="MathematicaFormatStandardForm"><text:span text:style-name="T131"><draw:frame draw:style-name="fr1" draw:name="Object465" text:anchor-type="as-char" svg:y="-0.2043in" svg:width="2.898in" svg:height="0.348in" draw:z-index="424"><draw:object xlink:href="./Object 468" xlink:type="simple" xlink:show="embed" xlink:actuate="onLoad"/><draw:image xlink:href="./ObjectReplacements/Object 468" xlink:type="simple" xlink:show="embed" xlink:actuate="onLoad"/><svg:desc>formula</svg:desc></draw:frame></text:span></text:span></text:p>
      <text:p text:style-name="P297"><text:span text:style-name="MathematicaFormatStandardForm"><text:span text:style-name="T100"/></text:span></text:p>
      <text:p text:style-name="P297"><text:span text:style-name="MathematicaFormatStandardForm"><text:span text:style-name="T133">To understand this better…</text:span></text:span></text:p>
      <text:p text:style-name="P297"><text:span text:style-name="MathematicaFormatStandardForm"><text:span text:style-name="T104"/></text:span></text:p>
      <text:p text:style-name="P297"><text:span text:style-name="MathematicaFormatStandardForm"><text:span text:style-name="T131"><draw:frame draw:style-name="fr1" draw:name="Object466" text:anchor-type="as-char" svg:y="-0.2043in" svg:width="2.4799in" svg:height="0.348in" draw:z-index="425"><draw:object xlink:href="./Object 469" xlink:type="simple" xlink:show="embed" xlink:actuate="onLoad"/><draw:image xlink:href="./ObjectReplacements/Object 469" xlink:type="simple" xlink:show="embed" xlink:actuate="onLoad"/><svg:desc>formula</svg:desc></draw:frame></text:span></text:span></text:p>
      <text:p text:style-name="P297"><text:span text:style-name="MathematicaFormatStandardForm"><text:span text:style-name="T100"/></text:span></text:p>
      <text:p text:style-name="P298"><text:span text:style-name="MathematicaFormatStandardForm"><text:span text:style-name="T134">and so at the limit it is</text:span></text:span></text:p>
      <text:p text:style-name="P298"><text:span text:style-name="MathematicaFormatStandardForm"><text:span text:style-name="T105"/></text:span></text:p>
      <text:p text:style-name="P298"><text:span text:style-name="MathematicaFormatStandardForm"><text:span text:style-name="T131"><draw:frame draw:style-name="fr1" draw:name="Object467" text:anchor-type="as-char" svg:y="-0.2043in" svg:width="3.8118in" svg:height="0.348in" draw:z-index="426"><draw:object xlink:href="./Object 470" xlink:type="simple" xlink:show="embed" xlink:actuate="onLoad"/><draw:image xlink:href="./ObjectReplacements/Object 470" xlink:type="simple" xlink:show="embed" xlink:actuate="onLoad"/><svg:desc>formula</svg:desc></draw:frame></text:span></text:span></text:p>
      <text:p text:style-name="P298"><text:span text:style-name="MathematicaFormatStandardForm"><text:span text:style-name="T100"/></text:span></text:p>
      <text:p text:style-name="P299"><text:span text:style-name="MathematicaFormatStandardForm"><text:span text:style-name="T135">Meanwhile,</text:span></text:span></text:p>
      <text:p text:style-name="P299"><text:span text:style-name="MathematicaFormatStandardForm"><text:span text:style-name="T106"/></text:span></text:p>
      <text:p text:style-name="P299"><text:span text:style-name="MathematicaFormatStandardForm"><text:span text:style-name="T131"><draw:frame draw:style-name="fr1" draw:name="Object468" text:anchor-type="as-char" svg:y="-0.1626in" svg:width="3.3307in" svg:height="0.3035in" draw:z-index="427"><draw:object xlink:href="./Object 471" xlink:type="simple" xlink:show="embed" xlink:actuate="onLoad"/><draw:image xlink:href="./ObjectReplacements/Object 471" xlink:type="simple" xlink:show="embed" xlink:actuate="onLoad"/><svg:desc>formula</svg:desc></draw:frame></text:span></text:span></text:p>
      <text:p text:style-name="P299"><text:span text:style-name="MathematicaFormatStandardForm"><text:span text:style-name="T100"/></text:span></text:p>
      <text:p text:style-name="P299"><text:span text:style-name="MathematicaFormatStandardForm"><text:span text:style-name="T135">Now, because</text:span></text:span><text:span text:style-name="MathematicaFormatStandardForm"><text:span text:style-name="T127"><draw:frame draw:style-name="fr5" draw:name="Object469" text:anchor-type="as-char" svg:y="-0.1244in" svg:width="0.5799in" svg:height="0.1752in" draw:z-index="428"><draw:object xlink:href="./Object 472" xlink:type="simple" xlink:show="embed" xlink:actuate="onLoad"/><draw:image xlink:href="./ObjectReplacements/Object 472" xlink:type="simple" xlink:show="embed" xlink:actuate="onLoad"/><svg:desc>formula</svg:desc></draw:frame></text:span></text:span><text:span text:style-name="MathematicaFormatStandardForm"><text:span text:style-name="T135">and</text:span></text:span><text:span text:style-name="MathematicaFormatStandardForm"><text:span text:style-name="T135"><draw:frame draw:style-name="fr5" draw:name="Object471" text:anchor-type="as-char" svg:y="-0.2083in" svg:width="1.2075in" svg:height="0.3335in" draw:z-index="430"><draw:object xlink:href="./Object 474" xlink:type="simple" xlink:show="embed" xlink:actuate="onLoad"/><draw:image xlink:href="./ObjectReplacements/Object 474" xlink:type="simple" xlink:show="embed" xlink:actuate="onLoad"/><svg:desc>formula</svg:desc></draw:frame></text:span></text:span></text:p>
      <text:p text:style-name="P299"><text:span text:style-name="MathematicaFormatStandardForm"><text:span text:style-name="T96"/></text:span></text:p>
      <text:p text:style-name="P299"><text:span text:style-name="MathematicaFormatStandardForm"><text:span text:style-name="T131"><draw:frame draw:style-name="fr1" draw:name="Object470" text:anchor-type="as-char" svg:y="-0.2083in" svg:width="4.1835in" svg:height="0.352in" draw:z-index="429"><draw:object xlink:href="./Object 473" xlink:type="simple" xlink:show="embed" xlink:actuate="onLoad"/><draw:image xlink:href="./ObjectReplacements/Object 473" xlink:type="simple" xlink:show="embed" xlink:actuate="onLoad"/><svg:desc>formula</svg:desc></draw:frame></text:span></text:span></text:p>
      <text:p text:style-name="P299"><text:span text:style-name="MathematicaFormatStandardForm"><text:span text:style-name="T100"/></text:span></text:p>
      <text:p text:style-name="P300"><text:span text:style-name="MathematicaFormatStandardForm"><text:span text:style-name="T136">There other way to get here is</text:span></text:span></text:p>
      <text:p text:style-name="P300"><text:span text:style-name="MathematicaFormatStandardForm"><text:span text:style-name="T127"><draw:frame draw:style-name="fr5" draw:name="Object454" text:anchor-type="as-char" svg:y="-0.2547in" svg:width="2.1965in" svg:height="0.3752in" draw:z-index="431"><draw:object xlink:href="./Object 458" xlink:type="simple" xlink:show="embed" xlink:actuate="onLoad"/><draw:image xlink:href="./ObjectReplacements/Object 458" xlink:type="simple" xlink:show="embed" xlink:actuate="onLoad"/><svg:desc>formula</svg:desc></draw:frame></text:span></text:span></text:p>
      <text:p text:style-name="P300"><text:span text:style-name="MathematicaFormatStandardForm"><text:span text:style-name="T96"/></text:span></text:p>
      <text:p text:style-name="P300"><text:span text:style-name="MathematicaFormatStandardForm"><text:span text:style-name="T136">Then, because</text:span></text:span><text:span text:style-name="MathematicaFormatStandardForm"><text:span text:style-name="T135"><draw:frame draw:style-name="fr5" draw:name="Object455" text:anchor-type="as-char" svg:y="-0.2083in" svg:width="1.2075in" svg:height="0.3335in" draw:z-index="432"><draw:object xlink:href="./Object 459" xlink:type="simple" xlink:show="embed" xlink:actuate="onLoad"/><draw:image xlink:href="./ObjectReplacements/Object 459" xlink:type="simple" xlink:show="embed" xlink:actuate="onLoad"/><svg:desc>formula</svg:desc></draw:frame></text:span></text:span><text:span text:style-name="MathematicaFormatStandardForm"><text:span text:style-name="T135">,</text:span></text:span></text:p>
      <text:p text:style-name="P300"><text:span text:style-name="MathematicaFormatStandardForm"><text:span text:style-name="T106"/></text:span></text:p>
      <text:p text:style-name="P300"><text:span text:style-name="MathematicaFormatStandardForm"><text:span text:style-name="T127"><draw:frame draw:style-name="fr5" draw:name="Object472" text:anchor-type="as-char" svg:y="-0.2339in" svg:width="3.4362in" svg:height="0.3752in" draw:z-index="433"><draw:object xlink:href="./Object 475" xlink:type="simple" xlink:show="embed" xlink:actuate="onLoad"/><draw:image xlink:href="./ObjectReplacements/Object 475" xlink:type="simple" xlink:show="embed" xlink:actuate="onLoad"/><svg:desc>formula</svg:desc></draw:frame></text:span></text:span></text:p>
      <text:p text:style-name="P300"><text:span text:style-name="MathematicaFormatStandardForm"><text:span text:style-name="T96"/></text:span></text:p>
      <text:p text:style-name="P300"><text:span text:style-name="MathematicaFormatStandardForm"><text:span text:style-name="T127">…</text:span></text:span></text:p>
      <text:p text:style-name="P300"><text:span text:style-name="MathematicaFormatStandardForm"><text:span text:style-name="T96"/></text:span></text:p>
      <text:p text:style-name="P301"><text:span text:style-name="MathematicaFormatStandardForm"><text:span text:style-name="T137">Different attempt→</text:span></text:span></text:p>
      <text:p text:style-name="P301"><text:span text:style-name="MathematicaFormatStandardForm"><text:span text:style-name="T107"/></text:span></text:p>
      <text:p text:style-name="P301"><text:span text:style-name="MathematicaFormatStandardForm"><text:span text:style-name="T127"><draw:frame draw:style-name="fr5" draw:name="Object473" text:anchor-type="as-char" svg:y="-0.2339in" svg:width="2.461in" svg:height="0.3752in" draw:z-index="434"><draw:object xlink:href="./Object 476" xlink:type="simple" xlink:show="embed" xlink:actuate="onLoad"/><draw:image xlink:href="./ObjectReplacements/Object 476" xlink:type="simple" xlink:show="embed" xlink:actuate="onLoad"/><svg:desc>formula</svg:desc></draw:frame></text:span></text:span></text:p>
      <text:p text:style-name="P301"><text:span text:style-name="MathematicaFormatStandardForm"><text:span text:style-name="T96"/></text:span></text:p>
      <text:p text:style-name="P301"><text:span text:style-name="MathematicaFormatStandardForm"><text:span text:style-name="T127"><draw:frame draw:style-name="fr5" draw:name="Object474" text:anchor-type="as-char" svg:y="-0.2339in" svg:width="2.7555in" svg:height="0.3752in" draw:z-index="435"><draw:object xlink:href="./Object 477" xlink:type="simple" xlink:show="embed" xlink:actuate="onLoad"/><draw:image xlink:href="./ObjectReplacements/Object 477" xlink:type="simple" xlink:show="embed" xlink:actuate="onLoad"/><svg:desc>formula</svg:desc></draw:frame></text:span></text:span></text:p>
      <text:p text:style-name="P301"><text:span text:style-name="MathematicaFormatStandardForm"><text:span text:style-name="T96"/></text:span></text:p>
      <text:p text:style-name="P301"><text:soft-page-break/><text:span text:style-name="MathematicaFormatStandardForm"><text:span text:style-name="T127"><draw:frame draw:style-name="fr5" draw:name="Object475" text:anchor-type="as-char" svg:y="-0.2043in" svg:width="2.4689in" svg:height="0.3445in" draw:z-index="436"><draw:object xlink:href="./Object 478" xlink:type="simple" xlink:show="embed" xlink:actuate="onLoad"/><draw:image xlink:href="./ObjectReplacements/Object 478" xlink:type="simple" xlink:show="embed" xlink:actuate="onLoad"/><svg:desc>formula</svg:desc></draw:frame></text:span></text:span></text:p>
      <text:p text:style-name="P301"><text:span text:style-name="MathematicaFormatStandardForm"><text:span text:style-name="T96"/></text:span></text:p>
      <text:p text:style-name="P301"><text:span text:style-name="MathematicaFormatStandardForm"><text:span text:style-name="T127">???</text:span></text:span></text:p>
      <text:p text:style-name="P301"><text:span text:style-name="MathematicaFormatStandardForm"><text:span text:style-name="T96"/></text:span></text:p>
      <text:p text:style-name="P301"><text:span text:style-name="MathematicaFormatStandardForm"><text:span text:style-name="T127">…</text:span></text:span></text:p>
      <text:p text:style-name="P301"><text:span text:style-name="MathematicaFormatStandardForm"><text:span text:style-name="T96"/></text:span></text:p>
      <text:p text:style-name="P302"><text:span text:style-name="MathematicaFormatStandardForm"><text:span text:style-name="T138">Meanwhile, (assuming additive discrete convolution), start with</text:span></text:span></text:p>
      <text:p text:style-name="P258"><text:span text:style-name="MathematicaFormatStandardForm"><text:span text:style-name="T96"/></text:span></text:p>
      <text:p text:style-name="P317"><text:span text:style-name="MathematicaFormatStandardForm"><text:span text:style-name="T96"><draw:frame draw:style-name="fr1" draw:name="Object479" text:anchor-type="as-char" svg:y="-0.1244in" svg:width="0.589in" svg:height="0.1752in" draw:z-index="437"><draw:object xlink:href="./Object 479" xlink:type="simple" xlink:show="embed" xlink:actuate="onLoad"/><draw:image xlink:href="./ObjectReplacements/Object 479" xlink:type="simple" xlink:show="embed" xlink:actuate="onLoad"/><svg:desc>formula</svg:desc></draw:frame></text:span></text:span></text:p>
      <text:p text:style-name="P317"><text:span text:style-name="MathematicaFormatStandardForm"><text:span text:style-name="T96"/></text:span></text:p>
      <text:p text:style-name="P317"><text:span text:style-name="MathematicaFormatStandardForm"><text:span text:style-name="T96"><draw:frame draw:style-name="fr1" draw:name="Object476" text:anchor-type="as-char" svg:y="-0.2339in" svg:width="1.7217in" svg:height="0.389in" draw:z-index="438"><draw:object xlink:href="./Object 480" xlink:type="simple" xlink:show="embed" xlink:actuate="onLoad"/><draw:image xlink:href="./ObjectReplacements/Object 480" xlink:type="simple" xlink:show="embed" xlink:actuate="onLoad"/><svg:desc>formula</svg:desc></draw:frame></text:span></text:span></text:p>
      <text:p text:style-name="P317"><text:span text:style-name="MathematicaFormatStandardForm"><text:span text:style-name="T96"/></text:span></text:p>
      <text:p text:style-name="P317"><text:span text:style-name="MathematicaFormatStandardForm"><text:span text:style-name="T96"><draw:frame draw:style-name="fr1" draw:name="Object477" text:anchor-type="as-char" svg:y="-0.2374in" svg:width="0.9736in" svg:height="0.3925in" draw:z-index="439"><draw:object xlink:href="./Object 481" xlink:type="simple" xlink:show="embed" xlink:actuate="onLoad"/><draw:image xlink:href="./ObjectReplacements/Object 481" xlink:type="simple" xlink:show="embed" xlink:actuate="onLoad"/><svg:desc>formula</svg:desc></draw:frame></text:span></text:span></text:p>
      <text:p text:style-name="P317"><text:span text:style-name="MathematicaFormatStandardForm"><text:span text:style-name="T96"/></text:span></text:p>
      <text:p text:style-name="P317"><text:span text:style-name="MathematicaFormatStandardForm"><text:span text:style-name="T96"><draw:frame draw:style-name="fr1" draw:name="Object480" text:anchor-type="as-char" svg:y="-0.2374in" svg:width="1.1827in" svg:height="0.3925in" draw:z-index="440"><draw:object xlink:href="./Object 483" xlink:type="simple" xlink:show="embed" xlink:actuate="onLoad"/><draw:image xlink:href="./ObjectReplacements/Object 483" xlink:type="simple" xlink:show="embed" xlink:actuate="onLoad"/><svg:desc>formula</svg:desc></draw:frame></text:span></text:span></text:p>
      <text:p text:style-name="P317"><text:span text:style-name="MathematicaFormatStandardForm"><text:span text:style-name="T96"/></text:span></text:p>
      <text:p text:style-name="P318"><text:span text:style-name="MathematicaFormatStandardForm"><text:span text:style-name="T99">(inverse of </text:span></text:span></text:p>
      <text:p text:style-name="P318"><text:span text:style-name="MathematicaFormatStandardForm"><text:span text:style-name="T99"/></text:span></text:p>
      <text:p text:style-name="P318"><text:span text:style-name="MathematicaFormatStandardForm"><text:span text:style-name="T99"><draw:frame draw:style-name="fr1" draw:name="Object484" text:anchor-type="as-char" svg:y="-0.2083in" svg:width="1.8098in" svg:height="0.3492in" draw:z-index="445"><draw:object xlink:href="./Object 487" xlink:type="simple" xlink:show="embed" xlink:actuate="onLoad"/><draw:image xlink:href="./ObjectReplacements/Object 487" xlink:type="simple" xlink:show="embed" xlink:actuate="onLoad"/><svg:desc>formula</svg:desc></draw:frame></text:span></text:span></text:p>
      <text:p text:style-name="P318"><text:span text:style-name="MathematicaFormatStandardForm"><text:span text:style-name="T99"/></text:span></text:p>
      <text:p text:style-name="P318"><text:span text:style-name="MathematicaFormatStandardForm"><text:span text:style-name="T101">and</text:span></text:span></text:p>
      <text:p text:style-name="P318"><text:span text:style-name="MathematicaFormatStandardForm"><text:span text:style-name="T99"/></text:span></text:p>
      <text:p text:style-name="P318"><text:span text:style-name="MathematicaFormatStandardForm"><text:span text:style-name="T99"><draw:frame draw:style-name="fr1" draw:name="Object478" text:anchor-type="as-char" svg:y="-0.2228in" svg:width="1.3752in" svg:height="0.3618in" draw:z-index="444"><draw:object xlink:href="./Object 482" xlink:type="simple" xlink:show="embed" xlink:actuate="onLoad"/><draw:image xlink:href="./ObjectReplacements/Object 482" xlink:type="simple" xlink:show="embed" xlink:actuate="onLoad"/><svg:desc>formula</svg:desc></draw:frame></text:span></text:span><text:span text:style-name="MathematicaFormatStandardForm"><text:span text:style-name="T99">)</text:span></text:span></text:p>
      <text:p text:style-name="P317"><text:span text:style-name="MathematicaFormatStandardForm"><text:span text:style-name="T99"/></text:span></text:p>
      <text:p text:style-name="P317"><text:span text:style-name="MathematicaFormatStandardForm"><text:span text:style-name="T99">…. Right. <text:s/></text:span></text:span><text:span text:style-name="MathematicaFormatStandardForm"><text:span text:style-name="T101">Now, this should generalize in a straightforward way to</text:span></text:span></text:p>
      <text:p text:style-name="P317"><text:span text:style-name="MathematicaFormatStandardForm"><text:span text:style-name="T101"/></text:span></text:p>
      <text:p text:style-name="P318"><text:span text:style-name="MathematicaFormatStandardForm"><text:span text:style-name="T96"><draw:frame draw:style-name="fr2" draw:name="Object481" text:anchor-type="as-char" svg:y="-0.2547in" svg:width="2.0598in" svg:height="0.4307in" draw:z-index="441"><draw:object xlink:href="./Object 484" xlink:type="simple" xlink:show="embed" xlink:actuate="onLoad"/><draw:image xlink:href="./ObjectReplacements/Object 484" xlink:type="simple" xlink:show="embed" xlink:actuate="onLoad"/><svg:desc>formula</svg:desc></draw:frame></text:span></text:span></text:p>
      <text:p text:style-name="P318"><text:span text:style-name="MathematicaFormatStandardForm"><text:span text:style-name="T96"/></text:span></text:p>
      <text:p text:style-name="P318"><text:span text:style-name="MathematicaFormatStandardForm"><text:span text:style-name="T96"><draw:frame draw:style-name="fr2" draw:name="Object483" text:anchor-type="as-char" svg:y="-0.2583in" svg:width="1.2772in" svg:height="0.4339in" draw:z-index="442"><draw:object xlink:href="./Object 486" xlink:type="simple" xlink:show="embed" xlink:actuate="onLoad"/><draw:image xlink:href="./ObjectReplacements/Object 486" xlink:type="simple" xlink:show="embed" xlink:actuate="onLoad"/><svg:desc>formula</svg:desc></draw:frame></text:span></text:span></text:p>
      <text:p text:style-name="P318"><text:span text:style-name="MathematicaFormatStandardForm"><text:span text:style-name="T96"/></text:span></text:p>
      <text:p text:style-name="P318"><text:span text:style-name="MathematicaFormatStandardForm"><text:span text:style-name="T96"><draw:frame draw:style-name="fr2" draw:name="Object482" text:anchor-type="as-char" svg:y="-0.2583in" svg:width="1.3862in" svg:height="0.4339in" draw:z-index="443"><draw:object xlink:href="./Object 485" xlink:type="simple" xlink:show="embed" xlink:actuate="onLoad"/><draw:image xlink:href="./ObjectReplacements/Object 485" xlink:type="simple" xlink:show="embed" xlink:actuate="onLoad"/><svg:desc>formula</svg:desc></draw:frame></text:span></text:span></text:p>
      <text:p text:style-name="P318"><text:span text:style-name="MathematicaFormatStandardForm"><text:span text:style-name="T96"/></text:span></text:p>
      <text:p text:style-name="P319"><text:span text:style-name="MathematicaFormatStandardForm"><text:span text:style-name="T102">Inversion? <text:s/></text:span></text:span><text:span text:style-name="MathematicaFormatStandardForm"><text:span text:style-name="T109">Slightly more tricky...</text:span></text:span></text:p>
      <text:p text:style-name="P319"><text:span text:style-name="MathematicaFormatStandardForm"><text:span text:style-name="T102"/></text:span></text:p>
      <text:p text:style-name="P320"><text:span text:style-name="MathematicaFormatStandardForm"><text:span text:style-name="T99"><draw:frame draw:style-name="fr2" draw:name="Object485" text:anchor-type="as-char" svg:y="-0.2291in" svg:width="2.2047in" svg:height="0.3909in" draw:z-index="446"><draw:object xlink:href="./Object 488" xlink:type="simple" xlink:show="embed" xlink:actuate="onLoad"/><draw:image xlink:href="./ObjectReplacements/Object 488" xlink:type="simple" xlink:show="embed" xlink:actuate="onLoad"/><svg:desc>formula</svg:desc></draw:frame></text:span></text:span></text:p>
      <text:p text:style-name="P320"><text:span text:style-name="MathematicaFormatStandardForm"><text:span text:style-name="T99"/></text:span></text:p>
      <text:p text:style-name="P320"><text:span text:style-name="MathematicaFormatStandardForm"><text:span text:style-name="T108">and</text:span></text:span></text:p>
      <text:p text:style-name="P320"><text:span text:style-name="MathematicaFormatStandardForm"><text:span text:style-name="T108"/></text:span></text:p>
      <text:p text:style-name="P320"><text:span text:style-name="MathematicaFormatStandardForm"><text:span text:style-name="T99"><draw:frame draw:style-name="fr2" draw:name="Object486" text:anchor-type="as-char" svg:y="-0.2437in" svg:width="1.6291in" svg:height="0.4035in" draw:z-index="447"><draw:object xlink:href="./Object 489" xlink:type="simple" xlink:show="embed" xlink:actuate="onLoad"/><draw:image xlink:href="./ObjectReplacements/Object 489" xlink:type="simple" xlink:show="embed" xlink:actuate="onLoad"/><svg:desc>formula</svg:desc></draw:frame></text:span></text:span></text:p>
      <text:p text:style-name="P320"><text:span text:style-name="MathematicaFormatStandardForm"><text:span text:style-name="T99"/></text:span></text:p>
      <text:p text:style-name="P320"><text:span text:style-name="MathematicaFormatStandardForm"><text:span text:style-name="T108">(Hey! <text:s/>I knew this! <text:s/>This is the same thing from when I was doing prime summing before, a few years back!)</text:span></text:span></text:p>
      <text:p text:style-name="P320"><text:span text:style-name="MathematicaFormatStandardForm"><text:span text:style-name="T108"/></text:span></text:p>
      <text:p text:style-name="P331"><text:soft-page-break/><text:span text:style-name="MathematicaFormatStandardForm"><text:span text:style-name="T121">Strongly suggests that I might want to rethink the x”*”1/k notation.</text:span></text:span></text:p>
      <text:p text:style-name="P320"><text:span text:style-name="MathematicaFormatStandardForm"><text:span text:style-name="T108"/></text:span></text:p>
      <text:p text:style-name="P321"><text:span text:style-name="MathematicaFormatStandardForm"><text:span text:style-name="T110">Raises an interesting question about what happens at t=0.</text:span></text:span></text:p>
      <text:p text:style-name="P321"><text:span text:style-name="MathematicaFormatStandardForm"><text:span text:style-name="T110"/></text:span></text:p>
      <text:p text:style-name="P322"><text:span text:style-name="MathematicaFormatStandardForm"><text:span text:style-name="T111">Thus</text:span></text:span></text:p>
      <text:p text:style-name="P322"><text:span text:style-name="MathematicaFormatStandardForm"><text:span text:style-name="T111"/></text:span></text:p>
      <text:p text:style-name="P322"><text:span text:style-name="MathematicaFormatStandardForm"><text:span text:style-name="T99"/></text:span></text:p>
      <text:p text:style-name="P332"><text:span text:style-name="MathematicaFormatStandardForm"><text:span text:style-name="T99"><draw:frame draw:style-name="fr1" draw:name="Object426" text:anchor-type="as-char" svg:y="-0.3382in" svg:width="4.4236in" svg:height="0.4783in" draw:z-index="469"><draw:object xlink:href="./Object 428" xlink:type="simple" xlink:show="embed" xlink:actuate="onLoad"/><draw:image xlink:href="./ObjectReplacements/Object 428" xlink:type="simple" xlink:show="embed" xlink:actuate="onLoad"/><svg:desc>formula</svg:desc></draw:frame></text:span></text:span></text:p>
      <text:p text:style-name="P332"><text:span text:style-name="MathematicaFormatStandardForm"><text:span text:style-name="T122">so</text:span></text:span></text:p>
      <text:p text:style-name="P332"><text:span text:style-name="MathematicaFormatStandardForm"><text:span text:style-name="T99"><draw:frame draw:style-name="fr1" draw:name="Object427" text:anchor-type="as-char" svg:y="-0.3382in" svg:width="1.5181in" svg:height="0.4783in" draw:z-index="470"><draw:object xlink:href="./Object 429" xlink:type="simple" xlink:show="embed" xlink:actuate="onLoad"/><draw:image xlink:href="./ObjectReplacements/Object 429" xlink:type="simple" xlink:show="embed" xlink:actuate="onLoad"/><svg:desc>formula</svg:desc></draw:frame></text:span></text:span></text:p>
      <text:p text:style-name="P322"><text:span text:style-name="MathematicaFormatStandardForm"><text:span text:style-name="T99"/></text:span></text:p>
      <text:p text:style-name="P332"><text:span text:style-name="MathematicaFormatStandardForm"><text:span text:style-name="T122">and (given </text:span></text:span><text:span text:style-name="MathematicaFormatStandardForm"><text:span text:style-name="T99"><draw:frame draw:style-name="fr1" draw:name="Object428" text:anchor-type="as-char" svg:y="-0.2339in" svg:width="0.7063in" svg:height="0.3752in" draw:z-index="471"><draw:object xlink:href="./Object 430" xlink:type="simple" xlink:show="embed" xlink:actuate="onLoad"/><draw:image xlink:href="./ObjectReplacements/Object 430" xlink:type="simple" xlink:show="embed" xlink:actuate="onLoad"/><svg:desc>formula</svg:desc></draw:frame></text:span></text:span><text:span text:style-name="MathematicaFormatStandardForm"><text:span text:style-name="T122">and</text:span></text:span><text:span text:style-name="MathematicaFormatStandardForm"><text:span text:style-name="T103"><draw:frame draw:style-name="fr3" draw:name="Object429" text:anchor-type="as-char" svg:y="-0.2339in" svg:width="1.3516in" svg:height="0.3752in" draw:z-index="472"><draw:object xlink:href="./Object 431" xlink:type="simple" xlink:show="embed" xlink:actuate="onLoad"/><draw:image xlink:href="./ObjectReplacements/Object 431" xlink:type="simple" xlink:show="embed" xlink:actuate="onLoad"/><svg:desc>formula</svg:desc></draw:frame></text:span></text:span><text:span text:style-name="MathematicaFormatStandardForm"><text:span text:style-name="T122">)</text:span></text:span></text:p>
      <text:p text:style-name="P322"><text:span text:style-name="MathematicaFormatStandardForm"><text:span text:style-name="T99"/></text:span></text:p>
      <text:p text:style-name="P322"><text:span text:style-name="MathematicaFormatStandardForm"><text:span text:style-name="T99"><draw:frame draw:style-name="fr1" draw:name="Object487" text:anchor-type="as-char" svg:y="-0.2228in" svg:width="4.6839in" svg:height="0.3638in" draw:z-index="448"><draw:object xlink:href="./Object 490" xlink:type="simple" xlink:show="embed" xlink:actuate="onLoad"/><draw:image xlink:href="./ObjectReplacements/Object 490" xlink:type="simple" xlink:show="embed" xlink:actuate="onLoad"/><svg:desc>formula</svg:desc></draw:frame></text:span></text:span></text:p>
      <text:p text:style-name="P322"><text:span text:style-name="MathematicaFormatStandardForm"><text:span text:style-name="T99"/></text:span></text:p>
      <text:p text:style-name="P322"><text:span text:style-name="MathematicaFormatStandardForm"><text:span text:style-name="T111">and</text:span></text:span></text:p>
      <text:p text:style-name="P322"><text:span text:style-name="MathematicaFormatStandardForm"><text:span text:style-name="T111"/></text:span></text:p>
      <text:p text:style-name="P322"><text:span text:style-name="MathematicaFormatStandardForm"><text:span text:style-name="T99"><draw:frame draw:style-name="fr1" draw:name="Object488" text:anchor-type="as-char" svg:y="-0.2228in" svg:width="1.711in" svg:height="0.3618in" draw:z-index="449"><draw:object xlink:href="./Object 491" xlink:type="simple" xlink:show="embed" xlink:actuate="onLoad"/><draw:image xlink:href="./ObjectReplacements/Object 491" xlink:type="simple" xlink:show="embed" xlink:actuate="onLoad"/><svg:desc>formula</svg:desc></draw:frame></text:span></text:span></text:p>
      <text:p text:style-name="P322"><text:span text:style-name="MathematicaFormatStandardForm"><text:span text:style-name="T99"/></text:span></text:p>
      <text:p text:style-name="P322"><text:span text:style-name="MathematicaFormatStandardForm"><text:span text:style-name="T99">...</text:span></text:span></text:p>
      <text:p text:style-name="P322"><text:span text:style-name="MathematicaFormatStandardForm"><text:span text:style-name="T99"/></text:span></text:p>
      <text:p text:style-name="P303"><text:span text:style-name="MathematicaFormatStandardForm"><text:span text:style-name="T63">So, because</text:span></text:span><text:span text:style-name="MathematicaFormatStandardForm"><text:span text:style-name="T46">, if <text:s/>-1 &lt; </text:span></text:span><text:span text:style-name="MathematicaFormatStandardForm"><text:span text:style-name="T62">t</text:span></text:span><text:span text:style-name="MathematicaFormatStandardForm"><text:span text:style-name="T46"> &lt; 1, </text:span></text:span><text:span text:style-name="MathematicaFormatStandardForm"><text:span text:style-name="T63">for discrete additive convolution, then</text:span></text:span></text:p>
      <text:p text:style-name="P303"><text:span text:style-name="MathematicaFormatStandardForm"><text:span text:style-name="T66"/></text:span></text:p>
      <text:p text:style-name="P303"><text:span text:style-name="MathematicaFormatStandardForm"><text:span text:style-name="T127"><draw:frame draw:style-name="fr3" draw:name="Object489" text:anchor-type="as-char" svg:y="-0.2228in" svg:width="1.389in" svg:height="0.348in" draw:z-index="450"><draw:object xlink:href="./Object 492" xlink:type="simple" xlink:show="embed" xlink:actuate="onLoad"/><draw:image xlink:href="./ObjectReplacements/Object 492" xlink:type="simple" xlink:show="embed" xlink:actuate="onLoad"/><svg:desc>formula</svg:desc></draw:frame></text:span></text:span></text:p>
      <text:p text:style-name="P310"><text:span text:style-name="MathematicaFormatStandardForm"><text:span text:style-name="T142">and</text:span></text:span></text:p>
      <text:p text:style-name="P310"><text:span text:style-name="MathematicaFormatStandardForm"><text:span text:style-name="T127"><draw:frame draw:style-name="fr3" draw:name="Object409" text:anchor-type="as-char" svg:y="-0.2228in" svg:width="1.4866in" svg:height="0.3665in" draw:z-index="457"><draw:object xlink:href="./Object 411" xlink:type="simple" xlink:show="embed" xlink:actuate="onLoad"/><draw:image xlink:href="./ObjectReplacements/Object 411" xlink:type="simple" xlink:show="embed" xlink:actuate="onLoad"/><svg:desc>formula</svg:desc></draw:frame></text:span></text:span></text:p>
      <text:p text:style-name="P310"><text:span text:style-name="MathematicaFormatStandardForm"><text:span text:style-name="T142">and</text:span></text:span></text:p>
      <text:p text:style-name="P310"><text:span text:style-name="MathematicaFormatStandardForm"><text:span text:style-name="T127"><draw:frame draw:style-name="fr3" draw:name="Object410" text:anchor-type="as-char" svg:y="-0.2043in" svg:width="1.7035in" svg:height="0.3283in" draw:z-index="458"><draw:object xlink:href="./Object 412" xlink:type="simple" xlink:show="embed" xlink:actuate="onLoad"/><draw:image xlink:href="./ObjectReplacements/Object 412" xlink:type="simple" xlink:show="embed" xlink:actuate="onLoad"/><svg:desc>formula</svg:desc></draw:frame></text:span></text:span></text:p>
      <text:p text:style-name="P310"><text:span text:style-name="MathematicaFormatStandardForm"><text:span text:style-name="T142">and</text:span></text:span></text:p>
      <text:p text:style-name="P310"><text:span text:style-name="MathematicaFormatStandardForm"><text:span text:style-name="T127"><draw:frame draw:style-name="fr3" draw:name="Object411" text:anchor-type="as-char" svg:y="-0.2043in" svg:width="1.802in" svg:height="0.348in" draw:z-index="459"><draw:object xlink:href="./Object 413" xlink:type="simple" xlink:show="embed" xlink:actuate="onLoad"/><draw:image xlink:href="./ObjectReplacements/Object 413" xlink:type="simple" xlink:show="embed" xlink:actuate="onLoad"/><svg:desc>formula</svg:desc></draw:frame></text:span></text:span></text:p>
      <text:p text:style-name="P303"><text:span text:style-name="MathematicaFormatStandardForm"><text:span text:style-name="T103"/></text:span></text:p>
      <text:p text:style-name="P310"><text:span text:style-name="MathematicaFormatStandardForm"><text:span text:style-name="T142">Thus, for the limit of</text:span></text:span></text:p>
      <text:p text:style-name="P310"><text:span text:style-name="MathematicaFormatStandardForm"><text:span text:style-name="T112"/></text:span></text:p>
      <text:p text:style-name="P323"><text:span text:style-name="MathematicaFormatStandardForm"><text:span text:style-name="T99"><draw:frame draw:style-name="fr1" draw:name="Object412" text:anchor-type="as-char" svg:y="-0.2083in" svg:width="2.6299in" svg:height="0.3492in" draw:z-index="460"><draw:object xlink:href="./Object 414" xlink:type="simple" xlink:show="embed" xlink:actuate="onLoad"/><draw:image xlink:href="./ObjectReplacements/Object 414" xlink:type="simple" xlink:show="embed" xlink:actuate="onLoad"/><svg:desc>formula</svg:desc></draw:frame></text:span></text:span></text:p>
      <text:p text:style-name="P310"><text:span text:style-name="MathematicaFormatStandardForm"><text:span text:style-name="T142">gives</text:span></text:span></text:p>
      <text:p text:style-name="P303"><text:span text:style-name="MathematicaFormatStandardForm"><text:span text:style-name="T103"/></text:span></text:p>
      <text:p text:style-name="P304"><text:span text:style-name="MathematicaFormatStandardForm"><text:span text:style-name="T127"><draw:frame draw:style-name="fr3" draw:name="Object490" text:anchor-type="as-char" svg:y="-0.2083in" svg:width="1.5382in" svg:height="0.352in" draw:z-index="451"><draw:object xlink:href="./Object 493" xlink:type="simple" xlink:show="embed" xlink:actuate="onLoad"/><draw:image xlink:href="./ObjectReplacements/Object 493" xlink:type="simple" xlink:show="embed" xlink:actuate="onLoad"/><svg:desc>formula</svg:desc></draw:frame></text:span></text:span></text:p>
      <text:p text:style-name="P310"><text:span text:style-name="MathematicaFormatStandardForm"><text:span text:style-name="T112"/></text:span></text:p>
      <text:p text:style-name="P310"><text:span text:style-name="MathematicaFormatStandardForm"><text:span text:style-name="T142">Thus, too, taking the limit as x approaches infinity of</text:span></text:span></text:p>
      <text:p text:style-name="P310"><text:span text:style-name="MathematicaFormatStandardForm"><text:span text:style-name="T112"/></text:span></text:p>
      <text:p text:style-name="P323"><text:span text:style-name="MathematicaFormatStandardForm"><text:span text:style-name="T99"><draw:frame draw:style-name="fr1" draw:name="Object413" text:anchor-type="as-char" svg:y="-0.2228in" svg:width="1.5874in" svg:height="0.3618in" draw:z-index="461"><draw:object xlink:href="./Object 415" xlink:type="simple" xlink:show="embed" xlink:actuate="onLoad"/><draw:image xlink:href="./ObjectReplacements/Object 415" xlink:type="simple" xlink:show="embed" xlink:actuate="onLoad"/><svg:desc>formula</svg:desc></draw:frame></text:span></text:span></text:p>
      <text:p text:style-name="P323"><text:span text:style-name="MathematicaFormatStandardForm"><text:span text:style-name="T112">gives</text:span></text:span></text:p>
      <text:p text:style-name="P304"><text:soft-page-break/><text:span text:style-name="MathematicaFormatStandardForm"><text:span text:style-name="T96"/></text:span></text:p>
      <text:p text:style-name="P305"><text:span text:style-name="MathematicaFormatStandardForm"><text:span text:style-name="T127"><draw:frame draw:style-name="fr3" draw:name="Object491" text:anchor-type="as-char" svg:y="-0.2228in" svg:width="1.139in" svg:height="0.3665in" draw:z-index="452"><draw:object xlink:href="./Object 494" xlink:type="simple" xlink:show="embed" xlink:actuate="onLoad"/><draw:image xlink:href="./ObjectReplacements/Object 494" xlink:type="simple" xlink:show="embed" xlink:actuate="onLoad"/><svg:desc>formula</svg:desc></draw:frame></text:span></text:span></text:p>
      <text:p text:style-name="P310"><text:span text:style-name="MathematicaFormatStandardForm"><text:span text:style-name="T142">and</text:span></text:span></text:p>
      <text:p text:style-name="P305"><text:span text:style-name="MathematicaFormatStandardForm"><text:span text:style-name="T96"/></text:span></text:p>
      <text:p text:style-name="P305"><text:span text:style-name="MathematicaFormatStandardForm"><text:span text:style-name="T127"><draw:frame draw:style-name="fr3" draw:name="Object492" text:anchor-type="as-char" svg:y="-0.2228in" svg:width="1.252in" svg:height="0.3665in" draw:z-index="453"><draw:object xlink:href="./Object 495" xlink:type="simple" xlink:show="embed" xlink:actuate="onLoad"/><draw:image xlink:href="./ObjectReplacements/Object 495" xlink:type="simple" xlink:show="embed" xlink:actuate="onLoad"/><svg:desc>formula</svg:desc></draw:frame></text:span></text:span></text:p>
      <text:p text:style-name="P305"><text:span text:style-name="MathematicaFormatStandardForm"><text:span text:style-name="T96"/></text:span></text:p>
      <text:p text:style-name="P306"><text:span text:style-name="MathematicaFormatStandardForm"><text:span text:style-name="T139">which also means, where it converges, that</text:span></text:span></text:p>
      <text:p text:style-name="P306"><text:span text:style-name="MathematicaFormatStandardForm"><text:span text:style-name="T113"/></text:span></text:p>
      <text:p text:style-name="P306"><text:span text:style-name="MathematicaFormatStandardForm"><text:span text:style-name="T127"><draw:frame draw:style-name="fr3" draw:name="Object493" text:anchor-type="as-char" svg:y="-0.2402in" svg:width="1.1161in" svg:height="0.3791in" draw:z-index="454"><draw:object xlink:href="./Object 496" xlink:type="simple" xlink:show="embed" xlink:actuate="onLoad"/><draw:image xlink:href="./ObjectReplacements/Object 496" xlink:type="simple" xlink:show="embed" xlink:actuate="onLoad"/><svg:desc>formula</svg:desc></draw:frame></text:span></text:span></text:p>
      <text:p text:style-name="P306"><text:span text:style-name="MathematicaFormatStandardForm"><text:span text:style-name="T112"/></text:span></text:p>
      <text:p text:style-name="P307"><text:span text:style-name="MathematicaFormatStandardForm"><text:span text:style-name="T140">(this is that know</text:span></text:span><text:span text:style-name="MathematicaFormatStandardForm"><text:span text:style-name="T141">n</text:span></text:span><text:span text:style-name="MathematicaFormatStandardForm"><text:span text:style-name="T140"> identity, I think)</text:span></text:span></text:p>
      <text:p text:style-name="P307"><text:span text:style-name="MathematicaFormatStandardForm"><text:span text:style-name="T114"/></text:span></text:p>
      <text:p text:style-name="P308"><text:span text:style-name="MathematicaFormatStandardForm"><text:span text:style-name="T141">AND this generalizes the previous identity I was playing with before, because 1^k = 1, hence the lack of a ^k factor previously.</text:span></text:span></text:p>
      <text:p text:style-name="P308"><text:span text:style-name="MathematicaFormatStandardForm"><text:span text:style-name="T116"/></text:span></text:p>
      <text:p text:style-name="P308"><text:span text:style-name="MathematicaFormatStandardForm"><text:span text:style-name="T141">…</text:span></text:span></text:p>
      <text:p text:style-name="P308"><text:span text:style-name="MathematicaFormatStandardForm"><text:span text:style-name="T116"/></text:span></text:p>
      <text:p text:style-name="P311"><text:span text:style-name="MathematicaFormatStandardForm"><text:span text:style-name="T143">Given</text:span></text:span></text:p>
      <text:p text:style-name="P311"><text:span text:style-name="MathematicaFormatStandardForm"><text:span text:style-name="T117"/></text:span></text:p>
      <text:p text:style-name="P311"><text:span text:style-name="MathematicaFormatStandardForm"><text:span text:style-name="T127"><draw:frame draw:style-name="fr3" draw:name="Object415" text:anchor-type="as-char" svg:y="-0.2228in" svg:width="1.0827in" svg:height="0.3665in" draw:z-index="463"><draw:object xlink:href="./Object 417" xlink:type="simple" xlink:show="embed" xlink:actuate="onLoad"/><draw:image xlink:href="./ObjectReplacements/Object 417" xlink:type="simple" xlink:show="embed" xlink:actuate="onLoad"/><svg:desc>formula</svg:desc></draw:frame></text:span></text:span></text:p>
      <text:p text:style-name="P311"><text:span text:style-name="MathematicaFormatStandardForm"><text:span text:style-name="T117"/></text:span></text:p>
      <text:p text:style-name="P311"><text:span text:style-name="MathematicaFormatStandardForm"><text:span text:style-name="T146">SO, </text:span></text:span><text:span text:style-name="MathematicaFormatStandardForm"><text:span text:style-name="T143">it </text:span></text:span><text:span text:style-name="MathematicaFormatStandardForm"><text:span text:style-name="T147">is </text:span></text:span><text:span text:style-name="MathematicaFormatStandardForm"><text:span text:style-name="T143">also the case that</text:span></text:span></text:p>
      <text:p text:style-name="P311"><text:span text:style-name="MathematicaFormatStandardForm"><text:span text:style-name="T117"/></text:span></text:p>
      <text:p text:style-name="P330"><text:span text:style-name="MathematicaFormatStandardForm"><text:span text:style-name="T99"><draw:frame draw:style-name="fr2" draw:name="Object414" text:anchor-type="as-char" svg:y="-0.2437in" svg:width="1.5492in" svg:height="0.4035in" draw:z-index="462"><draw:object xlink:href="./Object 416" xlink:type="simple" xlink:show="embed" xlink:actuate="onLoad"/><draw:image xlink:href="./ObjectReplacements/Object 416" xlink:type="simple" xlink:show="embed" xlink:actuate="onLoad"/><svg:desc>formula</svg:desc></draw:frame></text:span></text:span></text:p>
      <text:p text:style-name="P324"><text:span text:style-name="MathematicaFormatStandardForm"><text:span text:style-name="T99"/></text:span></text:p>
      <text:p text:style-name="P333"><text:span text:style-name="MathematicaFormatStandardForm"><text:span text:style-name="T123">ez[n_,t_,k_]:=If[k&gt;n,1,Sum[ <text:s/>t^( j k) Pochhammer[MoebiusMu[k]/k,j]/j! ez[n-k j,t,k+1],{j,0,n/k}]]</text:span></text:span></text:p>
      <text:p text:style-name="P324"><text:span text:style-name="MathematicaFormatStandardForm"><text:span text:style-name="T99"/></text:span></text:p>
      <text:p text:style-name="P333"><text:span text:style-name="MathematicaFormatStandardForm"><text:span text:style-name="T123">Call with k = 1.</text:span></text:span></text:p>
      <text:p text:style-name="P324"><text:span text:style-name="MathematicaFormatStandardForm"><text:span text:style-name="T99"/></text:span></text:p>
      <text:p text:style-name="P325"><text:span text:style-name="MathematicaFormatStandardForm"><text:span text:style-name="T118"/></text:span></text:p>
      <text:p text:style-name="P326"><text:span text:style-name="MathematicaFormatStandardForm"><text:span text:style-name="T118">…</text:span></text:span></text:p>
      <text:p text:style-name="P326"><text:span text:style-name="MathematicaFormatStandardForm"><text:span text:style-name="T118"/></text:span></text:p>
      <text:p text:style-name="P326"><text:span text:style-name="MathematicaFormatStandardForm"><text:span text:style-name="T118">For previous inverting,</text:span></text:span></text:p>
      <text:p text:style-name="P326"><text:span text:style-name="MathematicaFormatStandardForm"><text:span text:style-name="T118"/></text:span></text:p>
      <text:p text:style-name="P326"><text:span text:style-name="MathematicaFormatStandardForm"><text:span text:style-name="T96"><draw:frame draw:style-name="fr1" draw:name="Object424" text:anchor-type="as-char" svg:y="-0.2339in" svg:width="2.1398in" svg:height="0.389in" draw:z-index="465"><draw:object xlink:href="./Object 426" xlink:type="simple" xlink:show="embed" xlink:actuate="onLoad"/><draw:image xlink:href="./ObjectReplacements/Object 426" xlink:type="simple" xlink:show="embed" xlink:actuate="onLoad"/><svg:desc>formula</svg:desc></draw:frame></text:span></text:span></text:p>
      <text:p text:style-name="P326"><text:span text:style-name="MathematicaFormatStandardForm"><text:span text:style-name="T118"/></text:span></text:p>
      <text:p text:style-name="P326"><text:span text:style-name="MathematicaFormatStandardForm"><text:span text:style-name="T118">and</text:span></text:span></text:p>
      <text:p text:style-name="P326"><text:span text:style-name="MathematicaFormatStandardForm"><text:span text:style-name="T118"/></text:span></text:p>
      <text:p text:style-name="P326"><text:span text:style-name="MathematicaFormatStandardForm"><text:span text:style-name="T99"><draw:frame draw:style-name="fr1" draw:name="Object422" text:anchor-type="as-char" svg:y="-0.2083in" svg:width="2.1634in" svg:height="0.3492in" draw:z-index="464"><draw:object xlink:href="./Object 424" xlink:type="simple" xlink:show="embed" xlink:actuate="onLoad"/><draw:image xlink:href="./ObjectReplacements/Object 424" xlink:type="simple" xlink:show="embed" xlink:actuate="onLoad"/><svg:desc>formula</svg:desc></draw:frame></text:span></text:span></text:p>
      <text:p text:style-name="P326"><text:span text:style-name="MathematicaFormatStandardForm"><text:span text:style-name="T99"/></text:span></text:p>
      <text:p text:style-name="P326"><text:span text:style-name="MathematicaFormatStandardForm"><text:span text:style-name="T118">So</text:span></text:span></text:p>
      <text:p text:style-name="P326"><text:span text:style-name="MathematicaFormatStandardForm"><text:span text:style-name="T118"/></text:span></text:p>
      <text:p text:style-name="P327"><text:span text:style-name="MathematicaFormatStandardForm"><text:span text:style-name="T96"><draw:frame draw:style-name="fr2" draw:name="Object423" text:anchor-type="as-char" svg:y="-0.2437in" svg:width="3.0083in" svg:height="0.4055in" draw:z-index="466"><draw:object xlink:href="./Object 425" xlink:type="simple" xlink:show="embed" xlink:actuate="onLoad"/><draw:image xlink:href="./ObjectReplacements/Object 425" xlink:type="simple" xlink:show="embed" xlink:actuate="onLoad"/><svg:desc>formula</svg:desc></draw:frame></text:span></text:span></text:p>
      <text:p text:style-name="P327"><text:span text:style-name="MathematicaFormatStandardForm"><text:span text:style-name="T96"/></text:span></text:p>
      <text:p text:style-name="P328"><text:span text:style-name="MathematicaFormatStandardForm"><text:span text:style-name="T119">Now, I want something similar to </text:span></text:span><text:span text:style-name="MathematicaFormatStandardForm"><text:span text:style-name="T120">the special case of t = 1.</text:span></text:span></text:p>
      <text:p text:style-name="P328"><text:span text:style-name="MathematicaFormatStandardForm"><text:span text:style-name="T119"/></text:span></text:p>
      <text:p text:style-name="P312"><text:soft-page-break/><text:span text:style-name="MathematicaFormatStandardForm"><text:span text:style-name="T127"><draw:frame draw:style-name="fr5" draw:name="Object421" text:anchor-type="as-char" svg:y="-0.2339in" svg:width="2.698in" svg:height="0.378in" draw:z-index="467"><draw:object xlink:href="./Object 423" xlink:type="simple" xlink:show="embed" xlink:actuate="onLoad"/><draw:image xlink:href="./ObjectReplacements/Object 423" xlink:type="simple" xlink:show="embed" xlink:actuate="onLoad"/><svg:desc>formula</svg:desc></draw:frame></text:span></text:span></text:p>
      <text:p text:style-name="P312"><text:span text:style-name="MathematicaFormatStandardForm"><text:span text:style-name="T103"/></text:span></text:p>
      <text:p text:style-name="P312"><text:span text:style-name="MathematicaFormatStandardForm"><text:span text:style-name="T127">…</text:span></text:span><text:span text:style-name="MathematicaFormatStandardForm"><text:span text:style-name="T144">is this possible?</text:span></text:span></text:p>
      <text:p text:style-name="P312"><text:span text:style-name="MathematicaFormatStandardForm"><text:span text:style-name="T144"/></text:span></text:p>
      <text:p text:style-name="P313"><text:span text:style-name="MathematicaFormatStandardForm"><text:span text:style-name="T145">Meanwhile, for the special case of u = 1,</text:span></text:span></text:p>
      <text:p text:style-name="P313"><text:span text:style-name="MathematicaFormatStandardForm"><text:span text:style-name="T145"/></text:span></text:p>
      <text:p text:style-name="P329"><text:span text:style-name="MathematicaFormatStandardForm"><text:span text:style-name="T131"><draw:frame draw:style-name="fr1" draw:name="Object425" text:anchor-type="as-char" svg:y="-0.2083in" svg:width="2.7335in" svg:height="0.3492in" draw:z-index="468"><draw:object xlink:href="./Object 427" xlink:type="simple" xlink:show="embed" xlink:actuate="onLoad"/><draw:image xlink:href="./ObjectReplacements/Object 427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Footer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Endnote" style:family="paragraph" style:parent-style-name="Standard" style:class="extra"/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Salutation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aaMathematicaCellInput" style:family="paragraph" style:default-outline-level="">
      <loext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/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3:05.221000000</meta:creation-date>
    <meta:generator>LibreOffice/5.2.5.1$Windows_x86 LibreOffice_project/0312e1a284a7d50ca85a365c316c7abbf20a4d22</meta:generator>
    <dc:date>2017-02-13T14:40:29.359000000</dc:date>
    <meta:editing-duration>P15DT8H24M45S</meta:editing-duration>
    <meta:editing-cycles>640</meta:editing-cycles>
    <meta:document-statistic meta:table-count="1" meta:image-count="0" meta:object-count="475" meta:page-count="45" meta:paragraph-count="610" meta:word-count="807" meta:character-count="4449" meta:non-whitespace-character-count="3765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z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k = 0 to n nabla_k (1+bold{k})^z""^{""+sum""} = nabla_n (1+bold{n})^{z+1}""^{""+sum""} = (1+bold{n})^z""^{""+sum""}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−</mo>
        <mn>2</mn>
      </mrow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o stretchy="false">∇</mo>
      </mrow>
      <msub>
        <mrow>
          <mo fence="true" stretchy="false">[</mo>
          <mrow>
            <mstyle mathvariant="bold">
              <msup>
                <mi mathvariant="normal">∞</mi>
                <mrow>
                  <mo stretchy="false">−</mo>
                  <mi>z</mi>
                </mrow>
              </msup>
            </mstyle>
          </mrow>
          <mo fence="true" stretchy="false">]</mo>
        </mrow>
        <mrow>
          <mn>2</mn>
          <mi>k</mi>
        </mrow>
      </msub>
    </mrow>
    <annotation encoding="StarMath 5.0">[bold{2}^z]_k = sum from k = 0 to n nabla [bold{2}^z]_k 

=

sum from k = 0 to n (-1)^k nabla [bold{infty}^-z]_k 

= 

nabla [bold{infty}^{-z+1}]_n - 2 sum from k = 0 to n over 2 nabla [bold{infty}^-z]_{2 k}</annotation>
  </semantics>
</math>
</file>

<file path=Object 10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sub>
            <mi>H</mi>
            <mi>n</mi>
          </msub>
          <mo stretchy="false">+</mo>
          <mrow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o stretchy="false">⋅</mo>
            <mi mathvariant="normal">Φ</mi>
          </mrow>
        </mrow>
      </mrow>
      <mrow>
        <mrow>
          <mo fence="true" stretchy="false">(</mo>
          <mrow>
            <mrow>
              <mrow>
                <mn>1</mn>
                <mo stretchy="false">+</mo>
                <mi>s</mi>
              </mrow>
              <mi>,</mi>
              <mrow>
                <mn>1,1</mn>
                <mo stretchy="false">+</mo>
                <mi>n</mi>
              </mrow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[log bold{infty(s)}]_n = H_n +( 1+s )^{ n+1 } cdot %PHI( 1+s,1,1+n )+log( -s 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j</mi>
        </msub>
        <mo stretchy="false">=</mo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</mrow>
    </mrow>
    <annotation encoding="StarMath 5.0">sum from j = 0 to n nabla [bold{infty(-1)}^z]_j = [bold{infty(-1)}^{z+1}]</annotation>
  </semantics>
</math>
</file>

<file path=Object 10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frac>
        <msup>
          <mi>z</mi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(-1)}^z]_n = {{z^{"("n")"} }over{n!} }</annotation>
  </semantics>
</math>
</file>

<file path=Object 10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10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n>1</mn>
      </mrow>
    </mrow>
    <annotation encoding="StarMath 5.0">nabla [bold{infty(-1)}]_n = 1</annotation>
  </semantics>
</math>
</file>

<file path=Object 1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  <mo stretchy="false">−</mo>
                <mn>1</mn>
              </mrow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-1]_n = -s</annotation>
  </semantics>
</math>
</file>

<file path=Object 10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i>s</mi>
                </mrow>
              </mrow>
              <mo fence="true" stretchy="false">)</mo>
            </mrow>
            <mi>k</mi>
          </msup>
          <mo stretchy="false">⋅</mo>
          <mfrac>
            <msup>
              <mrow>
                <mo fence="true" stretchy="false">(</mo>
                <mrow>
                  <mrow>
                    <mi>n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k</mi>
                  <mo stretchy="false">−</mo>
                  <mn>1</mn>
                </mrow>
                <mtext>)</mtext>
              </mrow>
            </msup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nabla [(bold{infty(s)}-1)^k]_n = (-s)^k cdot { {(n-k+1)^{"("k-1")"}}over{(k-1)!} }</annotation>
  </semantics>
</math>
</file>

<file path=Object 10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  <mi>z</mi>
      <msub>
        <mtext/>
        <mn>2</mn>
      </msub>
      <msub>
        <mi>F</mi>
        <mn>1</mn>
      </msub>
      <mrow>
        <mo fence="true" stretchy="false">(</mo>
        <mrow>
          <mrow>
            <mrow>
              <mn>1</mn>
              <mo stretchy="false">−</mo>
              <mi>n</mi>
            </mrow>
            <mi>,</mi>
            <mrow>
              <mn>1</mn>
              <mo stretchy="false">−</mo>
              <mi>z</mi>
            </mrow>
            <mi>,</mi>
            <mrow>
              <mn>2,</mn>
              <mo stretchy="false">−</mo>
              <mi>s</mi>
            </mrow>
          </mrow>
        </mrow>
        <mo fence="true" stretchy="false">)</mo>
      </mrow>
    </mrow>
    <annotation encoding="StarMath 5.0">nabla [bold{infty(s)}^z]_n =-s z ""_2 F_1( 1-n,1-z,2,-s )</annotation>
  </semantics>
</math>
</file>

<file path=Object 10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n</mi>
            </mrow>
            <mrow>
              <mi>,</mi>
              <mo stretchy="false">−</mo>
              <mi>z</mi>
            </mrow>
            <mi>,</mi>
            <mrow>
              <mn>1,</mn>
              <mo stretchy="false">−</mo>
              <mi>s</mi>
            </mrow>
          </mrow>
        </mrow>
        <mo fence="true" stretchy="false">)</mo>
      </mrow>
    </mrow>
    <annotation encoding="StarMath 5.0">[bold{infty(s)}^z]_n = ""_2 F_1( -n,-z,1,-s )</annotation>
  </semantics>
</math>
</file>

<file path=Object 10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(bold{infty(s)}-1)^k]_n = s^k cdot { {(-n)^{"("k")"}}over{k!} }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(1+bold{n})^z""^{""+sum""} = {(z+1)^{"("n")"} over {n!}}</annotation>
  </semantics>
</math>
</file>

<file path=Object 110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n>2</mn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2(s)}^z]_n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i>m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m(s)}^z]_n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n</mi>
              </msup>
            </mstyle>
          </mrow>
          <mo fence="true" stretchy="false">]</mo>
        </mrow>
        <mi>z</mi>
      </msub>
    </mrow>
    <annotation encoding="StarMath 5.0">[bold{infty(s)}^z]_n = [bold{infty(s)}^n]_z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bold{infty(s)}^z]_n = sum from k = 0 to n ( binom{z}{k} )[(bold{infty(s)}-1)^k]_n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style mathvariant="bold">
                    <mrow>
                      <mi mathvariant="normal">∞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style>
                  <mo stretchy="false">−</mo>
                  <mn>1</mn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o stretchy="false">−</mo>
          <mi>s</mi>
        </mrow>
      </mrow>
    </mrow>
    <annotation encoding="StarMath 5.0">[(bold{infty(s)}-1)]_n = sum from j = 1 to {n} {-s}</annotation>
  </semantics>
</math>
</file>

<file path=Object 1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i>j</mi>
                <mo stretchy="false">+</mo>
                <mi>k</mi>
              </mrow>
              <mo stretchy="false">≤</mo>
              <mi>n</mi>
            </mrow>
            <mi>;</mi>
            <mi>j</mi>
            <mi>,</mi>
            <mrow>
              <mi>k</mi>
              <mo stretchy="false">&gt;</mo>
              <mn>0</mn>
            </mrow>
          </mrow>
        </munder>
        <msup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  <mn>2</mn>
        </msup>
      </mrow>
    </mrow>
    <annotation encoding="StarMath 5.0">[(bold{infty(s)}-1)^2]_n = sum from {j+k &lt;= n; j,k&gt;0} (-s)^2</annotation>
  </semantics>
</math>
</file>

<file path=Object 11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18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{(z+1)^{"("n")"} over {n!}} = sum from k = 0 (binom{z}{k})(-1)^k cdot { {(-n)^{"("k")"}}over{k!}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bold{infty(s)}^z]_n = sum from k = 0 (binom{z}{k}) cdot s^k cdot { {(-n)^{"("k")"}}over{k!} }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i>j</mi>
                  </mstyle>
                </mrow>
              </mrow>
              <mo fence="true" stretchy="false">)</mo>
            </mrow>
            <mi>a</mi>
          </msup>
        </mrow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b</mi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1+bold{n})^{a+b+1}""^{""+sum""} = sum from j+k=n (1+bold{j})^a""^{""+sum""} cdot (1+bold{k})^b""^{""+sum""}</annotation>
  </semantics>
</math>
</file>

<file path=Object 120/content.xml><?xml version="1.0" encoding="utf-8"?>
<math xmlns="http://www.w3.org/1998/Math/MathML" display="block">
  <semantics>
    <mrow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false">[</mo>
          <mrow>
            <msup>
              <mi>x</mi>
              <mi>k</mi>
            </msup>
          </mrow>
          <mo fence="true" stretchy="false">]</mo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infty_n} ^z = 

( 1+bold{n} )^z

sum from k = 0 to n [x^k](1 over {1-x})^z</annotation>
  </semantics>
</math>
</file>

<file path=Object 121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i>m</mi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i>m</mi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m_n}^z = 

( {1+bold{n}} over {1+bold{n "*" 1 over m}} )^z = 

sum from k = 0 to n [x^k]({1-x^m} over {1-x})^z</annotation>
  </semantics>
</math>
</file>

<file path=Object 122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</mrow>
    <annotation encoding="StarMath 5.0">bold{2_n} ^z = 

( {1+bold{n}} over {1+bold{n "*" 1 over 2}} )^z = 

sum from k = 0 to n [x^k](1+x)^z</annotation>
  </semantics>
</math>
</file>

<file path=Object 123/content.xml><?xml version="1.0" encoding="utf-8"?>
<math xmlns="http://www.w3.org/1998/Math/MathML" display="block">
  <semantics>
    <mrow>
      <mrow>
        <mstyle mathvariant="bold">
          <msup>
            <msub>
              <mn>0</mn>
              <mi>n</mi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o stretchy="false">−</mo>
            <mi>z</mi>
          </mrow>
        </msup>
      </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false">[</mo>
          <mrow>
            <msup>
              <mi>x</mi>
              <mi>k</mi>
            </msup>
          </mrow>
          <mo fence="true" stretchy="false">]</mo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</mrow>
    <annotation encoding="StarMath 5.0">bold{0_n} ^z = 

( 1+bold{n} )^-z

sum from k = 0 to n [x^k]({1-x})^z</annotation>
  </semantics>
</math>
</file>

<file path=Object 124/content.xml><?xml version="1.0" encoding="utf-8"?>
<math xmlns="http://www.w3.org/1998/Math/MathML" display="block">
  <semantics>
    <mrow>
      <mrow>
        <mstyle mathvariant="bold">
          <msup>
            <msub>
              <mn>3</mn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3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3</mn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bold{3_n}^z = 

( {1+bold{n}} over {1+bold{n "*" 1 over 3}} )^z = 

sum from k = 0 to n [x^k]({1-x^3}over{1-x})^z = 

sum from k = 0 to n [x^k](1+x+x^2)^z</annotation>
  </semantics>
</math>
</file>

<file path=Object 12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i>x</mi>
                          </mrow>
                        </mfrac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up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  <mo fence="true" stretchy="false">]</mo>
            </mrow>
            <mi>b</mi>
          </msub>
        </mrow>
      </mrow>
    </mrow>
    <annotation encoding="StarMath 5.0">[(1+x)^z]_n = sum from {a+2b&lt;=n} { nabla[(1 over {1-x})^z]_a cdot nabla[(1 over {1-x^2})^-z]_b}</annotation>
  </semantics>
</math>
</file>

<file path=Object 12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2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i>x</mi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})^2]_n = sum from {a+b&lt;=n} { nabla[(1 over {1-x})]_a cdot nabla[1 over {1-x}]_b}</annotation>
  </semantics>
</math>
</file>

<file path=Object 12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n>2</mn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sup>
                      <mi>x</mi>
                      <mn>2</mn>
                    </msup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^2})^2]_n = sum from {2a+2b&lt;=n} { nabla[(1 over {1-x^2})]_a cdot nabla[1 over {1-x^2}]_b}</annotation>
  </semantics>
</math>
</file>

<file path=Object 12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n>1</mn>
                    <mo stretchy="false">+</mo>
                    <mi>x</mi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row>
                  <mn>1</mn>
                  <mo stretchy="false">+</mo>
                  <mi>x</mi>
                </mrow>
              </mrow>
              <mo fence="true" stretchy="false">]</mo>
            </mrow>
            <mi>b</mi>
          </msub>
        </mrow>
      </mrow>
    </mrow>
    <annotation encoding="StarMath 5.0">[(1+x)^2]_n = sum from {a+b&lt;=n} { nabla[1+x]_a cdot nabla[1+x]_b}</annotation>
  </semantics>
</math>
</file>

<file path=Object 13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  <mo stretchy="false">+</mo>
          <mn>1</mn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{a+b+1}""^{""+sum""} = sum from j+k&lt;=n nabla_j (1+bold{j})^a""^{""+sum""} cdot nabla_k (1+bold{k})^b""^{""+sum""}</annotation>
  </semantics>
</math>
</file>

<file path=Object 13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</mrow>
            </mrow>
            <mo fence="true" stretchy="false">]</mo>
          </mrow>
          <mi>n</mi>
        </msub>
        <mo stretchy="false">=</mo>
        <mtext>{</mtext>
      </mrow>
      <mn>1,1,0,0,0,0,0.</mn>
      <mn>..</mn>
      <mtext>}</mtext>
    </mrow>
    <annotation encoding="StarMath 5.0">[1+x]_n = "{"1,1,0,0,0,0,0..."}"</annotation>
  </semantics>
</math>
</file>

<file path=Object 1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]</mo>
          </mrow>
          <mi>n</mi>
        </msub>
        <mo stretchy="false">=</mo>
        <mtext>{</mtext>
      </mrow>
      <mn>1,1,1,0,0,0,0.</mn>
      <mn>..</mn>
      <mtext>}</mtext>
    </mrow>
    <annotation encoding="StarMath 5.0">[1+x+x^2]_n = "{"1,1,1,0,0,0,0..."}"</annotation>
  </semantics>
</math>
</file>

<file path=Object 132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n>1,1,1,1,1,1,1.</mn>
      <mn>..</mn>
      <mtext>}</mtext>
    </mrow>
    <annotation encoding="StarMath 5.0">[1 over {1-x}]_n = "{"1,1,1,1,1,1,1..."}"</annotation>
  </semantics>
</math>
</file>

<file path=Object 133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]</mo>
          </mrow>
          <mi>n</mi>
        </msub>
        <mo stretchy="false">=</mo>
        <mtext>{</mtext>
      </mrow>
      <mn>1,0,1,0,1,0,1,0.</mn>
      <mn>..</mn>
      <mtext>}</mtext>
    </mrow>
    <annotation encoding="StarMath 5.0">[1 over {1-x^2}]_n = "{"1,0,1,0,1,0,1,0..."}"</annotation>
  </semantics>
</math>
</file>

<file path=Object 1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−</mo>
                <mi>x</mi>
              </mrow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0,0,0,0,0.</mn>
      </mrow>
      <mn>..</mn>
      <mtext>}</mtext>
    </mrow>
    <annotation encoding="StarMath 5.0">[1-x]_n = "{"1,-1,0,0,0,0,0..."}"</annotation>
  </semantics>
</math>
</file>

<file path=Object 135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[1 over {1+x}]_n = "{"1,-1,1,-1,1,-1,1..."}"</annotation>
  </semantics>
</math>
</file>

<file path=Object 13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i>b</mi>
                  </mfrac>
                </mrow>
                <mo fence="true" stretchy="false">⌋</mo>
              </mrow>
            </mrow>
          </mrow>
          <mo fence="true" stretchy="false">)</mo>
        </mrow>
        <mo stretchy="false">−</mo>
        <mi>a</mi>
      </mrow>
      <mrow>
        <mo fence="true" stretchy="false">(</mo>
        <mrow>
          <mrow>
            <mrow>
              <mo fence="true" stretchy="false">⌊</mo>
              <mrow>
                <mfrac>
                  <mi>n</mi>
                  <mi>a</mi>
                </mfrac>
              </mrow>
              <mo fence="true" stretchy="false">⌋</mo>
            </mrow>
            <mo stretchy="false">−</mo>
            <mrow>
              <mo fence="true" stretchy="false">⌊</mo>
              <mrow>
                <mfrac>
                  <mrow>
                    <mi>n</mi>
                    <mo stretchy="false">−</mo>
                    <mn>1</mn>
                  </mrow>
                  <mi>a</mi>
                </mfrac>
              </mrow>
              <mo fence="true" stretchy="false">⌋</mo>
            </mrow>
          </mrow>
        </mrow>
        <mo fence="true" stretchy="false">)</mo>
      </mrow>
    </mrow>
    <annotation encoding="StarMath 5.0">t_{a over b}( n ) = b( lfloor n over b rfloor - lfloor {n-1} over b rfloor )-a( lfloor n over a rfloor - lfloor {n-1} over a  rfloor )</annotation>
  </semantics>
</math>
</file>

<file path=Object 137/content.xml><?xml version="1.0" encoding="utf-8"?>
<math xmlns="http://www.w3.org/1998/Math/MathML" display="block">
  <semantics>
    <mrow>
      <mrow>
        <mstyle mathvariant="bold">
          <msup>
            <msub>
              <mi>m</mi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i>k</mi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row>
                          <mi>m</mi>
                          <mo stretchy="false">⋅</mo>
                          <mi>k</mi>
                        </mrow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i>k</mi>
                    <mo stretchy="false">⋅</mo>
                    <mi>m</mi>
                  </mrow>
                </msup>
              </mrow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bold{m_{n "*" 1 over k}} ^z = 

( {1+bold{n "*" 1 over k}} over {1+bold{n "*" 1 over {m cdot k}}} )^z = 

sum from k = 0 to n [x^k]({1-x^{k cdot m}} over {1-x^k})^z</annotation>
  </semantics>
</math>
</file>

<file path=Object 138/content.xml><?xml version="1.0" encoding="utf-8"?>
<math xmlns="http://www.w3.org/1998/Math/MathML" display="block">
  <semantics>
    <mrow>
      <mrow>
        <mstyle mathvariant="bold">
          <msup>
            <msub>
              <mn>2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4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bold{2_{n "*" 1 over 2}} ^z = 

( {1+bold{n "*" 1 over 2}} over {1+bold{n "*" 1 over 4}} )^z = 

sum from k = 0 to n [x^k](1+x^2)^z</annotation>
  </semantics>
</math>
</file>

<file path=Object 139/content.xml><?xml version="1.0" encoding="utf-8"?>
<math xmlns="http://www.w3.org/1998/Math/MathML" display="block">
  <semantics>
    <mrow>
      <mrow>
        <mstyle mathvariant="bold">
          <msup>
            <msub>
              <mn>3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6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6</mn>
                  </msup>
                </mrow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  <mo stretchy="false">+</mo>
              <msup>
                <mi>x</mi>
                <mn>4</mn>
              </msup>
            </mrow>
          </mrow>
          <mo fence="true" stretchy="false">)</mo>
        </mrow>
        <mi>z</mi>
      </msup>
    </mrow>
    <annotation encoding="StarMath 5.0">bold{3_{n "*" 1 over 2}}^z = 

( {1+bold{n "*" 1 over 2}} over {1+bold{n "*" 1 over 6}} )^z = 

sum from k = 0 to n [x^k]({1-x^6}over{1-x^2})^z =

sum from k = 0 to n [x^k](1+x^2+x^4)^z</annotation>
  </semantics>
</math>
</file>

<file path=Object 1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i>m</mi>
              </mrow>
            </mrow>
            <mo fence="true" stretchy="false">]</mo>
          </mrow>
          <mi>k</mi>
        </msub>
        <mo stretchy="false">=</mo>
        <mfrac>
          <mrow>
            <msub>
              <mi>t</mi>
              <mi>m</mi>
            </msub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nabla [log m]_k = {t_m(k)} over k</annotation>
  </semantics>
</math>
</file>

<file path=Object 140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n</mi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2</mn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bold{2_n} ^z = 

( {1+bold{n}} over {1+bold{n "*" 1 over 2}} )^z = 

sum from k = 0 to n [x^k]({1-x^2}over{1-x})^z</annotation>
  </semantics>
</math>
</file>

<file path=Object 141/content.xml><?xml version="1.0" encoding="utf-8"?>
<math xmlns="http://www.w3.org/1998/Math/MathML" display="block">
  <semantics>
    <mrow>
      <mrow>
        <mstyle mathvariant="bold">
          <msup>
            <msub>
              <mn>2</mn>
              <mrow>
                <mi>n</mi>
                <mtext>*</mtext>
                <mfrac>
                  <mn>1</mn>
                  <mn>2</mn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2</mn>
                      </mfrac>
                    </mrow>
                  </mstyle>
                </mrow>
                <mrow>
                  <mn>1</mn>
                  <mo stretchy="false">+</mo>
                  <mstyle mathvariant="bold">
                    <mrow>
                      <mi>n</mi>
                      <mtext>*</mtext>
                      <mfrac>
                        <mn>1</mn>
                        <mn>4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4</mn>
                </msup>
              </mrow>
              <mrow>
                <mn>1</mn>
                <mo stretchy="false">−</mo>
                <msup>
                  <mi>x</mi>
                  <mn>2</mn>
                </msup>
              </mrow>
            </mfrac>
          </mrow>
          <mo fence="true" stretchy="false">)</mo>
        </mrow>
        <mi>z</mi>
      </msup>
    </mrow>
    <annotation encoding="StarMath 5.0">bold{2_{n "*" 1 over 2}}^z = 

( {1+bold{n "*" 1 over 2}} over {1+bold{n "*" 1 over 4}} )^z = 

sum from k = 0 to n [x^k]({1-x^4}over{1-x^2})^z</annotation>
  </semantics>
</math>
</file>

<file path=Object 142/content.xml><?xml version="1.0" encoding="utf-8"?>
<math xmlns="http://www.w3.org/1998/Math/MathML" display="block">
  <semantics>
    <mrow>
      <mrow>
        <mstyle mathvariant="bold">
          <msup>
            <msub>
              <mi mathvariant="normal">∞</mi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bold{infty_{n "*" 1 over k}}^z = 

( 1+bold{n "*" 1 over k} )^z =

sum from k = 0 to n [x^k](1 over {1-x^k})^z</annotation>
  </semantics>
</math>
</file>

<file path=Object 143/content.xml><?xml version="1.0" encoding="utf-8"?>
<math xmlns="http://www.w3.org/1998/Math/MathML" display="block">
  <semantics>
    <mrow>
      <mrow>
        <mstyle mathvariant="bold">
          <msup>
            <msub>
              <mn>0</mn>
              <mrow>
                <mi>n</mi>
                <mtext>*</mtext>
                <mfrac>
                  <mn>1</mn>
                  <mi>k</mi>
                </mfrac>
              </mrow>
            </msub>
            <mi>z</mi>
          </msup>
        </mstyle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sup>
                <mi>x</mi>
                <mi>k</mi>
              </msup>
            </mrow>
          </mrow>
          <mo fence="true" stretchy="false">)</mo>
        </mrow>
        <mi>z</mi>
      </msup>
    </mrow>
    <annotation encoding="StarMath 5.0">bold{0_{n "*" 1 over k}}^z = 

( 1+bold{n "*" 1 over k} )^z =

sum from k = 0 to n [x^k]({1-x^k})^z</annotation>
  </semantics>
</math>
</file>

<file path=Object 144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_{n "*" 1 over 2^k}}}^z</annotation>
  </semantics>
</math>
</file>

<file path=Object 14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2</mn>
                        <mi>k</mi>
                      </msup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2^k}) ]_n</annotation>
  </semantics>
</math>
</file>

<file path=Object 14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3</mn>
                        <mi>k</mi>
                      </msup>
                    </msup>
                    <mo stretchy="false">+</mo>
                    <msup>
                      <mi>x</mi>
                      <mrow>
                        <mn>2</mn>
                        <mo stretchy="false">⋅</mo>
                        <msup>
                          <mn>3</mn>
                          <mi>k</mi>
                        </msup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3^k}+x^{2 cdot 3^k}) ]_n</annotation>
  </semantics>
</math>
</file>

<file path=Object 14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frac>
              <mrow>
                <mo stretchy="false">−</mo>
                <mi>s</mi>
              </mrow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</mrow>
    <annotation encoding="StarMath 5.0">[bold{infty(s)}]_n = lim from {x rightarrow 1}{}[{-s} over {1-x}]_n</annotation>
  </semantics>
</math>
</file>

<file path=Object 14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bold{infty(s)}^z]_n = lim from {x rightarrow 1}{}[({-s} over {1-x})^z]_n</annotation>
  </semantics>
</math>
</file>

<file path=Object 14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row>
                        <mo stretchy="false">−</mo>
                        <mi>s</mi>
                      </mrow>
                      <mrow>
                        <mn>1</mn>
                        <mo stretchy="false">−</mo>
                        <mi>x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bold{infty(s)}-1)^k]_n = lim from {x rightarrow 1}{}[({-s} over {1-x} - 1)^k]_n</annotation>
  </semantics>
</math>
</file>

<file path=Object 15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row>
        <msub>
          <mrow>
            <mo fence="true" stretchy="false">[</mo>
            <mrow>
              <mrow>
                <mi>log</mi>
                <mstyle mathvariant="bold">
                  <mfrac>
                    <mi>a</mi>
                    <mi>b</mi>
                  </mfrac>
                </mstyle>
              </mrow>
            </mrow>
            <mo fence="true" stretchy="false">]</mo>
          </mrow>
          <mi>k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o stretchy="false">∇</mo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i>b</mi>
                      </msup>
                    </mrow>
                    <mrow>
                      <mn>1</mn>
                      <mo stretchy="false">−</mo>
                      <msup>
                        <mi>x</mi>
                        <mi>a</mi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t_{a over b}( n ) =  nabla [log bold{a over b}]_k=lim from {x rightarrow 1}{}nabla[log({1-x^b} over {1-x^a})]_n</annotation>
  </semantics>
</math>
</file>

<file path=Object 15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infty(s)}]_n = lim from {x rightarrow 1}{}[log ({-s} over {1-x})]_n</annotation>
  </semantics>
</math>
</file>

<file path=Object 151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i>t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i>m</mi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sum from m = 1 to t [bold{m}^z]_n = sum from m = 1 to t  sum from k = 0 to {lfloor n over m rfloor} {{(z+1)^{"("n-m cdot k")"}}over{(n-m cdot k)!}} cdot {{(-z)^{"("k")"}}over{k!}}</annotation>
  </semantics>
</math>
</file>

<file path=Object 15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5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154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t</mi>
          </munderover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row>
          <munderover>
            <mo stretchy="false">∑</mo>
            <mrow>
              <mi>m</mi>
              <mo stretchy="false">=</mo>
              <mn>1</mn>
            </mrow>
            <mfrac>
              <mi>t</mi>
              <mi>k</mi>
            </mfrac>
          </munderover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  <mtext>)</mtext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</mrow>
      </mrow>
    </mrow>
    <annotation encoding="StarMath 5.0">sum from m = 1 to t [bold{m}^z]_n = sum from k = 0 to t {{(-z)^{"("k")"}}over{k!}} cdot sum from m = 1 to {t over k}  {{(z+1)^{"("n-m cdot k")"}}over{(n-m cdot k)!}}</annotation>
  </semantics>
</math>
</file>

<file path=Object 155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n>3</mn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frac>
              <mi>t</mi>
              <mn>0</mn>
            </mfrac>
          </munderover>
          <mfrac>
            <msup>
              <mrow>
                <mo fence="true" stretchy="false">(</mo>
                <mrow>
                  <mrow>
                    <mn>3</mn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row>
                <mo fence="true" stretchy="false">(</mo>
                <mrow>
                  <mi>n</mi>
                </mrow>
                <mo fence="true" stretchy="false">)</mo>
              </mrow>
              <mi>!</mi>
            </mrow>
          </mfrac>
        </mrow>
        <mo stretchy="false">+</mo>
        <mrow>
          <mrow>
            <mo stretchy="false">−</mo>
            <mn>3</mn>
          </mrow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i>t</mi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i>m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i>m</mi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n>3</mn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2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2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2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o stretchy="false">−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3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3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3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</mrow>
    </mrow>
    <annotation encoding="StarMath 5.0">sum from m = 1 to t [bold{m}^3]_n = 

sum from m = 1 to {t over 0}  {{(3+1)^{"("n")"}}over{(n)!}}

+

-3 cdot sum from m = 1 to {t}  {{(3+1)^{"("n-m")"}}over{(n-m)!}}

+

3 cdot sum from m = 1 to {t over 2}  {{(3+1)^{"("n-m cdot 2")"}}over{(n-m cdot 2)!}}

+

- sum from m = 1 to {t over 3}  {{(3+1)^{"("n-m cdot 3")"}}over{(n-m cdot 3)!}}</annotation>
  </semantics>
</math>
</file>

<file path=Object 156/content.xml><?xml version="1.0" encoding="utf-8"?>
<math xmlns="http://www.w3.org/1998/Math/MathML" display="block">
  <semantics>
    <mrow>
      <mtext>{</mtext>
      <mn>1,1,0,0,0,0,0.</mn>
      <mn>..</mn>
      <mtext>}</mtext>
    </mrow>
    <annotation encoding="StarMath 5.0"> "{"1,1,0,0,0,0,0..."}"</annotation>
  </semantics>
</math>
</file>

<file path=Object 157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i>z</mi>
    </msup>
    <annotation encoding="StarMath 5.0">(1+x)^z</annotation>
  </semantics>
</math>
</file>

<file path=Object 158/content.xml><?xml version="1.0" encoding="utf-8"?>
<math xmlns="http://www.w3.org/1998/Math/MathML" display="block">
  <semantics>
    <mrow>
      <mtext>{</mtext>
      <mn>1,1,1,0,0,0,0.</mn>
      <mn>..</mn>
      <mtext>}</mtext>
    </mrow>
    <annotation encoding="StarMath 5.0">"{"1,1,1,0,0,0,0..."}"</annotation>
  </semantics>
</math>
</file>

<file path=Object 159/content.xml><?xml version="1.0" encoding="utf-8"?>
<math xmlns="http://www.w3.org/1998/Math/MathML" display="block">
  <semantics>
    <mrow>
      <mtext>{</mtext>
      <mn>1,1,1,1,1,1,1.</mn>
      <mn>..</mn>
      <mtext>}</mtext>
    </mrow>
    <annotation encoding="StarMath 5.0">"{"1,1,1,1,1,1,1..."}"</annotation>
  </semantics>
</math>
</file>

<file path=Object 1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t</mi>
            <mfrac>
              <mi>b</mi>
              <mi>a</mi>
            </mfrac>
          </msub>
        </mrow>
      </mrow>
      <mrow>
        <mo fence="true" stretchy="false">(</mo>
        <mrow>
          <mi>n</mi>
        </mrow>
        <mo fence="true" stretchy="false">)</mo>
      </mrow>
    </mrow>
    <annotation encoding="StarMath 5.0">t_{a over b}( n ) = -t_{ b over a }( n )</annotation>
  </semantics>
</math>
</file>

<file path=Object 160/content.xml><?xml version="1.0" encoding="utf-8"?>
<math xmlns="http://www.w3.org/1998/Math/MathML" display="block">
  <semantics>
    <mrow>
      <mtext>{</mtext>
      <mn>1,0,1,0,1,0,1,0.</mn>
      <mn>..</mn>
      <mtext>}</mtext>
    </mrow>
    <annotation encoding="StarMath 5.0">"{"1,0,1,0,1,0,1,0..."}"</annotation>
  </semantics>
</math>
</file>

<file path=Object 161/content.xml><?xml version="1.0" encoding="utf-8"?>
<math xmlns="http://www.w3.org/1998/Math/MathML" display="block">
  <semantics>
    <mrow>
      <mtext>{</mtext>
      <mrow>
        <mn>1,</mn>
        <mo stretchy="false">−</mo>
        <mn>1,0,0,0,0,0.</mn>
      </mrow>
      <mn>..</mn>
      <mtext>}</mtext>
    </mrow>
    <annotation encoding="StarMath 5.0">"{"1,-1,0,0,0,0,0..."}"</annotation>
  </semantics>
</math>
</file>

<file path=Object 162/content.xml><?xml version="1.0" encoding="utf-8"?>
<math xmlns="http://www.w3.org/1998/Math/MathML" display="block">
  <semantics>
    <mrow>
      <mtext>{</mtext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"{"1,-1,1,-1,1,-1,1..."}"</annotation>
  </semantics>
</math>
</file>

<file path=Object 163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  <mo stretchy="false">+</mo>
            <msup>
              <mi>x</mi>
              <mn>2</mn>
            </msup>
          </mrow>
        </mrow>
        <mo fence="true" stretchy="false">)</mo>
      </mrow>
      <mi>z</mi>
    </msup>
    <annotation encoding="StarMath 5.0">(1+x+x^2)^z</annotation>
  </semantics>
</math>
</file>

<file path=Object 164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  <mi>z</mi>
    </msup>
    <annotation encoding="StarMath 5.0">(1 over {1-x})^z</annotation>
  </semantics>
</math>
</file>

<file path=Object 165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sup>
                <mi>x</mi>
                <mn>2</mn>
              </msup>
            </mrow>
          </mfrac>
        </mrow>
        <mo fence="true" stretchy="false">)</mo>
      </mrow>
      <mi>z</mi>
    </msup>
    <annotation encoding="StarMath 5.0">(1 over {1-x^2})^z</annotation>
  </semantics>
</math>
</file>

<file path=Object 166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  <mi>z</mi>
    </msup>
    <annotation encoding="StarMath 5.0">(1-x)^z</annotation>
  </semantics>
</math>
</file>

<file path=Object 167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+</mo>
              <mi>x</mi>
            </mrow>
          </mfrac>
        </mrow>
        <mo fence="true" stretchy="false">)</mo>
      </mrow>
      <mi>z</mi>
    </msup>
    <annotation encoding="StarMath 5.0">(1 over {1+x})^z</annotation>
  </semantics>
</math>
</file>

<file path=Object 168/content.xml><?xml version="1.0" encoding="utf-8"?>
<math xmlns="http://www.w3.org/1998/Math/MathML" display="block">
  <semantics>
    <mrow>
      <mo fence="true" stretchy="false">(</mo>
      <mrow>
        <mtable>
          <mtr>
            <mtd>
              <mi>z</mi>
            </mtd>
          </mtr>
          <mtr>
            <mtd>
              <mi>n</mi>
            </mtd>
          </mtr>
        </mtable>
      </mrow>
      <mo fence="true" stretchy="false">)</mo>
    </mrow>
    <annotation encoding="StarMath 5.0">(binom{ z }{ n })</annotation>
  </semantics>
</math>
</file>

<file path=Object 169/content.xml><?xml version="1.0" encoding="utf-8"?>
<math xmlns="http://www.w3.org/1998/Math/MathML" display="block">
  <semantics>
    <mfrac>
      <msup>
        <mi>z</mi>
        <mrow>
          <mo fence="true" stretchy="false">(</mo>
          <mrow>
            <mi>n</mi>
          </mrow>
          <mo fence="true" stretchy="false">)</mo>
        </mrow>
      </msup>
      <mrow>
        <mi>n</mi>
        <mi>!</mi>
      </mrow>
    </mfrac>
    <annotation encoding="StarMath 5.0">{z^(n)}over{ n! }</annotation>
  </semantics>
</math>
</file>

<file path=Object 17/content.xml><?xml version="1.0" encoding="utf-8"?>
<math xmlns="http://www.w3.org/1998/Math/MathML" display="block">
  <semantics>
    <mrow>
      <msub>
        <mi>t</mi>
        <mfrac>
          <mi>a</mi>
          <mi>a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t</mi>
          <mn>1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t_{a over a}( n ) = t_{ 1 }( n ) = 0</annotation>
  </semantics>
</math>
</file>

<file path=Object 17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71/content.xml><?xml version="1.0" encoding="utf-8"?>
<math xmlns="http://www.w3.org/1998/Math/MathML" display="block">
  <semantics>
    <msub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n>2</mn>
    </msub>
    <annotation encoding="StarMath 5.0">(binom{ z }{ n })_2</annotation>
  </semantics>
</math>
</file>

<file path=Object 172/content.xml><?xml version="1.0" encoding="utf-8"?>
<math xmlns="http://www.w3.org/1998/Math/MathML" display="block">
  <semantics>
    <mfrac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n</mi>
          <mo stretchy="false">+</mo>
          <mn>1</mn>
        </mrow>
      </msup>
      <mi>n</mi>
    </mfrac>
    <annotation encoding="StarMath 5.0">( -1 )^{ n+1 } over n</annotation>
  </semantics>
</math>
</file>

<file path=Object 173/content.xml><?xml version="1.0" encoding="utf-8"?>
<math xmlns="http://www.w3.org/1998/Math/MathML" display="block">
  <semantics>
    <mfrac>
      <mrow>
        <msub>
          <mi>t</mi>
          <mn>3</mn>
        </msub>
        <mrow>
          <mo fence="true" stretchy="false">(</mo>
          <mrow>
            <mi>n</mi>
          </mrow>
          <mo fence="true" stretchy="false">)</mo>
        </mrow>
      </mrow>
      <mi>n</mi>
    </mfrac>
    <annotation encoding="StarMath 5.0">{t_3(n)} over n</annotation>
  </semantics>
</math>
</file>

<file path=Object 174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75/content.xml><?xml version="1.0" encoding="utf-8"?>
<math xmlns="http://www.w3.org/1998/Math/MathML" display="block">
  <semantics>
    <mfrac>
      <mrow>
        <mi mathvariant="normal">κ</mi>
        <mrow>
          <mo fence="true" stretchy="false">(</mo>
          <mrow>
            <mi>n</mi>
          </mrow>
          <mo fence="true" stretchy="false">)</mo>
        </mrow>
      </mrow>
      <mi>n</mi>
    </mfrac>
    <annotation encoding="StarMath 5.0">{%kappa(n)} over n</annotation>
  </semantics>
</math>
</file>

<file path=Object 176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row>
                  <mi>z</mi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text>*</mtext>
        </msup>
        <mo stretchy="false">=</mo>
        <mrow>
          <mfrac>
            <mn>1</mn>
            <msup>
              <mn>1</mn>
              <mi>s</mi>
            </msup>
          </mfrac>
          <mo stretchy="false">+</mo>
          <mfrac>
            <mi>z</mi>
            <msup>
              <mn>2</mn>
              <mi>s</mi>
            </msup>
          </mfrac>
          <mo stretchy="false">+</mo>
          <mfrac>
            <mi>z</mi>
            <msup>
              <mn>3</mn>
              <mi>s</mi>
            </msup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i>z</mi>
            <msup>
              <mn>5</mn>
              <mi>s</mi>
            </msup>
          </mfrac>
          <mo stretchy="false">+</mo>
          <mfrac>
            <msup>
              <mi>z</mi>
              <mn>2</mn>
            </msup>
            <msup>
              <mn>6</mn>
              <mi>s</mi>
            </msup>
          </mfrac>
          <mo stretchy="false">+</mo>
          <mfrac>
            <mi>z</mi>
            <msup>
              <mn>7</mn>
              <mi>s</mi>
            </msup>
          </mfrac>
          <mo stretchy="false">+</mo>
          <mfrac>
            <msup>
              <mi>z</mi>
              <mn>3</mn>
            </msup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sup>
              <mi>z</mi>
              <mn>2</mn>
            </msup>
            <msup>
              <mn>10</mn>
              <mi>s</mi>
            </msup>
          </mfrac>
          <mo stretchy="false">+</mo>
          <mn>..</mn>
        </mrow>
      </mrow>
      <mi>.</mi>
    </mrow>
    <annotation encoding="StarMath 5.0">[e^{z cdot x^-s}]^"*"= 1 over 1^s + z over 2^s + z over 3^s + z^2 over {2 cdot 4^s} + z over 5^s 

+ z^2 over 6^s + z over 7^s + z^3 over {6 cdot 8^s} + z^2 over {2 cdot 9^s}+ z^2 over {10^s}
+...</annotation>
  </semantics>
</math>
</file>

<file path=Object 177/content.xml><?xml version="1.0" encoding="utf-8"?>
<math xmlns="http://www.w3.org/1998/Math/MathML" display="block">
  <semantics>
    <mrow>
      <mrow>
        <mi>n</mi>
        <mo stretchy="false">=</mo>
        <msup>
          <mn>2</mn>
          <mi>k</mi>
        </msup>
      </mrow>
      <mi>?</mi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  <mi>k</mi>
      </mfrac>
      <mi mathvariant="normal">:</mi>
      <mn>0</mn>
    </mrow>
    <annotation encoding="StarMath 5.0">n = 2^k ? {(-1)^{k+1} over k} : 0</annotation>
  </semantics>
</math>
</file>

<file path=Object 178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text>*</mtext>
        </msup>
        <mo stretchy="false">=</mo>
        <mrow>
          <mn>1</mn>
          <mo stretchy="false">+</mo>
          <mi>z</mi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i>z</mi>
          <mo stretchy="false">+</mo>
          <msup>
            <mi>z</mi>
            <mn>2</mn>
          </msup>
          <mo stretchy="false">+</mo>
          <mi>z</mi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2</mn>
            </msup>
            <mn>2</mn>
          </mfrac>
          <mo stretchy="false">+</mo>
          <msup>
            <mi>z</mi>
            <mn>2</mn>
          </msup>
          <mo stretchy="false">+</mo>
          <mn>..</mn>
        </mrow>
      </mrow>
      <mi>.</mi>
    </mrow>
    <annotation encoding="StarMath 5.0">[e^{z }]^"*"= 1 + z + z + z^2 over {2} + z 

+ z^2 + z + z^3 over {6} + z^2 over {2}+ z^2
+...</annotation>
  </semantics>
</math>
</file>

<file path=Object 179/content.xml><?xml version="1.0" encoding="utf-8"?>
<math xmlns="http://www.w3.org/1998/Math/MathML" display="block">
  <semantics>
    <mrow>
      <mtext>{</mtext>
      <mn>1,</mn>
      <mfrac>
        <mn>1</mn>
        <mn>2</mn>
      </mfrac>
      <mi>,</mi>
      <mfrac>
        <mn>1</mn>
        <mn>6</mn>
      </mfrac>
      <mi>,</mi>
      <mfrac>
        <mn>1</mn>
        <mn>24</mn>
      </mfrac>
      <mi>,</mi>
      <mn>...</mn>
      <mtext>}</mtext>
    </mrow>
    <annotation encoding="StarMath 5.0">"{"1,{1 over 2},{1 over 6},{1 over 24},..."}"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lim from {x rightarrow infinity}{} t_{x}( n ) = 1</annotation>
  </semantics>
</math>
</file>

<file path=Object 180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81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 "*"( s ) = prod from k = 1 %zeta(k s)^{{{%mu(k)} over k}}</annotation>
  </semantics>
</math>
</file>

<file path=Object 182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"*"(s)=sum from j = 1 {prod from p^k divides j {{p^{-s k}}over{k!}}} = prod from p e^{ p^-s }</annotation>
  </semantics>
</math>
</file>

<file path=Object 183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sup>
              <mn>1</mn>
              <mi>s</mi>
            </msup>
          </mfrac>
          <mo stretchy="false">+</mo>
          <mfrac>
            <mn>1</mn>
            <msup>
              <mn>2</mn>
              <mi>s</mi>
            </msup>
          </mfrac>
          <mo stretchy="false">+</mo>
          <mfrac>
            <mn>1</mn>
            <msup>
              <mn>3</mn>
              <mi>s</mi>
            </msup>
          </mfrac>
          <mo stretchy="false">+</mo>
          <mfrac>
            <mn>1</mn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n>1</mn>
            <msup>
              <mn>5</mn>
              <mi>s</mi>
            </msup>
          </mfrac>
          <mo stretchy="false">+</mo>
          <mfrac>
            <mn>1</mn>
            <msup>
              <mn>6</mn>
              <mi>s</mi>
            </msup>
          </mfrac>
          <mo stretchy="false">+</mo>
          <mfrac>
            <mn>1</mn>
            <msup>
              <mn>7</mn>
              <mi>s</mi>
            </msup>
          </mfrac>
          <mo stretchy="false">+</mo>
          <mfrac>
            <mn>1</mn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n>1</mn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n>1</mn>
            <msup>
              <mn>10</mn>
              <mi>s</mi>
            </msup>
          </mfrac>
          <mo stretchy="false">+</mo>
          <mfrac>
            <mn>1</mn>
            <msup>
              <mn>11</mn>
              <mi>s</mi>
            </msup>
          </mfrac>
          <mo stretchy="false">+</mo>
          <mfrac>
            <mn>1</mn>
            <mrow>
              <mn>2</mn>
              <mo stretchy="false">⋅</mo>
              <msup>
                <mn>12</mn>
                <mi>s</mi>
              </msup>
            </mrow>
          </mfrac>
          <mo stretchy="false">+</mo>
          <mfrac>
            <mn>1</mn>
            <msup>
              <mn>13</mn>
              <mi>s</mi>
            </msup>
          </mfrac>
          <mo stretchy="false">+</mo>
          <mfrac>
            <mn>1</mn>
            <msup>
              <mn>14</mn>
              <mi>s</mi>
            </msup>
          </mfrac>
          <mo stretchy="false">+</mo>
          <mfrac>
            <mn>1</mn>
            <msup>
              <mn>15</mn>
              <mi>s</mi>
            </msup>
          </mfrac>
          <mo stretchy="false">+</mo>
          <mfrac>
            <mn>1</mn>
            <mrow>
              <mn>24</mn>
              <mo stretchy="false">⋅</mo>
              <msup>
                <mn>16</mn>
                <mi>s</mi>
              </msup>
            </mrow>
          </mfrac>
          <mo stretchy="false">+</mo>
          <mn>..</mn>
        </mrow>
      </mrow>
      <mi>.</mi>
    </mrow>
    <annotation encoding="StarMath 5.0">e"*"(s)= 1 over 1^s + 1 over 2^s + 1 over 3^s + 1 over {2 cdot 4^s} + 1 over 5^s 

+ 1 over 6^s + 1 over 7^s + 1 over {6 cdot 8^s} + 1 over {2 cdot 9^s}+ 1 over {10^s}

+ 1 over 11^s + 1 over {2 cdot 12^s} + 1 over {13^s} + 1 over {14^s}+ 1 over {15^s}+ 1 over {24 cdot 16^s}+...</annotation>
  </semantics>
</math>
</file>

<file path=Object 184/content.xml><?xml version="1.0" encoding="utf-8"?>
<math xmlns="http://www.w3.org/1998/Math/MathML" display="block">
  <semantics>
    <mrow>
      <mrow>
        <mi>n</mi>
        <mo stretchy="false">=</mo>
        <mn>1</mn>
      </mrow>
      <mi>?</mi>
      <mn>1</mn>
      <mi mathvariant="normal">:</mi>
      <mn>0</mn>
    </mrow>
    <annotation encoding="StarMath 5.0">n = 1 ? 1:0</annotation>
  </semantics>
</math>
</file>

<file path=Object 18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186/content.xml><?xml version="1.0" encoding="utf-8"?>
<math xmlns="http://www.w3.org/1998/Math/MathML" display="block">
  <semantics>
    <mfrac>
      <msup>
        <mi>z</mi>
        <mi>n</mi>
      </msup>
      <mrow>
        <mi>n</mi>
        <mi>!</mi>
      </mrow>
    </mfrac>
    <annotation encoding="StarMath 5.0">{z^n}over{ n! }</annotation>
  </semantics>
</math>
</file>

<file path=Object 187/content.xml><?xml version="1.0" encoding="utf-8"?>
<math xmlns="http://www.w3.org/1998/Math/MathML" display="block">
  <semantics>
    <mrow>
      <mrow>
        <mi>n</mi>
        <mo stretchy="false">=</mo>
        <mi>p</mi>
      </mrow>
      <mi>?</mi>
      <mn>1</mn>
      <mi mathvariant="normal">:</mi>
      <mn>0</mn>
    </mrow>
    <annotation encoding="StarMath 5.0">n = p ? 1:0</annotation>
  </semantics>
</math>
</file>

<file path=Object 18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[(1 over {1-x})^z]_n = [ prod from k = 0 (1+x^(2^k))^z ]_n</annotation>
  </semantics>
</math>
</file>

<file path=Object 189/content.xml><?xml version="1.0" encoding="utf-8"?>
<math xmlns="http://www.w3.org/1998/Math/MathML" display="block">
  <semantics>
    <mrow>
      <msup>
        <mi>e</mi>
        <mi>z</mi>
      </msup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>z</mi>
              <mo stretchy="false">⋅</mo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i>k</mi>
          </mfrac>
        </msup>
      </mrow>
    </mrow>
    <annotation encoding="StarMath 5.0">e^z = prod from k = 1 ( 1 over {1-x} )^{ z cdot {%mu(k)} over k }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sup>
          <mi>x</mi>
          <mrow>
            <mo stretchy="false">−</mo>
            <mn>1</mn>
          </mrow>
        </msup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lim from {x rightarrow infinity}{} t_{x^-1}( n ) = -1</annotation>
  </semantics>
</math>
</file>

<file path=Object 190/content.xml><?xml version="1.0" encoding="utf-8"?>
<math xmlns="http://www.w3.org/1998/Math/MathML" display="block">
  <semantics>
    <mrow>
      <msub>
        <mrow>
          <mo fence="true" stretchy="false">[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o fence="true" stretchy="false">(</mo>
                        <mrow>
                          <msup>
                            <mn>2</mn>
                            <mi>k</mi>
                          </msup>
                        </mrow>
                        <mo fence="true" stretchy="false">)</mo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1 over {1-x}]_n = [ prod from k = 0 (1+x^(2^k)) ]_n</annotation>
  </semantics>
</math>
</file>

<file path=Object 191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 = prod from k = 1 ( 1 over {1-x} )^{{%mu(k)} over k }</annotation>
  </semantics>
</math>
</file>

<file path=Object 192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j</mi>
            <mo stretchy="false">=</mo>
            <mn>1</mn>
          </mrow>
        </munder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</msup>
      </mrow>
    </mrow>
    <annotation encoding="StarMath 5.0">e = prod from j = 1 (prod from k = 0 (1+x^(2^k)))^{{%mu(j)} over j }</annotation>
  </semantics>
</math>
</file>

<file path=Object 19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9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(1 over {1-x})^z]_n = sum from {a+2b+4c+8d+... = n} { nabla[bold{2}^z]_a cdot nabla[bold{2}^z]_b cdot nabla[bold{2}^z]_c ... }</annotation>
  </semantics>
</math>
</file>

<file path=Object 1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row>
                  <mo stretchy="false">−</mo>
                  <mi>z</mi>
                </mrow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4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{1-x})^z]_n = prod from { a+2b+3c+4d+... &lt;= n } nabla [e^-z]_a cdot nabla [e^-{z over 2}]_b cdot nabla [e^-{z over 3}]_c cdot nabla [e^-{z over 4}]_d cdot  ...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row>
              <mrow>
                <mo stretchy="false">−</mo>
                <mi>z</mi>
              </mrow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1 }{ }prod from k = 1 ( {1-x} )^{ -z cdot {{%mu(k)} over k} } = e^z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i>a</mi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x rightarrow 1 }{ }( {1-x^a}over{1-x} )^z = a^z</annotation>
  </semantics>
</math>
</file>

<file path=Object 19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99/content.xml><?xml version="1.0" encoding="utf-8"?>
<math xmlns="http://www.w3.org/1998/Math/MathML" display="block">
  <semantics>
    <mrow>
      <mrow>
        <msub>
          <mi>C</mi>
          <mi>k</mi>
        </msub>
        <mo stretchy="false">=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k</mi>
          </msup>
        </mrow>
      </mfrac>
      <mrow>
        <mfrac>
          <mrow>
            <mo stretchy="false">−</mo>
            <mi>x</mi>
          </mrow>
          <mrow>
            <mi>log</mi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frac>
        <mo stretchy="false">⋅</mo>
        <mfrac>
          <mn>1</mn>
          <mrow>
            <mi>k</mi>
            <mi>!</mi>
          </mrow>
        </mfrac>
      </mrow>
    </mrow>
    <annotation encoding="StarMath 5.0">C_k = lim from { x rightarrow 0 }{ }{ partial^k over {partial x^k} }{ {-x}over{log(1-x)} } cdot { 1 over {k!} }</annotation>
  </semantics>
</math>
</file>

<file path=Object 2/content.xml><?xml version="1.0" encoding="utf-8"?>
<math xmlns="http://www.w3.org/1998/Math/MathML" display="block">
  <semantics>
    <mrow>
      <msub>
        <mo stretchy="false">∇</mo>
        <mi>k</mi>
      </msub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n>1</mn>
          <mi>k</mi>
        </mfrac>
      </mrow>
    </mrow>
    <annotation encoding="StarMath 5.0">nabla_k log(1+bold{n})""^{""+sum""} = 1 over k</annotation>
  </semantics>
</math>
</file>

<file path=Object 20/content.xml><?xml version="1.0" encoding="utf-8"?>
<math xmlns="http://www.w3.org/1998/Math/MathML" display="block">
  <semantics>
    <mrow>
      <msub>
        <mi>t</mi>
        <mrow>
          <mo stretchy="false">−</mo>
          <mi>a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>?</mi>
      </mrow>
      <mi>?</mi>
      <mi>?</mi>
    </mrow>
    <annotation encoding="StarMath 5.0">t_{-a}( n ) = ???</annotation>
  </semantics>
</math>
</file>

<file path=Object 20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01/content.xml><?xml version="1.0" encoding="utf-8"?>
<math xmlns="http://www.w3.org/1998/Math/MathML" display="block">
  <semantics>
    <mrow>
      <mi mathvariant="italic">lh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[</mo>
            <mrow>
              <mrow>
                <mfrac>
                  <mn>1</mn>
                  <mi>k</mi>
                </mfrac>
                <mo stretchy="false">⋅</mo>
                <mrow>
                  <mi mathvariant="italic">l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lh(n) = sum from k = 1 to n [{1 over k} cdot {lf(k)}]</annotation>
  </semantics>
</math>
</file>

<file path=Object 202/content.xml><?xml version="1.0" encoding="utf-8"?>
<math xmlns="http://www.w3.org/1998/Math/MathML" display="block">
  <semantics>
    <mrow>
      <mi>h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p>
                <mrow>
                  <mi>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n>1</mn>
                  <mo stretchy="false">/</mo>
                  <mi>k</mi>
                </mrow>
              </msup>
            </mrow>
          </mrow>
          <mo fence="true" stretchy="false">]</mo>
        </mrow>
      </mrow>
    </mrow>
    <annotation encoding="StarMath 5.0">h(n) = [prod from k = 1 to n {{f(k)} ^{1/k}}]</annotation>
  </semantics>
</math>
</file>

<file path=Object 203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</mrow>
          <mo stretchy="false">⋅</mo>
          <mrow>
            <mo fence="true" stretchy="false">[</mo>
            <mrow>
              <mrow>
                <mi mathvariant="italic">lh</mi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lf(n) = sum from k = 1 to n {{%mu(j)} over j} cdot [lh( n over j )]</annotation>
  </semantics>
</math>
</file>

<file path=Object 204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h</mi>
              </mrow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  <mi>j</mi>
                </mfrac>
              </msup>
            </mrow>
          </mrow>
          <mo fence="true" stretchy="false">]</mo>
        </mrow>
      </mrow>
    </mrow>
    <annotation encoding="StarMath 5.0">f(n) = [prod from k = 1 to n h( k )^{ {%mu(j)} over j }]</annotation>
  </semantics>
</math>
</file>

<file path=Object 20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0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1 over {1-x})^z]_n = prod from { a+2b+3c+4d+... &lt;= n } nabla [e^z]_a cdot nabla [e^{z over 2}]_b cdot nabla [e^{z over 3}]_c cdot nabla [e^{z over 4}]_d cdot  ...</annotation>
  </semantics>
</math>
</file>

<file path=Object 20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20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20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k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i>m</mi>
                  </mfrac>
                </mrow>
                <mo fence="true" stretchy="false">)</mo>
              </mrow>
              <mrow>
                <mo stretchy="false">−</mo>
                <mi>z</mi>
              </mrow>
            </msup>
          </mrow>
          <mo fence="true" stretchy="false">]</mo>
        </mrow>
        <mi>k</mi>
      </msub>
    </mrow>
    <annotation encoding="StarMath 5.0">nabla [bold{m}^z]_k = nabla [(1 over m)^-z]_k</annotation>
  </semantics>
</math>
</file>

<file path=Object 2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212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213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+</mo>
            <mn>1</mn>
          </mrow>
        </msup>
        <mo stretchy="false">⋅</mo>
        <mrow>
          <mo fence="true" stretchy="false">(</mo>
          <mrow>
            <mrow>
              <msup>
                <mn>2</mn>
                <mi>n</mi>
              </msup>
              <mo stretchy="false">−</mo>
              <mn>1</mn>
            </mrow>
          </mrow>
          <mo fence="true" stretchy="false">)</mo>
        </mrow>
      </mrow>
      <mi>n</mi>
    </mfrac>
    <annotation encoding="StarMath 5.0">{( -1 )^{ n+1 } cdot (2^n-1)} over n</annotation>
  </semantics>
</math>
</file>

<file path=Object 21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s k)} = (1 over {1-x^-s})^z</annotation>
  </semantics>
</math>
</file>

<file path=Object 2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6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217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sum from k = 0 to infinity (binom{z}{k})cdot{x^(-s k)} = ({1+x^-s})^z</annotation>
  </semantics>
</math>
</file>

<file path=Object 21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i>e</mi>
        <mrow>
          <msup>
            <mi>x</mi>
            <mrow>
              <mo stretchy="false">−</mo>
              <mi>s</mi>
            </mrow>
          </msup>
          <mo stretchy="false">⋅</mo>
          <mi>z</mi>
        </mrow>
      </msup>
    </mrow>
    <annotation encoding="StarMath 5.0">sum from k = 0 to infinity {z^k over {k!}} cdot{x^(-s k)} = e^{ x^-s cdot z }</annotation>
  </semantics>
</math>
</file>

<file path=Object 21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{{{log n} over {log 2}}} {{z^{"("a")"}}over{a!}}cdot 
sum from b= 0 to {{log n - a log 2} over {log 3}}{{z^{"("b")"}}over{b!}} cdot

sum from c= 0 to {{log n - a log 2 - b log 3}over{log 5}}{{z^{"("c")"}}over{c!}} cdot

sum from d= 0 to {{log n - a log 2 - b log 3 - c log 5}over{log 7}}{{z^{"("d")"}}over{d!}}cdot 
...

</annotation>
  </semantics>
</math>
</file>

<file path=Object 2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nabla [bold{m}^{a+b}]_n = sum from j+k=n nabla[ bold{m}^a ]_j cdot nabla[ bold{m}^b ]_k</annotation>
  </semantics>
</math>
</file>

<file path=Object 22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{{{log n} over {log 2}}} {{z^{"("a")"}}over{a!}}cdot 2^{ -a s } cdot

sum from b= 0 to {{log n - a log 2} over {log 3}}{{z^{"("b")"}}over{b!}}cdot 3^{ -b s } cdot

sum from c= 0 to {{log n - a log 2 - b log 3}over{log 5}}{{z^{"("c")"}}over{c!}}cdot 5^{ -c s } cdot

sum from d= 0 to {{log n - a log 2 - b log 3 - c log 5}over{log 7}}{{z^{"("d")"}}over{d!}}cdot 7^{ -d s } cdot
...

</annotation>
  </semantics>
</math>
</file>

<file path=Object 22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(1 over {1-(1)})^z]_n = sum from k = 0 to n {z^{(k)} over {k!}} = {(z+1)^{"("n")"} over {n!}}</annotation>
  </semantics>
</math>
</file>

<file path=Object 222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i>k</mi>
          </msup>
          <mrow>
            <mi>k</mi>
            <mi>!</mi>
          </mrow>
        </mfrac>
      </mrow>
      <mo stretchy="false">=</mo>
      <mfrac>
        <mrow>
          <mrow>
            <msup>
              <mi>e</mi>
              <mi>z</mi>
            </msup>
            <mo stretchy="false">⋅</mo>
            <mi mathvariant="normal">γ</mi>
          </mrow>
          <mrow>
            <mo fence="true" stretchy="false">(</mo>
            <mrow>
              <mrow>
                <mrow>
                  <mi>n</mi>
                  <mo stretchy="false">+</mo>
                  <mn>1,</mn>
                </mrow>
                <mi>z</mi>
              </mrow>
            </mrow>
            <mo fence="true" stretchy="false">)</mo>
          </mrow>
        </mrow>
        <mrow>
          <mi>n</mi>
          <mi>!</mi>
        </mrow>
      </mfrac>
    </mrow>
    <annotation encoding="StarMath 5.0">[e^z]_n = sum from k = 0 to n {{z^k}over{ k! }} = { {e^z cdot %gamma(n+1,z)}over{n!} }</annotation>
  </semantics>
</math>
</file>

<file path=Object 2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>z</mi>
                <mo stretchy="false">⋅</mo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i>k</mi>
            </mfrac>
          </msup>
        </mrow>
        <mo stretchy="false">=</mo>
        <msup>
          <mi>e</mi>
          <mi>z</mi>
        </msup>
      </mrow>
    </mrow>
    <annotation encoding="StarMath 5.0">lim from {x rightarrow 1 }{ }prod from k = 1 ( 1 over {1-x} )^{ z cdot {%mu(k)} over k } = e^z</annotation>
  </semantics>
</math>
</file>

<file path=Object 224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i>z</mi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prod from {k = 1}  e^{z over k} =  lim from {x rightarrow 1 }{ }( 1 over {1-x} )^z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26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2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

<file path=Object 22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o stretchy="false">∇</mo>
        </mrow>
      </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  <mtext>*</mtext>
        </msubsup>
        <mo stretchy="false">⋅</mo>
        <mn>..</mn>
      </mrow>
      <mi>.</mi>
    </mrow>
    <annotation encoding="StarMath 5.0">[%zeta(s)^z]_n = sum from { a cdot b^2 cdot c^3 cdot d^5 cdot... &lt;= n } nabla [e^z]^{"*"}_a cdot nabla [e^{z over 2}]^{"*"}_b cdot nabla [e^{z over 3}]^{"*"}_c cdot nabla [e^{z over 4}]^{"*"}_d cdot  ...</annotation>
  </semantics>
</math>
</file>

<file path=Object 22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i mathvariant="normal">ζ</mi>
                  <mrow>
                    <mo fence="true" stretchy="false">(</mo>
                    <mrow>
                      <mrow>
                        <mi>k</mi>
                        <mo stretchy="false">⋅</mo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?</mi>
      </mrow>
      <mi>?</mi>
      <mi>?</mi>
    </mrow>
    <annotation encoding="StarMath 5.0">prod from k = 1 ( %zeta(k cdot s) )^{ {%mu(k)} over k } = ???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[bold{m}^{a+b}]_n = sum from j+k&lt;=n nabla[ bold{m}^a ]_j cdot nabla[ bold{m}^b ]_k</annotation>
  </semantics>
</math>
</file>

<file path=Object 23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>e</mi>
              <mtext>*</mtext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%zeta_{1 / k}(k s)^{{{%mu(k)} over k}})^z]_n = [e "*"( s )]_n</annotation>
  </semantics>
</math>
</file>

<file path=Object 231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i>e</mi>
                  </mrow>
                  <msub>
                    <mtext>*</mtext>
                    <mrow>
                      <mn>1</mn>
                      <mo stretchy="false">/</mo>
                      <mi>k</mi>
                    </mrow>
                  </msub>
                  <msup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  <mfrac>
                      <mn>1</mn>
                      <mi>k</mi>
                    </mfrac>
                  </msup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e"*"_{1 / k}(k s)^{{1 over k}})]_n = [%zeta( s )]_n</annotation>
  </semantics>
</math>
</file>

<file path=Object 232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3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  <mo stretchy="false">=</mo>
        <mi>e</mi>
      </mrow>
      <mtext>*</mtext>
      <mrow>
        <mo fence="true" stretchy="false">(</mo>
        <mrow>
          <mi>s</mi>
        </mrow>
        <mo fence="true" stretchy="false">)</mo>
      </mrow>
    </mrow>
    <annotation encoding="StarMath 5.0">prod from k = 1 %zeta(k s)^{{{%mu(k)} over k}} = e "*"( s )</annotation>
  </semantics>
</math>
</file>

<file path=Object 234/content.xml><?xml version="1.0" encoding="utf-8"?>
<math xmlns="http://www.w3.org/1998/Math/MathML" display="block">
  <semantics>
    <mrow>
      <mo fence="true" stretchy="false">[</mo>
      <mrow>
        <mrow>
          <mi>e</mi>
          <mtext>*</mtext>
          <msup>
            <mrow>
              <mo fence="true" stretchy="false">(</mo>
              <mrow>
                <mi>s</mi>
              </mrow>
              <mo fence="true" stretchy="false">)</mo>
            </mrow>
            <mi>z</mi>
          </msup>
        </mrow>
      </mrow>
      <mo fence="true" stretchy="false">]</mo>
    </mrow>
    <annotation encoding="StarMath 5.0">[e "*"( s )^z]</annotation>
  </semantics>
</math>
</file>

<file path=Object 23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236/content.xml><?xml version="1.0" encoding="utf-8"?>
<math xmlns="http://www.w3.org/1998/Math/MathML" display="block">
  <semantics>
    <mrow>
      <mi>e</mi>
      <mtext>*</mtext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row>
              <msup>
                <mi>p</mi>
                <mrow>
                  <mo stretchy="false">−</mo>
                  <mi>s</mi>
                </mrow>
              </msup>
              <mo stretchy="false">⋅</mo>
              <mi>z</mi>
            </mrow>
          </msup>
        </mrow>
      </mrow>
    </mrow>
    <annotation encoding="StarMath 5.0">e"*"(s)^z=sum from j = 1 {prod from p^k divides j {{p^{-s k}}over{k!}}} = prod from p e^{ p^-s cdot z}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tyle mathvariant="bold">
              <msup>
                <mi mathvariant="normal">∞</mi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</mrow>
    <annotation encoding="StarMath 5.0">sum from k = 0 to n [bold{infty}^z]_k = [bold{infty}^{z+1}]_n</annotation>
  </semantics>
</math>
</file>

<file path=Object 238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nabla[ log bold{m} ]_j cdot [ (log bold{m})^{k-1} ]_{n-j}</annotation>
  </semantics>
</math>
</file>

<file path=Object 24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41/content.xml><?xml version="1.0" encoding="utf-8"?>
<math xmlns="http://www.w3.org/1998/Math/MathML" display="block">
  <semantics>
    <mrow>
      <mrow>
        <msup>
          <mi>e</mi>
          <mrow>
            <msup>
              <mn>2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3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5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7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11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n>..</mn>
      </mrow>
      <mi>.</mi>
    </mrow>
    <annotation encoding="StarMath 5.0">e^{ 2^-s cdot z} cdot e^{ 3^-s cdot z}cdot e^{ 5^-s cdot z}cdot e^{ 7^-s cdot z}cdot e^{ 11^-s cdot z} cdot ...</annotation>
  </semantics>
</math>
</file>

<file path=Object 242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i>s</mi>
            </mrow>
          </msup>
        </msup>
        <mo stretchy="false">⋅</mo>
        <msup>
          <mi>e</mi>
          <msup>
            <mn>3</mn>
            <mrow>
              <mo stretchy="false">−</mo>
              <mi>s</mi>
            </mrow>
          </msup>
        </msup>
        <mo stretchy="false">⋅</mo>
        <msup>
          <mi>e</mi>
          <msup>
            <mn>5</mn>
            <mrow>
              <mo stretchy="false">−</mo>
              <mi>s</mi>
            </mrow>
          </msup>
        </msup>
        <mo stretchy="false">⋅</mo>
        <msup>
          <mi>e</mi>
          <msup>
            <mn>7</mn>
            <mrow>
              <mo stretchy="false">−</mo>
              <mi>s</mi>
            </mrow>
          </msup>
        </msup>
        <mo stretchy="false">⋅</mo>
        <msup>
          <mi>e</mi>
          <msup>
            <mn>11</mn>
            <mrow>
              <mo stretchy="false">−</mo>
              <mi>s</mi>
            </mrow>
          </msup>
        </msup>
        <mo stretchy="false">⋅</mo>
        <mn>..</mn>
      </mrow>
      <mi>.</mi>
    </mrow>
    <annotation encoding="StarMath 5.0">e^{ 2^-s} cdot e^{ 3^-s}cdot e^{ 5^-s}cdot e^{ 7^-s}cdot e^{ 11^-s} cdot ...</annotation>
  </semantics>
</math>
</file>

<file path=Object 243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n>2</mn>
            </mrow>
          </msup>
        </msup>
        <mo stretchy="false">⋅</mo>
        <msup>
          <mi>e</mi>
          <msup>
            <mn>3</mn>
            <mrow>
              <mo stretchy="false">−</mo>
              <mn>2</mn>
            </mrow>
          </msup>
        </msup>
        <mo stretchy="false">⋅</mo>
        <msup>
          <mi>e</mi>
          <msup>
            <mn>5</mn>
            <mrow>
              <mo stretchy="false">−</mo>
              <mn>2</mn>
            </mrow>
          </msup>
        </msup>
        <mo stretchy="false">⋅</mo>
        <msup>
          <mi>e</mi>
          <msup>
            <mn>7</mn>
            <mrow>
              <mo stretchy="false">−</mo>
              <mn>2</mn>
            </mrow>
          </msup>
        </msup>
        <mo stretchy="false">⋅</mo>
        <msup>
          <mi>e</mi>
          <msup>
            <mn>11</mn>
            <mrow>
              <mo stretchy="false">−</mo>
              <mn>2</mn>
            </mrow>
          </msup>
        </msup>
        <mo stretchy="false">⋅</mo>
        <mn>..</mn>
      </mrow>
      <mi>.</mi>
    </mrow>
    <annotation encoding="StarMath 5.0">e^{ 2^-2} cdot e^{ 3^-2}cdot e^{ 5^-2}cdot e^{ 7^-2}cdot e^{ 11^-2} cdot ...</annotation>
  </semantics>
</math>
</file>

<file path=Object 244/content.xml><?xml version="1.0" encoding="utf-8"?>
<math xmlns="http://www.w3.org/1998/Math/MathML" display="block">
  <semantics>
    <mrow>
      <mrow>
        <msup>
          <mi>e</mi>
          <mfrac>
            <mn>1</mn>
            <mn>4</mn>
          </mfrac>
        </msup>
        <mo stretchy="false">⋅</mo>
        <msup>
          <mi>e</mi>
          <mfrac>
            <mn>1</mn>
            <mn>9</mn>
          </mfrac>
        </msup>
        <mo stretchy="false">⋅</mo>
        <msup>
          <mi>e</mi>
          <mfrac>
            <mn>1</mn>
            <mn>25</mn>
          </mfrac>
        </msup>
        <mo stretchy="false">⋅</mo>
        <msup>
          <mi>e</mi>
          <mfrac>
            <mn>1</mn>
            <mn>49</mn>
          </mfrac>
        </msup>
        <mo stretchy="false">⋅</mo>
        <msup>
          <mi>e</mi>
          <mfrac>
            <mn>1</mn>
            <mn>121</mn>
          </mfrac>
        </msup>
        <mo stretchy="false">⋅</mo>
        <mn>..</mn>
      </mrow>
      <mi>.</mi>
    </mrow>
    <annotation encoding="StarMath 5.0">e^{1 over 4} cdot e^{ 1 over 9}cdot e^{ 1 over 25}cdot e^{ 1 over 49}cdot e^{ 1 over 121} cdot ...</annotation>
  </semantics>
</math>
</file>

<file path=Object 245/content.xml><?xml version="1.0" encoding="utf-8"?>
<math xmlns="http://www.w3.org/1998/Math/MathML" display="block">
  <semantics>
    <mrow>
      <mrow>
        <msup>
          <mi>e</mi>
          <mi>z</mi>
        </msup>
        <mo stretchy="false">=</mo>
        <mrow>
          <mn>1</mn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4</mn>
            </msup>
            <mn>24</mn>
          </mfrac>
          <mo stretchy="false">+</mo>
          <mn>..</mn>
        </mrow>
      </mrow>
      <mi>.</mi>
    </mrow>
    <annotation encoding="StarMath 5.0">e^z = 1 + z + z^2 over 2 + z^3 over 6 + z^4 over 24 +...</annotation>
  </semantics>
</math>
</file>

<file path=Object 24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/</mo>
            <mi>k</mi>
          </mrow>
        </msub>
      </mrow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>z</mi>
                  <mo stretchy="false">+</mo>
                  <mn>1</mn>
                </mrow>
              </msup>
            </mrow>
          </mrow>
          <mo fence="true" stretchy="false">]</mo>
        </mrow>
        <mi>n</mi>
      </msub>
    </mrow>
    <annotation encoding="StarMath 5.0">sum from k = 1 to n [%zeta(0)^z]_{n/k} = [%zeta(0)^{z+1}]_n</annotation>
  </semantics>
</math>
</file>

<file path=Object 247/content.xml><?xml version="1.0" encoding="utf-8"?>
<math xmlns="http://www.w3.org/1998/Math/MathML" display="block">
  <semantics>
    <mrow>
      <mrow>
        <munderover>
          <mo stretchy="false">∫</mo>
          <mn>0</mn>
          <mi>z</mi>
        </munderover>
        <msup>
          <mi>e</mi>
          <mi>x</mi>
        </msup>
      </mrow>
      <mrow>
        <mi mathvariant="italic">dx</mi>
        <mo stretchy="false">=</mo>
        <mrow>
          <msup>
            <mi>e</mi>
            <mi>z</mi>
          </msup>
          <mo stretchy="false">−</mo>
          <mn>1</mn>
        </mrow>
      </mrow>
    </mrow>
    <annotation encoding="StarMath 5.0">int from 0 to z e^x dx = e^z-1</annotation>
  </semantics>
</math>
</file>

<file path=Object 24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-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4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+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(sum from a = 0 to 0 1+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sub>
            <mi>t</mi>
            <mi>m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t_m(j) cdot [ (log bold{m})^{k-1} ]_{n-j}</annotation>
  </semantics>
</math>
</file>

<file path=Object 25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5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zeta(s) = lim from {n rightarrow infinity }{ } f( n,s )+

sum from a=1 to {{lfloor{log n} over {log 2}rfloor}} 2^{ -a s } cdot f(n over 2^a,s) </annotation>
  </semantics>
</math>
</file>

<file path=Object 25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2,</mn>
            </mfrac>
            <mi>s</mi>
          </mrow>
        </mrow>
        <mo fence="true" stretchy="false">)</mo>
      </mrow>
    </mrow>
    <annotation encoding="StarMath 5.0">lim from {n rightarrow infinity }{ } f( n,s )=

2^{ 1-s } cdot f(n over 2,s) </annotation>
  </semantics>
</math>
</file>

<file path=Object 25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4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4,</mn>
            </mfrac>
            <mi>s</mi>
          </mrow>
        </mrow>
        <mo fence="true" stretchy="false">)</mo>
      </mrow>
    </mrow>
    <annotation encoding="StarMath 5.0">lim from {n rightarrow infinity }{ } f( n,s )=

4^{ 1-s } cdot f(n over 4,s) </annotation>
  </semantics>
</math>
</file>

<file path=Object 2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n>4</mn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n>2</mn>
                    <mrow>
                      <mi>j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lim from {n rightarrow infinity }{ } sum from j = 1 to lfloor (n+1) over 2 rfloor ( 2 j-1 )^-s=

2^{ 1-s } cdot sum from j = 1 to lfloor (n+1) over 4 rfloor ( 2 j-1 )^-s</annotation>
  </semantics>
</math>
</file>

<file path=Object 2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4</mn>
                </mfrac>
              </mrow>
              <mo fence="true" stretchy="false">⌋</mo>
            </mrow>
          </munderover>
          <msup>
            <mn>2</mn>
            <mrow>
              <mn>1</mn>
              <mo stretchy="false">−</mo>
              <mi>s</mi>
            </mrow>
          </msup>
        </mrow>
      </mrow>
      <msup>
        <mrow>
          <mo fence="true" stretchy="false">(</mo>
          <mrow>
            <mrow>
              <mn>2</mn>
              <mrow>
                <mi>j</mi>
                <mo stretchy="false">−</mo>
                <mn>1</mn>
              </mrow>
            </mrow>
          </mrow>
          <mo fence="true" stretchy="false">)</mo>
        </mrow>
        <mrow>
          <mo stretchy="false">−</mo>
          <mi>s</mi>
        </mrow>
      </msup>
    </mrow>
    <annotation encoding="StarMath 5.0">lim from {n rightarrow infinity }{ } sum from j = 1 to lfloor (n+1) over 2 rfloor ( 2 j-1 )^-s=

sum from j = 1 to lfloor (n+1) over 4 rfloor 2^{ 1-s } ( 2 j-1 )^-s</annotation>
  </semantics>
</math>
</file>

<file path=Object 2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n>2</mn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frac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n>4</mn>
              </mfrac>
            </mrow>
            <mo fence="true" stretchy="false">⌋</mo>
          </mrow>
        </munderover>
        <msup>
          <mrow>
            <mo fence="true" stretchy="false">(</mo>
            <mrow>
              <mrow>
                <mn>4</mn>
                <mrow>
                  <mi>j</mi>
                  <mo stretchy="false">−</mo>
                  <mn>2</mn>
                </mrow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lim from {n rightarrow infinity }{ } sum from j = 1 to lfloor (n+1) over 2 rfloor ( 2 j-1 )^-s=

2 sum from j = 1 to lfloor (n+1) over 4 rfloor ( 4 j-2 )^-s</annotation>
  </semantics>
</math>
</file>

<file path=Object 25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row>
                <mi>a</mi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(log bold{m})^a]_n = sum from j+k&lt;=n nabla[ log bold{m} ]_j cdot nabla[ (log bold{m})^{a-1} ]_{k}</annotation>
  </semantics>
</math>
</file>

<file path=Object 260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sum from a = 1 to {{lfloor{log n} over {log 2}rfloor}} 2^-a f( n,s )-

sum from a=1 to {{lfloor{log n} over {log 2}rfloor}} 2^{ -a s } cdot f(n over 2^a,s) </annotation>
  </semantics>
</math>
</file>

<file path=Object 26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 f( n,s )-2^{ -a s } cdot f(n over 2^a,s) </annotation>
  </semantics>
</math>
</file>

<file path=Object 262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row>
        <mo fence="true" stretchy="false">(</mo>
        <mrow>
          <mrow>
            <mi>f</mi>
            <mrow>
              <mrow>
                <mo fence="true" stretchy="false">(</mo>
                <mrow>
                  <mrow>
                    <mi>n</mi>
                    <mi>,</mi>
                    <mi>s</mi>
                  </mrow>
                </mrow>
                <mo fence="true" stretchy="false">)</mo>
              </mrow>
              <mo stretchy="false">−</mo>
              <mrow>
                <msup>
                  <mn>2</mn>
                  <mi>s</mi>
                </msup>
                <mo stretchy="false">⋅</mo>
                <mi>f</mi>
              </mrow>
            </mrow>
            <mrow>
              <mo fence="true" stretchy="false">(</mo>
              <mrow>
                <mrow>
                  <mfrac>
                    <mi>n</mi>
                    <msup>
                      <mn>2</mn>
                      <mi>a</mi>
                    </msup>
                  </mfrac>
                  <mi>,</mi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( f( n,s )-2^{ s } cdot f(n over 2^a,s) )</annotation>
  </semantics>
</math>
</file>

<file path=Object 263/content.xml><?xml version="1.0" encoding="utf-8"?>
<math xmlns="http://www.w3.org/1998/Math/MathML" display="block">
  <semantics>
    <mrow>
      <mtext/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frac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  <mrow>
                  <mi>a</mi>
                  <mi>!</mi>
                </mrow>
              </mfrac>
            </mrow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"*"}(s) = lim from {n rightarrow infinity}

sum from a=0 to {{{log n} over {log 2}}} {{2^{ -a s } }over{a!}}cdot 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6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a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row>
                <mo stretchy="false">−</mo>
                <mi>a</mi>
              </mrow>
              <mi>s</mi>
            </mrow>
          </msup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sum from a=0 to {{lfloor{log n} over {log 2}rfloor}} 2^{ -a s }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65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row>
                              <mi>k</mi>
                              <mi>s</mi>
                            </mrow>
                          </mrow>
                        </msup>
                      </mrow>
                    </mfrac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e</mi>
              <msup>
                <mi>x</mi>
                <mrow>
                  <mo stretchy="false">−</mo>
                  <mi>s</mi>
                </mrow>
              </msup>
            </msup>
          </mrow>
          <mo fence="true" stretchy="false">]</mo>
        </mrow>
        <mi>n</mi>
      </msub>
    </mrow>
    <annotation encoding="StarMath 5.0">[prod from k = 1 ( 1 over {1-x^-{k s}} )^{ {%mu(k)} over k }]_n = [e^{ x^-s }]_n</annotation>
  </semantics>
</math>
</file>

<file path=Object 26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i>x</mi>
          <mrow>
            <mrow>
              <mo stretchy="false">−</mo>
              <mi>s</mi>
            </mrow>
            <mi>k</mi>
          </mrow>
        </msup>
      </mrow>
      <mo stretchy="false">=</mo>
      <mfrac>
        <mn>1</mn>
        <mrow>
          <mn>1</mn>
          <mo stretchy="false">−</mo>
          <msup>
            <mi>x</mi>
            <mrow>
              <mo stretchy="false">−</mo>
              <mi>s</mi>
            </mrow>
          </msup>
        </mrow>
      </mfrac>
    </mrow>
    <annotation encoding="StarMath 5.0">sum from k = 0 to infinity {x^{-s k}} = 1 over {1-x^-s}</annotation>
  </semantics>
</math>
</file>

<file path=Object 267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i>e</mi>
          <mtext>*</mtext>
        </msup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^"*"(k s)^{{1 over k}} = %zeta( s )</annotation>
  </semantics>
</math>
</file>

<file path=Object 26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sup>
            <mi>x</mi>
            <mrow>
              <mrow>
                <mo stretchy="false">−</mo>
                <mi>s</mi>
              </mrow>
              <mi>k</mi>
            </mrow>
          </msup>
          <mrow>
            <mi>k</mi>
            <mi>!</mi>
          </mrow>
        </mfrac>
      </mrow>
      <mo stretchy="false">=</mo>
      <msup>
        <mi>e</mi>
        <msup>
          <mi>x</mi>
          <mrow>
            <mo stretchy="false">−</mo>
            <mi>s</mi>
          </mrow>
        </msup>
      </msup>
    </mrow>
    <annotation encoding="StarMath 5.0">sum from k = 0 to infinity {{x^{-s k}} over {k!}}  = e^{ x^-s }</annotation>
  </semantics>
</math>
</file>

<file path=Object 269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i>e</mi>
                <mfrac>
                  <msup>
                    <mi>x</mi>
                    <mrow>
                      <mo stretchy="false">−</mo>
                      <mi>s</mi>
                    </mrow>
                  </msup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]</mo>
        </mrow>
        <mi>n</mi>
      </msub>
    </mrow>
    <annotation encoding="StarMath 5.0">[prod from {k = 1}  e^{x^-s over k}]_n =  [1 over {1-x^-s}]_n</annotation>
  </semantics>
</math>
</file>

<file path=Object 2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[(log bold{m})^{a+b}]_n = sum from j+k&lt;=n nabla[ (log bold{m})^a ]_j cdot nabla[ (log bold{m})^{b} ]_{k}</annotation>
  </semantics>
</math>
</file>

<file path=Object 270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"*"( s ) = prod from k = 1 %zeta(k s)^{{{%mu(k)} over k}}</annotation>
  </semantics>
</math>
</file>

<file path=Object 27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sup>
              <mi>p</mi>
              <mrow>
                <mrow>
                  <mo stretchy="false">−</mo>
                  <mi>s</mi>
                </mrow>
                <mi>k</mi>
              </mrow>
            </msup>
          </mrow>
        </mrow>
        <mo stretchy="false">=</mo>
        <mrow>
          <munder>
            <mo stretchy="false">∏</mo>
            <mi>p</mi>
          </munder>
          <mfrac>
            <mn>1</mn>
            <mrow>
              <mn>1</mn>
              <mo stretchy="false">−</mo>
              <msup>
                <mi>p</mi>
                <mrow>
                  <mo stretchy="false">−</mo>
                  <mi>s</mi>
                </mrow>
              </msup>
            </mrow>
          </mfrac>
        </mrow>
      </mrow>
    </mrow>
    <annotation encoding="StarMath 5.0">%zeta(s)=sum from j = 1 {prod from p^k divides j p^{-s k}} = prod from p {1 over {1-p^-s}}</annotation>
  </semantics>
</math>
</file>

<file path=Object 272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^"*"(s)=sum from j = 1 {prod from p^k divides j {{p^{-s k}}over{k!}}} = prod from p e^{ p^-s }</annotation>
  </semantics>
</math>
</file>

<file path=Object 273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 - 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74/content.xml><?xml version="1.0" encoding="utf-8"?>
<math xmlns="http://www.w3.org/1998/Math/MathML" display="block">
  <semantics>
    <mrow>
      <msub>
        <mrow>
          <mo fence="true" stretchy="false">[</mo>
          <mrow>
            <mrow>
              <msup>
                <mi>e</mi>
                <mi mathvariant="normal">η</mi>
              </msup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i mathvariant="normal">η</mi>
              </mrow>
              <msup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</mrow>
    <annotation encoding="StarMath 5.0">[e^%eta( s )]_n = [ prod from k = 1 %eta(k s)^{{{%mu(k)} over k}} ]_n</annotation>
  </semantics>
</math>
</file>

<file path=Object 275/content.xml><?xml version="1.0" encoding="utf-8"?>
<math xmlns="http://www.w3.org/1998/Math/MathML" display="block">
  <semantics>
    <mrow>
      <mtext/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</mrow>
          </mrow>
          <mo stretchy="false">⋅</mo>
          <mfrac>
            <msup>
              <mn>2</mn>
              <mrow>
                <mrow>
                  <mo stretchy="false">−</mo>
                  <mi>a</mi>
                </mrow>
                <mi>s</mi>
              </mrow>
            </msup>
            <mrow>
              <mi>a</mi>
              <mi>!</mi>
            </mrow>
          </mfrac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%eta}(s) = lim from {n rightarrow infinity}

sum from a=0 to {{{log n} over {log 2}}} (-1)^a cdot {{2^{ -a s } } over {a!}}cdot 

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27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{ nabla[bold{infty}^{z+1}]_{n - m cdot k} cdot nabla[bold{infty}^-z]_k}</annotation>
  </semantics>
</math>
</file>

<file path=Object 27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i mathvariant="normal">η</mi>
          </msup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n>1</mn>
          <mi>k</mi>
        </mfrac>
      </msup>
    </mrow>
    <annotation encoding="StarMath 5.0">%eta( s ) = prod from k = 1 e^%eta(k s)^{{1 over k}}</annotation>
  </semantics>
</math>
</file>

<file path=Object 27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</mrow>
      <mrow>
        <munder>
          <mo stretchy="false">∏</mo>
          <mi>p</mi>
        </munder>
        <mfrac>
          <mn>1</mn>
          <mrow>
            <mn>1</mn>
            <mo stretchy="false">−</mo>
            <msup>
              <mi>p</mi>
              <mrow>
                <mo stretchy="false">−</mo>
                <mi>s</mi>
              </mrow>
            </msup>
          </mrow>
        </mfrac>
      </mrow>
    </mrow>
    <annotation encoding="StarMath 5.0">%eta(s)=({1-2^{1-s}})prod from {p} {1 over {1-p^-s}}</annotation>
  </semantics>
</math>
</file>

<file path=Object 2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o stretchy="false">∇</mo>
        </mrow>
      </mrow>
      <msub>
        <mrow>
          <mo fence="true" stretchy="false">[</mo>
          <mrow>
            <mstyle mathvariant="bold">
              <msup>
                <mi>m</mi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row>
          <mi>n</mi>
          <mo stretchy="false">−</mo>
          <mi>j</mi>
        </mrow>
      </msub>
    </mrow>
    <annotation encoding="StarMath 5.0">nabla [bold{m}^z]_n = sum from j = 0 to { m-1 } nabla[ bold{m}^{z-1} ]_{ n-j }</annotation>
  </semantics>
</math>
</file>

<file path=Object 280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sup>
            <mi>e</mi>
            <mrow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i>p</mi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  <mo stretchy="false">=</mo>
        <mrow>
          <msup>
            <mi>e</mi>
            <mrow>
              <mo stretchy="false">−</mo>
              <msup>
                <mn>2</mn>
                <mrow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row>
                <mi>p</mi>
                <mi>,</mi>
                <mrow>
                  <mi>p</mi>
                  <mo stretchy="false">&gt;</mo>
                  <mn>2</mn>
                </mrow>
              </mrow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</mrow>
    </mrow>
    <annotation encoding="StarMath 5.0">e^%eta(s)={e^{-2^{1-s}}} cdot prod from {p} e^{ p^-s } = {e^{-2^{-s}}} cdot prod from {p, p&gt;2} e^{ p^-s }</annotation>
  </semantics>
</math>
</file>

<file path=Object 281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η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%eta( s ) = prod from k = 1 %eta(k s)^{{{%mu(k)} over k}}</annotation>
  </semantics>
</math>
</file>

<file path=Object 28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28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28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-s]_n = sum from k = 0 { nabla[bold{infty}^{1-s}]_{n - m cdot k} cdot nabla[bold{infty}^s]_k}</annotation>
  </semantics>
</math>
</file>

<file path=Object 285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j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j}^-s]_n = sum from k = 0 { nabla[bold{infty}^{1-s}]_{n - j cdot k} cdot nabla[bold{infty}^s]_k}</annotation>
  </semantics>
</math>
</file>

<file path=Object 28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j = 1 to infinity sum from k = 0 to infinity { {(1-s)^(n-j cdot k)}over{(n-j cdot k)!}  cdot {{s^(k)}over{k!}}}</annotation>
  </semantics>
</math>
</file>

<file path=Object 28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p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i>s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bold{j}^-s]_n = sum from k = 0 { {(1-s)^(n-j cdot k)}over{(n-j cdot k)!}  cdot {{s^(k)}over{k!}}}</annotation>
  </semantics>
</math>
</file>

<file path=Object 28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k = 0 to infinity sum from j = 1 to infinity { {(1-s)^(n-j cdot k)}over{(n-j cdot k)!}  cdot {{s^(k)}over{k!}}}</annotation>
  </semantics>
</math>
</file>

<file path=Object 28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row>
                  <mrow>
                    <mi>n</mi>
                    <mo stretchy="false">−</mo>
                    <mn>2</mn>
                  </mrow>
                  <mi>k</mi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nabla [2^z]_n = (binom{z}{n}) =sum from {k = 0} to {n over 2} { nabla[bold{infty}^z]_{n-2k} cdot nabla[bold{infty}^-z]_k}</annotation>
  </semantics>
</math>
</file>

<file path=Object 2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z</mi>
            <mo stretchy="false">−</mo>
            <mi>n</mi>
          </mrow>
        </mrow>
      </msub>
    </mrow>
    <annotation encoding="StarMath 5.0">nabla [bold{m}^z]_n = nabla [bold{m}^z]_{(m-1)z-n}</annotation>
  </semantics>
</math>
</file>

<file path=Object 290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i>z</mi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(binom{z}{n}) =sum from {k = 0} to {n over 2} { z^(n-2k) over {(n-2k)!} cdot {(-z)^(k) over {k!}}}</annotation>
  </semantics>
</math>
</file>

<file path=Object 29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sum from j = 0 to n (binom{z}{j}) =sum from {k = 0} to {n over 2} { (z+1)^(n-2k) over {(n-2k)!} cdot {(-z)^(k) over {k!}}}</annotation>
  </semantics>
</math>
</file>

<file path=Object 292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style mathvariant="bold">
                <mrow>
                  <mn>1</mn>
                  <mo stretchy="false">+</mo>
                  <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bold{2_n}^z = ({1+bold{n}}over{bold{1+{n "*" 1 over 2}}})^z</annotation>
  </semantics>
</math>
</file>

<file path=Object 293/content.xml><?xml version="1.0" encoding="utf-8"?>
<math xmlns="http://www.w3.org/1998/Math/MathML" display="block">
  <semantics>
    <mrow>
      <mstyle mathvariant="bold">
        <msup>
          <msub>
            <mn>3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3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bold{3_n}^z = ({1+bold{n}}over{1+bold{{n "*" 1 over 3}}})^z</annotation>
  </semantics>
</math>
</file>

<file path=Object 294/content.xml><?xml version="1.0" encoding="utf-8"?>
<math xmlns="http://www.w3.org/1998/Math/MathML" display="block">
  <semantics>
    <mrow>
      <mfrac>
        <mn>1</mn>
        <mrow>
          <mn>1</mn>
          <mo stretchy="false">−</mo>
          <mi>x</mi>
        </mrow>
      </mfrac>
      <mo stretchy="false">=</mo>
      <mrow>
        <munder>
          <mo stretchy="false">∏</mo>
          <mrow>
            <mi>k</mi>
            <mo stretchy="false">=</mo>
            <mn>0</mn>
          </mrow>
        </munder>
        <mrow>
          <mo fence="true" stretchy="false">(</mo>
          <mrow>
            <mrow>
              <mn>1</mn>
              <mo stretchy="false">+</mo>
              <msup>
                <mi>x</mi>
                <msup>
                  <mn>3</mn>
                  <mi>k</mi>
                </msup>
              </msup>
              <mo stretchy="false">+</mo>
              <msup>
                <mi>x</mi>
                <mrow>
                  <mn>2</mn>
                  <mo stretchy="false">⋅</mo>
                  <msup>
                    <mn>3</mn>
                    <mi>k</mi>
                  </msup>
                </mrow>
              </msup>
            </mrow>
          </mrow>
          <mo fence="true" stretchy="false">)</mo>
        </mrow>
      </mrow>
    </mrow>
    <annotation encoding="StarMath 5.0">1 over {1-x} = prod from k = 0 (1+x^{3^k}+x^{2 cdot 3^k})</annotation>
  </semantics>
</math>
</file>

<file path=Object 295/content.xml><?xml version="1.0" encoding="utf-8"?>
<math xmlns="http://www.w3.org/1998/Math/MathML" display="block">
  <semantics>
    <mrow>
      <mi>log</mi>
      <mrow>
        <mstyle mathvariant="bold">
          <msub>
            <mrow>
              <mo fence="true" stretchy="false">(</mo>
              <mrow>
                <mrow>
                  <mi>x</mi>
                  <mi>!</mi>
                </mrow>
              </mrow>
              <mo fence="true" stretchy="false">)</mo>
            </mrow>
            <mi>n</mi>
          </msub>
        </mstyle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i>log</mi>
        </mrow>
      </mrow>
      <mstyle mathvariant="bold">
        <msub>
          <mi>k</mi>
          <mi>n</mi>
        </msub>
      </mstyle>
    </mrow>
    <annotation encoding="StarMath 5.0">log bold{(x!)_n} = sum from k = 1 to x log bold{k_n}</annotation>
  </semantics>
</math>
</file>

<file path=Object 296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infty_n} = sum from k = 0  log bold{2_{n "*" 1 over 2^k }} </annotation>
  </semantics>
</math>
</file>

<file path=Object 297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298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+</mo>
              <mn>4</mn>
            </mrow>
            <mrow>
              <mi>c</mi>
              <mo stretchy="false">+</mo>
              <mn>8</mn>
            </mrow>
            <mrow>
              <mrow>
                <mi>d</mi>
                <mo stretchy="false">+</mo>
                <mn>...</mn>
              </mrow>
              <mo stretchy="false">≤</mo>
              <mi>n</mi>
            </mrow>
          </mrow>
        </munder>
        <mrow>
          <msub>
            <mo stretchy="false">∇</mo>
            <mi>a</mi>
          </msub>
          <mrow>
            <mstyle mathvariant="bold">
              <msup>
                <msub>
                  <mn>2</mn>
                  <mi>a</mi>
                </msub>
                <mi>z</mi>
              </msup>
            </mstyle>
            <mo stretchy="false">⋅</mo>
            <msub>
              <mo stretchy="false">∇</mo>
              <mi>b</mi>
            </msub>
          </mrow>
          <mrow>
            <mstyle mathvariant="bold">
              <msup>
                <msub>
                  <mn>2</mn>
                  <mi>b</mi>
                </msub>
                <mi>z</mi>
              </msup>
            </mstyle>
            <mo stretchy="false">⋅</mo>
            <msub>
              <mo stretchy="false">∇</mo>
              <mi>c</mi>
            </msub>
          </mrow>
          <mstyle mathvariant="bold">
            <msup>
              <msub>
                <mn>2</mn>
                <mi>c</mi>
              </msub>
              <mi>z</mi>
            </msup>
          </mstyle>
          <mn>...</mn>
        </mrow>
      </mrow>
    </mrow>
    <annotation encoding="StarMath 5.0">bold{infty_n}^z = sum from {a+2b+4c+8d+...&lt;=n} { 

nabla_a bold{2_a}^z cdot 
nabla_b bold{2_b}^z cdot 
nabla_c bold{2_c}^z ... }</annotation>
  </semantics>
</math>
</file>

<file path=Object 299/content.xml><?xml version="1.0" encoding="utf-8"?>
<math xmlns="http://www.w3.org/1998/Math/MathML" display="block">
  <semantics>
    <mrow>
      <mstyle mathvariant="bold">
        <msub>
          <mrow>
            <mo fence="true" stretchy="false">(</mo>
            <mrow>
              <mrow>
                <mi>x</mi>
                <mi>!</mi>
              </mrow>
            </mrow>
            <mo fence="true" stretchy="false">)</mo>
          </mrow>
          <mi>n</mi>
        </msub>
      </mstyle>
      <mo stretchy="false">=</mo>
      <mrow>
        <munder>
          <mo stretchy="false">∑</mo>
          <mrow>
            <mrow>
              <mi>a</mi>
              <mo stretchy="false">+</mo>
              <mi>b</mi>
              <mo stretchy="false">+</mo>
              <mi>c</mi>
              <mo stretchy="false">+</mo>
              <mi>d</mi>
              <mo stretchy="false">+</mo>
              <mn>...</mn>
            </mrow>
            <mo stretchy="false">≤</mo>
            <mi>n</mi>
          </mrow>
        </munder>
        <mrow>
          <msub>
            <mo stretchy="false">∇</mo>
            <mi>a</mi>
          </msub>
          <mrow>
            <mstyle mathvariant="bold">
              <msub>
                <mn>2</mn>
                <mi>a</mi>
              </msub>
            </mstyle>
            <mo stretchy="false">⋅</mo>
            <msub>
              <mo stretchy="false">∇</mo>
              <mi>b</mi>
            </msub>
          </mrow>
          <mrow>
            <mstyle mathvariant="bold">
              <msub>
                <mn>3</mn>
                <mi>b</mi>
              </msub>
            </mstyle>
            <mo stretchy="false">⋅</mo>
            <msub>
              <mo stretchy="false">∇</mo>
              <mi>c</mi>
            </msub>
          </mrow>
          <mstyle mathvariant="bold">
            <msub>
              <mn>4</mn>
              <mi>c</mi>
            </msub>
          </mstyle>
          <mn>...</mn>
        </mrow>
      </mrow>
    </mrow>
    <annotation encoding="StarMath 5.0">bold{(x!)_n} = sum from {a+b+c+d+...&lt;=n} { 

nabla_a bold{2_a} cdot 
nabla_b bold{3_b} cdot 
nabla_c bold{4_c} ... }</annotation>
  </semantics>
</math>
</file>

<file path=Object 3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_n (1+bold{n})^z""^{""+sum""} = {z^{"("n")"} over {n!}}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k</mi>
                </msup>
              </mstyle>
            </mrow>
            <mo fence="true" stretchy="false">]</mo>
          </mrow>
          <mi>j</mi>
        </msub>
        <mo stretchy="false">=</mo>
        <msup>
          <mi>m</mi>
          <mi>k</mi>
        </msup>
      </mrow>
    </mrow>
    <annotation encoding="StarMath 5.0">sum from j = 0 to {(m-1)k} nabla [bold{m}^k]_j = m^k</annotation>
  </semantics>
</math>
</file>

<file path=Object 300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style mathvariant="bold">
                <mrow>
                  <mn>1</mn>
                  <mo stretchy="false">+</mo>
                  <mrow>
                    <mi>n</mi>
                    <mtext>*</mtext>
                    <mfrac>
                      <mn>1</mn>
                      <mn>2</mn>
                    </mfrac>
                  </mrow>
                </mrow>
              </mstyle>
            </mfrac>
          </mrow>
          <mo fence="true" stretchy="false">)</mo>
        </mrow>
        <mi>z</mi>
      </msup>
    </mrow>
    <annotation encoding="StarMath 5.0">bold{2_n}^z = ({1+bold{n}}over{bold{1+{n "*" 1 over 2}}})^z</annotation>
  </semantics>
</math>
</file>

<file path=Object 301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n>2</mn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2_n}^z = sum from t =0 to x sum from u = 0 to lfloor {x - t} over 2 rfloor nabla_t (1+bold{t})^z cdot nabla_u (1+bold{u})^-z</annotation>
  </semantics>
</math>
</file>

<file path=Object 302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sub>
              <mo stretchy="false">∇</mo>
              <mi>t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= sum from t =0 to x sum from u = 0 to lfloor {x - t} over m rfloor nabla_t (1+bold{t})^z cdot nabla_u (1+bold{u})^-z</annotation>
  </semantics>
</math>
</file>

<file path=Object 303/content.xml><?xml version="1.0" encoding="utf-8"?>
<math xmlns="http://www.w3.org/1998/Math/MathML" display="block">
  <semantics>
    <mrow>
      <mrow>
        <mstyle mathvariant="bold">
          <msup>
            <msub>
              <mi>m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t</mi>
                <mo stretchy="false">+</mo>
                <mrow>
                  <mi>m</mi>
                  <mo stretchy="false">⋅</mo>
                  <mi>u</mi>
                </mrow>
              </mrow>
              <mo stretchy="false">≤</mo>
              <mi>n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u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= sum from {t+m cdot u &lt;= n} nabla_t (1+bold{t})^z cdot nabla_u (1+bold{u})^-z</annotation>
  </semantics>
</math>
</file>

<file path=Object 304/content.xml><?xml version="1.0" encoding="utf-8"?>
<math xmlns="http://www.w3.org/1998/Math/MathML" display="block">
  <semantics>
    <mrow>
      <mrow>
        <mrow>
          <mstyle mathvariant="bold">
            <msup>
              <msub>
                <mi>m</mi>
                <mi>n</mi>
              </msub>
              <mi>z</mi>
            </msup>
          </mstyle>
          <mo stretchy="false">⋅</mo>
          <mstyle mathvariant="bold">
            <msup>
              <msub>
                <mi>o</mi>
                <mi>n</mi>
              </msub>
              <mi>z</mi>
            </msup>
          </mstyle>
        </mrow>
        <mo stretchy="false">=</mo>
        <mrow>
          <munder>
            <mo stretchy="false">∑</mo>
            <mrow>
              <mrow>
                <mi>t</mi>
                <mo stretchy="false">+</mo>
                <mrow>
                  <mi>m</mi>
                  <mo stretchy="false">⋅</mo>
                  <mi>u</mi>
                </mrow>
                <mo stretchy="false">+</mo>
                <mi>v</mi>
                <mo stretchy="false">+</mo>
                <mrow>
                  <mi>o</mi>
                  <mo stretchy="false">⋅</mo>
                  <mi>w</mi>
                </mrow>
              </mrow>
              <mo stretchy="false">≤</mo>
              <mi>n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w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w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n}^z cdot bold{o_n}^z = sum from {t+m cdot u+v+o cdot w &lt;= n} 

nabla_t (1+bold{t})^z cdot nabla_u (1+bold{u})^-z

cdot

nabla_v (1+bold{v})^z cdot nabla_w (1+bold{w})^-z</annotation>
  </semantics>
</math>
</file>

<file path=Object 305/content.xml><?xml version="1.0" encoding="utf-8"?>
<math xmlns="http://www.w3.org/1998/Math/MathML" display="block">
  <semantics>
    <mrow>
      <mrow>
        <mrow>
          <mstyle mathvariant="bold">
            <msup>
              <msub>
                <mi>m</mi>
                <mi>x</mi>
              </msub>
              <mi>z</mi>
            </msup>
          </mstyle>
          <mo stretchy="false">⋅</mo>
          <mstyle mathvariant="bold">
            <msup>
              <msub>
                <mi>o</mi>
                <mi>x</mi>
              </msub>
              <mi>z</mi>
            </msup>
          </mstyle>
        </mrow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row>
                    <mi>x</mi>
                    <mo stretchy="false">−</mo>
                    <mi>t</mi>
                    <mo stretchy="false">−</mo>
                    <mi>m</mi>
                  </mrow>
                  <mi>u</mi>
                </mrow>
              </munderover>
              <mrow>
                <munderover>
                  <mo stretchy="false">∑</mo>
                  <mrow>
                    <mi>w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x</mi>
                          <mo stretchy="false">−</mo>
                          <mi>t</mi>
                          <mo stretchy="false">−</mo>
                          <mrow>
                            <mi>m</mi>
                            <mo stretchy="false">⋅</mo>
                            <mi>u</mi>
                          </mrow>
                          <mo stretchy="false">−</mo>
                          <mi>v</mi>
                        </mrow>
                        <mi>o</mi>
                      </mfrac>
                    </mrow>
                    <mo fence="true" stretchy="false">⌋</mo>
                  </mrow>
                </munderover>
                <msub>
                  <mo stretchy="false">∇</mo>
                  <mi>t</mi>
                </msub>
              </mrow>
            </mrow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i>z</mi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w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w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bold{m_x}^z cdot bold{o_x}^z =

sum from t =0 to x 
sum from u = 0 to lfloor {x - t} over m rfloor 
sum from v = 0 to {x - t - m u}
sum from w = 0 to lfloor {x - t - m cdot u - v} over o rfloor 


nabla_t (1+bold{t})^z cdot nabla_u (1+bold{u})^-z

cdot

nabla_v (1+bold{v})^z cdot nabla_w (1+bold{w})^-z</annotation>
  </semantics>
</math>
</file>

<file path=Object 306/content.xml><?xml version="1.0" encoding="utf-8"?>
<math xmlns="http://www.w3.org/1998/Math/MathML" display="block">
  <semantics>
    <mrow>
      <mrow>
        <mstyle mathvariant="bold">
          <msup>
            <msub>
              <mi>m</mi>
              <mi>x</mi>
            </msub>
            <mi>z</mi>
          </msup>
        </mstyle>
        <mo stretchy="false">⋅</mo>
        <mstyle mathvariant="bold">
          <msup>
            <msub>
              <mi>o</mi>
              <mi>x</mi>
            </msub>
            <mi>z</mi>
          </msup>
        </mstyle>
      </mrow>
      <mo stretchy="false">=</mo>
      <mrow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x</mi>
                      <mo stretchy="false">−</mo>
                      <mi>t</mi>
                    </mrow>
                    <mi>m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row>
                    <mi>x</mi>
                    <mo stretchy="false">−</mo>
                    <mi>t</mi>
                    <mo stretchy="false">−</mo>
                    <mi>m</mi>
                  </mrow>
                  <mi>u</mi>
                </mrow>
              </munderover>
              <mrow>
                <munderover>
                  <mo stretchy="false">∑</mo>
                  <mrow>
                    <mi>w</mi>
                    <mo stretchy="false">=</mo>
                    <mn>0</mn>
                  </mrow>
                  <mrow>
                    <mo fence="true" stretchy="false">⌊</mo>
                    <mrow>
                      <mfrac>
                        <mrow>
                          <mi>x</mi>
                          <mo stretchy="false">−</mo>
                          <mi>t</mi>
                          <mo stretchy="false">−</mo>
                          <mrow>
                            <mi>m</mi>
                            <mo stretchy="false">⋅</mo>
                            <mi>u</mi>
                          </mrow>
                          <mo stretchy="false">−</mo>
                          <mi>v</mi>
                        </mrow>
                        <mi>o</mi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row>
                      <mo fence="true" stretchy="false">(</mo>
                      <mrow>
                        <mtable>
                          <mtr>
                            <mtd>
                              <mi>z</mi>
                            </mtd>
                          </mtr>
                          <mtr>
                            <mtd>
                              <mi>t</mi>
                            </mtd>
                          </mtr>
                        </mtable>
                      </mrow>
                      <mo fence="true" stretchy="false">)</mo>
                    </mrow>
                  </mrow>
                  <mo fence="true" stretchy="false">)</mo>
                </mrow>
              </mrow>
            </mrow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u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v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o stretchy="false">−</mo>
                        <mi>z</mi>
                      </mrow>
                    </mtd>
                  </mtr>
                  <mtr>
                    <mtd>
                      <mi>w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bold{m_x}^z cdot bold{o_x}^z =

sum from t =0 to x 
sum from u = 0 to lfloor {x - t} over m rfloor 
sum from v = 0 to {x - t - m u}
sum from w = 0 to lfloor {x - t - m cdot u - v} over o rfloor 


((binom{z}{t})) cdot ((binom{-z}{u}))

cdot

((binom{z}{v})) cdot ((binom{-z}{w}))</annotation>
  </semantics>
</math>
</file>

<file path=Object 307/content.xml><?xml version="1.0" encoding="utf-8"?>
<math xmlns="http://www.w3.org/1998/Math/MathML" display="block">
  <semantics>
    <mrow>
      <mi>log</mi>
      <mrow>
        <mstyle mathvariant="bold">
          <msub>
            <mn>8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row>
        <mstyle mathvariant="bold">
          <msub>
            <mn>2</mn>
            <mrow>
              <mi>n</mi>
              <mtext>*</mtext>
              <mfrac>
                <mn>1</mn>
                <mn>2</mn>
              </mfrac>
            </mrow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4</mn>
            </mfrac>
          </mrow>
        </msub>
      </mstyle>
    </mrow>
    <annotation encoding="StarMath 5.0">log bold{8_n} = log bold{2_n} + log bold{2_{n "*" 1 over 2}}+ log bold{2_{n "*" 1 over 4}}</annotation>
  </semantics>
</math>
</file>

<file path=Object 308/content.xml><?xml version="1.0" encoding="utf-8"?>
<math xmlns="http://www.w3.org/1998/Math/MathML" display="block">
  <semantics>
    <mrow>
      <mi>log</mi>
      <mrow>
        <mstyle mathvariant="bold">
          <msub>
            <mn>4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2</mn>
            </mfrac>
          </mrow>
        </msub>
      </mstyle>
    </mrow>
    <annotation encoding="StarMath 5.0">log bold{4_n} = log bold{2_n} + log bold{2_{n "*" 1 over 2}}</annotation>
  </semantics>
</math>
</file>

<file path=Object 309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4</mn>
                </mfrac>
              </mrow>
            </mstyle>
          </mrow>
        </mfrac>
        <mo stretchy="false">=</mo>
        <mi>log</mi>
      </mrow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+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n>2</mn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n>4</mn>
              </mfrac>
            </mrow>
          </mstyle>
        </mrow>
      </mfrac>
    </mrow>
    <annotation encoding="StarMath 5.0">log {{1+bold{n}}over{1+bold{n "*" 1 over 4}}} = 
log {{1+bold{n}} over {1+bold{n"*"1 over 2}}} + 
log {{1+bold{n "*" 1 over 2}} over {1+bold{n"*"1 over 4}}}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j</mi>
        </msub>
        <mo stretchy="false">=</mo>
        <msup>
          <mi>m</mi>
          <mi>z</mi>
        </msup>
      </mrow>
      <mi mathvariant="italic">for</mi>
      <mi mathvariant="normal">ℜ</mi>
      <mrow>
        <mrow>
          <mo fence="true" stretchy="false">(</mo>
          <mrow>
            <mi>z</mi>
          </mrow>
          <mo fence="true" stretchy="false">)</mo>
        </mrow>
        <mo stretchy="false">&gt;</mo>
        <mn>0</mn>
      </mrow>
    </mrow>
    <annotation encoding="StarMath 5.0">sum from j = 0 nabla [bold{m}^z]_j = m^z for Re( z )&gt;0</annotation>
  </semantics>
</math>
</file>

<file path=Object 310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8</mn>
                </mfrac>
              </mrow>
            </mstyle>
          </mrow>
        </mfrac>
        <mo stretchy="false">=</mo>
        <mi>log</mi>
      </mrow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+</mo>
        <mi>log</mi>
      </mrow>
      <mrow>
        <mfrac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4</mn>
                </mfrac>
              </mrow>
            </mstyle>
          </mrow>
        </mfrac>
        <mo stretchy="false">+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n>4</mn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n>8</mn>
              </mfrac>
            </mrow>
          </mstyle>
        </mrow>
      </mfrac>
    </mrow>
    <annotation encoding="StarMath 5.0">log {{1+bold{n}}over{1+bold{n "*" 1 over 8}}} = 
log {{1+bold{n}} over {1+bold{n"*"1 over 2}}} + 
log {{1+bold{n "*" 1 over 2}} over {1+bold{n"*"1 over 4}}} + 
log {{1+bold{n "*" 1 over 4}} over {1+bold{n"*"1 over 8}}}</annotation>
  </semantics>
</math>
</file>

<file path=Object 311/content.xml><?xml version="1.0" encoding="utf-8"?>
<math xmlns="http://www.w3.org/1998/Math/MathML" display="block">
  <semantics>
    <mrow>
      <mi>log</mi>
      <mrow>
        <mstyle mathvariant="bold">
          <msub>
            <mn>6</mn>
            <mi>n</mi>
          </msub>
        </mstyle>
        <mo stretchy="false">=</mo>
        <mi>?</mi>
      </mrow>
      <mi>?</mi>
      <mi>?</mi>
    </mrow>
    <annotation encoding="StarMath 5.0">log bold{6_n} = ???</annotation>
  </semantics>
</math>
</file>

<file path=Object 312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style mathvariant="bold">
          <msub>
            <mn>2</mn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ub>
        </mstyle>
        <mo stretchy="false">−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row>
                <mn>3</mn>
                <mo stretchy="false">⋅</mo>
                <msup>
                  <mn>2</mn>
                  <mi>k</mi>
                </msup>
              </mrow>
            </mfrac>
          </mrow>
        </msub>
      </mstyle>
    </mrow>
    <annotation encoding="StarMath 5.0">log bold{3_n} = sum from k = 0 log bold{2_{n "*" 1 over 2^k}} - sum from k = 0 log bold{2_{n "*" 1 over {3 cdot 2^k}}}</annotation>
  </semantics>
</math>
</file>

<file path=Object 313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3</mn>
                </mfrac>
              </mrow>
            </mstyle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frac>
          <mrow>
            <mn>1</mn>
            <mo stretchy="false">+</mo>
            <mstyle mathvariant="bold"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sup>
                    <mn>2</mn>
                    <mrow>
                      <mi>k</mi>
                      <mo stretchy="false">+</mo>
                      <mn>1</mn>
                    </mrow>
                  </msup>
                </mfrac>
              </mrow>
            </mstyle>
          </mrow>
        </mfrac>
        <mo stretchy="false">−</mo>
        <mi>log</mi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3</mn>
                  <mo stretchy="false">⋅</mo>
                  <msup>
                    <mn>2</mn>
                    <mi>k</mi>
                  </msup>
                </mrow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3</mn>
                  <mo stretchy="false">⋅</mo>
                  <msup>
                    <mn>2</mn>
                    <mrow>
                      <mi>k</mi>
                      <mo stretchy="false">+</mo>
                      <mn>1</mn>
                    </mrow>
                  </msup>
                </mrow>
              </mfrac>
            </mrow>
          </mstyle>
        </mrow>
      </mfrac>
    </mrow>
    <annotation encoding="StarMath 5.0">log {{1+bold{n}}over{1+bold{n "*" 1 over 3}}} = 
sum from k = 0 log {{1+bold{n "*" 1 over 2^k}} over {1+bold{n"*"1 over 2^{k+1}}}} - 
log {{1+bold{n "*" 1 over {3 cdot 2^k}}} over {1+bold{n"*"1 over {3 cdot 2^{k+1}}}}}</annotation>
  </semantics>
</math>
</file>

<file path=Object 314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style mathvariant="bold">
        <msub>
          <mn>4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2_n} = sum from k = 0 (-1)^k log bold{4_{n "*" 1 over 2^k}}</annotation>
  </semantics>
</math>
</file>

<file path=Object 315/content.xml><?xml version="1.0" encoding="utf-8"?>
<math xmlns="http://www.w3.org/1998/Math/MathML" display="block">
  <semantics>
    <mrow>
      <mi>log</mi>
      <mrow>
        <mfrac>
          <mrow>
            <mn>1</mn>
            <mo stretchy="false">+</mo>
            <mstyle mathvariant="bold">
              <mi>n</mi>
            </mstyle>
          </mrow>
          <mrow>
            <mn>1</mn>
            <mo stretchy="false">+</mo>
            <mstyle mathvariant="bold">
              <mrow>
                <mi>n</mi>
                <mtext>*</mtext>
                <mfrac>
                  <mn>1</mn>
                  <mn>2</mn>
                </mfrac>
              </mrow>
            </mstyle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row>
                  <mn>4</mn>
                  <mo stretchy="false">⋅</mo>
                  <msup>
                    <mn>2</mn>
                    <mrow>
                      <mi>k</mi>
                      <mo stretchy="false">+</mo>
                      <mn>1</mn>
                    </mrow>
                  </msup>
                </mrow>
              </mfrac>
            </mrow>
          </mstyle>
        </mrow>
      </mfrac>
    </mrow>
    <annotation encoding="StarMath 5.0">log {{1+bold{n}}over{1+bold{n "*" 1 over 2}}} = 
sum from k = 0 (-1)^k log {{1+bold{n "*" 1 over 2^k}} over {1+bold{n"*"1 over {4 cdot 2^{k+1}}}}}</annotation>
  </semantics>
</math>
</file>

<file path=Object 316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317/content.xml><?xml version="1.0" encoding="utf-8"?>
<math xmlns="http://www.w3.org/1998/Math/MathML" display="block">
  <semantics>
    <mrow>
      <mi>log</mi>
      <mrow>
        <mrow>
          <mn>1</mn>
          <mo stretchy="false">+</mo>
          <mstyle mathvariant="bold">
            <mi>n</mi>
          </mstyle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2</mn>
                  <mrow>
                    <mi>k</mi>
                    <mo stretchy="false">+</mo>
                    <mn>1</mn>
                  </mrow>
                </msup>
              </mfrac>
            </mrow>
          </mstyle>
        </mrow>
      </mfrac>
    </mrow>
    <annotation encoding="StarMath 5.0">log {{1+bold{n}}} = 
sum from k = 0 log {{1+bold{n "*" 1 over 2^k}} over {1+bold{n"*"1 over {2^{k+1}}}}}</annotation>
  </semantics>
</math>
</file>

<file path=Object 318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3</mn>
          <mrow>
            <mi>n</mi>
            <mtext>*</mtext>
            <mfrac>
              <mn>1</mn>
              <msup>
                <mn>3</mn>
                <mi>k</mi>
              </msup>
            </mfrac>
          </mrow>
        </msub>
      </mstyle>
    </mrow>
    <annotation encoding="StarMath 5.0">log bold{infty_n} = sum from k = 0 log bold{3_{n "*" 1 over 3^k}}</annotation>
  </semantics>
</math>
</file>

<file path=Object 319/content.xml><?xml version="1.0" encoding="utf-8"?>
<math xmlns="http://www.w3.org/1998/Math/MathML" display="block">
  <semantics>
    <mrow>
      <mi>log</mi>
      <mrow>
        <mrow>
          <mn>1</mn>
          <mo stretchy="false">+</mo>
          <mstyle mathvariant="bold">
            <mi>n</mi>
          </mstyle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frac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3</mn>
                  <mi>k</mi>
                </msup>
              </mfrac>
            </mrow>
          </mstyle>
        </mrow>
        <mrow>
          <mn>1</mn>
          <mo stretchy="false">+</mo>
          <mstyle mathvariant="bold">
            <mrow>
              <mi>n</mi>
              <mtext>*</mtext>
              <mfrac>
                <mn>1</mn>
                <msup>
                  <mn>3</mn>
                  <mrow>
                    <mi>k</mi>
                    <mo stretchy="false">+</mo>
                    <mn>1</mn>
                  </mrow>
                </msup>
              </mfrac>
            </mrow>
          </mstyle>
        </mrow>
      </mfrac>
    </mrow>
    <annotation encoding="StarMath 5.0">log {{1+bold{n}}} = 
sum from k = 0 log {{1+bold{n "*" 1 over 3^k}} over {1+bold{n"*"1 over {3^{k+1}}}}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k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o {(m-1)k}t_m(j) cdot [bold{m}^k]_j = 0</annotation>
  </semantics>
</math>
</file>

<file path=Object 32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sub>
          <mi>H</mi>
          <mrow>
            <mi>n</mi>
            <mo stretchy="false">−</mo>
            <mi>k</mi>
          </mrow>
        </msub>
      </mrow>
      <mo stretchy="false">=</mo>
      <mn>1</mn>
    </mrow>
    <annotation encoding="StarMath 5.0">sum from k = 1 to {n-1} C_{k-1} cdot H_{ n-k } =1</annotation>
  </semantics>
</math>
</file>

<file path=Object 321/content.xml><?xml version="1.0" encoding="utf-8"?>
<math xmlns="http://www.w3.org/1998/Math/MathML" display="block">
  <semantics>
    <mrow>
      <msub>
        <mi>H</mi>
        <mn>1</mn>
      </msub>
      <mo stretchy="false">=</mo>
      <mn>1</mn>
    </mrow>
    <annotation encoding="StarMath 5.0">H_1 = 1</annotation>
  </semantics>
</math>
</file>

<file path=Object 322/content.xml><?xml version="1.0" encoding="utf-8"?>
<math xmlns="http://www.w3.org/1998/Math/MathML" display="block">
  <semantics>
    <mrow>
      <msub>
        <mi>H</mi>
        <mn>2</mn>
      </msub>
      <mo stretchy="false">=</mo>
      <mrow>
        <mn>1</mn>
        <mo stretchy="false">+</mo>
        <mfrac>
          <mn>1</mn>
          <mn>2</mn>
        </mfrac>
      </mrow>
    </mrow>
    <annotation encoding="StarMath 5.0">H_2 = 1 + 1 over 2</annotation>
  </semantics>
</math>
</file>

<file path=Object 323/content.xml><?xml version="1.0" encoding="utf-8"?>
<math xmlns="http://www.w3.org/1998/Math/MathML" display="block">
  <semantics>
    <mrow>
      <mrow>
        <msub>
          <mi>H</mi>
          <mn>2</mn>
        </msub>
        <mo stretchy="false">−</mo>
        <mfrac>
          <mn>1</mn>
          <mn>2</mn>
        </mfrac>
      </mrow>
      <mrow>
        <msub>
          <mi>H</mi>
          <mn>1</mn>
        </msub>
        <mo stretchy="false">=</mo>
        <mn>1</mn>
      </mrow>
    </mrow>
    <annotation encoding="StarMath 5.0">H_2 - {1 over 2}H_1 = 1</annotation>
  </semantics>
</math>
</file>

<file path=Object 324/content.xml><?xml version="1.0" encoding="utf-8"?>
<math xmlns="http://www.w3.org/1998/Math/MathML" display="block">
  <semantics>
    <mrow>
      <msub>
        <mi>H</mi>
        <mn>3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</mrow>
    </mrow>
    <annotation encoding="StarMath 5.0">H_3 = 1 + 1 over 2 + 1 over 3</annotation>
  </semantics>
</math>
</file>

<file path=Object 325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=</mo>
        <mrow>
          <mn>1</mn>
          <mo stretchy="false">+</mo>
          <mfrac>
            <mn>1</mn>
            <mn>3</mn>
          </mfrac>
        </mrow>
      </mrow>
    </mrow>
    <annotation encoding="StarMath 5.0">H_3 - {1 over 2}(H_2-1 over 2 H_1)= 1 + 1 over 3</annotation>
  </semantics>
</math>
</file>

<file path=Object 326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sub>
          <mi>H</mi>
          <mn>1</mn>
        </msub>
        <mo stretchy="false">=</mo>
        <mn>1</mn>
      </mrow>
    </mrow>
    <annotation encoding="StarMath 5.0">H_3 - {1 over 2}(H_2-1 over 2 H_1) - 1 over 3 H_1= 1</annotation>
  </semantics>
</math>
</file>

<file path=Object 327/content.xml><?xml version="1.0" encoding="utf-8"?>
<math xmlns="http://www.w3.org/1998/Math/MathML" display="block">
  <semantics>
    <mrow>
      <mrow>
        <msub>
          <mi>H</mi>
          <mn>3</mn>
        </msub>
        <mo stretchy="false">−</mo>
        <mfrac>
          <mn>1</mn>
          <mn>2</mn>
        </mfrac>
      </mrow>
      <mrow>
        <msub>
          <mi>H</mi>
          <mn>2</mn>
        </msub>
        <mo stretchy="false">−</mo>
        <mfrac>
          <mn>1</mn>
          <mn>12</mn>
        </mfrac>
      </mrow>
      <mrow>
        <msub>
          <mi>H</mi>
          <mn>1</mn>
        </msub>
        <mo stretchy="false">=</mo>
        <mn>1</mn>
      </mrow>
    </mrow>
    <annotation encoding="StarMath 5.0">H_3 - {1 over 2}H_2- 1 over 12 H_1= 1</annotation>
  </semantics>
</math>
</file>

<file path=Object 328/content.xml><?xml version="1.0" encoding="utf-8"?>
<math xmlns="http://www.w3.org/1998/Math/MathML" display="block">
  <semantics>
    <mrow>
      <msub>
        <mi>H</mi>
        <mn>4</mn>
      </msub>
      <mo stretchy="false">=</mo>
      <mrow>
        <mn>1</mn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</mrow>
    </mrow>
    <annotation encoding="StarMath 5.0">H_4 = 1 + 1 over 2 + 1 over 3 + 1 over 4</annotation>
  </semantics>
</math>
</file>

<file path=Object 329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sub>
                  <mi>H</mi>
                  <mn>3</mn>
                </msub>
                <mo stretchy="false">−</mo>
                <mfrac>
                  <mn>1</mn>
                  <mn>2</mn>
                </mfrac>
              </mrow>
              <mrow>
                <msub>
                  <mi>H</mi>
                  <mn>2</mn>
                </msub>
                <mo stretchy="false">−</mo>
                <mfrac>
                  <mn>1</mn>
                  <mn>1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row>
              <mrow>
                <msub>
                  <mi>H</mi>
                  <mn>2</mn>
                </msub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4</mn>
        </mfrac>
      </mrow>
      <mrow>
        <msub>
          <mi>H</mi>
          <mn>1</mn>
        </msub>
        <mo stretchy="false">=</mo>
        <mn>1</mn>
      </mrow>
    </mrow>
    <annotation encoding="StarMath 5.0">H_4 -{1 over 2}(H_3 - {1 over 2}H_2- 1 over 12 H_1)-{1 over 3}(H_2 - {1 over 2}H_1)-{1 over 4}H_1= 1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_m(j) cdot [bold{m}^z]_j = 0</annotation>
  </semantics>
</math>
</file>

<file path=Object 330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row>
          <mo fence="true" stretchy="false">(</mo>
          <mrow>
            <msub>
              <mi>H</mi>
              <mn>3</mn>
            </msub>
          </mrow>
          <mo fence="true" stretchy="false">)</mo>
        </mrow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sub>
                <mi>H</mi>
                <mn>2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sub>
              <mi>H</mi>
              <mn>2</mn>
            </msub>
          </mrow>
          <mo fence="true" stretchy="false">)</mo>
        </mrow>
        <mo stretchy="false">−</mo>
        <mfrac>
          <mn>1</mn>
          <mn>2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1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3</mn>
        </mfrac>
      </mrow>
      <mrow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sub>
                <mi>H</mi>
                <mn>1</mn>
              </msub>
            </mrow>
          </mrow>
          <mo fence="true" stretchy="false">)</mo>
        </mrow>
        <mo stretchy="false">−</mo>
        <mfrac>
          <mn>1</mn>
          <mn>4</mn>
        </mfrac>
      </mrow>
      <mrow>
        <msub>
          <mi>H</mi>
          <mn>1</mn>
        </msub>
        <mo stretchy="false">=</mo>
        <mn>1</mn>
      </mrow>
    </mrow>
    <annotation encoding="StarMath 5.0">H_4 

-{1 over 2}(H_3)

-{1 over 2}( - {1 over 2}H_2)
-{1 over 3}(H_2)


-{1 over 2}( - {1 over 12} H_1)
-{1 over 3}(- {1 over 2}H_1)
-{1 over 4}H_1


= 1</annotation>
  </semantics>
</math>
</file>

<file path=Object 331/content.xml><?xml version="1.0" encoding="utf-8"?>
<math xmlns="http://www.w3.org/1998/Math/MathML" display="block">
  <semantics>
    <mrow>
      <mrow>
        <msub>
          <mi>H</mi>
          <mn>4</mn>
        </msub>
        <mo stretchy="false">−</mo>
        <mfrac>
          <mn>1</mn>
          <mn>2</mn>
        </mfrac>
      </mrow>
      <mrow>
        <msub>
          <mi>H</mi>
          <mn>3</mn>
        </msub>
        <mo stretchy="false">−</mo>
        <mfrac>
          <mn>1</mn>
          <mn>12</mn>
        </mfrac>
      </mrow>
      <mrow>
        <msub>
          <mi>H</mi>
          <mn>2</mn>
        </msub>
        <mo stretchy="false">−</mo>
        <mfrac>
          <mn>1</mn>
          <mn>24</mn>
        </mfrac>
      </mrow>
      <mrow>
        <msub>
          <mi>H</mi>
          <mn>1</mn>
        </msub>
        <mo stretchy="false">=</mo>
        <mn>1</mn>
      </mrow>
    </mrow>
    <annotation encoding="StarMath 5.0">H_4 

-{1 over 2} H_3

-{1 over 12} H_2

-{1 over 24}H_1

= 1</annotation>
  </semantics>
</math>
</file>

<file path=Object 332/content.xml><?xml version="1.0" encoding="utf-8"?>
<math xmlns="http://www.w3.org/1998/Math/MathML" display="block">
  <semantics>
    <mrow>
      <mrow>
        <msub>
          <mi>C</mi>
          <mi>k</mi>
        </msub>
        <mo stretchy="false">=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k</mi>
          </msup>
        </mrow>
      </mfrac>
      <mrow>
        <mfrac>
          <mrow>
            <mo stretchy="false">−</mo>
            <mi>x</mi>
          </mrow>
          <mrow>
            <mi>log</mi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frac>
        <mo stretchy="false">⋅</mo>
        <mfrac>
          <mn>1</mn>
          <mrow>
            <mi>k</mi>
            <mi>!</mi>
          </mrow>
        </mfrac>
      </mrow>
    </mrow>
    <annotation encoding="StarMath 5.0">C_k = lim from { x rightarrow 0 }{ }{ partial^k over {partial x^k} }{ {-x}over{log(1-x)} } cdot { 1 over {k!} }</annotation>
  </semantics>
</math>
</file>

<file path=Object 33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sub>
          <mi>H</mi>
          <mrow>
            <mi>n</mi>
            <mo stretchy="false">−</mo>
            <mi>k</mi>
          </mrow>
        </msub>
      </mrow>
      <mo stretchy="false">=</mo>
      <mn>1</mn>
    </mrow>
    <annotation encoding="StarMath 5.0">sum from k = 1 to {n-1} C_{k-1} cdot H_{ n-k } =1</annotation>
  </semantics>
</math>
</file>

<file path=Object 33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sub>
            <mi>C</mi>
            <mrow>
              <mi>k</mi>
              <mo stretchy="false">−</mo>
              <mn>1</mn>
            </mrow>
          </msub>
        </mrow>
        <mo stretchy="false">⋅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</mrow>
          </munderover>
          <mfrac>
            <mn>1</mn>
            <mi>j</mi>
          </mfrac>
        </mrow>
      </mrow>
      <mo stretchy="false">=</mo>
      <mn>1</mn>
    </mrow>
    <annotation encoding="StarMath 5.0">sum from k = 1 to {n-1} C_{k-1} cdot sum from j = 1 to {n-k}{1 over j} =1</annotation>
  </semantics>
</math>
</file>

<file path=Object 33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1</mn>
              </mrow>
              <mrow>
                <mi>n</mi>
                <mo stretchy="false">−</mo>
                <mi>k</mi>
              </mrow>
            </munderover>
            <msub>
              <mi>C</mi>
              <mrow>
                <mi>k</mi>
                <mo stretchy="false">−</mo>
                <mn>1</mn>
              </mrow>
            </msub>
          </mrow>
        </mrow>
        <mo stretchy="false">⋅</mo>
        <mfrac>
          <mn>1</mn>
          <mi>j</mi>
        </mfrac>
      </mrow>
      <mo stretchy="false">=</mo>
      <mn>1</mn>
    </mrow>
    <annotation encoding="StarMath 5.0">sum from k = 1 to {n-1} sum from j = 1 to {n-k} C_{k-1} cdot {1 over j} =1</annotation>
  </semantics>
</math>
</file>

<file path=Object 336/content.xml><?xml version="1.0" encoding="utf-8"?>
<math xmlns="http://www.w3.org/1998/Math/MathML" display="block">
  <semantics>
    <mrow>
      <mrow>
        <msub>
          <mi>C</mi>
          <mrow>
            <mi>n</mi>
            <mo stretchy="false">−</mo>
            <mn>2</mn>
          </mrow>
        </msub>
        <mo stretchy="false">+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n>2</mn>
              </mrow>
            </munderover>
            <msub>
              <mi>C</mi>
              <mrow>
                <mi>k</mi>
                <mo stretchy="false">−</mo>
                <mn>1</mn>
              </mrow>
            </msub>
          </mrow>
          <mo stretchy="false">⋅</mo>
          <msub>
            <mi>H</mi>
            <mrow>
              <mi>n</mi>
              <mo stretchy="false">−</mo>
              <mi>k</mi>
            </mrow>
          </msub>
        </mrow>
      </mrow>
      <mo stretchy="false">=</mo>
      <mn>1</mn>
    </mrow>
    <annotation encoding="StarMath 5.0">C_{n-2} + sum from k = 1 to {n-2} C_{k-1} cdot H_{ n-k } =1</annotation>
  </semantics>
</math>
</file>

<file path=Object 337/content.xml><?xml version="1.0" encoding="utf-8"?>
<math xmlns="http://www.w3.org/1998/Math/MathML" display="block">
  <semantics>
    <mrow>
      <msub>
        <mi>C</mi>
        <mi>n</mi>
      </msub>
      <mo stretchy="false">=</mo>
      <mrow>
        <mn>1</mn>
        <mo stretchy="false">−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C</mi>
              <mrow>
                <mi>k</mi>
                <mo stretchy="false">−</mo>
                <mn>1</mn>
              </mrow>
            </msub>
          </mrow>
          <mo stretchy="false">⋅</mo>
          <msub>
            <mi>H</mi>
            <mrow>
              <mi>n</mi>
              <mo stretchy="false">−</mo>
              <mi>k</mi>
              <mo stretchy="false">+</mo>
              <mn>2</mn>
            </mrow>
          </msub>
        </mrow>
      </mrow>
    </mrow>
    <annotation encoding="StarMath 5.0">C_{n} =1 - sum from k = 1 to {n} C_{k-1} cdot H_{ n-k+2 }</annotation>
  </semantics>
</math>
</file>

<file path=Object 338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6</mn>
                  </msup>
                </mrow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)</mo>
          </mrow>
          <mi>z</mi>
        </msup>
        <mo stretchy="false">=</mo>
        <mrow>
          <mfrac>
            <mn>1</mn>
            <mrow>
              <mi>n</mi>
              <mi>!</mi>
            </mrow>
          </mfrac>
          <mo stretchy="false">⋅</mo>
          <mrow>
            <munder>
              <mi>lim</mi>
              <mrow>
                <mi>x</mi>
                <mo stretchy="false">→</mo>
                <mn>0</mn>
              </mrow>
            </munder>
            <mrow/>
          </mrow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  <mo stretchy="false">+</mo>
                <msup>
                  <mi>x</mi>
                  <mn>4</mn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6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6}over{1-x^2})^z =

{1 over {n!}} cdot lim from { x rightarrow 0 }{  } partial^n  over { partial x^n }(1+x^2+x^4)^z

= nabla_n ( {1+bold{n "*" 1 over 2}} over {1+bold{n "*" 1 over 6}} )^z</annotation>
  </semantics>
</math>
</file>

<file path=Object 339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(1 over {1-x})^z

= nabla_n ( 1+bold{n} )^z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z</mi>
          </mrow>
        </msub>
        <mo stretchy="false">−</mo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row>
              <mi>z</mi>
              <mo stretchy="false">−</mo>
              <mi>n</mi>
              <mo stretchy="false">−</mo>
              <mn>1</mn>
            </mrow>
          </mrow>
        </msub>
      </mrow>
    </mrow>
    <annotation encoding="StarMath 5.0">[bold{m}^z]_n = [bold{m}^z]_{(m-1)z} - [bold{m}^z]_{(m-1)z-n-1}</annotation>
  </semantics>
</math>
</file>

<file path=Object 340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x</mi>
                    <mi>k</mi>
                  </msup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i>n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

(1 over {1-x^k})^z

= nabla_n ( 1+bold{n "*" 1 over k} )^z </annotation>
  </semantics>
</math>
</file>

<file path=Object 341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o stretchy="false">−</mo>
          <mi>z</mi>
        </mrow>
      </msup>
    </mrow>
    <annotation encoding="StarMath 5.0">{1 over {n!}} cdot lim from { x rightarrow 0 }{  } partial^n  over { partial x^n } ({1-x})^z

= nabla_n ( 1+bold{n} )^-z</annotation>
  </semantics>
</math>
</file>

<file path=Object 342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−</mo>
                <msup>
                  <mi>x</mi>
                  <mi>k</mi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i>n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i>z</mi>
      </msup>
    </mrow>
    <annotation encoding="StarMath 5.0">{1 over {n!}} cdot lim from { x rightarrow 0 }{  } partial^k  over { partial x^n }({1-x^k})^z

= nabla_n ( 1+bold{n "*" 1 over k} )^z </annotation>
  </semantics>
</math>
</file>

<file path=Object 343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i>m</mi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m</mi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m} over {1-x})^z

= nabla_n ( {1+bold{n}} over {1+bold{n "*" 1 over m}} )^z</annotation>
  </semantics>
</math>
</file>

<file path=Object 344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i>k</mi>
                      <mo stretchy="false">⋅</mo>
                      <mi>m</mi>
                    </mrow>
                  </msup>
                </mrow>
                <mrow>
                  <mn>1</mn>
                  <mo stretchy="false">−</mo>
                  <msup>
                    <mi>x</mi>
                    <mi>k</mi>
                  </msup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i>k</mi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row>
                        <mi>m</mi>
                        <mo stretchy="false">⋅</mo>
                        <mi>k</mi>
                      </mrow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{k cdot m}} over {1-x^k})^z

= nabla_n ( {1+bold{n "*" 1 over k}} over {1+bold{n "*" 1 over {m cdot k}}} )^z </annotation>
  </semantics>
</math>
</file>

<file path=Object 345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2</mn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2}over{1-x})^z

= nabla_n ( {1+bold{n}} over {1+bold{n "*" 1 over 2}} )^z</annotation>
  </semantics>
</math>
</file>

<file path=Object 346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1+x)^z

= nabla_n ( {1+bold{n}} over {1+bold{n "*" 1 over 2}} )^z</annotation>
  </semantics>
</math>
</file>

<file path=Object 347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4</mn>
                  </msup>
                </mrow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4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4}over{1-x^2})^z

= nabla_n ( {1+bold{n "*" 1 over 2}} over {1+bold{n "*" 1 over 4}} )^z</annotation>
  </semantics>
</math>
</file>

<file path=Object 348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2</mn>
                    </mfrac>
                  </mrow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4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1+x^2)^z

= nabla_n ( {1+bold{n "*" 1 over 2}} over {1+bold{n "*" 1 over 4}} )^z</annotation>
  </semantics>
</math>
</file>

<file path=Object 349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n>3</mn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row>
          <mfrac>
            <mn>1</mn>
            <mrow>
              <mi>n</mi>
              <mi>!</mi>
            </mrow>
          </mfrac>
          <mo stretchy="false">⋅</mo>
          <mrow>
            <munder>
              <mi>lim</mi>
              <mrow>
                <mi>x</mi>
                <mo stretchy="false">→</mo>
                <mn>0</mn>
              </mrow>
            </munder>
            <mrow/>
          </mrow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sup>
        <mrow>
          <mo fence="true" stretchy="false">(</mo>
          <mrow>
            <mfrac>
              <mrow>
                <mn>1</mn>
                <mo stretchy="false">+</mo>
                <mstyle mathvariant="bold">
                  <mi>n</mi>
                </mstyle>
              </mrow>
              <mrow>
                <mn>1</mn>
                <mo stretchy="false">+</mo>
                <mstyle mathvariant="bold">
                  <mrow>
                    <mi>n</mi>
                    <mtext>*</mtext>
                    <mfrac>
                      <mn>1</mn>
                      <mn>3</mn>
                    </mfrac>
                  </mrow>
                </mstyle>
              </mrow>
            </mfrac>
          </mrow>
          <mo fence="true" stretchy="false">)</mo>
        </mrow>
        <mi>z</mi>
      </msup>
    </mrow>
    <annotation encoding="StarMath 5.0">{1 over {n!}} cdot lim from { x rightarrow 0 }{  } partial^n  over { partial x^n }({1-x^3}over{1-x})^z = 

{1 over {n!}} cdot lim from { x rightarrow 0 }{  } partial^n  over { partial x^n }(1+x+x^2)^z

= nabla_n ( {1+bold{n}} over {1+bold{n "*" 1 over 3}} )^z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/</mo>
                <mi>g</mi>
              </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 n ) = ( g(n) / g(n/2) )</annotation>
  </semantics>
</math>
</file>

<file path=Object 350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i>log</mi>
      <mrow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o stretchy="false">=</mo>
        <msub>
          <mo stretchy="false">∇</mo>
          <mi>n</mi>
        </msub>
      </mrow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</mrow>
    <annotation encoding="StarMath 5.0">{1 over {n!}} cdot lim from { x rightarrow 0 }{  } partial^n  over { partial x^n }log( 1 over {1-x} )

= nabla_n log( 1+bold{n} )</annotation>
  </semantics>
</math>
</file>

<file path=Object 351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)</mo>
          </mrow>
          <mi>z</mi>
        </msup>
        <mo stretchy="false">≠</mo>
        <msub>
          <mo stretchy="false">∇</mo>
          <mi>n</mi>
        </msub>
      </mrow>
      <msup>
        <mrow>
          <mo fence="true" stretchy="false">(</mo>
          <mrow>
            <mrow>
              <mn>1</mn>
              <mo stretchy="false">−</mo>
              <mstyle mathvariant="bold">
                <mi>n</mi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(1 over {1+x})^z

 &lt;&gt;  nabla_n ( 1-bold{n} )^z</annotation>
  </semantics>
</math>
</file>

<file path=Object 352/content.xml><?xml version="1.0" encoding="utf-8"?>
<math xmlns="http://www.w3.org/1998/Math/MathML" display="block">
  <semantics>
    <mrow>
      <msub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  <mi>d</mi>
      </msub>
      <mo stretchy="false">=</mo>
      <mrow>
        <mfrac>
          <mi>z</mi>
          <mi>k</mi>
        </mfrac>
        <mo stretchy="false">⋅</mo>
        <mfrac>
          <mrow>
            <mi>z</mi>
            <mo stretchy="false">+</mo>
            <mi>d</mi>
          </mrow>
          <mrow>
            <mi>k</mi>
            <mo stretchy="false">+</mo>
            <mn>1</mn>
          </mrow>
        </mfrac>
        <mo stretchy="false">⋅</mo>
        <mfrac>
          <mrow>
            <mrow>
              <mi>z</mi>
              <mo stretchy="false">+</mo>
              <mn>2</mn>
            </mrow>
            <mi>d</mi>
          </mrow>
          <mrow>
            <mi>k</mi>
            <mo stretchy="false">+</mo>
            <mn>2</mn>
          </mrow>
        </mfrac>
        <mo stretchy="false">⋅</mo>
        <mn>...</mn>
        <mo stretchy="false">⋅</mo>
        <mfrac>
          <mrow>
            <mrow>
              <mi>z</mi>
              <mo stretchy="false">+</mo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  <mi>d</mi>
          </mrow>
          <mi>k</mi>
        </mfrac>
      </mrow>
    </mrow>
    <annotation encoding="StarMath 5.0">((binom{z}{k}))_d = { z over k } cdot { {z+d}over{k+1} } cdot { {z+2d}over{k+2} } cdot ... cdot { {z+(k-1)d}over{k} } </annotation>
  </semantics>
</math>
</file>

<file path=Object 35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z</mi>
        </msup>
        <mo stretchy="false">=</mo>
        <mrow>
          <msup>
            <mrow>
              <mo fence="true" stretchy="false">(</mo>
              <mrow>
                <mrow>
                  <mn>1</mn>
                  <mo stretchy="false">−</mo>
                  <mi>d</mi>
                </mrow>
              </mrow>
              <mo fence="true" stretchy="false">)</mo>
            </mrow>
            <mrow>
              <mo stretchy="false">−</mo>
              <mi>z</mi>
            </mrow>
          </msup>
          <mo stretchy="false">−</mo>
          <mrow>
            <msup>
              <mi>d</mi>
              <mrow>
                <mi>n</mi>
                <mo stretchy="false">+</mo>
                <mn>1</mn>
              </mrow>
            </msup>
            <mo stretchy="false">⋅</mo>
            <mfrac>
              <mrow>
                <mrow>
                  <mo fence="true" stretchy="false">(</mo>
                  <mrow>
                    <mrow>
                      <mi>n</mi>
                      <mo stretchy="false">+</mo>
                      <mi>z</mi>
                    </mrow>
                  </mrow>
                  <mo fence="true" stretchy="false">)</mo>
                </mrow>
                <mi>!</mi>
              </mrow>
              <mrow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row>
                <msub>
                  <mtext/>
                  <mn>2</mn>
                </msub>
                <msub>
                  <mi>F</mi>
                  <mn>1</mn>
                </msub>
                <mrow>
                  <mo fence="true" stretchy="false">(</mo>
                  <mrow>
                    <mrow>
                      <mn>1</mn>
                      <mi>,</mi>
                      <mrow>
                        <mi>n</mi>
                        <mo stretchy="false">+</mo>
                        <mi>z</mi>
                        <mo stretchy="false">+</mo>
                        <mn>1</mn>
                      </mrow>
                      <mi>,</mi>
                      <mrow>
                        <mi>n</mi>
                        <mo stretchy="false">+</mo>
                        <mn>2</mn>
                      </mrow>
                      <mi>,</mi>
                      <mi>d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</mrow>
        </mrow>
      </mrow>
    </mrow>
    <annotation encoding="StarMath 5.0">sum from k = 0 to n d^n cdot nabla_k ( 1+bold{k} )^z

= ( 1-d )^-z - d^{ n+1 } cdot { {(n+z)!}over{(z-1)!} } cdot { {""_2 F_1(1,n+z+1,n+2,d)}over{(n+1)!} }</annotation>
  </semantics>
</math>
</file>

<file path=Object 35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o stretchy="false">=</mo>
        <mfrac>
          <mrow>
            <mn>1</mn>
            <mo stretchy="false">−</mo>
            <msup>
              <mi>d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d</mi>
          </mrow>
        </mfrac>
      </mrow>
    </mrow>
    <annotation encoding="StarMath 5.0">sum from k = 0 to n d^n cdot nabla_k ( 1+bold{k} )

= { {1-d^{n+1}}over{1-d} }</annotation>
  </semantics>
</math>
</file>

<file path=Object 35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1</mn>
          </mrow>
        </msup>
        <mo stretchy="false">=</mo>
        <mrow>
          <mn>1</mn>
          <mo stretchy="false">−</mo>
          <mi>d</mi>
        </mrow>
      </mrow>
    </mrow>
    <annotation encoding="StarMath 5.0">sum from k = 0 to n d^n cdot nabla_k ( 1+bold{k} )^-1

= 1-d</annotation>
  </semantics>
</math>
</file>

<file path=Object 356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row>
                    <mn>1</mn>
                    <mo stretchy="false">−</mo>
                    <mi>d</mi>
                  </mrow>
                  <mi>x</mi>
                </mrow>
              </mfrac>
            </mrow>
            <mo fence="true" stretchy="false">)</mo>
          </mrow>
          <mi>z</mi>
        </msup>
        <mo stretchy="false">=</mo>
        <msub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i>d</mi>
                          <mo stretchy="false">⋅</mo>
                          <mi>z</mi>
                        </mrow>
                      </mtd>
                    </mtr>
                    <mtr>
                      <mtd>
                        <mi>n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  <mi>d</mi>
        </msub>
        <mo stretchy="false">=</mo>
        <msup>
          <mi>d</mi>
          <mi>n</mi>
        </msup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sup>
              <mi>d</mi>
              <mi>n</mi>
            </msup>
          </mrow>
          <mo stretchy="false">⋅</mo>
          <mrow>
            <mo fence="true" stretchy="false">(</mo>
            <mrow>
              <mtable>
                <mtr>
                  <mtd>
                    <mrow>
                      <mi>z</mi>
                      <mo stretchy="false">−</mo>
                      <mn>1</mn>
                    </mrow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  <mo stretchy="false">⋅</mo>
          <mrow>
            <mo fence="true" stretchy="fals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</mrow>
    <annotation encoding="StarMath 5.0">{1 over {n!}} cdot lim from { x rightarrow 0 }{  } partial^n  over { partial x^n }(1 over {1-d x})^z

 =  (( binom{d cdot z}{n} ))_d

 =  d^n (( binom{z}{n} ))
 
 = sum from k = 0 to infinity d^n cdot ( binom{z-1}{k} ) cdot ( binom{n}{k} )
</annotation>
  </semantics>
</math>
</file>

<file path=Object 357/content.xml><?xml version="1.0" encoding="utf-8"?>
<math xmlns="http://www.w3.org/1998/Math/MathML" display="block">
  <semantics>
    <mrow>
      <msub>
        <mo stretchy="false">∇</mo>
        <mi>x</mi>
      </msub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sup>
            <mi>t</mi>
            <mi>x</mi>
          </msup>
          <mo stretchy="false">⋅</mo>
          <mfrac>
            <mn>1</mn>
            <mi>x</mi>
          </mfrac>
        </mrow>
      </mrow>
    </mrow>
    <annotation encoding="StarMath 5.0">nabla_x log (1+bold{ [t]x })

=

t^x cdot {1 over x}</annotation>
  </semantics>
</math>
</file>

<file path=Object 35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i>t</mi>
              <mi>k</mi>
            </msup>
          </mrow>
          <mo stretchy="false">⋅</mo>
          <mfrac>
            <mn>1</mn>
            <mi>k</mi>
          </mfrac>
        </mrow>
      </mrow>
    </mrow>
    <annotation encoding="StarMath 5.0">log (1+bold{ [t]x })

=

sum from k = 1 to x t^k cdot {1 over k}</annotation>
  </semantics>
</math>
</file>

<file path=Object 35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o stretchy="false">−</mo>
        <msup>
          <mi>t</mi>
          <mrow>
            <mn>1</mn>
            <mo stretchy="false">+</mo>
            <mi>x</mi>
          </mrow>
        </msup>
      </mrow>
      <mi mathvariant="normal">Φ</mi>
      <mrow>
        <mo fence="true" stretchy="false">(</mo>
        <mrow>
          <mrow>
            <mi>t</mi>
            <mi>,</mi>
            <mrow>
              <mn>1,1</mn>
              <mo stretchy="false">+</mo>
              <mi>x</mi>
            </mrow>
          </mrow>
        </mrow>
        <mo fence="true" stretchy="false">)</mo>
      </mrow>
    </mrow>
    <annotation encoding="StarMath 5.0">log (1+bold{ [t]x })

=

log( 1 over {1-t} ) - t^{ 1+x } %PHI( t,1,1+x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/</mo>
              <mn>2</mn>
            </mrow>
          </mrow>
        </mfrac>
      </mrow>
    </mrow>
    <annotation encoding="StarMath 5.0">f( n ) =  {g(n)} over {g(n)/2}</annotation>
  </semantics>
</math>
</file>

<file path=Object 360/content.xml><?xml version="1.0" encoding="utf-8"?>
<math xmlns="http://www.w3.org/1998/Math/MathML" display="block">
  <semantics>
    <mrow>
      <mi mathvariant="normal">Φ</mi>
      <mrow>
        <mo fence="true" stretchy="false">(</mo>
        <mrow>
          <mrow>
            <mi>t</mi>
            <mi>,</mi>
            <mrow>
              <mn>1,1</mn>
              <mo stretchy="false">+</mo>
              <mi>x</mi>
            </mrow>
          </mrow>
        </mrow>
        <mo fence="true" stretchy="false">)</mo>
      </mrow>
    </mrow>
    <annotation encoding="StarMath 5.0">%PHI( t,1,1+x )</annotation>
  </semantics>
</math>
</file>

<file path=Object 361/content.xml><?xml version="1.0" encoding="utf-8"?>
<math xmlns="http://www.w3.org/1998/Math/MathML" display="block">
  <semantics>
    <mrow>
      <mrow>
        <msub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i>d</mi>
                          <mo stretchy="false">⋅</mo>
                          <mi>z</mi>
                        </mrow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  <mi>d</mi>
        </msub>
        <mo stretchy="false">=</mo>
        <mrow>
          <mfrac>
            <mi>z</mi>
            <mi>k</mi>
          </mfrac>
          <mo stretchy="false">⋅</mo>
          <mfrac>
            <mrow>
              <mi>z</mi>
              <mo stretchy="false">+</mo>
              <mi>d</mi>
            </mrow>
            <mrow>
              <mi>k</mi>
              <mo stretchy="false">+</mo>
              <mn>1</mn>
            </mrow>
          </mfrac>
          <mo stretchy="false">⋅</mo>
          <mfrac>
            <mrow>
              <mrow>
                <mi>z</mi>
                <mo stretchy="false">+</mo>
                <mn>2</mn>
              </mrow>
              <mi>d</mi>
            </mrow>
            <mrow>
              <mi>k</mi>
              <mo stretchy="false">+</mo>
              <mn>2</mn>
            </mrow>
          </mfrac>
          <mo stretchy="false">⋅</mo>
          <mn>...</mn>
          <mo stretchy="false">⋅</mo>
          <mfrac>
            <mrow>
              <mrow>
                <mi>z</mi>
                <mo stretchy="false">+</mo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</mrow>
              <mi>d</mi>
            </mrow>
            <mi>k</mi>
          </mfrac>
        </mrow>
        <mo stretchy="false">=</mo>
        <mrow>
          <msup>
            <mi>d</mi>
            <mi>k</mi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sup>
          <mi>d</mi>
          <mi>k</mi>
        </msup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i>k</mi>
                        <mo stretchy="false">+</mo>
                        <mn>1</mn>
                      </mrow>
                    </mtd>
                  </mtr>
                  <mtr>
                    <mtd>
                      <mrow>
                        <mi>z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 mathvariant="normal">∞</mi>
          </munderover>
          <msup>
            <mi>d</mi>
            <mi>k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row>
                  <mi>z</mi>
                  <mo stretchy="false">−</mo>
                  <mn>1</mn>
                </mrow>
              </mtd>
            </mtr>
            <mtr>
              <mtd>
                <mi>j</mi>
              </mtd>
            </mtr>
          </mtable>
        </mrow>
        <mo fence="true" stretchy="false">)</mo>
      </mrow>
    </mrow>
    <annotation encoding="StarMath 5.0">((binom{d cdot z}{k}))_d = { z over k } cdot { {z+d}over{k+1} } cdot { {z+2d}over{k+2} } cdot ... cdot { {z+(k-1)d}over{k} } = d^k cdot ( (binom{z}{k}) ) = d^k( (binom{k+1}{z-1}) ) = sum from j = 0 to infinity d^k ( binom{k}{j} )( binom{z-1}{j} )</annotation>
  </semantics>
</math>
</file>

<file path=Object 36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2</mn>
          </mrow>
        </msup>
        <mo stretchy="false">=</mo>
        <msup>
          <mrow>
            <mo fence="true" stretchy="false">(</mo>
            <mrow>
              <mrow>
                <mn>1</mn>
                <mo stretchy="false">−</mo>
                <mi>d</mi>
              </mrow>
            </mrow>
            <mo fence="true" stretchy="false">)</mo>
          </mrow>
          <mn>2</mn>
        </msup>
      </mrow>
    </mrow>
    <annotation encoding="StarMath 5.0">sum from k = 0 to n d^n cdot nabla_k ( 1+bold{k} )^-2

= (1-d)^2</annotation>
  </semantics>
</math>
</file>

<file path=Object 36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3</mn>
          </mrow>
        </msup>
        <mo stretchy="false">=</mo>
        <msup>
          <mrow>
            <mo fence="true" stretchy="false">(</mo>
            <mrow>
              <mrow>
                <mn>1</mn>
                <mo stretchy="false">−</mo>
                <mi>d</mi>
              </mrow>
            </mrow>
            <mo fence="true" stretchy="false">)</mo>
          </mrow>
          <mn>3</mn>
        </msup>
      </mrow>
    </mrow>
    <annotation encoding="StarMath 5.0">sum from k = 0 to n d^n cdot nabla_k ( 1+bold{k} )^-3

= (1-d)^3</annotation>
  </semantics>
</math>
</file>

<file path=Object 364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row>
                    <mn>1</mn>
                    <mo stretchy="false">−</mo>
                    <mi>m</mi>
                  </mrow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z</mi>
        </msub>
      </mrow>
      <msup>
        <mrow>
          <mo fence="true" stretchy="false">(</mo>
          <mrow>
            <mrow>
              <mi>d</mi>
              <mo stretchy="false">+</mo>
              <mrow>
                <mi>d</mi>
                <mo stretchy="false">⋅</mo>
                <mrow>
                  <mo fence="true" stretchy="false">(</mo>
                  <mrow>
                    <mstyle mathvariant="bold">
                      <mrow>
                        <mi>n</mi>
                        <mo stretchy="false">−</mo>
                        <mn>1</mn>
                      </mrow>
                    </mstyle>
                  </mrow>
                  <mo fence="true" stretchy="false">)</mo>
                </mrow>
              </mrow>
            </mrow>
          </mrow>
          <mo fence="true" stretchy="false">)</mo>
        </mrow>
        <mrow>
          <mi>z</mi>
          <mo stretchy="false">+</mo>
          <mn>1</mn>
        </mrow>
      </msup>
    </mrow>
    <annotation encoding="StarMath 5.0">{1 over {n!}} cdot lim from { x rightarrow 0 }{  } partial^n  over { partial x^n }(1 over {1- m x})^z

 
  =  nabla_z ( d+d cdot (bold{n-1}) )^{z+1}</annotation>
  </semantics>
</math>
</file>

<file path=Object 36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i>d</mi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row>
            <mo stretchy="false">−</mo>
            <mn>4</mn>
          </mrow>
        </msup>
        <mo stretchy="false">=</mo>
        <msup>
          <mrow>
            <mo fence="true" stretchy="false">(</mo>
            <mrow>
              <mrow>
                <mn>1</mn>
                <mo stretchy="false">−</mo>
                <mi>d</mi>
              </mrow>
            </mrow>
            <mo fence="true" stretchy="false">)</mo>
          </mrow>
          <mn>4</mn>
        </msup>
      </mrow>
    </mrow>
    <annotation encoding="StarMath 5.0">sum from k = 0 to n d^n cdot nabla_k ( 1+bold{k} )^-4

= (1-d)^4</annotation>
  </semantics>
</math>
</file>

<file path=Object 366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n>1</mn>
            <mi>n</mi>
          </msup>
        </mrow>
        <mo stretchy="false">⋅</mo>
        <msub>
          <mo stretchy="false">∇</mo>
          <mi>k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z</mi>
        </msup>
        <mo stretchy="false">=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n>1</mn>
                        <mo stretchy="false">+</mo>
                        <mi>z</mi>
                      </mrow>
                    </mtd>
                  </mtr>
                  <mtr>
                    <mtd>
                      <mi>n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sum from k = 0 to n 1^n cdot nabla_k ( 1+bold{k} )^z

= (( binom{1+z}{n}) )</annotation>
  </semantics>
</math>
</file>

<file path=Object 367/content.xml><?xml version="1.0" encoding="utf-8"?>
<math xmlns="http://www.w3.org/1998/Math/MathML" display="block">
  <semantics>
    <mrow>
      <mn>1</mn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i>z</mi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row>
        <mrow/>
        <mo stretchy="false">+</mo>
        <mrow/>
      </mrow>
      <mn>...</mn>
    </mrow>
    <annotation encoding="StarMath 5.0">1
{}+{} ""(binom{z}{1})sum from t=1 to x d^t
{}+{} ""(binom{z}{2})sum from t=1 to x sum from u=1 to {x - t } d^{ t+u }
{}+{} ""(binom{z}{3})sum from t=1 to x sum from u=1 to {x - t } sum from v=1 to {x - t - u} d^{ t+u+v }
{}+{}...
</annotation>
  </semantics>
</math>
</file>

<file path=Object 368/content.xml><?xml version="1.0" encoding="utf-8"?>
<math xmlns="http://www.w3.org/1998/Math/MathML" display="block">
  <semantics>
    <mrow>
      <mrow>
        <mrow>
          <mn>1</mn>
          <mo stretchy="false">−</mo>
          <mi>d</mi>
        </mrow>
        <mo stretchy="false">=</mo>
        <mn>1</mn>
      </mrow>
      <mrow>
        <mrow/>
        <mo stretchy="false">+</mo>
        <mrow/>
      </mrow>
      <mtext/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row>
        <mrow/>
        <mo stretchy="false">+</mo>
        <mrow/>
      </mrow>
      <mtext/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row>
        <mrow/>
        <mo stretchy="false">+</mo>
        <mrow/>
      </mrow>
      <mtext/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</mtr>
          </mtable>
        </mrow>
        <mo fence="true" stretchy="false">)</mo>
      </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row>
        <mrow/>
        <mo stretchy="false">+</mo>
        <mrow/>
      </mrow>
      <mn>...</mn>
    </mrow>
    <annotation encoding="StarMath 5.0">1-d

=

1
{}+{} ""(binom{-1}{1})sum from t=1 to x d^t
{}+{} ""(binom{-1}{2})sum from t=1 to x sum from u=1 to {x - t } d^{ t+u }
{}+{} ""(binom{-1}{3})sum from t=1 to x sum from u=1 to {x - t } sum from v=1 to {x - t - u} d^{ t+u+v }
{}+{}...
</annotation>
  </semantics>
</math>
</file>

<file path=Object 369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</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</mrow>
    <annotation encoding="StarMath 5.0">{1 over {n!}} cdot lim from { x rightarrow 0 }{  } partial^n  over { partial x^n }(1 over {1+x})^z

 
  =  (-1)^n nabla_n ( 1+bold{n} )^z</annotation>
  </semantics>
</math>
</file>

<file path=Object 37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g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g</mi>
      </mrow>
      <mrow>
        <mo fence="true" stretchy="false">(</mo>
        <mrow>
          <mfrac>
            <mi>n</mi>
            <mn>2</mn>
          </mfrac>
        </mrow>
        <mo fence="true" stretchy="false">)</mo>
      </mrow>
    </mrow>
    <annotation encoding="StarMath 5.0">lf(n) =  lg(n) - lg( n over 2 )</annotation>
  </semantics>
</math>
</file>

<file path=Object 370/content.xml><?xml version="1.0" encoding="utf-8"?>
<math xmlns="http://www.w3.org/1998/Math/MathML" display="block">
  <semantics>
    <mrow>
      <mrow>
        <mfrac>
          <mn>1</mn>
          <mrow>
            <mi>n</mi>
            <mi>!</mi>
          </mrow>
        </mfrac>
        <mo stretchy="false">⋅</mo>
        <mrow>
          <munder>
            <mi>lim</mi>
            <mrow>
              <mi>x</mi>
              <mo stretchy="false">→</mo>
              <mn>0</mn>
            </mrow>
          </munder>
          <mrow/>
        </mrow>
      </mrow>
      <mfrac>
        <msup>
          <mo stretchy="false">∂</mo>
          <mi>n</mi>
        </msup>
        <mrow>
          <mo stretchy="false">∂</mo>
          <msup>
            <mi>x</mi>
            <mi>n</mi>
          </msup>
        </mrow>
      </mfrac>
      <mrow>
        <msup>
          <mrow>
            <mo fence="true" stretchy="false">(</mo>
            <mrow>
              <mfrac>
                <mn>1</mn>
                <mrow>
                  <mrow>
                    <mn>1</mn>
                    <mo stretchy="false">−</mo>
                    <mi>d</mi>
                  </mrow>
                  <mi>x</mi>
                </mrow>
              </mfrac>
            </mrow>
            <mo fence="true" stretchy="false">)</mo>
          </mrow>
          <mi>z</mi>
        </msup>
        <mo stretchy="false">=</mo>
        <msub>
          <mo stretchy="false">∇</mo>
          <mi>n</mi>
        </msub>
      </mrow>
      <mrow>
        <msup>
          <mi>d</mi>
          <mi>n</mi>
        </msup>
        <mo stretchy="false">⋅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i>z</mi>
        </msup>
      </mrow>
    </mrow>
    <annotation encoding="StarMath 5.0">{1 over {n!}} cdot lim from { x rightarrow 0 }{  } partial^n  over { partial x^n }(1 over {1- d x})^z

 
  =  nabla_n d^n cdot( 1+bold{n} )^z</annotation>
  </semantics>
</math>
</file>

<file path=Object 371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sup>
            <mi>d</mi>
            <mi>t</mi>
          </msup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n>1</mn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n>1</mn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d</mi>
        <mrow>
          <mi>j</mi>
          <mo stretchy="false">+</mo>
          <mn>1</mn>
          <mo stretchy="false">−</mo>
          <mn>1</mn>
        </mrow>
      </msup>
    </mrow>
    <annotation encoding="StarMath 5.0">sum from t=1 to x d^t

=

sum from j = 0 to { x-1+1 } ( (binom{j}{1-1}) )d^{ j+1-1 }</annotation>
  </semantics>
</math>
</file>

<file path=Object 372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sup>
              <mi>d</mi>
              <mrow>
                <mi>t</mi>
                <mo stretchy="false">+</mo>
                <mi>u</mi>
              </mrow>
            </msup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n>2</mn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n>2</mn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d</mi>
        <mrow>
          <mi>j</mi>
          <mo stretchy="false">+</mo>
          <mn>2</mn>
          <mo stretchy="false">−</mo>
          <mn>1</mn>
        </mrow>
      </msup>
    </mrow>
    <annotation encoding="StarMath 5.0">sum from t=1 to x sum from u=1 to {x - t } d^{ t+u }
=

sum from j = 0 to { x-2+1 } ( (binom{j}{2-1}) )d^{ j+2-1 }</annotation>
  </semantics>
</math>
</file>

<file path=Object 373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sup>
                <mi>d</mi>
                <mrow>
                  <mi>t</mi>
                  <mo stretchy="false">+</mo>
                  <mi>u</mi>
                  <mo stretchy="false">+</mo>
                  <mi>v</mi>
                </mrow>
              </msup>
            </mrow>
          </mrow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n>3</mn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n>3</mn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d</mi>
        <mrow>
          <mi>j</mi>
          <mo stretchy="false">+</mo>
          <mn>3</mn>
          <mo stretchy="false">−</mo>
          <mn>1</mn>
        </mrow>
      </msup>
    </mrow>
    <annotation encoding="StarMath 5.0">sum from t=1 to x sum from u=1 to {x - t } sum from v=1 to {x - t - u} d^{ t+u+v }

=

sum from j = 0 to { x-3+1 } ( (binom{j}{3-1}) )d^{ j+3-1 }</annotation>
  </semantics>
</math>
</file>

<file path=Object 374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x</mi>
              <mo stretchy="false">−</mo>
              <mi>k</mi>
              <mo stretchy="false">+</mo>
              <mn>1</mn>
            </mrow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j</mi>
                      </mtd>
                    </mtr>
                    <mtr>
                      <mtd>
                        <mrow>
                          <mi>k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t</mi>
        <mrow>
          <mi>j</mi>
          <mo stretchy="false">+</mo>
          <mi>k</mi>
          <mo stretchy="false">−</mo>
          <mn>1</mn>
        </mrow>
      </msup>
    </mrow>
    <annotation encoding="StarMath 5.0">bold{ [t]x }^k

=

sum from j = 0 to { x-k+1 } ( (binom{j}{k-1}) )t^{ j+k-1 }</annotation>
  </semantics>
</math>
</file>

<file path=Object 375/content.xml><?xml version="1.0" encoding="utf-8"?>
<math xmlns="http://www.w3.org/1998/Math/MathML" display="block">
  <semantics>
    <mrow>
      <mstyle mathvariant="bold">
        <msup>
          <mrow>
            <mrow>
              <mo fence="true" stretchy="false">[</mo>
              <mrow>
                <mi>d</mi>
              </mrow>
              <mo fence="true" stretchy="false">]</mo>
            </mrow>
            <mi>x</mi>
          </mrow>
          <mi>k</mi>
        </msup>
      </mstyle>
      <mo stretchy="false">=</mo>
      <mrow>
        <msup>
          <mrow>
            <mo fence="true" stretchy="false">(</mo>
            <mrow>
              <mfrac>
                <mi>d</mi>
                <mrow>
                  <mn>1</mn>
                  <mo stretchy="false">−</mo>
                  <mi>d</mi>
                </mrow>
              </mfrac>
            </mrow>
            <mo fence="true" stretchy="false">)</mo>
          </mrow>
          <mi>k</mi>
        </msup>
        <mo stretchy="false">−</mo>
        <mrow>
          <msup>
            <mi>d</mi>
            <mrow>
              <mi>x</mi>
              <mo stretchy="false">+</mo>
              <mn>1</mn>
            </mrow>
          </msup>
          <mo stretchy="false">⋅</mo>
          <mfrac>
            <mrow>
              <mi>x</mi>
              <mi>!</mi>
            </mrow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  <mo stretchy="false">⋅</mo>
          <mfrac>
            <mrow>
              <msub>
                <mtext/>
                <mn>2</mn>
              </msub>
              <msub>
                <mi>F</mi>
                <mn>1</mn>
              </msub>
              <mrow>
                <mo fence="true" stretchy="false">(</mo>
                <mrow>
                  <mrow>
                    <mn>1</mn>
                    <mi>,</mi>
                    <mrow>
                      <mi>x</mi>
                      <mo stretchy="false">+</mo>
                      <mn>1</mn>
                    </mrow>
                    <mi>,</mi>
                    <mrow>
                      <mi>x</mi>
                      <mo stretchy="false">−</mo>
                      <mi>k</mi>
                      <mo stretchy="false">+</mo>
                      <mn>2</mn>
                    </mrow>
                    <mi>,</mi>
                    <mi>d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i>!</mi>
            </mrow>
          </mfrac>
        </mrow>
        <mo stretchy="false">+</mo>
        <mrow>
          <msup>
            <mi>d</mi>
            <mrow>
              <mi>k</mi>
              <mo stretchy="false">−</mo>
              <mn>1</mn>
            </mrow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i>k</mi>
                          <mo stretchy="false">−</mo>
                          <mn>1</mn>
                        </mrow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bold{ [d]x }^k

=

( d over {1-d} )^k - d^{ x+1 } cdot { {x!}over{(k-1)!} } cdot { {""_2 F_1(1,x+1,x-k+2,d)}over{(x-k+1)!} } + d^{ k-1 } cdot ((binom{0}{k-1}))</annotation>
  </semantics>
</math>
</file>

<file path=Object 37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x</mi>
                <mo stretchy="false">−</mo>
                <mi>k</mi>
                <mo stretchy="false">+</mo>
                <mn>1</mn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j</mi>
                        </mtd>
                      </mtr>
                      <mtr>
                        <mtd>
                          <mrow>
                            <mi>k</mi>
                            <mo stretchy="false">−</mo>
                            <mn>1</mn>
                          </mrow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</mrow>
      </mrow>
      <msup>
        <mi>t</mi>
        <mrow>
          <mi>j</mi>
          <mo stretchy="false">+</mo>
          <mi>k</mi>
          <mo stretchy="false">−</mo>
          <mn>1</mn>
        </mrow>
      </msup>
    </mrow>
    <annotation encoding="StarMath 5.0">(1+bold{ [t]x })^z

=

sum from k = 0 to infinity sum from j = 0 to { x-k+1 } ( (binom{j}{k-1}) )t^{ j+k-1 }</annotation>
  </semantics>
</math>
</file>

<file path=Object 37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underover>
              <mo stretchy="false">∑</mo>
              <mrow>
                <mi>j</mi>
                <mo stretchy="false">=</mo>
                <mn>1</mn>
              </mrow>
              <mi>x</mi>
            </munderover>
            <mrow>
              <mo fence="true" stretchy="false">(</mo>
              <mrow>
                <mtable>
                  <mtr>
                    <mtd>
                      <mrow>
                        <mi>j</mi>
                        <mo stretchy="false">−</mo>
                        <mn>1</mn>
                      </mrow>
                    </mtd>
                  </mtr>
                  <mtr>
                    <mtd>
                      <mrow>
                        <mi>k</mi>
                        <mo stretchy="false">−</mo>
                        <mn>1</mn>
                      </mrow>
                    </mtd>
                  </mtr>
                </mtable>
              </mrow>
              <mo fence="true" stretchy="false">)</mo>
            </mrow>
          </mrow>
        </mrow>
      </mrow>
      <msup>
        <mi>t</mi>
        <mi>j</mi>
      </msup>
    </mrow>
    <annotation encoding="StarMath 5.0">(1+bold{ [t]x })^z

=

sum from k = 0 to infinity sum from j = 1 to { x } (binom{j-1}{k-1}) t^j</annotation>
  </semantics>
</math>
</file>

<file path=Object 378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  <mo stretchy="false">⋅</mo>
        <mrow>
          <mo fence="true" stretchy="false">(</mo>
          <mrow>
            <mrow>
              <mn>1</mn>
              <mo stretchy="false">−</mo>
              <mrow>
                <mrow>
                  <mrow>
                    <mo fence="true" stretchy="false">(</mo>
                    <mrow>
                      <mrow>
                        <mi>z</mi>
                        <mo stretchy="false">+</mo>
                        <mi>x</mi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o fence="true" stretchy="false">(</mo>
                        <mrow>
                          <mtable>
                            <mtr>
                              <mtd>
                                <mi>z</mi>
                              </mtd>
                            </mtr>
                            <mtr>
                              <mtd>
                                <mi>x</mi>
                              </mtd>
                            </mtr>
                          </mtable>
                        </mrow>
                        <mo fence="true" stretchy="false">)</mo>
                      </mrow>
                    </mrow>
                    <mo fence="true" stretchy="false">)</mo>
                  </mrow>
                  <mo stretchy="false">⋅</mo>
                  <msub>
                    <mi mathvariant="normal">β</mi>
                    <mi>t</mi>
                  </msub>
                </mrow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x</mi>
                      </mrow>
                      <mi>,</mi>
                      <mi>z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(1+bold{ [t]x })^z

=

( 1 over {1-t} )^z cdot ( 1-{(z+x) cdot ((binom{z}{x})) cdot %beta_t(1+x,z)} )</annotation>
  </semantics>
</math>
</file>

<file path=Object 379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sup>
              <mi>d</mi>
              <mrow>
                <mi>t</mi>
                <mo stretchy="false">+</mo>
                <mi>u</mi>
                <mo stretchy="false">+</mo>
                <mi>v</mi>
              </mrow>
            </msup>
          </mrow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3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sum from v=1 to {x - t - u} d^{ t+u+v }

=

sum from j = 1 to { x } d^j cdot ( binom{j-1}{3-1} )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row>
            <mo fence="true" stretchy="false">[</mo>
            <mrow>
              <mstyle mathvariant="bold">
                <msup>
                  <mi>m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bold{m}^z]_n = sum from j = 0 to { m-1 } [ bold{m}^{z-1} ]_{ n-j }</annotation>
  </semantics>
</math>
</file>

<file path=Object 380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sup>
          <mi>d</mi>
          <mi>t</mi>
        </msup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1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d^t

=

sum from j = 1 to x d^j cdot (binom{j-1}{1-1})</annotation>
  </semantics>
</math>
</file>

<file path=Object 381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sup>
            <mi>d</mi>
            <mrow>
              <mi>t</mi>
              <mo stretchy="false">+</mo>
              <mi>u</mi>
            </mrow>
          </msup>
        </mrow>
      </mrow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d</mi>
            <mi>j</mi>
          </msup>
        </mrow>
        <mo stretchy="false">⋅</mo>
        <mrow>
          <mo fence="true" stretchy="false">(</mo>
          <mrow>
            <mtable>
              <mtr>
                <mtd>
                  <mrow>
                    <mi>j</mi>
                    <mo stretchy="false">−</mo>
                    <mn>1</mn>
                  </mrow>
                </mtd>
              </mtr>
              <mtr>
                <mtd>
                  <mrow>
                    <mn>2</mn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sum from t=1 to x sum from u=1 to {x - t } d^{ t+u }
=

sum from j = 1 to x d^j cdot (binom{j-1}{2-1})</annotation>
  </semantics>
</math>
</file>

<file path=Object 382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i>t</mi>
      </mrow>
      <mrow>
        <mo fence="true" stretchy="false">(</mo>
        <mrow>
          <mtable>
            <mtr>
              <mtd>
                <mn>0</mn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  <msub>
        <mtext/>
        <mn>2</mn>
      </msub>
      <msub>
        <mi>F</mi>
        <mn>1</mn>
      </msub>
      <mrow>
        <mrow>
          <mo fence="true" stretchy="false">(</mo>
          <mrow>
            <mrow>
              <mn>1,1</mn>
              <mi>;</mi>
              <mrow>
                <mn>2</mn>
                <mo stretchy="false">−</mo>
                <mi>k</mi>
              </mrow>
              <mi>,</mi>
              <mi>t</mi>
            </mrow>
          </mrow>
          <mo fence="true" stretchy="false">)</mo>
        </mrow>
        <mo stretchy="false">−</mo>
        <msup>
          <mi>t</mi>
          <mrow>
            <mi>x</mi>
            <mo stretchy="false">+</mo>
            <mn>1</mn>
          </mrow>
        </msup>
      </mrow>
      <mrow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row>
                    <mi>k</mi>
                    <mo stretchy="false">+</mo>
                    <mn>1</mn>
                  </mrow>
                </mtd>
              </mtr>
            </mtable>
          </mrow>
          <mo fence="true" stretchy="false">)</mo>
        </mrow>
        <mo stretchy="false">⋅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n>1,1</mn>
              <mo stretchy="false">+</mo>
              <mi>x</mi>
            </mrow>
            <mi>;</mi>
            <mrow>
              <mi>x</mi>
              <mo stretchy="false">−</mo>
              <mi>k</mi>
              <mo stretchy="false">+</mo>
              <mn>2</mn>
            </mrow>
            <mi>;</mi>
            <mi>t</mi>
          </mrow>
        </mrow>
        <mo fence="true" stretchy="false">)</mo>
      </mrow>
    </mrow>
    <annotation encoding="StarMath 5.0">bold{ [t]x }^k

=

t ( binom{0}{k-1} ) ""_2 F_1( 1,1; 2-k,t ) - t^{x+1} ( binom{x}{k+1} ) cdot ""_2 F_1( 1,1+x; x-k+2; t )</annotation>
  </semantics>
</math>
</file>

<file path=Object 383/content.xml><?xml version="1.0" encoding="utf-8"?>
<math xmlns="http://www.w3.org/1998/Math/MathML" display="block">
  <semantics>
    <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x</mi>
          </munderover>
          <mrow>
            <mo fence="true" stretchy="false">(</mo>
            <mrow>
              <mtable>
                <mtr>
                  <mtd>
                    <mrow>
                      <mi>j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  <msup>
        <mi>t</mi>
        <mi>j</mi>
      </msup>
    </mrow>
    <annotation encoding="StarMath 5.0">bold{ [t]x }^k

=
sum from j = 1 to x (binom{j-1}{k-1})t^j</annotation>
  </semantics>
</math>
</file>

<file path=Object 384/content.xml><?xml version="1.0" encoding="utf-8"?>
<math xmlns="http://www.w3.org/1998/Math/MathML" display="block">
  <semantics>
    <mrow>
      <msub>
        <mo stretchy="false">∇</mo>
        <mi>x</mi>
      </msub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sup>
            <mi>t</mi>
            <mi>x</mi>
          </msup>
          <mo stretchy="false">⋅</mo>
          <mrow>
            <mo fence="true" stretchy="false">(</mo>
            <mrow>
              <mtable>
                <mtr>
                  <mtd>
                    <mrow>
                      <mi>x</mi>
                      <mo stretchy="false">−</mo>
                      <mn>1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row>
      </mrow>
    </mrow>
    <annotation encoding="StarMath 5.0">nabla_x bold{ [t]x }^k

=

t^x cdot (binom{x-1}{k-1})</annotation>
  </semantics>
</math>
</file>

<file path=Object 385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x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nabla_x (1+bold{ [t]x })^z

=

t^x cdot ( (binom{z}{x}) )</annotation>
  </semantics>
</math>
</file>

<file path=Object 386/content.xml><?xml version="1.0" encoding="utf-8"?>
<math xmlns="http://www.w3.org/1998/Math/MathML" display="block">
  <semantics>
    <mrow>
      <msub>
        <mo stretchy="false">∇</mo>
        <mi>x</mi>
      </msub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style mathvariant="bold">
        <msup>
          <mi>x</mi>
          <mi>k</mi>
        </msup>
      </mstyle>
    </mrow>
    <annotation encoding="StarMath 5.0">nabla_x bold{ [t]x }^k

=

t^x cdot nabla_x bold{ x }^k</annotation>
  </semantics>
</math>
</file>

<file path=Object 387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nabla_x (1+bold{ [t]x })^z

=

t^x cdot nabla_x (1+bold{ x })^z</annotation>
  </semantics>
</math>
</file>

<file path=Object 38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tyle mathvariant="bold">
          <msup>
            <mrow>
              <mrow>
                <mo fence="true" stretchy="false">[</mo>
                <mrow>
                  <mi>t</mi>
                </mrow>
                <mo fence="true" stretchy="false">]</mo>
              </mrow>
              <mi>x</mi>
            </mrow>
            <mi>k</mi>
          </msup>
        </mstyle>
        <mo stretchy="false">=</mo>
        <msup>
          <mrow>
            <mo fence="true" stretchy="false">(</mo>
            <mrow>
              <mfrac>
                <mi>t</mi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k</mi>
        </msup>
      </mrow>
    </mrow>
    <annotation encoding="StarMath 5.0">lim from {x rightarrow infinity}{} bold{ [t]x }^k

=

( t over {1-t} )^k</annotation>
  </semantics>
</math>
</file>

<file path=Object 38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]x })^z

=

( 1 over {1-t} )^z</annotation>
  </semantics>
</math>
</file>

<file path=Object 39/content.xml><?xml version="1.0" encoding="utf-8"?>
<math xmlns="http://www.w3.org/1998/Math/MathML" display="block">
  <semantics>
    <mrow>
      <mrow>
        <mi mathvariant="italic">lg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i mathvariant="italic">lf</mi>
        </mrow>
      </mrow>
      <mrow>
        <mo fence="true" stretchy="false">(</mo>
        <mrow>
          <mfrac>
            <mi>n</mi>
            <msup>
              <mn>2</mn>
              <mi>k</mi>
            </msup>
          </mfrac>
        </mrow>
        <mo fence="true" stretchy="false">)</mo>
      </mrow>
    </mrow>
    <annotation encoding="StarMath 5.0">lg =  sum from k = 0 lf(n over 2^k)</annotation>
  </semantics>
</math>
</file>

<file path=Object 39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 from {x rightarrow infinity}{} log (1+bold{ [t]x })

=

log( 1 over {1-t} )</annotation>
  </semantics>
</math>
</file>

<file path=Object 391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sup>
          <mo stretchy="false">∂</mo>
          <mi>r</mi>
        </msup>
        <mrow>
          <mo stretchy="false">∂</mo>
          <msup>
            <mi>z</mi>
            <mi>r</mi>
          </msup>
        </mrow>
      </mfrac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i>log</mi>
          <mi>r</mi>
        </msup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i>t</mi>
              <mi>k</mi>
            </msup>
          </mrow>
          <mo stretchy="false">⋅</mo>
          <mrow>
            <mrow>
              <munder>
                <mi>lim</mi>
                <mrow>
                  <mi>y</mi>
                  <mo stretchy="false">→</mo>
                  <mn>0</mn>
                </mrow>
              </munder>
              <mrow/>
            </mrow>
            <mfrac>
              <msup>
                <mo stretchy="false">∂</mo>
                <mi>k</mi>
              </msup>
              <mrow>
                <mo stretchy="false">∂</mo>
                <msup>
                  <mi>y</mi>
                  <mi>k</mi>
                </msup>
              </mrow>
            </mfrac>
            <msup>
              <mi>log</mi>
              <mi>r</mi>
            </msup>
            <mrow>
              <mo fence="true" stretchy="false">(</mo>
              <mrow>
                <mrow>
                  <mn>1</mn>
                  <mo stretchy="false">+</mo>
                  <mi>y</mi>
                </mrow>
              </mrow>
              <mo fence="true" stretchy="false">)</mo>
            </mrow>
          </mrow>
        </mrow>
      </mrow>
    </mrow>
    <annotation encoding="StarMath 5.0">lim from {z rightarrow 0}{} {{partial^r} over {partial z^r } } ( 1+bold{[t]x} )^z = 

log^r (1+bold{ [t]x })

=

sum from k = 1 to x t^k cdot {lim from {y rightarrow 0}{}{{partial^k}over{partial y^k}}log^r(1+y)}</annotation>
  </semantics>
</math>
</file>

<file path=Object 39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sup>
            <mi>log</mi>
            <mi>k</mi>
          </msup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</mrow>
    <annotation encoding="StarMath 5.0">( 1+bold{[t]x} )^z = 

sum from k = 0 to infinity {z^k over { k! }} cdot log^k( 1+bold{[t]x} )</annotation>
  </semantics>
</math>
</file>

<file path=Object 393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a</mi>
                </msup>
                <mo stretchy="false">∣</mo>
                <mi>j</mi>
              </mrow>
            </munder>
            <msub>
              <mo stretchy="false">∇</mo>
              <mi>x</mi>
            </msub>
          </mrow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a</mi>
                </msup>
                <mo stretchy="false">∣</mo>
                <mi>j</mi>
              </mrow>
            </munder>
            <msup>
              <mi>t</mi>
              <mi>a</mi>
            </msup>
          </mrow>
        </mrow>
      </mrow>
    </mrow>
    <annotation encoding="StarMath 5.0">(1+bold{ [t]x })""^{ ""*sum"" }

=

sum from j = 1 to n prod from p^a divides j nabla_x (1+bold{ [t]x })^{ ""+sum"" }

=

sum from j = 1 to n prod from p^a divides j t^a</annotation>
  </semantics>
</math>
</file>

<file path=Object 39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a</mi>
                </msup>
                <mo stretchy="false">∣</mo>
                <mi>j</mi>
              </mrow>
            </munder>
            <msub>
              <mo stretchy="false">∇</mo>
              <mi>x</mi>
            </msub>
          </mrow>
        </mrow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row>
              <munder>
                <mo stretchy="false">∏</mo>
                <mrow>
                  <msup>
                    <mi>p</mi>
                    <mi>a</mi>
                  </msup>
                  <mo stretchy="false">∣</mo>
                  <mi>j</mi>
                </mrow>
              </munder>
              <msup>
                <mi>t</mi>
                <mi>a</mi>
              </msup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(1+bold{ [t]x })^z""^{ ""*sum"" }

=

sum from j = 1 to n prod from p^a divides j nabla_x (1+bold{ [t]x })^z""^{ ""+sum"" }

=

sum from j = 1 to n prod from p^a divides j t^a cdot ( (binom{z}{a}) )</annotation>
  </semantics>
</math>
</file>

<file path=Object 39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i mathvariant="normal">π</mi>
      </mrow>
      <mrow>
        <mo fence="true" stretchy="false">(</mo>
        <mrow>
          <mi>x</mi>
        </mrow>
        <mo fence="true" stretchy="false">)</mo>
      </mrow>
    </mrow>
    <annotation encoding="StarMath 5.0">lim from {t rightarrow 0}{} {{partial}over{partial t}}(1+bold{ [t]x })""^{ ""*sum"" }

=

%pi( x )</annotation>
  </semantics>
</math>
</file>

<file path=Object 396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(1+bold{ [t]x })""^{ ""*sum"" }
</annotation>
  </semantics>
</math>
</file>

<file path=Object 397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n>100</mn>
              </mrow>
            </mstyle>
          </mrow>
        </mrow>
        <mo fence="true" stretchy="false">)</mo>
      </mrow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n>1</mn>
          <mo stretchy="false">+</mo>
          <mn>25</mn>
        </mrow>
      </mrow>
      <mrow>
        <mi>t</mi>
        <mo stretchy="false">+</mo>
        <mn>34</mn>
      </mrow>
      <mrow>
        <msup>
          <mi>t</mi>
          <mn>2</mn>
        </msup>
        <mo stretchy="false">+</mo>
        <mn>22</mn>
      </mrow>
      <mrow>
        <msup>
          <mi>t</mi>
          <mn>3</mn>
        </msup>
        <mo stretchy="false">+</mo>
        <mn>12</mn>
      </mrow>
      <mrow>
        <msup>
          <mi>t</mi>
          <mn>4</mn>
        </msup>
        <mo stretchy="false">+</mo>
        <mn>4</mn>
      </mrow>
      <mrow>
        <msup>
          <mi>t</mi>
          <mn>5</mn>
        </msup>
        <mo stretchy="false">+</mo>
        <mn>2</mn>
      </mrow>
      <msup>
        <mi>t</mi>
        <mn>6</mn>
      </msup>
    </mrow>
    <annotation encoding="StarMath 5.0">(1+bold{ [t]100 })""^{ ""*sum"" }

=

1 + 25 t + 34 t^2 + 22 t^3 + 12 t^4 + 4 t^5 + 2 t^6</annotation>
  </semantics>
</math>
</file>

<file path=Object 39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i>z</mi>
          <mo stretchy="false">⋅</mo>
          <mi mathvariant="normal">π</mi>
        </mrow>
      </mrow>
      <mrow>
        <mo fence="true" stretchy="false">(</mo>
        <mrow>
          <mi>x</mi>
        </mrow>
        <mo fence="true" stretchy="false">)</mo>
      </mrow>
    </mrow>
    <annotation encoding="StarMath 5.0">lim from {t rightarrow 0}{} {{partial}over{partial t}}(1+bold{ [t]x })^z""^{ ""*sum"" }

=

z cdot %pi( x )</annotation>
  </semantics>
</math>
</file>

<file path=Object 399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(1+bold{ [t]x })^z""^{ ""*sum"" }
</annotation>
  </semantics>
</math>
</file>

<file path=Object 4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{a+b}""^{""+sum""} = sum from j+k=n nabla_j (1+bold{j})^a""^{""+sum""} cdot nabla_k (1+bold{k})^b""^{""+sum""}</annotation>
  </semantics>
</math>
</file>

<file path=Object 40/content.xml><?xml version="1.0" encoding="utf-8"?>
<math xmlns="http://www.w3.org/1998/Math/MathML" display="block">
  <semantics>
    <msub>
      <mrow>
        <mo fence="true" stretchy="false">[</mo>
        <mrow>
          <msup>
            <mi mathvariant="normal">∞</mi>
            <mi>z</mi>
          </msup>
        </mrow>
        <mo fence="true" stretchy="false">]</mo>
      </mrow>
      <mi>n</mi>
    </msub>
    <annotation encoding="StarMath 5.0">[infty^z]_n</annotation>
  </semantics>
</math>
</file>

<file path=Object 400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  <msup>
        <mtext/>
        <mrow>
          <mtext/>
          <mo stretchy="false">∗</mo>
          <mrow>
            <mo stretchy="false">∑</mo>
            <mtext/>
          </mrow>
        </mrow>
      </msup>
    </mrow>
    <annotation encoding="StarMath 5.0">(1+bold{ x })^z""^{ ""*sum"" }
</annotation>
  </semantics>
</math>
</file>

<file path=Object 401/content.xml><?xml version="1.0" encoding="utf-8"?>
<math xmlns="http://www.w3.org/1998/Math/MathML" display="block">
  <semantics>
    <mrow>
      <munder>
        <mo stretchy="false">∏</mo>
        <mi>p</mi>
      </munder>
      <mfrac>
        <mn>1</mn>
        <mrow>
          <mn>1</mn>
          <mo stretchy="false">−</mo>
          <mrow>
            <mi>t</mi>
            <mo stretchy="false">⋅</mo>
            <msup>
              <mi>p</mi>
              <mrow>
                <mo stretchy="false">−</mo>
                <mi>s</mi>
              </mrow>
            </msup>
          </mrow>
        </mrow>
      </mfrac>
    </mrow>
    <annotation encoding="StarMath 5.0">prod from p { 1 over {1 - t cdot p^-s} }
</annotation>
  </semantics>
</math>
</file>

<file path=Object 402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nabla_x (1+bold{ [t]x })^z

=

t^x cdot nabla_x (1+bold{ x })^z</annotation>
  </semantics>
</math>
</file>

<file path=Object 403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row>
          <msup>
            <mi>t</mi>
            <mi>x</mi>
          </msup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x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</mrow>
    <annotation encoding="StarMath 5.0">nabla_x (1+bold{ [t]x })^z

=

t^x cdot ( (binom{z}{x}) )</annotation>
  </semantics>
</math>
</file>

<file path=Object 404/content.xml><?xml version="1.0" encoding="utf-8"?>
<math xmlns="http://www.w3.org/1998/Math/MathML" display="block">
  <semantics>
    <mrow>
      <msub>
        <mo stretchy="false">∇</mo>
        <mi>x</mi>
      </msub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sup>
            <mi>t</mi>
            <mi>x</mi>
          </msup>
          <mo stretchy="false">⋅</mo>
          <msub>
            <mo stretchy="false">∇</mo>
            <mi>x</mi>
          </msub>
        </mrow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nabla_x (1+bold{ [t]x })

=

t^x cdot nabla_x (1+bold{ x })</annotation>
  </semantics>
</math>
</file>

<file path=Object 405/content.xml><?xml version="1.0" encoding="utf-8"?>
<math xmlns="http://www.w3.org/1998/Math/MathML" display="block">
  <semantics>
    <mrow>
      <msub>
        <mo stretchy="false">∇</mo>
        <mi>x</mi>
      </msub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n>1</mn>
      </mrow>
    </mrow>
    <annotation encoding="StarMath 5.0">nabla_x (1+bold{ x })

=

1</annotation>
  </semantics>
</math>
</file>

<file path=Object 40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i>t</mi>
              <mi>k</mi>
            </msup>
          </mrow>
          <mo stretchy="false">⋅</mo>
          <mfrac>
            <mn>1</mn>
            <mi>k</mi>
          </mfrac>
        </mrow>
      </mrow>
    </mrow>
    <annotation encoding="StarMath 5.0">log (1+bold{ [t]x })

=

sum from k = 1 to x t^k cdot {1 over k}</annotation>
  </semantics>
</math>
</file>

<file path=Object 407/content.xml><?xml version="1.0" encoding="utf-8"?>
<math xmlns="http://www.w3.org/1998/Math/MathML" display="block">
  <semantics>
    <mrow>
      <msub>
        <mo stretchy="false">∇</mo>
        <mi>x</mi>
      </msub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sup>
            <mi>t</mi>
            <mi>x</mi>
          </msup>
          <mo stretchy="false">⋅</mo>
          <mfrac>
            <mn>1</mn>
            <mi>x</mi>
          </mfrac>
        </mrow>
      </mrow>
    </mrow>
    <annotation encoding="StarMath 5.0">nabla_x log (1+bold{ [t]x })

=

t^x cdot {1 over x}</annotation>
  </semantics>
</math>
</file>

<file path=Object 40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n>1</mn>
            <mi>k</mi>
          </mfrac>
        </mrow>
      </mrow>
    </mrow>
    <annotation encoding="StarMath 5.0">log (1+bold{ x })

=

sum from k = 1 to x {1 over k}</annotation>
  </semantics>
</math>
</file>

<file path=Object 409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stretchy="false">⋅</mo>
          <mfrac>
            <mn>1</mn>
            <mi>k</mi>
          </mfrac>
        </mrow>
      </mrow>
    </mrow>
    <annotation encoding="StarMath 5.0">log (1+bold{ [-1]x })

=

sum from k = 1 to x (-1)^k cdot {1 over k}

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sup>
            <mn>2</mn>
            <mi>z</mi>
          </msup>
        </mrow>
        <mo fence="true" stretchy="false">]</mo>
      </mrow>
      <mi>n</mi>
    </msub>
    <annotation encoding="StarMath 5.0">[2^z]_n</annotation>
  </semantics>
</math>
</file>

<file path=Object 41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row>
                        <mo stretchy="false">−</mo>
                        <mn>1</mn>
                      </mrow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n>2</mn>
                </mfrac>
              </mrow>
            </mstyle>
          </mrow>
        </mrow>
        <mo fence="true" stretchy="false">)</mo>
      </mrow>
    </mrow>
    <annotation encoding="StarMath 5.0">log (1+bold{ [-1]x })

=
 log (1+bold{ x }) - log (1+bold{ x "*" 1 over 2 })</annotation>
  </semantics>
</math>
</file>

<file path=Object 4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^k]x })^z

=

( 1 over {1-t^k} )^z</annotation>
  </semantics>
</math>
</file>

<file path=Object 41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i>t</mi>
            </mrow>
          </mfrac>
        </mrow>
        <mo fence="true" stretchy="false">)</mo>
      </mrow>
    </mrow>
    <annotation encoding="StarMath 5.0">lim from {x rightarrow infinity}{} log(1+bold{ [t]x })

=

log( 1 over {1-t} )</annotation>
  </semantics>
</math>
</file>

<file path=Object 41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k</mi>
              </msup>
            </mrow>
          </mfrac>
        </mrow>
        <mo fence="true" stretchy="false">)</mo>
      </mrow>
    </mrow>
    <annotation encoding="StarMath 5.0">lim from {x rightarrow infinity}{} log(1+bold{ [t^k]x })

=

log( 1 over {1-t^k} )</annotation>
  </semantics>
</math>
</file>

<file path=Object 41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frac>
          <mn>1</mn>
          <mi>t</mi>
        </mfrac>
        <mo stretchy="false">⋅</mo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i mathvariant="normal">∞</mi>
            </mrow>
          </munder>
          <mrow/>
        </mrow>
      </mrow>
      <mi>log</mi>
      <mstyle mathvariant="bold">
        <msub>
          <mi>e</mi>
          <mi>x</mi>
        </msub>
      </mstyle>
    </mrow>
    <annotation encoding="StarMath 5.0">lim from{x rightarrow infinity}{} 

1 over t cdot sum from k = 1 {{{%mu(k)} over k}} cdot log(1+bold{[t^k]x "*" 1 over k})

=

lim from{x rightarrow infinity}{} 

log bold{ e_x }

</annotation>
  </semantics>
</math>
</file>

<file path=Object 415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row>
                <mi>t</mi>
                <mo stretchy="false">⋅</mo>
                <mi>k</mi>
              </mrow>
            </mfrac>
          </mrow>
        </msup>
      </mrow>
      <mo stretchy="false">=</mo>
      <mstyle mathvariant="bold">
        <msup>
          <msub>
            <mi>e</mi>
            <mi>x</mi>
          </msub>
          <mi>z</mi>
        </msup>
      </mstyle>
    </mrow>
    <annotation encoding="StarMath 5.0">prod from k = 1 (1+bold{[t^k]x "*" 1 over k})^{z cdot {{%mu(k)} over {t cdot k}}}

=

bold{ e_x }^z

</annotation>
  </semantics>
</math>
</file>

<file path=Object 416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bold{ e_x }^t = prod from k = 1 (1+bold{[t^k]x "*" 1 over k})^{{{%mu(k)} over {k}}}

</annotation>
  </semantics>
</math>
</file>

<file path=Object 417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^t = prod from k = 1 to infinity  (1 over {1-t^k})^{ {%mu(k)} over k }</annotation>
  </semantics>
</math>
</file>

<file path=Object 4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i>log</mi>
      </mrow>
      <mrow>
        <mo fence="true" stretchy="false">(</mo>
        <mrow>
          <mfrac>
            <mn>1</mn>
            <mrow>
              <mn>1</mn>
              <mo stretchy="false">−</mo>
              <msup>
                <mi>t</mi>
                <mi>k</mi>
              </msup>
            </mrow>
          </mfrac>
        </mrow>
        <mo fence="true" stretchy="false">)</mo>
      </mrow>
    </mrow>
    <annotation encoding="StarMath 5.0">lim from {x rightarrow infinity}{} log (1+bold{ [t^k]x"*" 1 over k })

=

log( 1 over {1-t^k} )</annotation>
  </semantics>
</math>
</file>

<file path=Object 4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^k]x"*"1 over k })^z

=

( 1 over {1-t^k} )^z</annotation>
  </semantics>
</math>
</file>

<file path=Object 42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p>
        <mrow>
          <mo fence="true" stretchy="false">(</mo>
          <mrow>
            <mfrac>
              <mstyle mathvariant="bold">
                <msub>
                  <mi mathvariant="normal">∞</mi>
                  <mi>n</mi>
                </msub>
              </mstyle>
              <mstyle mathvariant="bold">
                <msub>
                  <mi mathvariant="normal">∞</mi>
                  <mrow>
                    <mi>n</mi>
                    <mtext>*</mtext>
                    <mfrac>
                      <mn>1</mn>
                      <mn>2</mn>
                    </mfrac>
                  </mrow>
                </msub>
              </mstyle>
            </mfrac>
          </mrow>
          <mo fence="true" stretchy="false">)</mo>
        </mrow>
        <mi>z</mi>
      </msup>
    </mrow>
    <annotation encoding="StarMath 5.0">bold{2_n}^z = ({bold{infty_n}}over{bold{infty_{n "*" 1 over 2}}})^z</annotation>
  </semantics>
</math>
</file>

<file path=Object 42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r</mi>
                <mo stretchy="false">=</mo>
                <mn>1</mn>
              </mrow>
              <mi>x</mi>
            </munderover>
            <mrow>
              <mo fence="true" stretchy="false">(</mo>
              <mrow>
                <mrow>
                  <mfrac>
                    <mn>1</mn>
                    <mi>r</mi>
                  </mfrac>
                  <mrow>
                    <munder>
                      <mo stretchy="false">∑</mo>
                      <mrow>
                        <mi>d</mi>
                        <mo stretchy="false">∣</mo>
                        <mi>r</mi>
                      </mrow>
                    </munder>
                    <mi mathvariant="normal">μ</mi>
                  </mrow>
                  <mrow>
                    <mo fence="true" stretchy="false">(</mo>
                    <mrow>
                      <mfrac>
                        <mi>r</mi>
                        <mi>d</mi>
                      </mfrac>
                    </mrow>
                    <mo fence="true" stretchy="false">)</mo>
                  </mrow>
                  <msup>
                    <mi>t</mi>
                    <mi>d</mi>
                  </msup>
                </mrow>
              </mrow>
              <mo fence="true" stretchy="false">)</mo>
            </mrow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r</mi>
                </mfrac>
              </mrow>
            </mstyle>
          </mrow>
        </mrow>
        <mo fence="true" stretchy="false">)</mo>
      </mrow>
    </mrow>
    <annotation encoding="StarMath 5.0">log (1+bold{ [t]x })

=

sum from r = 1 to x ({ 1 over r } sum from { d divides r }%mu( r over d )t^d) cdot log( 1+bold{x"*" 1 over r} )</annotation>
  </semantics>
</math>
</file>

<file path=Object 424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k</mi>
                    </msup>
                  </mrow>
                  <mo fence="true" stretchy="false">]</mo>
                </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bold{ e_x } = 1 over t cdot sum from k = 1 {{{%mu(k)} over k}} cdot log(1+bold{[t^k]x "*" 1 over k})

</annotation>
  </semantics>
</math>
</file>

<file path=Object 425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u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row>
                  <mi>j</mi>
                  <mo stretchy="false">⋅</mo>
                  <mi>k</mi>
                </mrow>
                <mo stretchy="false">≤</mo>
                <mi>x</mi>
              </mrow>
            </munder>
            <mfrac>
              <msup>
                <mi>u</mi>
                <mi>k</mi>
              </msup>
              <mi>k</mi>
            </mfrac>
          </mrow>
          <mo stretchy="false">⋅</mo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j</mi>
                    </msup>
                  </mrow>
                  <mo fence="true" stretchy="false">]</mo>
                </mrow>
                <mi>x</mi>
                <mtext>*</mtext>
                <mfrac>
                  <mn>1</mn>
                  <mrow>
                    <mi>j</mi>
                    <mo stretchy="false">⋅</mo>
                    <mi>k</mi>
                  </mrow>
                </mfrac>
              </mrow>
            </mstyle>
          </mrow>
        </mrow>
        <mo fence="true" stretchy="false">)</mo>
      </mrow>
    </mrow>
    <annotation encoding="StarMath 5.0">log( 1+bold{[u]x} )

={ 1 over t } cdot sum from {j cdot k &lt;= x}

{u^k over k } cdot {{{%mu(j)} over j}} cdot log(1+bold{[t^{j}]x "*" 1 over {j cdot k}})

</annotation>
  </semantics>
</math>
</file>

<file path=Object 42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sup>
              <mi>t</mi>
              <mi>k</mi>
            </msup>
            <mi>k</mi>
          </mfrac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frac>
              <msup>
                <mi>t</mi>
                <mi>k</mi>
              </msup>
              <mi>k</mi>
            </mfrac>
          </mrow>
          <mo stretchy="false">⋅</mo>
          <mi>log</mi>
        </mrow>
      </mrow>
      <mstyle mathvariant="bold">
        <msub>
          <mi>e</mi>
          <mrow>
            <mi>x</mi>
            <mtext>*</mtext>
            <mfrac>
              <mn>1</mn>
              <mi>k</mi>
            </mfrac>
          </mrow>
        </msub>
      </mstyle>
    </mrow>
    <annotation encoding="StarMath 5.0">log( 1+bold{[t]x} )

=sum from k = 1 to x {t^k over k}

=sum from k = 1 to x {t^k over k } cdot log bold{ e_{x "*" 1 over k} } </annotation>
  </semantics>
</math>
</file>

<file path=Object 42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row>
                  <mi>j</mi>
                  <mo stretchy="false">⋅</mo>
                  <mi>k</mi>
                </mrow>
                <mo stretchy="false">≤</mo>
                <mi>x</mi>
              </mrow>
            </munder>
            <mfrac>
              <mn>1</mn>
              <mi>k</mi>
            </mfrac>
          </mrow>
          <mo stretchy="false">⋅</mo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j</mi>
                    </msup>
                  </mrow>
                  <mo fence="true" stretchy="false">]</mo>
                </mrow>
                <mi>x</mi>
                <mtext>*</mtext>
                <mfrac>
                  <mn>1</mn>
                  <mrow>
                    <mi>j</mi>
                    <mo stretchy="false">⋅</mo>
                    <mi>k</mi>
                  </mrow>
                </mfrac>
              </mrow>
            </mstyle>
          </mrow>
        </mrow>
        <mo fence="true" stretchy="false">)</mo>
      </mrow>
    </mrow>
    <annotation encoding="StarMath 5.0">log( 1+bold{x} )

={ 1 over t } cdot sum from {j cdot k &lt;= x}

{1 over k } cdot {{{%mu(j)} over j}} cdot log(1+bold{[t^{j}]x "*" 1 over {j cdot k}})

</annotation>
  </semantics>
</math>
</file>

<file path=Object 428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frac>
            <mn>1</mn>
            <mi>t</mi>
          </mfrac>
          <mo stretchy="false">⋅</mo>
          <mi>log</mi>
        </mrow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sup>
                        <mi>t</mi>
                        <mi>k</mi>
                      </msup>
                    </mrow>
                    <mo fence="true" stretchy="false">]</mo>
                  </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frac>
            <mn>1</mn>
            <mi>t</mi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frac>
                <mi>x</mi>
                <mi>k</mi>
              </mfrac>
            </munderover>
            <mfrac>
              <msup>
                <mi>t</mi>
                <mrow>
                  <mi>j</mi>
                  <mi>k</mi>
                </mrow>
              </msup>
              <mi>j</mi>
            </mfrac>
          </mrow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frac>
                <mi>x</mi>
                <mi>k</mi>
              </mfrac>
            </munderover>
            <mfrac>
              <msup>
                <mi>t</mi>
                <mrow>
                  <mi>j</mi>
                  <mrow>
                    <mi>k</mi>
                    <mo stretchy="false">−</mo>
                    <mn>1</mn>
                  </mrow>
                </mrow>
              </msup>
              <mi>j</mi>
            </mfrac>
          </mrow>
        </mrow>
      </mrow>
    </mrow>
    <annotation encoding="StarMath 5.0">log bold{ e_x } = 

sum from k = 1 {{{%mu(k)} over k}} cdot {1 over t }cdot  log(1+bold{[t^k]x "*" 1 over k})

=

sum from k = 1 {{{%mu(k)} over k}} cdot {1 over t }cdot  {sum from j = 1 to {x over k}{{t^{j k}}over{j}}}

=

sum from k = 1 {{{%mu(k)} over k}} cdot {sum from j = 1 to {x over k}{{t^{j k-1}}over{j}}}</annotation>
  </semantics>
</math>
</file>

<file path=Object 429/content.xml><?xml version="1.0" encoding="utf-8"?>
<math xmlns="http://www.w3.org/1998/Math/MathML" display="block">
  <semantics>
    <mrow>
      <mrow>
        <munder>
          <mi>lim</mi>
          <mrow>
            <mi>t</mi>
            <mrow>
              <mo stretchy="false">→</mo>
              <mo stretchy="false">=</mo>
              <mn>0</mn>
            </mrow>
          </mrow>
        </munder>
        <mrow/>
      </mrow>
      <mrow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frac>
                <mi>x</mi>
                <mi>k</mi>
              </mfrac>
            </munderover>
            <mfrac>
              <msup>
                <mi>t</mi>
                <mrow>
                  <mi>j</mi>
                  <mrow>
                    <mi>k</mi>
                    <mo stretchy="false">−</mo>
                    <mn>1</mn>
                  </mrow>
                </mrow>
              </msup>
              <mi>j</mi>
            </mfrac>
          </mrow>
        </mrow>
        <mo stretchy="false">=</mo>
        <mn>1</mn>
      </mrow>
    </mrow>
    <annotation encoding="StarMath 5.0">lim from {t rightarrow = 0}{} sum from k = 1 {{{%mu(k)} over k}} cdot {sum from j = 1 to {x over k}{{t^{j k-1}}over{j}}}

=

1</annotation>
  </semantics>
</math>
</file>

<file path=Object 43/content.xml><?xml version="1.0" encoding="utf-8"?>
<math xmlns="http://www.w3.org/1998/Math/MathML" display="block">
  <semantics>
    <mrow>
      <mstyle mathvariant="bold">
        <msup>
          <msub>
            <mi mathvariant="normal">∞</mi>
            <mi>n</mi>
          </msub>
          <mi>z</mi>
        </msup>
      </mstyle>
      <mo stretchy="false">=</mo>
      <mrow>
        <munder>
          <mo stretchy="false">∏</mo>
          <mrow>
            <mi>k</mi>
            <mo stretchy="false">=</mo>
            <mn>0</mn>
          </mrow>
        </munder>
        <msup>
          <mstyle mathvariant="bold">
            <msub>
              <mn>2</mn>
              <mrow>
                <mi>n</mi>
                <mtext>*</mtext>
                <mfrac>
                  <mn>1</mn>
                  <msup>
                    <mn>2</mn>
                    <mi>k</mi>
                  </msup>
                </mfrac>
              </mrow>
            </msub>
          </mstyle>
          <mi>z</mi>
        </msup>
      </mrow>
    </mrow>
    <annotation encoding="StarMath 5.0">bold{infty_n}^z = prod from k = 0 {bold{2}_{n "*" 1 over 2^k}}^z</annotation>
  </semantics>
</math>
</file>

<file path=Object 430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t</mi>
        </msup>
      </mstyle>
      <mo stretchy="false">=</mo>
      <mrow>
        <munderover>
          <mo stretchy="false">∑</mo>
          <mrow>
            <mi>j</mi>
            <mo stretchy="false">=</mo>
            <mn>1</mn>
          </mrow>
          <mi>x</mi>
        </munderover>
        <mfrac>
          <msup>
            <mi>t</mi>
            <mi>j</mi>
          </msup>
          <mrow>
            <mi>j</mi>
            <mi>!</mi>
          </mrow>
        </mfrac>
      </mrow>
    </mrow>
    <annotation encoding="StarMath 5.0">bold{ e_x }^t = sum from j = 1 to x {t^j over {j!}}</annotation>
  </semantics>
</math>
</file>

<file path=Object 431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j</mi>
              <mo stretchy="false">=</mo>
              <mn>1</mn>
            </mrow>
            <mi>x</mi>
          </munderover>
          <msup>
            <mi>t</mi>
            <mi>j</mi>
          </msup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(1+bold{ [t]x })^z

=

sum from j = 1 to x t^j cdot ( (binom{z}{j}) )</annotation>
  </semantics>
</math>
</file>

<file path=Object 44/content.xml><?xml version="1.0" encoding="utf-8"?>
<math xmlns="http://www.w3.org/1998/Math/MathML" display="block">
  <semantics>
    <mrow>
      <mo stretchy="false">∇</mo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row>
              <mstyle mathvariant="bold">
                <msup>
                  <msub>
                    <mn>2</mn>
                    <mi>b</mi>
                  </msub>
                  <mi>z</mi>
                </msup>
              </mstyle>
              <mo stretchy="false">⋅</mo>
              <msub>
                <mo stretchy="false">∇</mo>
                <mi>c</mi>
              </msub>
            </mrow>
            <mstyle mathvariant="bold">
              <msup>
                <msub>
                  <mn>2</mn>
                  <mi>c</mi>
                </msub>
                <mi>z</mi>
              </msup>
            </mstyle>
            <mn>...</mn>
          </mrow>
        </mrow>
      </mrow>
    </mrow>
    <annotation encoding="StarMath 5.0">nabla bold{infty_n}^z = sum from {a+2b+4c+8d+...=n} { 

nabla_a bold{2_a}^z cdot 
nabla_b bold{2_b}^z cdot 
nabla_c bold{2_c}^z ... }</annotation>
  </semantics>
</math>
</file>

<file path=Object 45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i mathvariant="normal">∞</mi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+</mo>
                <mn>9</mn>
              </mrow>
              <mrow>
                <mi>c</mi>
                <mo stretchy="false">+</mo>
                <mn>27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3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row>
              <mstyle mathvariant="bold">
                <msup>
                  <msub>
                    <mn>3</mn>
                    <mi>b</mi>
                  </msub>
                  <mi>z</mi>
                </msup>
              </mstyle>
              <mo stretchy="false">⋅</mo>
              <msub>
                <mo stretchy="false">∇</mo>
                <mi>c</mi>
              </msub>
            </mrow>
            <mstyle mathvariant="bold">
              <msup>
                <msub>
                  <mn>3</mn>
                  <mi>c</mi>
                </msub>
                <mi>z</mi>
              </msup>
            </mstyle>
            <mn>...</mn>
          </mrow>
        </mrow>
      </mrow>
    </mrow>
    <annotation encoding="StarMath 5.0">nabla_n bold{infty_n}^z = sum from {a+3b+9c+27d+...=n} { 

nabla_a bold{3_a}^z cdot 
nabla_b bold{3_b}^z cdot 
nabla_c bold{3_c}^z ... }</annotation>
  </semantics>
</math>
</file>

<file path=Object 450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k</mi>
              </mfrac>
            </mrow>
            <mo fence="true" stretchy="false">⌋</mo>
          </mrow>
        </msub>
      </mrow>
    </mrow>
    <annotation encoding="StarMath 5.0">sum from {j = 1} to n {t^j over j} = sum from k = 1 to n a_t( k ) cdot H_{ lfloor n over k rfloor }</annotation>
  </semantics>
</math>
</file>

<file path=Object 451/content.xml><?xml version="1.0" encoding="utf-8"?>
<math xmlns="http://www.w3.org/1998/Math/MathML" display="block">
  <semantics>
    <mrow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n>1</mn>
          <mi>k</mi>
        </mfrac>
      </mrow>
      <mrow>
        <munder>
          <mo stretchy="false">∑</mo>
          <mrow>
            <mi>d</mi>
            <mo stretchy="false">∣</mo>
            <mi>k</mi>
          </mrow>
        </munder>
        <mi mathvariant="normal">μ</mi>
      </mrow>
      <mrow>
        <mo fence="true" stretchy="false">(</mo>
        <mrow>
          <mfrac>
            <mi>k</mi>
            <mi>d</mi>
          </mfrac>
        </mrow>
        <mo fence="true" stretchy="false">)</mo>
      </mrow>
      <msup>
        <mi>t</mi>
        <mi>d</mi>
      </msup>
    </mrow>
    <annotation encoding="StarMath 5.0">a_t( k ) = { 1 over k } sum from { d divides k }%mu( k over d )t^d</annotation>
  </semantics>
</math>
</file>

<file path=Object 452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log</mi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(1+bold{ [t]x })

=

sum from k = 1 to x a_t(k) cdot log( 1+bold{x"*" 1 over k} )</annotation>
  </semantics>
</math>
</file>

<file path=Object 453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  <mo stretchy="false">=</mo>
      <mrow>
        <munderover>
          <mo stretchy="false">∏</mo>
          <mrow>
            <mi>k</mi>
            <mo stretchy="false">=</mo>
            <mn>1</mn>
          </mrow>
          <mi>x</mi>
        </munderov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row>
              <mi>z</mi>
              <mo stretchy="false">⋅</mo>
              <msub>
                <mi>a</mi>
                <mi>t</mi>
              </msub>
            </mrow>
            <mrow>
              <mo fence="true" stretchy="false">(</mo>
              <mrow>
                <mi>k</mi>
              </mrow>
              <mo fence="true" stretchy="false">)</mo>
            </mrow>
          </mrow>
        </msup>
      </mrow>
    </mrow>
    <annotation encoding="StarMath 5.0">(1+bold{ [t]x })^z

=

prod from k = 1 to x ( 1+bold{x"*" 1 over k} )^{ z cdot a_t(k) }</annotation>
  </semantics>
</math>
</file>

<file path=Object 454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</mrow>
    <annotation encoding="StarMath 5.0">bold{ e_x }^z = prod from k = 1 (1+bold{x "*" 1 over k})^{z cdot {{%mu(k)} over k}}

</annotation>
  </semantics>
</math>
</file>

<file path=Object 455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</mrow>
      <mi>log</mi>
      <mrow>
        <mo fence="true" stretchy="false">(</mo>
        <mrow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</mrow>
        <mo fence="true" stretchy="false">)</mo>
      </mrow>
    </mrow>
    <annotation encoding="StarMath 5.0">log bold{e_x} =

sum from k = 1 {{{%mu(k)} over k}} log((1+bold{x "*" 1 over k}))</annotation>
  </semantics>
</math>
</file>

<file path=Object 456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"*"( s ) = prod from k = 1 %zeta(k s)^{{{%mu(k)} over k}}</annotation>
  </semantics>
</math>
</file>

<file path=Object 457/content.xml><?xml version="1.0" encoding="utf-8"?>
<math xmlns="http://www.w3.org/1998/Math/MathML" display="block">
  <semantics>
    <mrow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row>
          <msub>
            <mi>a</mi>
            <mi>t</mi>
          </msub>
          <mrow>
            <mo fence="true" stretchy="false">(</mo>
            <mrow>
              <mi>k</mi>
            </mrow>
            <mo fence="true" stretchy="false">)</mo>
          </mrow>
        </mrow>
      </msup>
    </mrow>
    <annotation encoding="StarMath 5.0">prod from p {1 over {1- t p^-s }} = prod from k = 1 %zeta(k s)^{{{a_t(k)}}}</annotation>
  </semantics>
</math>
</file>

<file path=Object 458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log</mi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(1+bold{ [t]x })

=

sum from k = 1 to x a_t(k) cdot log( 1+bold{x"*" 1 over k} )</annotation>
  </semantics>
</math>
</file>

<file path=Object 459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lim from {t rightarrow 0}{} {{partial } over {partial t}}a_t( k ) = {%mu( k )} over k</annotation>
  </semantics>
</math>
</file>

<file path=Object 46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 mathvariant="normal">∞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 mathvariant="normal">∞</mi>
                  <mi>b</mi>
                </msub>
                <mrow>
                  <mo stretchy="false">−</mo>
                  <mi>z</mi>
                </mrow>
              </msup>
            </mstyle>
          </mrow>
        </mrow>
      </mrow>
    </mrow>
    <annotation encoding="StarMath 5.0">nabla_n bold{2_n}^z = sum from {a+2b=n} { 

nabla_a bold{infty_a}^z cdot nabla_b bold{infty_b}^-z}</annotation>
  </semantics>
</math>
</file>

<file path=Object 460/content.xml><?xml version="1.0" encoding="utf-8"?>
<math xmlns="http://www.w3.org/1998/Math/MathML" display="block">
  <semantics>
    <mrow>
      <mrow>
        <mn>1</mn>
        <mo stretchy="false">+</mo>
        <mstyle mathvariant="bold">
          <mrow>
            <mrow>
              <mo fence="true" stretchy="false">[</mo>
              <mrow>
                <mi>t</mi>
              </mrow>
              <mo fence="true" stretchy="false">]</mo>
            </mrow>
            <mi>x</mi>
          </mrow>
        </mstyle>
      </mrow>
      <mo stretchy="false">=</mo>
      <mrow>
        <munderover>
          <mo stretchy="false">∏</mo>
          <mrow>
            <mi>k</mi>
            <mo stretchy="false">=</mo>
            <mn>1</mn>
          </mrow>
          <mi>x</mi>
        </munderov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sub>
              <mi>a</mi>
              <mi>t</mi>
            </msub>
            <mrow>
              <mo fence="true" stretchy="false">(</mo>
              <mrow>
                <mi>k</mi>
              </mrow>
              <mo fence="true" stretchy="false">)</mo>
            </mrow>
          </mrow>
        </msup>
      </mrow>
    </mrow>
    <annotation encoding="StarMath 5.0">1+bold{ [t]x }

=

prod from k = 1 to x ( 1+bold{x"*" 1 over k} )^{ a_t(k) }</annotation>
  </semantics>
</math>
</file>

<file path=Object 461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H</mi>
          <mrow>
            <mo fence="true" stretchy="false">⌊</mo>
            <mrow>
              <mfrac>
                <mi>n</mi>
                <mi>k</mi>
              </mfrac>
            </mrow>
            <mo fence="true" stretchy="false">⌋</mo>
          </mrow>
        </msub>
      </mrow>
    </mrow>
    <annotation encoding="StarMath 5.0">sum from {j = 1} to n {t^j over j} = sum from k = 1 to n a_t( k ) cdot H_{ lfloor n over k rfloor }</annotation>
  </semantics>
</math>
</file>

<file path=Object 462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underover>
              <mo stretchy="false">∑</mo>
              <mrow>
                <mi>j</mi>
                <mo stretchy="false">=</mo>
                <mn>1</mn>
              </mrow>
              <mfrac>
                <mi>n</mi>
                <mi>k</mi>
              </mfrac>
            </munderover>
            <msub>
              <mi>a</mi>
              <mi>t</mi>
            </msub>
          </mrow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frac>
          <mn>1</mn>
          <mi>j</mi>
        </mfrac>
      </mrow>
    </mrow>
    <annotation encoding="StarMath 5.0">sum from {j = 1} to n {t^j over j} = sum from k = 1 to n sum from j = 1 to n over k  a_t( k ) cdot {1 over j}</annotation>
  </semantics>
</math>
</file>

<file path=Object 463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sup>
              <mi>t</mi>
              <mi>j</mi>
            </msup>
            <mi>j</mi>
          </mfrac>
        </mrow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frac>
          <mn>1</mn>
          <mi>j</mi>
        </mfrac>
      </mrow>
    </mrow>
    <annotation encoding="StarMath 5.0">sum from {j = 1} to n {t^j over j} = sum from {j cdot k &lt;= n} a_t( k ) cdot {1 over j}</annotation>
  </semantics>
</math>
</file>

<file path=Object 464/content.xml><?xml version="1.0" encoding="utf-8"?>
<math xmlns="http://www.w3.org/1998/Math/MathML" display="block">
  <semantics>
    <mrow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n>1</mn>
          <mi>k</mi>
        </mfrac>
      </mrow>
      <mrow>
        <munder>
          <mo stretchy="false">∑</mo>
          <mrow>
            <mi>d</mi>
            <mo stretchy="false">∣</mo>
            <mi>k</mi>
          </mrow>
        </munder>
        <mi mathvariant="normal">μ</mi>
      </mrow>
      <mrow>
        <mo fence="true" stretchy="false">(</mo>
        <mrow>
          <mfrac>
            <mi>k</mi>
            <mi>d</mi>
          </mfrac>
        </mrow>
        <mo fence="true" stretchy="false">)</mo>
      </mrow>
      <msup>
        <mi>t</mi>
        <mi>d</mi>
      </msup>
    </mrow>
    <annotation encoding="StarMath 5.0">a_t( k ) = { 1 over k } sum from { d divides k }%mu( k over d )t^d</annotation>
  </semantics>
</math>
</file>

<file path=Object 465/content.xml><?xml version="1.0" encoding="utf-8"?>
<math xmlns="http://www.w3.org/1998/Math/MathML" display="block">
  <semantics>
    <mrow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>
            <mo stretchy="false">∑</mo>
            <mrow>
              <mrow>
                <mi>a</mi>
                <mo stretchy="false">⋅</mo>
                <mi>b</mi>
              </mrow>
              <mo stretchy="false">=</mo>
              <mi>k</mi>
            </mrow>
          </munder>
          <mfrac>
            <mrow>
              <mi mathvariant="normal">μ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⋅</mo>
                <msup>
                  <mi>t</mi>
                  <mi>b</mi>
                </msup>
              </mrow>
            </mrow>
            <mi>k</mi>
          </mfrac>
        </mrow>
      </mrow>
    </mrow>
    <annotation encoding="StarMath 5.0">a_t( k ) = sum from { a cdot b = k } {{%mu( a ) cdot t^b} over k}</annotation>
  </semantics>
</math>
</file>

<file path=Object 466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frac>
          <msup>
            <mi>t</mi>
            <mi>j</mi>
          </msup>
          <mi>j</mi>
        </mfrac>
      </mrow>
      <mo stretchy="false">=</mo>
      <mrow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row>
            <munder>
              <mo stretchy="false">∑</mo>
              <mrow>
                <mrow>
                  <mi>a</mi>
                  <mo stretchy="false">⋅</mo>
                  <mi>b</mi>
                </mrow>
                <mo stretchy="false">=</mo>
                <mi>k</mi>
              </mrow>
            </munder>
            <mfrac>
              <mrow>
                <mi mathvariant="normal">μ</mi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⋅</mo>
                  <msup>
                    <mi>t</mi>
                    <mi>b</mi>
                  </msup>
                </mrow>
              </mrow>
              <mi>k</mi>
            </mfrac>
          </mrow>
        </mrow>
        <mo stretchy="false">⋅</mo>
        <mfrac>
          <mn>1</mn>
          <mi>j</mi>
        </mfrac>
      </mrow>
    </mrow>
    <annotation encoding="StarMath 5.0">sum from {j = 1} to n {t^j over j} = sum from {j cdot k &lt;= n} sum from { a cdot b = k } {{%mu( a ) cdot t^b} over k} cdot {1 over j}</annotation>
  </semantics>
</math>
</file>

<file path=Object 467/content.xml><?xml version="1.0" encoding="utf-8"?>
<math xmlns="http://www.w3.org/1998/Math/MathML" display="block">
  <semantics>
    <mrow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row>
          <msub>
            <mi>a</mi>
            <mi>t</mi>
          </msub>
          <mrow>
            <mo fence="true" stretchy="false">(</mo>
            <mrow>
              <mi>k</mi>
            </mrow>
            <mo fence="true" stretchy="false">)</mo>
          </mrow>
        </mrow>
      </msup>
    </mrow>
    <annotation encoding="StarMath 5.0">prod from p {1 over {1- t p^-s }} = prod from k = 1 %zeta(k s)^{{{a_t(k)}}}</annotation>
  </semantics>
</math>
</file>

<file path=Object 46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under>
            <mi>lim</mi>
            <mrow>
              <mi>t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t</mi>
        </mrow>
      </mfrac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row>
            <msub>
              <mi>a</mi>
              <mi>t</mi>
            </msub>
            <mrow>
              <mo fence="true" stretchy="false">(</mo>
              <mrow>
                <mi>k</mi>
              </mrow>
              <mo fence="true" stretchy="false">)</mo>
            </mrow>
          </mrow>
        </msup>
        <mo stretchy="false">=</mo>
        <mrow>
          <munder>
            <mo stretchy="false">∑</mo>
            <mi>p</mi>
          </munder>
          <mfrac>
            <mn>1</mn>
            <msup>
              <mi>p</mi>
              <mi>s</mi>
            </msup>
          </mfrac>
        </mrow>
      </mrow>
    </mrow>
    <annotation encoding="StarMath 5.0">lim from {t rightarrow 0}{}{partial over {partial t}} prod from p {1 over {1- t p^-s }}

 = lim from {t rightarrow 0}{}{partial over {partial t}} prod from k = 1 %zeta(k s)^{{{a_t(k)}}}
 
 = sum from p { 1 over p^s }</annotation>
  </semantics>
</math>
</file>

<file path=Object 469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row>
        <mrow>
          <munder>
            <mo stretchy="false">∏</mo>
            <mi>p</mi>
          </munder>
          <mfrac>
            <mn>1</mn>
            <mrow>
              <mrow>
                <mn>1</mn>
                <mo stretchy="false">−</mo>
                <mi>t</mi>
              </mrow>
              <msup>
                <mi>p</mi>
                <mrow>
                  <mo stretchy="false">−</mo>
                  <mi>s</mi>
                </mrow>
              </msup>
            </mrow>
          </mfrac>
        </mrow>
        <mo stretchy="false">=</mo>
        <mrow>
          <mrow>
            <mo fence="true" stretchy="false">(</mo>
            <mrow>
              <mrow>
                <munder>
                  <mo stretchy="false">∏</mo>
                  <mi>p</mi>
                </munder>
                <mfrac>
                  <mn>1</mn>
                  <mrow>
                    <mrow>
                      <mn>1</mn>
                      <mo stretchy="false">−</mo>
                      <mi>t</mi>
                    </mrow>
                    <msup>
                      <mi>p</mi>
                      <mrow>
                        <mo stretchy="false">−</mo>
                        <mi>s</mi>
                      </mrow>
                    </msup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under>
                  <mo stretchy="false">∑</mo>
                  <mi>p</mi>
                </munder>
                <mfrac>
                  <mn>1</mn>
                  <mrow>
                    <msup>
                      <mi>p</mi>
                      <mi>s</mi>
                    </msup>
                    <mo stretchy="false">−</mo>
                    <mi>t</mi>
                  </mrow>
                </mfrac>
              </mrow>
            </mrow>
            <mo fence="true" stretchy="false">)</mo>
          </mrow>
        </mrow>
      </mrow>
    </mrow>
    <annotation encoding="StarMath 5.0">{partial over {partial t}} prod from p {1 over {1- t p^-s }}

 = (prod from p {1 over {1- t p^-s }}) cdot ( sum from p { 1 over {p^s-t} })</annotation>
  </semantics>
</math>
</file>

<file path=Object 47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3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 mathvariant="normal">∞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 mathvariant="normal">∞</mi>
                  <mi>b</mi>
                </msub>
                <mrow>
                  <mo stretchy="false">−</mo>
                  <mi>z</mi>
                </mrow>
              </msup>
            </mstyle>
          </mrow>
        </mrow>
      </mrow>
    </mrow>
    <annotation encoding="StarMath 5.0">nabla_n bold{3_n}^z = sum from {a+3b=n} { nabla_a bold{infty_a}^z cdot nabla_b bold{infty_b}^-z}</annotation>
  </semantics>
</math>
</file>

<file path=Object 470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row>
        <mrow>
          <mrow>
            <mo fence="true" stretchy="false">(</mo>
            <mrow>
              <mrow>
                <munder>
                  <mo stretchy="false">∏</mo>
                  <mi>p</mi>
                </munder>
                <mfrac>
                  <mn>1</mn>
                  <mrow>
                    <mrow>
                      <mn>1</mn>
                      <mo stretchy="false">−</mo>
                      <mi>t</mi>
                    </mrow>
                    <msup>
                      <mi>p</mi>
                      <mrow>
                        <mo stretchy="false">−</mo>
                        <mi>s</mi>
                      </mrow>
                    </msup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under>
                  <mo stretchy="false">∑</mo>
                  <mi>p</mi>
                </munder>
                <mfrac>
                  <mn>1</mn>
                  <mrow>
                    <msup>
                      <mi>p</mi>
                      <mi>s</mi>
                    </msup>
                    <mo stretchy="false">−</mo>
                    <mi>t</mi>
                  </mrow>
                </mfrac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under>
                  <mo stretchy="false">∏</mo>
                  <mi>p</mi>
                </munder>
                <mfrac>
                  <mn>1</mn>
                  <mrow>
                    <mn>1</mn>
                    <mo stretchy="false">−</mo>
                    <mrow>
                      <mn>0</mn>
                      <mo stretchy="false">⋅</mo>
                      <msup>
                        <mi>p</mi>
                        <mrow>
                          <mo stretchy="false">−</mo>
                          <mi>s</mi>
                        </mrow>
                      </msup>
                    </mrow>
                  </mrow>
                </mfrac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under>
                  <mo stretchy="false">∑</mo>
                  <mi>p</mi>
                </munder>
                <mfrac>
                  <mn>1</mn>
                  <mrow>
                    <msup>
                      <mi>p</mi>
                      <mi>s</mi>
                    </msup>
                    <mo stretchy="false">−</mo>
                    <mn>0</mn>
                  </mrow>
                </mfrac>
              </mrow>
            </mrow>
            <mo fence="true" stretchy="false">)</mo>
          </mrow>
        </mrow>
        <mo stretchy="false">=</mo>
        <mrow>
          <munder>
            <mo stretchy="false">∑</mo>
            <mi>p</mi>
          </munder>
          <mfrac>
            <mn>1</mn>
            <msup>
              <mi>p</mi>
              <mi>s</mi>
            </msup>
          </mfrac>
        </mrow>
      </mrow>
    </mrow>
    <annotation encoding="StarMath 5.0">lim from {t rightarrow 0}{} (prod from p {1 over {1- t p^-s }}) cdot ( sum from p { 1 over {p^s-t} })

=

(prod from p {1 over {1- 0 cdot p^-s }}) cdot ( sum from p { 1 over {p^s-0} })

=

sum from p { 1 over {p^s} }</annotation>
  </semantics>
</math>
</file>

<file path=Object 471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row>
            <msub>
              <mi>a</mi>
              <mi>t</mi>
            </msub>
            <mrow>
              <mo fence="true" stretchy="false">(</mo>
              <mrow>
                <mi>k</mi>
              </mrow>
              <mo fence="true" stretchy="false">)</mo>
            </mrow>
          </mrow>
        </msup>
        <mo stretchy="false">=</mo>
        <mrow>
          <mrow>
            <mo fence="true" stretchy="false">(</mo>
            <mrow>
              <mrow>
                <mrow>
                  <munder>
                    <mo stretchy="false">∑</mo>
                    <mrow>
                      <mi>k</mi>
                      <mo stretchy="false">=</mo>
                      <mn>1</mn>
                    </mrow>
                  </munder>
                  <mfrac>
                    <mo stretchy="false">∂</mo>
                    <mrow>
                      <mo stretchy="false">∂</mo>
                      <mi>t</mi>
                    </mrow>
                  </mfrac>
                </mrow>
                <msub>
                  <mi>a</mi>
                  <mi>t</mi>
                </msub>
                <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o stretchy="false">⋅</mo>
                  <mi>log</mi>
                </mrow>
                <mi mathvariant="normal">ζ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under>
                    <mo stretchy="false">∏</mo>
                    <mrow>
                      <mi>k</mi>
                      <mo stretchy="false">=</mo>
                      <mn>1</mn>
                    </mrow>
                  </munder>
                  <mi mathvariant="normal">ζ</mi>
                </mrow>
                <msup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  <mrow>
                    <msub>
                      <mi>a</mi>
                      <mi>t</mi>
                    </msub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</mrow>
    <annotation encoding="StarMath 5.0">{partial over {partial t}}prod from k = 1 %zeta(k s)^{{{a_t(k)}}}

=

( sum from k = 1 {partial over {partial t}}a_t(k) cdot log %zeta(k s) ) cdot ( prod from k = 1 %zeta(k s)^{{{a_t(k)}}} )</annotation>
  </semantics>
</math>
</file>

<file path=Object 472/content.xml><?xml version="1.0" encoding="utf-8"?>
<math xmlns="http://www.w3.org/1998/Math/MathML" display="block">
  <semantics>
    <mrow>
      <msub>
        <mi>a</mi>
        <mn>0</mn>
      </msub>
      <mrow>
        <mrow>
          <mo fence="true" stretchy="false">(</mo>
          <mrow>
            <mi>k</mi>
          </mrow>
          <mo fence="true" stretchy="false">)</mo>
        </mrow>
        <mo stretchy="false">=</mo>
        <mn>0</mn>
      </mrow>
    </mrow>
    <annotation encoding="StarMath 5.0">a_0( k ) = 0</annotation>
  </semantics>
</math>
</file>

<file path=Object 473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row>
        <mrow>
          <mrow>
            <mo fence="true" stretchy="false">(</mo>
            <mrow>
              <mrow>
                <mrow>
                  <munder>
                    <mo stretchy="false">∑</mo>
                    <mrow>
                      <mi>k</mi>
                      <mo stretchy="false">=</mo>
                      <mn>1</mn>
                    </mrow>
                  </munder>
                  <mfrac>
                    <mo stretchy="false">∂</mo>
                    <mrow>
                      <mo stretchy="false">∂</mo>
                      <mi>t</mi>
                    </mrow>
                  </mfrac>
                </mrow>
                <msub>
                  <mi>a</mi>
                  <mi>t</mi>
                </msub>
                <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o stretchy="false">⋅</mo>
                  <mi>log</mi>
                </mrow>
                <mi mathvariant="normal">ζ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under>
                    <mo stretchy="false">∏</mo>
                    <mrow>
                      <mi>k</mi>
                      <mo stretchy="false">=</mo>
                      <mn>1</mn>
                    </mrow>
                  </munder>
                  <mi mathvariant="normal">ζ</mi>
                </mrow>
                <msup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  <mrow>
                    <msub>
                      <mi>a</mi>
                      <mi>t</mi>
                    </msub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i mathvariant="normal">ζ</mi>
      <mrow>
        <mrow>
          <mo fence="true" stretchy="false">(</mo>
          <mrow>
            <mrow>
              <mi>k</mi>
              <mi>s</mi>
            </mrow>
          </mrow>
          <mo fence="true" stretchy="false">)</mo>
        </mrow>
        <mo stretchy="false">=</mo>
        <mrow>
          <munder>
            <mo stretchy="false">∑</mo>
            <mi>p</mi>
          </munder>
          <mfrac>
            <mn>1</mn>
            <msup>
              <mi>p</mi>
              <mi>s</mi>
            </msup>
          </mfrac>
        </mrow>
      </mrow>
    </mrow>
    <annotation encoding="StarMath 5.0">lim from {t rightarrow 0 }{ }

( sum from k = 1 {partial over {partial t}}a_t(k) cdot log %zeta(k s) ) cdot ( prod from k = 1 %zeta(k s)^{{{a_t(k)}}} )

=

 sum from k = 1 {{%mu(k)} over k} cdot log %zeta(k s) 
 
=

sum from p {1 over { p^s }}</annotation>
  </semantics>
</math>
</file>

<file path=Object 474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sub>
        <mi>a</mi>
        <mi>t</mi>
      </msub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lim from {t rightarrow 0}{} {{partial } over {partial t}}a_t( k ) = {%mu( k )} over k</annotation>
  </semantics>
</math>
</file>

<file path=Object 47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n>0</mn>
          </mrow>
        </munder>
        <mrow/>
      </mrow>
      <mfrac>
        <mo stretchy="false">∂</mo>
        <mrow>
          <mo stretchy="false">∂</mo>
          <mi>t</mi>
        </mrow>
      </mfrac>
      <mi>log</mi>
      <mrow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x</mi>
            </munderov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o stretchy="false">=</mo>
        <mi>log</mi>
      </mrow>
      <mrow>
        <mstyle mathvariant="bold">
          <msub>
            <mi>e</mi>
            <mi>x</mi>
          </msub>
        </mstyle>
        <mo stretchy="false">=</mo>
        <mrow>
          <munder>
            <mo stretchy="false">∑</mo>
            <mrow>
              <mi>p</mi>
              <mo stretchy="false">≤</mo>
              <mi>x</mi>
            </mrow>
          </munder>
          <mn>1</mn>
        </mrow>
      </mrow>
    </mrow>
    <annotation encoding="StarMath 5.0">lim from {t rightarrow 0 }{} {partial over {partial t}} log (1+bold{ [t]x })

=

sum from k = 1 to x {{%mu(k)} over k } cdot log( 1+bold{x"*" 1 over k} )

=

log bold{ e_x }

=

sum from p &lt;= x  1</annotation>
  </semantics>
</math>
</file>

<file path=Object 476/content.xml><?xml version="1.0" encoding="utf-8"?>
<math xmlns="http://www.w3.org/1998/Math/MathML" display="block">
  <semantics>
    <mrow>
      <mi>log</mi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∗</mo>
            <mrow>
              <mo stretchy="false">∫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i>log</mi>
      </mrow>
      <msup>
        <mrow>
          <mo fence="true" stretchy="false">(</mo>
          <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  <mrow>
          <mtext/>
          <mo stretchy="false">∗</mo>
          <mrow>
            <mo stretchy="false">∫</mo>
            <mtext/>
          </mrow>
        </mrow>
      </msup>
    </mrow>
    <annotation encoding="StarMath 5.0">log (1+bold{ [t]x })^{ ""*int"" }

=

sum from k = 1 to x a_t(k) cdot log( 1+bold{x"*" 1 over k} )^{ ""*int"" }</annotation>
  </semantics>
</math>
</file>

<file path=Object 477/content.xml><?xml version="1.0" encoding="utf-8"?>
<math xmlns="http://www.w3.org/1998/Math/MathML" display="block">
  <semantics>
    <mrow>
      <mi>log</mi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row>
            <mtext/>
            <mo stretchy="false">∗</mo>
            <mrow>
              <mo stretchy="false">∫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row>
          <mo fence="true" stretchy="false">(</mo>
          <mrow>
            <mrow>
              <mrow>
                <mo stretchy="false">−</mo>
                <mi mathvariant="italic">Ei</mi>
              </mrow>
              <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  <mo stretchy="false">+</mo>
                <mi>log</mi>
              </mrow>
              <mrow>
                <mi>x</mi>
                <mo stretchy="false">+</mo>
                <mi mathvariant="normal">γ</mi>
              </mrow>
            </mrow>
          </mrow>
          <mo fence="true" stretchy="false">)</mo>
        </mrow>
      </mrow>
    </mrow>
    <annotation encoding="StarMath 5.0">log (1+bold{ [t]x })^{ ""*int"" }

=

sum from k = 1 to x a_t(k) cdot (-Ei( -x )+ log x + %gamma)</annotation>
  </semantics>
</math>
</file>

<file path=Object 478/content.xml><?xml version="1.0" encoding="utf-8"?>
<math xmlns="http://www.w3.org/1998/Math/MathML" display="block">
  <semantics>
    <mrow>
      <mi>log</mi>
      <mrow>
        <mrow>
          <mo fence="true" stretchy="false">(</mo>
          <mrow>
            <mfrac>
              <mn>1</mn>
              <mrow>
                <mn>1</mn>
                <mo stretchy="false">−</mo>
                <mi>t</mi>
              </mrow>
            </mfrac>
          </mrow>
          <mo fence="true" stretchy="false">)</mo>
        </mrow>
        <mo stretchy="false">≈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sub>
            <mi>a</mi>
            <mi>t</mi>
          </msub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row>
          <mo fence="true" stretchy="false">(</mo>
          <mrow>
            <mrow>
              <mrow>
                <mo stretchy="false">−</mo>
                <mi mathvariant="italic">Ei</mi>
              </mrow>
              <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  <mo stretchy="false">+</mo>
                <mi>log</mi>
              </mrow>
              <mrow>
                <mi>x</mi>
                <mo stretchy="false">+</mo>
                <mi mathvariant="normal">γ</mi>
              </mrow>
            </mrow>
          </mrow>
          <mo fence="true" stretchy="false">)</mo>
        </mrow>
      </mrow>
    </mrow>
    <annotation encoding="StarMath 5.0">log( 1 over {1-t} )

approx

sum from k = 1 to infinity a_t(k) cdot (-Ei( -x )+ log x + %gamma)</annotation>
  </semantics>
</math>
</file>

<file path=Object 479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n>1</mn>
      </mrow>
    </mrow>
    <annotation encoding="StarMath 5.0">log bold{ e_x } =1</annotation>
  </semantics>
</math>
</file>

<file path=Object 48/content.xml><?xml version="1.0" encoding="utf-8"?>
<math xmlns="http://www.w3.org/1998/Math/MathML" display="block">
  <semantics>
    <mrow>
      <mfrac>
        <mn>1</mn>
        <mrow>
          <mn>1</mn>
          <mo stretchy="false">−</mo>
          <mi>x</mi>
        </mrow>
      </mfrac>
      <mo stretchy="false">=</mo>
      <mrow>
        <munder>
          <mo stretchy="false">∏</mo>
          <mrow>
            <mi>k</mi>
            <mo stretchy="false">=</mo>
            <mn>0</mn>
          </mrow>
        </munder>
        <mrow>
          <mo fence="true" stretchy="false">(</mo>
          <mrow>
            <mrow>
              <mn>1</mn>
              <mo stretchy="false">+</mo>
              <msup>
                <mi>x</mi>
                <msup>
                  <mn>2</mn>
                  <mi>k</mi>
                </msup>
              </msup>
            </mrow>
          </mrow>
          <mo fence="true" stretchy="false">)</mo>
        </mrow>
      </mrow>
    </mrow>
    <annotation encoding="StarMath 5.0">1 over {1-x} = prod from k = 0 (1+x^{2^k})</annotation>
  </semantics>
</math>
</file>

<file path=Object 48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n>1</mn>
            <mi>k</mi>
          </mfrac>
        </mrow>
        <mo stretchy="false">⋅</mo>
        <mi>log</mi>
      </mrow>
      <mrow>
        <mstyle mathvariant="bold">
          <msub>
            <mi>e</mi>
            <mfrac>
              <mi>x</mi>
              <mi>k</mi>
            </mfrac>
          </msub>
        </mstyle>
        <mo stretchy="false">=</mo>
        <msub>
          <mi>H</mi>
          <mi>x</mi>
        </msub>
        <mo stretchy="false">=</mo>
        <mi>log</mi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sum from k = 1 to x {1 over k } cdot log bold{ e_{x over k} } =H_x = log( 1+bold{x} )</annotation>
  </semantics>
</math>
</file>

<file path=Object 481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n>1</mn>
                  <mi>k</mi>
                </mfrac>
              </mrow>
            </msub>
            <mfrac>
              <mn>1</mn>
              <mi>k</mi>
            </mfrac>
          </msup>
        </mstyle>
      </mrow>
      <mo stretchy="false">=</mo>
      <mrow>
        <mn>1</mn>
        <mo stretchy="false">+</mo>
        <mstyle mathvariant="bold">
          <mi>x</mi>
        </mstyle>
      </mrow>
    </mrow>
    <annotation encoding="StarMath 5.0">prod from k = 1 to x bold{ e_{x "*" 1 over k} }^{1 over k} =1+bold{x}</annotation>
  </semantics>
</math>
</file>

<file path=Object 482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</mrow>
    <annotation encoding="StarMath 5.0">bold{ e_x }^z = prod from k = 1 (1+bold{x "*" 1 over k})^{z cdot {{%mu(k)} over k}}

</annotation>
  </semantics>
</math>
</file>

<file path=Object 483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n>1</mn>
                  <mi>k</mi>
                </mfrac>
              </mrow>
            </msub>
            <mrow>
              <mi>z</mi>
              <mo stretchy="false">⋅</mo>
              <mfrac>
                <mn>1</mn>
                <mi>k</mi>
              </mfrac>
            </mrow>
          </msup>
        </mstyle>
      </mrow>
      <mo stretchy="false">=</mo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</mrow>
    <annotation encoding="StarMath 5.0">prod from k = 1 to x bold{ e_{x "*" 1 over k} }^{z cdot {1 over k}} =( 1+bold{x} )^z</annotation>
  </semantics>
</math>
</file>

<file path=Object 48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i>t</mi>
            <mi>k</mi>
          </mfrac>
        </mrow>
        <mo stretchy="false">⋅</mo>
        <mi>log</mi>
      </mrow>
      <mrow>
        <mstyle mathvariant="bold">
          <msub>
            <mi>e</mi>
            <mfrac>
              <mi>x</mi>
              <mi>k</mi>
            </mfrac>
          </msub>
        </mstyle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frac>
            <msup>
              <mi>t</mi>
              <mi>k</mi>
            </msup>
            <mi>k</mi>
          </mfrac>
        </mrow>
        <mo stretchy="false">=</mo>
        <mi>log</mi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</mrow>
    <annotation encoding="StarMath 5.0">sum from k = 1 to x {t over k } cdot log bold{ e_{x over k} } =sum from k = 1 to x {t^k over k} = log( 1+bold{[t]x} )</annotation>
  </semantics>
</math>
</file>

<file path=Object 485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i>t</mi>
                  <mi>k</mi>
                </mfrac>
              </mrow>
            </msub>
            <mrow>
              <mi>z</mi>
              <mo stretchy="false">⋅</mo>
              <mfrac>
                <mn>1</mn>
                <mi>k</mi>
              </mfrac>
            </mrow>
          </msup>
        </mstyle>
      </mrow>
      <mo stretchy="false">=</mo>
      <msup>
        <mrow>
          <mo fence="true" stretchy="false">(</mo>
          <mrow>
            <mrow>
              <mn>1</mn>
              <mo stretchy="false">+</mo>
              <mstyle mathvariant="bold">
                <mrow>
                  <mrow>
                    <mo fence="true" stretchy="false">[</mo>
                    <mrow>
                      <mi>t</mi>
                    </mrow>
                    <mo fence="true" stretchy="false">]</mo>
                  </mrow>
                  <mi>x</mi>
                </mrow>
              </mstyle>
            </mrow>
          </mrow>
          <mo fence="true" stretchy="false">)</mo>
        </mrow>
        <mi>z</mi>
      </msup>
    </mrow>
    <annotation encoding="StarMath 5.0">prod from k = 1 to x bold{ e_{x "*" t over k} }^{z cdot {1 over k}} =( 1+bold{[t]x} )^z</annotation>
  </semantics>
</math>
</file>

<file path=Object 486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>x</mi>
        </munderover>
        <mstyle mathvariant="bold">
          <msup>
            <msub>
              <mi>e</mi>
              <mrow>
                <mi>x</mi>
                <mtext>*</mtext>
                <mfrac>
                  <mn>1</mn>
                  <mi>k</mi>
                </mfrac>
              </mrow>
            </msub>
            <mfrac>
              <mi>t</mi>
              <mi>k</mi>
            </mfrac>
          </msup>
        </mstyle>
      </mrow>
      <mo stretchy="false">=</mo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i>t</mi>
                  </mrow>
                  <mo fence="true" stretchy="false">]</mo>
                </mrow>
                <mi>x</mi>
              </mrow>
            </mstyle>
          </mrow>
        </mrow>
        <mo fence="true" stretchy="false">)</mo>
      </mrow>
    </mrow>
    <annotation encoding="StarMath 5.0">prod from k = 1 to x bold{ e_{x "*" 1 over k} }^{t over k} =( 1+bold{[t]x} )</annotation>
  </semantics>
</math>
</file>

<file path=Object 487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bold{ e_x } = sum from k = 1 {{{%mu(k)} over k}} cdot log(1+bold{x "*" 1 over k})

</annotation>
  </semantics>
</math>
</file>

<file path=Object 488/content.xml><?xml version="1.0" encoding="utf-8"?>
<math xmlns="http://www.w3.org/1998/Math/MathML" display="block">
  <semantics>
    <mrow>
      <mi>log</mi>
      <mrow>
        <mstyle mathvariant="bold">
          <msub>
            <mi>e</mi>
            <mi>x</mi>
          </msub>
        </mstyle>
        <mo stretchy="false">=</mo>
        <mrow>
          <mfrac>
            <mn>1</mn>
            <mi>t</mi>
          </mfrac>
          <mo stretchy="false">⋅</mo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row>
                  <mo fence="true" stretchy="false">[</mo>
                  <mrow>
                    <msup>
                      <mi>t</mi>
                      <mi>k</mi>
                    </msup>
                  </mrow>
                  <mo fence="true" stretchy="false">]</mo>
                </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og bold{ e_x } = 1 over t cdot sum from k = 1 {{{%mu(k)} over k}} cdot log(1+bold{[t^k]x "*" 1 over k})

</annotation>
  </semantics>
</math>
</file>

<file path=Object 489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row>
            <mi>z</mi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row>
                <mi>t</mi>
                <mo stretchy="false">⋅</mo>
                <mi>k</mi>
              </mrow>
            </mfrac>
          </mrow>
        </msup>
      </mrow>
    </mrow>
    <annotation encoding="StarMath 5.0">bold{ e_x }^z = prod from k = 1 (1+bold{[t^k]x "*" 1 over k})^{z cdot {{%mu(k)} over {t cdot k}}}

</annotation>
  </semantics>
</math>
</file>

<file path=Object 49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infty_n} = sum from k = 0  log bold{2_{n "*" 1 over 2^k }} </annotation>
  </semantics>
</math>
</file>

<file path=Object 490/content.xml><?xml version="1.0" encoding="utf-8"?>
<math xmlns="http://www.w3.org/1998/Math/MathML" display="block">
  <semantics>
    <mrow>
      <mrow>
        <mstyle mathvariant="bold">
          <msup>
            <msub>
              <mi>e</mi>
              <mi>x</mi>
            </msub>
            <mi>z</mi>
          </msup>
        </mstyle>
        <mo stretchy="false">=</mo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row>
                      <mrow>
                        <mo fence="true" stretchy="false">[</mo>
                        <mrow>
                          <msup>
                            <mi>t</mi>
                            <mi>k</mi>
                          </msup>
                        </mrow>
                        <mo fence="true" stretchy="false">]</mo>
                      </mrow>
                      <mi>x</mi>
                      <mtext>*</mtext>
                      <mfrac>
                        <mn>1</mn>
                        <mi>k</mi>
                      </mfrac>
                    </mrow>
                  </mstyle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i>t</mi>
                  <mo stretchy="false">⋅</mo>
                  <mi>k</mi>
                </mrow>
              </mfrac>
            </mrow>
          </msup>
        </mrow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row>
                  <mi>c</mi>
                  <mo stretchy="false">+</mo>
                  <mn>...</mn>
                </mrow>
                <mo stretchy="false">≤</mo>
                <mi>x</mi>
              </mrow>
            </mrow>
          </munder>
          <msup>
            <mi>t</mi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...</mn>
              </mrow>
            </mrow>
          </msup>
        </mrow>
      </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i>z</mi>
                        <mo stretchy="false">/</mo>
                        <mi>t</mi>
                      </mrow>
                    </mtd>
                  </mtr>
                  <mtr>
                    <mtd>
                      <mi>a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i>z</mi>
                        </mrow>
                        <mo stretchy="false">/</mo>
                        <mi>t</mi>
                        <mo stretchy="false">/</mo>
                        <mn>2</mn>
                      </mrow>
                    </mtd>
                  </mtr>
                  <mtr>
                    <mtd>
                      <mi>b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i>z</mi>
                        </mrow>
                        <mo stretchy="false">/</mo>
                        <mi>t</mi>
                        <mo stretchy="false">/</mo>
                        <mn>3</mn>
                      </mrow>
                    </mtd>
                  </mtr>
                  <mtr>
                    <mtd>
                      <mi>c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n>..</mn>
      </mrow>
      <mi>.</mi>
    </mrow>
    <annotation encoding="StarMath 5.0">bold{ e_x }^z = 

prod from k = 1 (1+bold{[t^k]x "*" 1 over k})^{z cdot {{%mu(k)} over {t cdot k}}}

=

sum from { a + 2b + 3 c + ... &lt;= x } 

 t^{a+2b+3c+...} ((binom{z/t}{a}))  cdot
 ((binom{-z/t/2}{b}))  cdot
 ((binom{-z/t/3}{c})) cdot ...</annotation>
  </semantics>
</math>
</file>

<file path=Object 491/content.xml><?xml version="1.0" encoding="utf-8"?>
<math xmlns="http://www.w3.org/1998/Math/MathML" display="block">
  <semantics>
    <mrow>
      <mrow>
        <mstyle mathvariant="bold">
          <msub>
            <mi>e</mi>
            <mi>x</mi>
          </msub>
        </mstyle>
        <mo stretchy="false">=</mo>
        <mrow>
          <munder>
            <mi>lim</mi>
            <mrow>
              <mi>t</mi>
              <mo stretchy="false">→</mo>
              <mn>0</mn>
            </mrow>
          </munder>
          <mrow/>
        </mrow>
      </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sup>
                          <mi>t</mi>
                          <mi>k</mi>
                        </msup>
                      </mrow>
                      <mo fence="true" stretchy="false">]</mo>
                    </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row>
              <mi>t</mi>
              <mo stretchy="false">⋅</mo>
              <mi>k</mi>
            </mrow>
          </mfrac>
        </msup>
      </mrow>
    </mrow>
    <annotation encoding="StarMath 5.0">bold{ e_x } = lim from {t rightarrow 0}{} prod from k = 1 (1+bold{[t^k]x "*" 1 over k})^{{{%mu(k)} over {t cdot k}}}

</annotation>
  </semantics>
</math>
</file>

<file path=Object 49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row>
                      <mo fence="true" stretchy="false">[</mo>
                      <mrow>
                        <mi>t</mi>
                      </mrow>
                      <mo fence="true" stretchy="false">]</mo>
                    </mrow>
                    <mi>x</mi>
                  </mrow>
                </mstyle>
              </mrow>
            </mrow>
            <mo fence="true" stretchy="false">)</mo>
          </mrow>
          <mi>z</mi>
        </msup>
        <mo stretchy="false">=</mo>
        <msup>
          <mrow>
            <mo fence="true" stretchy="false">(</mo>
            <mrow>
              <mfrac>
                <mn>1</mn>
                <mrow>
                  <mn>1</mn>
                  <mo stretchy="false">−</mo>
                  <mi>t</mi>
                </mrow>
              </mfrac>
            </mrow>
            <mo fence="true" stretchy="false">)</mo>
          </mrow>
          <mi>z</mi>
        </msup>
      </mrow>
    </mrow>
    <annotation encoding="StarMath 5.0">lim from {x rightarrow infinity}{} (1+bold{ [t]x })^z

=

( 1 over {1-t} )^z</annotation>
  </semantics>
</math>
</file>

<file path=Object 493/content.xml><?xml version="1.0" encoding="utf-8"?>
<math xmlns="http://www.w3.org/1998/Math/MathML" display="block">
  <semantics>
    <mrow>
      <mrow>
        <mfrac>
          <mn>1</mn>
          <mi>t</mi>
        </mfrac>
        <mo stretchy="false">⋅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⋅</mo>
        <mi>log</mi>
      </mrow>
      <mrow>
        <mrow>
          <mo fence="true" stretchy="false">(</mo>
          <mrow>
            <mfrac>
              <mn>1</mn>
              <mrow>
                <mn>1</mn>
                <mo stretchy="false">−</mo>
                <msup>
                  <mi>t</mi>
                  <mi>k</mi>
                </msup>
              </mrow>
            </mfrac>
          </mrow>
          <mo fence="true" stretchy="false">)</mo>
        </mrow>
        <mo stretchy="false">=</mo>
        <mn>1</mn>
      </mrow>
    </mrow>
    <annotation encoding="StarMath 5.0">1 over t cdot sum from k = 1 to infinity {{ %mu(k) } over k} cdot log( 1 over {1-t^k} ) = 1</annotation>
  </semantics>
</math>
</file>

<file path=Object 494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row>
            <mfrac>
              <mn>1</mn>
              <mi>t</mi>
            </mfrac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  <mo stretchy="false">=</mo>
      <mi>e</mi>
    </mrow>
    <annotation encoding="StarMath 5.0">prod from k = 1 to infinity  (1 over {1-t^k})^{ 1 over t cdot {{%mu(k)} over k} } = e</annotation>
  </semantics>
</math>
</file>

<file path=Object 495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frac>
                <mn>1</mn>
                <mrow>
                  <mn>1</mn>
                  <mo stretchy="false">−</mo>
                  <msup>
                    <mi>t</mi>
                    <mi>k</mi>
                  </msup>
                </mrow>
              </mfrac>
            </mrow>
            <mo fence="true" stretchy="false">)</mo>
          </mrow>
          <mrow>
            <mi>z</mi>
            <mo stretchy="false">⋅</mo>
            <mfrac>
              <mn>1</mn>
              <mi>t</mi>
            </mfrac>
            <mo stretchy="false">⋅</mo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sup>
      </mrow>
      <mo stretchy="false">=</mo>
      <msup>
        <mi>e</mi>
        <mi>z</mi>
      </msup>
    </mrow>
    <annotation encoding="StarMath 5.0">prod from k = 1 to infinity  (1 over {1-t^k})^{ z cdot {1 over t} cdot {{%mu(k)} over k} } = e^z</annotation>
  </semantics>
</math>
</file>

<file path=Object 496/content.xml><?xml version="1.0" encoding="utf-8"?>
<math xmlns="http://www.w3.org/1998/Math/MathML" display="block">
  <semantics>
    <mrow>
      <mrow>
        <munderover>
          <mo stretchy="false">∏</mo>
          <mrow>
            <mi>k</mi>
            <mo stretchy="false">=</mo>
            <mn>1</mn>
          </mrow>
          <mi mathvariant="normal">∞</mi>
        </munderover>
        <msup>
          <mrow>
            <mo fence="true" stretchy="false">(</mo>
            <mrow>
              <mrow>
                <mn>1</mn>
                <mo stretchy="false">−</mo>
                <msup>
                  <mi>t</mi>
                  <mi>k</mi>
                </msup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  <mo stretchy="false">=</mo>
      <msup>
        <mi>e</mi>
        <mrow>
          <mo stretchy="false">−</mo>
          <mi>t</mi>
        </mrow>
      </msup>
    </mrow>
    <annotation encoding="StarMath 5.0">prod from k = 1 to infinity  ({1-t^k})^{{{%mu(k)} over k} } = e^-t</annotation>
  </semantics>
</math>
</file>

<file path=Object 5/content.xml><?xml version="1.0" encoding="utf-8"?>
<math xmlns="http://www.w3.org/1998/Math/MathML" display="block">
  <semantics>
    <mrow>
      <mi>log</mi>
      <mrow>
        <mo fence="true" stretchy="false">(</mo>
        <mrow>
          <mrow>
            <mn>1</mn>
            <mo stretchy="false">+</mo>
            <mstyle mathvariant="bold">
              <mi>n</mi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b>
          <mi>H</mi>
          <mi>n</mi>
        </msub>
      </mrow>
    </mrow>
    <annotation encoding="StarMath 5.0">log(1+bold{n})""^{""+sum""} = H_n</annotation>
  </semantics>
</math>
</file>

<file path=Object 50/content.xml><?xml version="1.0" encoding="utf-8"?>
<math xmlns="http://www.w3.org/1998/Math/MathML" display="block">
  <semantics>
    <mrow>
      <mi>log</mi>
      <mrow>
        <mstyle mathvariant="bold">
          <msub>
            <mi mathvariant="normal">∞</mi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3</mn>
          <mrow>
            <mi>n</mi>
            <mtext>*</mtext>
            <mfrac>
              <mn>1</mn>
              <msup>
                <mn>3</mn>
                <mi>k</mi>
              </msup>
            </mfrac>
          </mrow>
        </msub>
      </mstyle>
    </mrow>
    <annotation encoding="StarMath 5.0">log bold{infty_n} = sum from k = 0 log bold{3_{n "*" 1 over 3^k}}</annotation>
  </semantics>
</math>
</file>

<file path=Object 51/content.xml><?xml version="1.0" encoding="utf-8"?>
<math xmlns="http://www.w3.org/1998/Math/MathML" display="block">
  <semantics>
    <mrow>
      <mstyle mathvariant="bold">
        <msup>
          <msub>
            <mn>3</mn>
            <mi>n</mi>
          </msub>
          <mi>z</mi>
        </msup>
      </mstyle>
      <mo stretchy="false">=</mo>
      <msup>
        <mrow>
          <mo fence="true" stretchy="false">(</mo>
          <mrow>
            <mfrac>
              <mstyle mathvariant="bold">
                <msub>
                  <mi mathvariant="normal">∞</mi>
                  <mi>n</mi>
                </msub>
              </mstyle>
              <mstyle mathvariant="bold">
                <msub>
                  <mi mathvariant="normal">∞</mi>
                  <mrow>
                    <mi>n</mi>
                    <mtext>*</mtext>
                    <mfrac>
                      <mn>1</mn>
                      <mn>3</mn>
                    </mfrac>
                  </mrow>
                </msub>
              </mstyle>
            </mfrac>
          </mrow>
          <mo fence="true" stretchy="false">)</mo>
        </mrow>
        <mi>z</mi>
      </msup>
    </mrow>
    <annotation encoding="StarMath 5.0">bold{3_n}^z = ({bold{infty_n}}over{bold{infty_{n "*" 1 over 3}}})^z</annotation>
  </semantics>
</math>
</file>

<file path=Object 52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row>
            <mi>n</mi>
            <mtext>*</mtext>
            <mfrac>
              <mn>1</mn>
              <mn>2</mn>
            </mfrac>
          </mrow>
        </msub>
      </mstyle>
    </mrow>
    <annotation encoding="StarMath 5.0">log bold{2_n} = log bold{infty_n} - log bold{infty_{n "*" 1 over 2}}</annotation>
  </semantics>
</math>
</file>

<file path=Object 53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row>
            <mi>n</mi>
            <mtext>*</mtext>
            <mfrac>
              <mn>1</mn>
              <mn>3</mn>
            </mfrac>
          </mrow>
        </msub>
      </mstyle>
    </mrow>
    <annotation encoding="StarMath 5.0">log bold{3_n} = log bold{infty_n} - log bold{infty_{n "*" 1 over 3}}</annotation>
  </semantics>
</math>
</file>

<file path=Object 54/content.xml><?xml version="1.0" encoding="utf-8"?>
<math xmlns="http://www.w3.org/1998/Math/MathML" display="block">
  <semantics>
    <mrow>
      <mi>log</mi>
      <mrow>
        <mstyle mathvariant="bold">
          <msub>
            <mn>3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row>
        <mstyle mathvariant="bold">
          <msub>
            <mn>2</mn>
            <mrow>
              <mi>n</mi>
              <mtext>*</mtext>
              <mfrac>
                <mn>1</mn>
                <msup>
                  <mn>2</mn>
                  <mi>k</mi>
                </msup>
              </mfrac>
            </mrow>
          </msub>
        </mstyle>
        <mo stretchy="false">−</mo>
        <mrow>
          <munder>
            <mo stretchy="false">∑</mo>
            <mrow>
              <mi>k</mi>
              <mo stretchy="false">=</mo>
              <mn>0</mn>
            </mrow>
          </munder>
          <mi>log</mi>
        </mrow>
      </mrow>
      <mstyle mathvariant="bold">
        <msub>
          <mn>2</mn>
          <mrow>
            <mi>n</mi>
            <mtext>*</mtext>
            <mfrac>
              <mn>1</mn>
              <mrow>
                <mn>3</mn>
                <mo stretchy="false">⋅</mo>
                <msup>
                  <mn>2</mn>
                  <mi>k</mi>
                </msup>
              </mrow>
            </mfrac>
          </mrow>
        </msub>
      </mstyle>
    </mrow>
    <annotation encoding="StarMath 5.0">log bold{3_n} = sum from k = 0 log bold{2_{n "*" 1 over 2^k}} - sum from k = 0 log bold{2_{n "*" 1 over {3 cdot 2^k}}}</annotation>
  </semantics>
</math>
</file>

<file path=Object 55/content.xml><?xml version="1.0" encoding="utf-8"?>
<math xmlns="http://www.w3.org/1998/Math/MathML" display="block">
  <semantics>
    <mrow>
      <mi>log</mi>
      <mrow>
        <mstyle mathvariant="bold">
          <msub>
            <mn>4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2</mn>
            </mfrac>
          </mrow>
        </msub>
      </mstyle>
    </mrow>
    <annotation encoding="StarMath 5.0">log bold{4_n} = log bold{2_n} + log bold{2_{n "*" 1 over 2}}</annotation>
  </semantics>
</math>
</file>

<file path=Object 56/content.xml><?xml version="1.0" encoding="utf-8"?>
<math xmlns="http://www.w3.org/1998/Math/MathML" display="block">
  <semantics>
    <mrow>
      <mi>log</mi>
      <mrow>
        <mstyle mathvariant="bold">
          <msub>
            <mn>8</mn>
            <mi>n</mi>
          </msub>
        </mstyle>
        <mo stretchy="false">=</mo>
        <mi>log</mi>
      </mrow>
      <mrow>
        <mstyle mathvariant="bold">
          <msub>
            <mn>2</mn>
            <mi>n</mi>
          </msub>
        </mstyle>
        <mo stretchy="false">+</mo>
        <mi>log</mi>
      </mrow>
      <mrow>
        <mstyle mathvariant="bold">
          <msub>
            <mn>2</mn>
            <mrow>
              <mi>n</mi>
              <mtext>*</mtext>
              <mfrac>
                <mn>1</mn>
                <mn>2</mn>
              </mfrac>
            </mrow>
          </msub>
        </mstyle>
        <mo stretchy="false">+</mo>
        <mi>log</mi>
      </mrow>
      <mstyle mathvariant="bold">
        <msub>
          <mn>2</mn>
          <mrow>
            <mi>n</mi>
            <mtext>*</mtext>
            <mfrac>
              <mn>1</mn>
              <mn>4</mn>
            </mfrac>
          </mrow>
        </msub>
      </mstyle>
    </mrow>
    <annotation encoding="StarMath 5.0">log bold{8_n} = log bold{2_n} + log bold{2_{n "*" 1 over 2}}+ log bold{2_{n "*" 1 over 4}}</annotation>
  </semantics>
</math>
</file>

<file path=Object 57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4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2</mn>
                  <mi>b</mi>
                </msub>
                <mi>z</mi>
              </msup>
            </mstyle>
          </mrow>
        </mrow>
      </mrow>
    </mrow>
    <annotation encoding="StarMath 5.0">nabla_n bold{4_n}^z

= sum from {a+2b=n} { 

nabla_a bold{2_a}^z cdot nabla_b bold{2_b}^z}</annotation>
  </semantics>
</math>
</file>

<file path=Object 58/content.xml><?xml version="1.0" encoding="utf-8"?>
<math xmlns="http://www.w3.org/1998/Math/MathML" display="block">
  <semantics>
    <mrow>
      <mi>log</mi>
      <mrow>
        <mstyle mathvariant="bold">
          <msub>
            <mn>2</mn>
            <mi>n</mi>
          </msub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i>log</mi>
      <mstyle mathvariant="bold">
        <msub>
          <mn>4</mn>
          <mrow>
            <mi>n</mi>
            <mtext>*</mtext>
            <mfrac>
              <mn>1</mn>
              <msup>
                <mn>2</mn>
                <mi>k</mi>
              </msup>
            </mfrac>
          </mrow>
        </msub>
      </mstyle>
    </mrow>
    <annotation encoding="StarMath 5.0">log bold{2_n} = sum from k = 0 (-1)^k log bold{4_{n "*" 1 over 2^k}}</annotation>
  </semantics>
</math>
</file>

<file path=Object 59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8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2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2</mn>
                  <mi>b</mi>
                </msub>
                <mi>z</mi>
              </msup>
            </mstyle>
            <mover accent="true">
              <msub>
                <mo stretchy="false">∇</mo>
                <mi>c</mi>
              </msub>
              <mo stretchy="false">˙</mo>
            </mover>
            <mstyle mathvariant="bold">
              <msup>
                <msub>
                  <mn>2</mn>
                  <mi>c</mi>
                </msub>
                <mi>z</mi>
              </msup>
            </mstyle>
          </mrow>
        </mrow>
      </mrow>
    </mrow>
    <annotation encoding="StarMath 5.0">nabla_n bold{8_n}^z = 

sum from {a+2b+4c=n} { 

nabla_a bold{2_a}^z cdot nabla_b bold{2_b}^z dot nabla_c bold{2_c}^z}</annotation>
  </semantics>
</math>
</file>

<file path=Object 6/content.xml><?xml version="1.0" encoding="utf-8"?>
<math xmlns="http://www.w3.org/1998/Math/MathML" display="block">
  <semantics>
    <mrow>
      <msub>
        <mo stretchy="false">∇</mo>
        <mi>n</mi>
      </msub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i>z</mi>
            <mo stretchy="false">−</mo>
            <mn>1</mn>
          </mrow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nabla_n (1+bold{n})^z""^{""+sum""} = (1+bold{n})^{z-1}""^{""+sum""}</annotation>
  </semantics>
</math>
</file>

<file path=Object 60/content.xml><?xml version="1.0" encoding="utf-8"?>
<math xmlns="http://www.w3.org/1998/Math/MathML" display="block">
  <semantics>
    <mrow>
      <mrow>
        <mstyle mathvariant="bold">
          <msup>
            <msub>
              <mn>2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sub>
            <mo stretchy="false">∇</mo>
            <mi>a</mi>
          </msub>
        </mrow>
      </mrow>
      <mrow>
        <mstyle mathvariant="bold">
          <msup>
            <msub>
              <mn>4</mn>
              <mi>a</mi>
            </msub>
            <mi>z</mi>
          </msup>
        </mstyle>
        <mo stretchy="false">⋅</mo>
        <msub>
          <mo stretchy="false">∇</mo>
          <mi>b</mi>
        </msub>
      </mrow>
      <mrow>
        <mstyle mathvariant="bold">
          <msup>
            <msub>
              <mn>4</mn>
              <mi>b</mi>
            </msub>
            <mrow>
              <mo stretchy="false">−</mo>
              <mi>z</mi>
            </mrow>
          </msup>
        </mstyle>
        <mo stretchy="false">⋅</mo>
        <msub>
          <mo stretchy="false">∇</mo>
          <mi>c</mi>
        </msub>
      </mrow>
      <mrow>
        <mstyle mathvariant="bold">
          <msup>
            <msub>
              <mn>4</mn>
              <mi>c</mi>
            </msub>
            <mi>z</mi>
          </msup>
        </mstyle>
        <mo stretchy="false">⋅</mo>
        <msub>
          <mo stretchy="false">∇</mo>
          <mi>d</mi>
        </msub>
      </mrow>
      <mrow>
        <mstyle mathvariant="bold">
          <msup>
            <msub>
              <mn>4</mn>
              <mi>d</mi>
            </msub>
            <mrow>
              <mo stretchy="false">−</mo>
              <mi>z</mi>
            </mrow>
          </msup>
        </mstyle>
        <mo stretchy="false">⋅</mo>
        <mn>..</mn>
      </mrow>
      <mi>.</mi>
    </mrow>
    <annotation encoding="StarMath 5.0">bold{2_n}^z = sum from {a+2b+4c+8d+... &lt;=n} nabla_a bold{4_a}^z cdot nabla_b bold{4_b}^-z cdot nabla_c bold{4_c}^z cdot nabla_d bold{4_d}^-z cdot ...</annotation>
  </semantics>
</math>
</file>

<file path=Object 61/content.xml><?xml version="1.0" encoding="utf-8"?>
<math xmlns="http://www.w3.org/1998/Math/MathML" display="block">
  <semantics>
    <mrow>
      <mstyle mathvariant="bold">
        <msup>
          <msub>
            <mn>2</mn>
            <mi>n</mi>
          </msub>
          <mi>z</mi>
        </msup>
      </mstyle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tyle mathvariant="bold">
                  <msup>
                    <mn>4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z</mi>
                    </mrow>
                  </msup>
                </mstyle>
              </mrow>
              <mo stretchy="false">/</mo>
              <mrow>
                <mo fence="true" stretchy="false">(</mo>
                <mrow>
                  <msup>
                    <mn>2</mn>
                    <mi>k</mi>
                  </msup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bold{2_n}^z = [prod from k = 0 bold{4}^{(-1)^k cdot z}/(2^k)]_n</annotation>
  </semantics>
</math>
</file>

<file path=Object 62/content.xml><?xml version="1.0" encoding="utf-8"?>
<math xmlns="http://www.w3.org/1998/Math/MathML" display="block">
  <semantics>
    <mrow>
      <mi>log</mi>
      <mrow>
        <mstyle mathvariant="bold">
          <msub>
            <mn>9</mn>
            <mi>n</mi>
          </msub>
        </mstyle>
        <mo stretchy="false">=</mo>
        <mi>log</mi>
      </mrow>
      <mrow>
        <mstyle mathvariant="bold">
          <msub>
            <mn>3</mn>
            <mi>n</mi>
          </msub>
        </mstyle>
        <mo stretchy="false">+</mo>
        <mi>log</mi>
      </mrow>
      <mstyle mathvariant="bold">
        <msub>
          <mn>3</mn>
          <mrow>
            <mi>n</mi>
            <mtext>*</mtext>
            <mfrac>
              <mn>1</mn>
              <mn>3</mn>
            </mfrac>
          </mrow>
        </msub>
      </mstyle>
    </mrow>
    <annotation encoding="StarMath 5.0">log bold{9_n} = log bold{3_n} + log bold{3_{n "*" 1 over 3}}</annotation>
  </semantics>
</math>
</file>

<file path=Object 63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n>9</mn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n>3</mn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n>3</mn>
                  <mi>b</mi>
                </msub>
                <mi>z</mi>
              </msup>
            </mstyle>
          </mrow>
        </mrow>
      </mrow>
    </mrow>
    <annotation encoding="StarMath 5.0">nabla_n bold{9_n}^z = 

sum from {a+3b=n} { 

nabla_a bold{3_a}^z cdot nabla_b bold{3_b}^z }</annotation>
  </semantics>
</math>
</file>

<file path=Object 64/content.xml><?xml version="1.0" encoding="utf-8"?>
<math xmlns="http://www.w3.org/1998/Math/MathML" display="block">
  <semantics>
    <mrow>
      <msub>
        <mo stretchy="false">∇</mo>
        <mi>n</mi>
      </msub>
      <mrow>
        <mstyle mathvariant="bold">
          <msup>
            <msub>
              <mrow>
                <mo fence="true" stretchy="false">(</mo>
                <mrow>
                  <msup>
                    <mi>m</mi>
                    <mrow>
                      <mtext>^</mtext>
                      <mn>2</mn>
                    </mrow>
                  </msup>
                </mrow>
                <mo fence="true" stretchy="false">)</mo>
              </mrow>
              <mi>n</mi>
            </msub>
            <mi>z</mi>
          </msup>
        </mstyle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sub>
              <mo stretchy="false">∇</mo>
              <mi>a</mi>
            </msub>
            <mrow>
              <mstyle mathvariant="bold">
                <msup>
                  <msub>
                    <mi>m</mi>
                    <mi>a</mi>
                  </msub>
                  <mi>z</mi>
                </msup>
              </mstyle>
              <mo stretchy="false">⋅</mo>
              <msub>
                <mo stretchy="false">∇</mo>
                <mi>b</mi>
              </msub>
            </mrow>
            <mstyle mathvariant="bold">
              <msup>
                <msub>
                  <mi>m</mi>
                  <mi>b</mi>
                </msub>
                <mi>z</mi>
              </msup>
            </mstyle>
          </mrow>
        </mrow>
      </mrow>
    </mrow>
    <annotation encoding="StarMath 5.0">nabla_n bold{(m^{"^" 2})_n}^z = sum from {a+m cdot b=n} { 

nabla_a bold{m_a}^z cdot nabla_b bold{m_b}^z}</annotation>
  </semantics>
</math>
</file>

<file path=Object 65/content.xml><?xml version="1.0" encoding="utf-8"?>
<math xmlns="http://www.w3.org/1998/Math/MathML" display="block">
  <semantics>
    <mrow>
      <mstyle mathvariant="bold">
        <msup>
          <msub>
            <mrow>
              <mo fence="true" stretchy="false">(</mo>
              <mrow>
                <msup>
                  <mi>m</mi>
                  <mrow>
                    <mtext>^</mtext>
                    <mn>2</mn>
                  </mrow>
                </msup>
              </mrow>
              <mo fence="true" stretchy="false">)</mo>
            </mrow>
            <mi>n</mi>
          </msub>
          <mi>z</mi>
        </msup>
      </mstyle>
      <mo stretchy="false">=</mo>
      <mrow>
        <munder>
          <mo stretchy="false">∑</mo>
          <mrow>
            <mrow>
              <mi>a</mi>
              <mo stretchy="false">+</mo>
              <mrow>
                <mi>m</mi>
                <mo stretchy="false">⋅</mo>
                <mi>b</mi>
              </mrow>
            </mrow>
            <mo stretchy="false">≤</mo>
            <mi>n</mi>
          </mrow>
        </munder>
        <mrow>
          <msub>
            <mo stretchy="false">∇</mo>
            <mi>a</mi>
          </msub>
          <mrow>
            <mstyle mathvariant="bold">
              <msup>
                <msub>
                  <mi>m</mi>
                  <mi>a</mi>
                </msub>
                <mi>z</mi>
              </msup>
            </mstyle>
            <mo stretchy="false">⋅</mo>
            <msub>
              <mo stretchy="false">∇</mo>
              <mi>b</mi>
            </msub>
          </mrow>
          <mstyle mathvariant="bold">
            <msup>
              <msub>
                <mi>m</mi>
                <mi>b</mi>
              </msub>
              <mi>z</mi>
            </msup>
          </mstyle>
        </mrow>
      </mrow>
    </mrow>
    <annotation encoding="StarMath 5.0">bold{(m^{"^"2})_n}^z = sum from {a+m cdot b&lt;=n} { 

nabla_a bold{m_a}^z cdot nabla_b bold{m_b}^z}</annotation>
  </semantics>
</math>
</file>

<file path=Object 6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>m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m^z]_n = sum from {a+m cdot b=n} { nabla[bold{infty}^z]_a cdot nabla[bold{infty}^-z]_b}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68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underover>
          <mo stretchy="false">∑</mo>
          <mrow>
            <mi>m</mi>
            <mo stretchy="false">=</mo>
            <mn>1</mn>
          </mrow>
          <mi>t</mi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i>m</mi>
                </mfrac>
              </mrow>
              <mo fence="true" stretchy="false">⌋</mo>
            </mrow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row>
                          <mi>z</mi>
                          <mo stretchy="false">+</mo>
                          <mn>1</mn>
                        </mrow>
                      </msup>
                    </mstyle>
                  </mrow>
                  <mo fence="true" stretchy="false">]</mo>
                </mrow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sum from m = 1 to t [bold{m}^z]_n = sum from m = 1 to t  sum from k = 0 to {lfloor n over m rfloor} { nabla[bold{infty}^{z+1}]_{n - m cdot k} cdot nabla[bold{infty}^-z]_k}</annotation>
  </semantics>
</math>
</file>

<file path=Object 69/content.xml><?xml version="1.0" encoding="utf-8"?>
<math xmlns="http://www.w3.org/1998/Math/MathML" display="block">
  <semantics>
    <mrow>
      <mi>log</mi>
      <mrow>
        <mstyle mathvariant="bold">
          <msub>
            <mn>1</mn>
            <mi>n</mi>
          </msub>
        </mstyle>
        <mo stretchy="false">=</mo>
        <mn>0</mn>
        <mo stretchy="false">=</mo>
        <mi>log</mi>
      </mrow>
      <mrow>
        <mstyle mathvariant="bold">
          <msub>
            <mi mathvariant="normal">∞</mi>
            <mi>n</mi>
          </msub>
        </mstyle>
        <mo stretchy="false">−</mo>
        <mi>log</mi>
      </mrow>
      <mstyle mathvariant="bold">
        <msub>
          <mi mathvariant="normal">∞</mi>
          <mi>n</mi>
        </msub>
      </mstyle>
    </mrow>
    <annotation encoding="StarMath 5.0">log bold{1_n} = 0 = log bold{infty_n} - log bold{infty_n}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tyle mathvariant="bold">
                <mi>n</mi>
              </mstyle>
            </mrow>
          </mrow>
          <mo fence="true" stretchy="false">)</mo>
        </mrow>
        <mrow>
          <mi>a</mi>
          <mo stretchy="false">+</mo>
          <mi>b</mi>
        </mrow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sub>
            <mo stretchy="false">∇</mo>
            <mi>j</mi>
          </msub>
        </mrow>
      </mrow>
      <msup>
        <mrow>
          <mo fence="true" stretchy="false">(</mo>
          <mrow>
            <mrow>
              <mn>1</mn>
              <mo stretchy="false">+</mo>
              <mstyle mathvariant="bold">
                <mi>j</mi>
              </mstyle>
            </mrow>
          </mrow>
          <mo fence="true" stretchy="false">)</mo>
        </mrow>
        <mi>a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⋅</mo>
        <msub>
          <mo stretchy="false">∇</mo>
          <mi>k</mi>
        </msub>
      </mrow>
      <msup>
        <mrow>
          <mo fence="true" stretchy="false">(</mo>
          <mrow>
            <mrow>
              <mn>1</mn>
              <mo stretchy="false">+</mo>
              <mstyle mathvariant="bold">
                <mi>k</mi>
              </mstyle>
            </mrow>
          </mrow>
          <mo fence="true" stretchy="false">)</mo>
        </mrow>
        <mi>b</mi>
      </msup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(1+bold{n})^{a+b}""^{""+sum""} = sum from j+k&lt;=n nabla_j (1+bold{j})^a""^{""+sum""} cdot nabla_k (1+bold{k})^b""^{""+sum""}</annotation>
  </semantics>
</math>
</file>

<file path=Object 70/content.xml><?xml version="1.0" encoding="utf-8"?>
<math xmlns="http://www.w3.org/1998/Math/MathML" display="block">
  <semantics>
    <mrow>
      <mi>a</mi>
      <mo stretchy="false">∇</mo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→</mo>
      <mi>?</mi>
      <mi>?</mi>
      <mi>?</mi>
    </mrow>
    <annotation encoding="StarMath 5.0">a nabla[log bold{infty}]_n -&gt; ???</annotation>
  </semantics>
</math>
</file>

<file path=Object 7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sum from k = 0 to n {z^{"("k")"} over {k!}} = {(z+1)^{"("n")"} over {n!}}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p>
          <mrow>
            <mo fence="true" stretchy="false">(</mo>
            <mrow>
              <mrow>
                <mn>1</mn>
                <mo stretchy="false">+</mo>
                <mstyle mathvariant="bold">
                  <mi>k</mi>
                </mstyle>
              </mrow>
            </mrow>
            <mo fence="true" stretchy="false">)</mo>
          </mrow>
          <mi>z</mi>
        </msup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p>
          <mrow>
            <mo fence="true" stretchy="false">(</mo>
            <mrow>
              <mrow>
                <mn>1</mn>
                <mo stretchy="false">+</mo>
                <mstyle mathvariant="bold">
                  <mi>n</mi>
                </mstyle>
              </mrow>
            </mrow>
            <mo fence="true" stretchy="false">)</mo>
          </mrow>
          <mrow>
            <mi>z</mi>
            <mo stretchy="false">+</mo>
            <mn>1</mn>
          </mrow>
        </msup>
      </mrow>
      <msup>
        <mtext/>
        <mrow>
          <mtext/>
          <mo stretchy="false">+</mo>
          <mrow>
            <mo stretchy="false">∑</mo>
            <mtext/>
          </mrow>
        </mrow>
      </msup>
    </mrow>
    <annotation encoding="StarMath 5.0">sum from k = 0 to n (1+bold{k})^z""^{""+sum""} = (1+bold{n})^{z+1}""^{""+sum""}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k</mi>
      </msub>
    </mrow>
    <annotation encoding="StarMath 5.0">[bold{2}^z]_n = sum from k=0 to {n }  nabla[ bold{2}^z ]_k</annotation>
  </semantics>
</math>
</file>

<file path=Object 74/content.xml><?xml version="1.0" encoding="utf-8"?>
<math xmlns="http://www.w3.org/1998/Math/MathML" display="block">
  <semantics>
    <mrow>
      <msub>
        <mrow>
          <mo fence="true" stretchy="false">[</mo>
          <mrow>
            <msup>
              <mi>m</mi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i>m</mi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i>m</mi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m^z]_n = sum from k=0 to {n over m}  [bold{infty}^{z}]_{n-m cdot k} cdot [bold{infty}^{-z-1}]_k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k</mi>
      </msub>
    </mrow>
    <annotation encoding="StarMath 5.0">[bold{2}^{z-1}]_n = sum from k=0 to {n }  nabla[ bold{2}^{z-1} ]_k</annotation>
  </semantics>
</math>
</file>

<file path=Object 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z]_n = sum from k=0 to {n over 2}  [bold{infty}^{z}]_{n-2 cdot k} cdot [bold{infty}^{-z-1}]_k</annotation>
  </semantics>
</math>
</file>

<file path=Object 7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i>z</mi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2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+1}]_n = sum from k=0 to {n over 2}  [bold{infty}^{z}]_{n-2 cdot k} cdot [bold{infty}^{-z-2}]_k</annotation>
  </semantics>
</math>
</file>

<file path=Object 7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1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z]_n = sum from k=0 to {n over 2}  [bold{infty}^{z-1}]_{n-2 cdot k} cdot [bold{infty}^{-z-1}]_k</annotation>
  </semantics>
</math>
</file>

<file path=Object 7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−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-1}]_n = sum from k=0 to {n over 2}  [bold{infty}^{z-1}]_{n-2 cdot k} cdot [bold{infty}^{-z}]_k</annotation>
  </semantics>
</math>
</file>

<file path=Object 8/content.xml><?xml version="1.0" encoding="utf-8"?>
<math xmlns="http://www.w3.org/1998/Math/MathML" display="block">
  <semantics>
    <mrow>
      <mo stretchy="false">∇</mo>
      <mrow>
        <mstyle mathvariant="bold">
          <msup>
            <msub>
              <mn>2</mn>
              <mi>n</mi>
            </msub>
            <mi>z</mi>
          </msup>
        </mstyle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i>n</mi>
              <mi>!</mi>
            </mrow>
          </mfrac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o stretchy="false">∇</mo>
        </mrow>
      </mrow>
      <mrow>
        <mstyle mathvariant="bold">
          <msup>
            <msub>
              <mi mathvariant="normal">∞</mi>
              <mi>n</mi>
            </msub>
            <mrow>
              <mo stretchy="false">−</mo>
              <mi>z</mi>
            </mrow>
          </msup>
        </mstyle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</mrow>
    </mrow>
    <annotation encoding="StarMath 5.0">nabla bold{2_n}^z = (-1)^n cdot {(-z)^{"("n")"} over {n!}} = (-1)^n cdot nabla  bold{infty_n}^-z = ( binom{z}{n} )</annotation>
  </semantics>
</math>
</file>

<file path=Object 80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+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2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+1}]_n = sum from k=0 to {n over 2}  [bold{infty}^{z+1}]_{n-2 cdot k} cdot [bold{infty}^{-z-2}]_k</annotation>
  </semantics>
</math>
</file>

<file path=Object 8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2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-1}]_n = sum from k=0 to {n over 2}  [bold{infty}^{z-2}]_{n-2 cdot k} cdot [bold{infty}^{-z}]_k</annotation>
  </semantics>
</math>
</file>

<file path=Object 82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row>
                <mi>b</mi>
                <mo stretchy="false">⋅</mo>
                <msup>
                  <mi>a</mi>
                  <mi>k</mi>
                </msup>
              </mrow>
            </mfrac>
          </msub>
        </mrow>
      </mrow>
    </mrow>
    <annotation encoding="StarMath 5.0">log b = lim from {n rightarrow infinity}{}sum from k = 0 [ log a ]_{n over a^k} - sum from k = 0 [ log a ]_{n over {b cdot a^k}}</annotation>
  </semantics>
</math>
</file>

<file path=Object 83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row>
          <munderover>
            <mo stretchy="false">∑</mo>
            <mrow>
              <mi>j</mi>
              <mo stretchy="false">=</mo>
              <mrow>
                <mrow>
                  <mo fence="true" stretchy="false">⌊</mo>
                  <mrow>
                    <mfrac>
                      <mi>n</mi>
                      <mrow>
                        <mi>b</mi>
                        <mo stretchy="false">⋅</mo>
                        <msup>
                          <mi>a</mi>
                          <mi>k</mi>
                        </msup>
                      </mrow>
                    </mfrac>
                  </mrow>
                  <mo fence="true" stretchy="false">⌋</mo>
                </mrow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sup>
                    <mi>a</mi>
                    <mi>k</mi>
                  </msup>
                </mfrac>
              </mrow>
              <mo fence="true" stretchy="false">⌋</mo>
            </mrow>
          </munderover>
          <mo stretchy="false">∇</mo>
        </mrow>
      </mrow>
      <msub>
        <mrow>
          <mo fence="true" stretchy="false">[</mo>
          <mrow>
            <mrow>
              <mi>log</mi>
              <mi>a</mi>
            </mrow>
          </mrow>
          <mo fence="true" stretchy="false">]</mo>
        </mrow>
        <mi>j</mi>
      </msub>
    </mrow>
    <annotation encoding="StarMath 5.0">log b = lim from {n rightarrow infinity}{}sum from k = 0 sum from j = lfloor {n over {b cdot a^k}}rfloor+1 to lfloor {n over a^k} rfloor nabla [ log a ]_j</annotation>
  </semantics>
</math>
</file>

<file path=Object 84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sub>
          <mrow>
            <mo fence="true" stretchy="false">[</mo>
            <mrow>
              <mrow>
                <mi>log</mi>
                <mi>a</mi>
              </mrow>
            </mrow>
            <mo fence="true" stretchy="false">]</mo>
          </mrow>
          <mfrac>
            <mi>n</mi>
            <mrow>
              <mi>b</mi>
              <mo stretchy="false">⋅</mo>
              <msup>
                <mi>a</mi>
                <mi>k</mi>
              </msup>
            </mrow>
          </mfrac>
        </msub>
      </mrow>
    </mrow>
    <annotation encoding="StarMath 5.0">log b = lim from {n rightarrow infinity}{}sum from k = 0 [ log a ]_{n over a^k} - [ log a ]_{n over {b cdot a^k}}</annotation>
  </semantics>
</math>
</file>

<file path=Object 85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log b = lim from {n rightarrow infinity}{}sum from k = 0 [ log a - log a_{1/b} ]_{n over a^k}</annotation>
  </semantics>
</math>
</file>

<file path=Object 8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>b</mi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[log b]_n = sum from k = 0 [ log a - log a_{1/b} ]_{n over a^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Σ</mi>
              <mstyle mathvariant="bold">
                <msup>
                  <mrow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  <mi>z</mi>
                </msup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</mrow>
          <mo fence="true" stretchy="false">]</mo>
        </mrow>
        <mi>n</mi>
      </msub>
    </mrow>
    <annotation encoding="StarMath 5.0">[%SIGMA bold{p(n)}^z]_n = [prod from k = 1 bold{infty}_{1/k}^z]_{n}</annotation>
  </semantics>
</math>
</file>

<file path=Object 8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>
                  <mi mathvariant="normal">∞</mi>
                  <mrow>
                    <mn>1</mn>
                    <mo stretchy="false">/</mo>
                    <mi>k</mi>
                  </mrow>
                </msub>
              </mstyle>
            </mrow>
          </mrow>
          <mo fence="true" stretchy="false">]</mo>
        </mrow>
        <mi>n</mi>
      </msub>
    </mrow>
    <annotation encoding="StarMath 5.0">p(n) = nabla [prod from k = 1 bold{infty}_{1/k}]_{n}</annotation>
  </semantics>
</math>
</file>

<file path=Object 9/content.xml><?xml version="1.0" encoding="utf-8"?>
<math xmlns="http://www.w3.org/1998/Math/MathML" display="block">
  <semantics>
    <mrow>
      <mo stretchy="false">∇</mo>
      <mi>log</mi>
      <mrow>
        <mstyle mathvariant="bold">
          <msub>
            <mn>2</mn>
            <mi>k</mi>
          </msub>
        </mstyle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nabla log bold{2_k} = (-1)^{k+1} over k</annotation>
  </semantics>
</math>
</file>

<file path=Object 90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4</mn>
          </mfrac>
        </mrow>
        <mo fence="true" stretchy="false">)</mo>
      </mrow>
      <mn>..</mn>
      <mi>.</mi>
    </mrow>
    <annotation encoding="StarMath 5.0">a( n ) = b( n ) + b( n over 2 ) + b( n over 3 ) + b( n over 4 )...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= b( n ) + b( n over 3 ) +b( n over 5) + b(n over 7)...</annotation>
  </semantics>
</math>
</file>

<file path=Object 92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−</mo>
        <mi>b</mi>
      </mrow>
      <mrow>
        <mrow>
          <mo fence="true" stretchy="false">(</mo>
          <mrow>
            <mfrac>
              <mi>n</mi>
              <mn>6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 - a(n over 3)= b( n ) +b( n over 5) -b(n over 6)+ b(n over 7)...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i mathvariant="normal">μ</mi>
        </mrow>
      </mrow>
      <mrow>
        <mo fence="true" stretchy="false">(</mo>
        <mrow>
          <mi>k</mi>
        </mrow>
        <mo fence="true" stretchy="false">)</mo>
      </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frac>
          <mi>n</mi>
          <mi>k</mi>
        </mfrac>
      </msub>
    </mrow>
    <annotation encoding="StarMath 5.0">[log bold{infty}]_n = sum from k = 1 to n %mu(k)[log %SIGMA bold{p(n)}]_{n over k}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9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a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row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</mrow>
    </mrow>
    <annotation encoding="StarMath 5.0">[log %SIGMA bold{a(n)}]_n = sum from k = 1 to n [log bold{%zeta_{1/k}(0)}]_{n}</annotation>
  </semantics>
</math>
</file>

<file path=Object 9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9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]_n = -s</annotation>
  </semantics>
</math>
</file>

<file path=Object 9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row>
                <mi mathvariant="normal">∞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style>
          </mrow>
          <mo fence="true" stretchy="false">]</mo>
        </mrow>
        <mi>n</mi>
      </msub>
      <mo stretchy="false">=</mo>
      <mrow>
        <mrow>
          <mo stretchy="false">−</mo>
          <mi>s</mi>
        </mrow>
        <mo stretchy="false">⋅</mo>
        <mi>n</mi>
      </mrow>
    </mrow>
    <annotation encoding="StarMath 5.0">[bold{infty(s)}]_n = -s cdot n</annotation>
  </semantics>
</math>
</file>